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51.86mm"/>
    </style:style>
    <style:style style:name="co5" style:family="table-column">
      <style:table-column-properties fo:break-before="auto" style:column-width="62.44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8.01mm"/>
    </style:style>
    <style:style style:name="co11" style:family="table-column">
      <style:table-column-properties fo:break-before="auto" style:column-width="4.5mm"/>
    </style:style>
    <style:style style:name="co12" style:family="table-column">
      <style:table-column-properties fo:break-before="auto" style:column-width="44.19mm"/>
    </style:style>
    <style:style style:name="co13" style:family="table-column">
      <style:table-column-properties fo:break-before="auto" style:column-width="19.65mm"/>
    </style:style>
    <style:style style:name="co14" style:family="table-column">
      <style:table-column-properties fo:break-before="auto" style:column-width="22.75mm"/>
    </style:style>
    <style:style style:name="co15" style:family="table-column">
      <style:table-column-properties fo:break-before="auto" style:column-width="38.1mm"/>
    </style:style>
    <style:style style:name="ro1" style:family="table-row">
      <style:table-row-properties style:row-height="4.9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8.68mm" fo:break-before="auto" style:use-optimal-row-height="true"/>
    </style:style>
    <style:style style:name="ro4" style:family="table-row">
      <style:table-row-properties style:row-height="27.8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86mm" fo:break-before="auto" style:use-optimal-row-height="true"/>
    </style:style>
    <style:style style:name="ro7" style:family="table-row">
      <style:table-row-properties style:row-height="14.0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9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3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0104P0"/>
    </number:currency-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 style:data-style-name="N0">
      <style:table-cell-properties fo:background-color="#e6e6ff" style:text-align-source="fix" style:repeat-content="false" fo:wrap-option="wrap" style:vertical-align="top"/>
      <style:paragraph-properties fo:text-align="center"/>
    </style:style>
    <style:style style:name="ce7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18" style:family="table-cell" style:parent-style-name="Default" style:data-style-name="N100">
      <style:table-cell-properties fo:background-color="transparent" fo:wrap-option="wrap" style:vertical-align="top"/>
    </style:style>
    <style:style style:name="ce19" style:family="table-cell" style:parent-style-name="Default" style:data-style-name="N100">
      <style:table-cell-properties fo:background-color="#e6e6ff" fo:wrap-option="wrap" style:vertical-align="top"/>
    </style:style>
    <style:style style:name="ce20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#ffcc00" fo:wrap-option="wrap" style:vertical-align="top"/>
    </style:style>
    <style:style style:name="ce22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ackground-color="transparent" fo:wrap-option="wrap" style:vertical-align="top"/>
    </style:style>
    <style:style style:name="ce25" style:family="table-cell" style:parent-style-name="Default" style:data-style-name="N0">
      <style:table-cell-properties fo:background-color="#e6e6ff" fo:wrap-option="wrap" style:vertical-align="top"/>
    </style:style>
    <style:style style:name="ce2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6" style:family="table-cell" style:parent-style-name="Hyperlink" style:data-style-name="N1">
      <style:table-cell-properties style:text-align-source="fix" style:repeat-content="false" style:vertical-align="top"/>
      <style:paragraph-properties fo:text-align="start" fo:margin-left="0mm"/>
      <style:text-properties fo:color="#0563c1" style:text-underline-style="solid" style:text-underline-width="auto" style:text-underline-color="font-color" fo:font-weight="normal" style:font-weight-asian="normal" style:font-weight-complex="normal"/>
    </style:style>
    <style:style style:name="ce3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8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9" style:family="table-cell" style:parent-style-name="Default" style:data-style-name="N111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0" style:family="table-cell" style:parent-style-name="Default" style:data-style-name="N111">
      <style:table-cell-properties fo:background-color="#e6e6ff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5" style:family="table-cell" style:parent-style-name="Default" style:data-style-name="N20108">
      <style:table-cell-properties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9" style:family="table-cell" style:parent-style-name="Default" style:data-style-name="N0">
      <style:table-cell-properties fo:wrap-option="wrap" style:vertical-align="top"/>
    </style:style>
    <style:style style:name="ce50" style:family="table-cell" style:parent-style-name="Default" style:data-style-name="N0">
      <style:table-cell-properties fo:background-color="#ffcc00" fo:wrap-option="wrap" style:vertical-align="top"/>
    </style:style>
    <style:style style:name="ce51" style:family="table-cell" style:parent-style-name="Default" style:data-style-name="N111">
      <style:table-cell-properties fo:wrap-option="wrap" style:vertical-align="top"/>
    </style:style>
    <style:style style:name="ce52" style:family="table-cell" style:parent-style-name="Default" style:data-style-name="N111">
      <style:table-cell-properties fo:background-color="transparent" fo:wrap-option="wrap" style:vertical-align="top"/>
    </style:style>
    <style:style style:name="ce53" style:family="table-cell" style:parent-style-name="Default" style:data-style-name="N111">
      <style:table-cell-properties fo:background-color="#e6e6ff" fo:wrap-option="wrap" style:vertical-align="top"/>
    </style:style>
    <style:style style:name="ce54" style:family="table-cell" style:parent-style-name="Default" style:data-style-name="N30104">
      <style:table-cell-properties fo:wrap-option="wrap" style:vertical-align="top"/>
      <style:text-properties style:font-name="Arial" style:font-name-asian="Arial" style:font-name-complex="Arial"/>
    </style:style>
    <style:style style:name="ce55" style:family="table-cell" style:parent-style-name="Default" style:data-style-name="N30104">
      <style:table-cell-properties fo:background-color="transparent" fo:wrap-option="wrap" style:vertical-align="top"/>
      <style:text-properties style:font-name="Arial" style:font-name-asian="Arial" style:font-name-complex="Arial"/>
    </style:style>
    <style:style style:name="ce56" style:family="table-cell" style:parent-style-name="Default" style:data-style-name="N30104">
      <style:table-cell-properties fo:background-color="#e6e6ff" fo:wrap-option="wrap" style:vertical-align="top"/>
      <style:text-properties style:font-name="Arial" style:font-name-asian="Arial" style:font-name-complex="Arial"/>
    </style:style>
    <style:style style:name="ce57" style:family="table-cell" style:parent-style-name="Default" style:data-style-name="N30104">
      <style:table-cell-properties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59" style:family="table-cell" style:parent-style-name="Default" style:data-style-name="N111">
      <style:table-cell-properties fo:background-color="#ccff00" style:text-align-source="fix" style:repeat-content="false" fo:wrap-option="wrap" fo:padding-bottom="0.35mm" fo:padding-left="0.35mm" fo:padding-right="0mm" fo:padding-top="0.35mm" style:vertical-align="top"/>
      <style:paragraph-properties fo:text-align="end"/>
    </style:style>
    <style:style style:name="ce60" style:family="table-cell" style:parent-style-name="Default" style:data-style-name="N20108">
      <style:table-cell-properties fo:background-color="transparent" fo:wrap-option="wrap" style:vertical-align="top"/>
    </style:style>
    <style:style style:name="ce61" style:family="table-cell" style:parent-style-name="Default" style:data-style-name="N20108">
      <style:table-cell-properties fo:background-color="#e6e6ff" fo:wrap-option="wrap" style:vertical-align="top"/>
    </style:style>
    <style:style style:name="ce62" style:family="table-cell" style:parent-style-name="Default" style:data-style-name="N20108">
      <style:table-cell-properties fo:wrap-option="wrap" style:vertical-align="top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cff00" fo:wrap-option="wrap" style:vertical-align="top"/>
    </style:style>
    <style:style style:name="ce66" style:family="table-cell" style:parent-style-name="Default" style:data-style-name="N0">
      <style:table-cell-properties fo:background-color="#ccff00" style:text-align-source="fix" style:repeat-content="false" fo:wrap-option="wrap" style:vertical-align="top"/>
      <style:paragraph-properties fo:text-align="center"/>
    </style:style>
    <style:style style:name="ce67" style:family="table-cell" style:parent-style-name="Default" style:data-style-name="N20110">
      <style:table-cell-properties fo:background-color="#ccff00" fo:wrap-option="wrap" style:vertical-align="top"/>
      <style:text-properties style:font-name="Arial" style:font-name-asian="Arial" style:font-name-complex="Arial"/>
    </style:style>
    <style:style style:name="ce6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ff6600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/>
    </style:style>
    <style:style style:name="ce71" style:family="table-cell" style:parent-style-name="Default" style:data-style-name="N0">
      <style:table-cell-properties fo:background-color="transparent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ff3333"/>
    </style:style>
    <style:style style:name="T5" style:family="text">
      <style:text-properties fo:color="#ff3333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EEZ_PSU_consolidated_r5B9_BOM" table:style-name="ta1">
        <table:table-header-columns>
          <table:table-column table:style-name="co1" table:default-cell-style-name="ce1"/>
          <table:table-column table:style-name="co2" table:default-cell-style-name="ce4"/>
          <table:table-column table:style-name="co3" table:default-cell-style-name="ce10"/>
          <table:table-column table:style-name="co4" table:default-cell-style-name="ce20"/>
          <table:table-column table:style-name="co5" table:default-cell-style-name="ce20"/>
          <table:table-column table:style-name="co6" table:default-cell-style-name="ce20"/>
          <table:table-column table:style-name="co2" table:default-cell-style-name="ce26"/>
        </table:table-header-columns>
        <table:table-column table:style-name="co7" table:default-cell-style-name="ce30"/>
        <table:table-column table:style-name="co8" table:number-columns-repeated="2" table:default-cell-style-name="ce37"/>
        <table:table-column table:style-name="co9" table:default-cell-style-name="ce26"/>
        <table:table-column table:style-name="co10" table:default-cell-style-name="ce49"/>
        <table:table-column table:style-name="co8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8" table:number-columns-repeated="2" table:default-cell-style-name="ce49"/>
        <table:table-column table:style-name="co13" table:default-cell-style-name="ce49"/>
        <table:table-column table:style-name="co2" table:default-cell-style-name="ce4"/>
        <table:table-column table:style-name="co1" table:default-cell-style-name="ce4"/>
        <table:table-column table:style-name="co14" table:number-columns-repeated="1002" table:default-cell-style-name="ce3"/>
        <table:table-column table:style-name="co15" table:default-cell-style-name="ce3"/>
        <table:table-row table:style-name="ro1">
          <table:table-cell/>
          <table:table-cell table:style-name="ce5"/>
          <table:table-cell/>
          <table:table-cell table:style-name="ce17"/>
          <table:table-cell table:style-name="ce10" table:number-columns-repeated="2"/>
          <table:table-cell table:number-columns-repeated="5"/>
          <table:table-cell table:style-name="ce10"/>
          <table:table-cell table:style-name="ce51"/>
          <table:table-cell table:style-name="ce54"/>
          <table:table-cell/>
          <table:table-cell table:style-name="ce10"/>
          <table:table-cell table:style-name="ce59" office:value-type="string" calcext:value-type="string" table:number-columns-spanned="2" table:number-rows-spanned="1">
            <text:p>GBP/EUR ratio:</text:p>
          </table:table-cell>
          <table:covered-table-cell/>
          <table:table-cell table:style-name="ce64" office:value-type="float" office:value="1.19457" calcext:value-type="float">
            <text:p>1,19457</text:p>
          </table:table-cell>
          <table:table-cell table:number-columns-repeated="1005"/>
        </table:table-row>
        <table:table-header-rows>
          <table:table-row table:style-name="ro1">
            <table:table-cell table:style-name="ce2" table:number-columns-repeated="2"/>
            <table:table-cell table:style-name="ce11"/>
            <table:table-cell table:style-name="ce7" table:number-columns-repeated="3"/>
            <table:table-cell table:style-name="ce27"/>
            <table:table-cell table:style-name="ce31" office:value-type="string" calcext:value-type="string" table:number-columns-spanned="3" table:number-rows-spanned="1">
              <text:p>Mouser</text:p>
            </table:table-cell>
            <table:covered-table-cell table:number-columns-repeated="2"/>
            <table:table-cell table:style-name="ce27"/>
            <table:table-cell table:style-name="ce47" office:value-type="string" calcext:value-type="string" table:number-columns-spanned="3" table:number-rows-spanned="1">
              <text:p>Farnell</text:p>
            </table:table-cell>
            <table:covered-table-cell table:number-columns-repeated="2"/>
            <table:table-cell table:style-name="ce50"/>
            <table:table-cell table:style-name="ce47" office:value-type="string" calcext:value-type="string" table:number-columns-spanned="3" table:number-rows-spanned="1">
              <text:p>TME</text:p>
            </table:table-cell>
            <table:covered-table-cell table:number-columns-repeated="2"/>
            <table:table-cell table:style-name="ce65"/>
            <table:table-cell table:style-name="ce7" table:number-columns-repeated="2"/>
            <table:table-cell table:number-columns-repeated="1003"/>
          </table:table-row>
          <table:table-row table:style-name="ro1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7" office:value-type="string" calcext:value-type="string">
              <text:p>Package</text:p>
            </table:table-cell>
            <table:table-cell table:style-name="ce7" office:value-type="string" calcext:value-type="string">
              <text:p>Reference designator</text:p>
            </table:table-cell>
            <table:table-cell table:style-name="ce7" office:value-type="string" calcext:value-type="string">
              <text:p>Board name</text:p>
            </table:table-cell>
            <table:table-cell table:style-name="ce27" office:value-type="string" calcext:value-type="string">
              <text:p>Qty</text:p>
            </table:table-cell>
            <table:table-cell table:style-name="ce32" office:value-type="string" calcext:value-type="string">
              <text:p>Code</text:p>
            </table:table-cell>
            <table:table-cell table:style-name="ce38" office:value-type="string" calcext:value-type="string">
              <text:p>Unit price</text:p>
            </table:table-cell>
            <table:table-cell table:style-name="ce44" office:value-type="string" calcext:value-type="string">
              <text:p>Total</text:p>
            </table:table-cell>
            <table:table-cell table:style-name="ce27"/>
            <table:table-cell table:style-name="ce7" office:value-type="string" calcext:value-type="string">
              <text:p>Code</text:p>
            </table:table-cell>
            <table:table-cell table:style-name="ce12" office:value-type="string" calcext:value-type="string">
              <text:p>Unit price</text:p>
            </table:table-cell>
            <table:table-cell table:style-name="ce7" office:value-type="string" calcext:value-type="string">
              <text:p>Total</text:p>
            </table:table-cell>
            <table:table-cell table:style-name="ce7"/>
            <table:table-cell table:style-name="ce58" office:value-type="string" calcext:value-type="string">
              <text:p>Code</text:p>
            </table:table-cell>
            <table:table-cell table:style-name="ce12" office:value-type="string" calcext:value-type="string">
              <text:p>Unit price</text:p>
            </table:table-cell>
            <table:table-cell table:style-name="ce7" office:value-type="string" calcext:value-type="string">
              <text:p>Total</text:p>
            </table:table-cell>
            <table:table-cell table:style-name="ce66" office:value-type="string" calcext:value-type="string">
              <text:p>Combined</text:p>
            </table:table-cell>
            <table:table-cell table:style-name="ce7" office:value-type="string" calcext:value-type="string">
              <text:p>THT</text:p>
            </table:table-cell>
            <table:table-cell table:style-name="ce7" office:value-type="string" calcext:value-type="string">
              <text:p>SMD</text:p>
            </table:table-cell>
            <table:table-cell table:number-columns-repeated="1003"/>
          </table:table-row>
        </table:table-header-rows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2x3-pin socket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MCU-ICSP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4]=&quot;Power board&quot;; [.B4]*2;[.B4])" office:value-type="float" office:value="1" calcext:value-type="float">
            <text:p>1</text:p>
          </table:table-cell>
          <table:table-cell table:style-name="ce33" office:value-type="string" calcext:value-type="string">
            <text:p>571-5-146254-3</text:p>
          </table:table-cell>
          <table:table-cell table:style-name="ce39" office:value-type="float" office:value="0.432" calcext:value-type="float">
            <text:p>0,432</text:p>
          </table:table-cell>
          <table:table-cell table:style-name="ce39" table:formula="of:=[.I4]*[.G4]" office:value-type="float" office:value="0.432" calcext:value-type="float">
            <text:p>0,432</text:p>
          </table:table-cell>
          <table:table-cell table:style-name="ce28"/>
          <table:table-cell table:style-name="ce13" office:value-type="string" calcext:value-type="string">
            <text:p>7991983</text:p>
          </table:table-cell>
          <table:table-cell table:style-name="ce52" office:value-type="float" office:value="0.605" calcext:value-type="float">
            <text:p>0,605</text:p>
          </table:table-cell>
          <table:table-cell table:style-name="ce55" table:formula="of:=IF(OR([.L4]=&quot;-&quot;; [.G4]=&quot;&quot;);&quot;&quot;;[.G4]*[.M4])" office:value-type="currency" office:currency="GBP" office:value="0.605" calcext:value-type="currency">
            <text:p>£0.61</text:p>
          </table:table-cell>
          <table:table-cell table:style-name="ce24"/>
          <table:table-cell table:style-name="ce24" office:value-type="string" calcext:value-type="string">
            <text:p>ZL262-6DG</text:p>
          </table:table-cell>
          <table:table-cell table:style-name="ce52" office:value-type="float" office:value="0.07143" calcext:value-type="float">
            <text:p>0,071</text:p>
          </table:table-cell>
          <table:table-cell table:style-name="ce60" table:formula="of:=IF(OR([.P4]=&quot;-&quot;;[.G4]=&quot;&quot;);&quot;&quot;;[.G4]*[.Q4])" office:value-type="currency" office:currency="EUR" office:value="0.07143" calcext:value-type="currency">
            <text:p>0,07 €</text:p>
          </table:table-cell>
          <table:table-cell table:style-name="ce67" table:formula="of:=IF([.G4]&lt;&gt;&quot;&quot;; IF([.L4]&lt;&gt;&quot;-&quot;; IF([.R4] &gt; [.N4]*[.$S$1];[.N4]*[.$S$1];[.R4]);[.R4]);&quot;&quot;)" office:value-type="currency" office:currency="EUR" office:value="0.07143" calcext:value-type="currency">
            <text:p>0,071 €</text:p>
          </table:table-cell>
          <table:table-cell table:style-name="ce68" table:formula="of:=[.G4]" office:value-type="float" office:value="1" calcext:value-type="float">
            <text:p>1</text:p>
          </table:table-cell>
          <table:table-cell table:style-name="ce68" table:formula="of:=IF(OR([.T4]&lt;&gt;&quot;&quot;;[.D4]=&quot;Not installed&quot;);&quot;&quot;;[.G4])">
            <text:p/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0n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C1, C2, C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]=&quot;Power board&quot;; [.B5]*2;[.B5])" office:value-type="float" office:value="6" calcext:value-type="float">
            <text:p>6</text:p>
          </table:table-cell>
          <table:table-cell table:style-name="ce34" office:value-type="string" calcext:value-type="string">
            <text:p>77-VJ1206Y104JXBTBC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5]*[.G5]" office:value-type="float" office:value="0.546" calcext:value-type="float">
            <text:p>0,546</text:p>
          </table:table-cell>
          <table:table-cell table:style-name="ce29"/>
          <table:table-cell table:style-name="ce48" office:value-type="float" office:value="2497072" calcext:value-type="float">
            <text:p>2497072</text:p>
          </table:table-cell>
          <table:table-cell table:style-name="ce53" office:value-type="float" office:value="0.0349" calcext:value-type="float">
            <text:p>0,035</text:p>
          </table:table-cell>
          <table:table-cell table:style-name="ce56" table:formula="of:=IF(OR([.L5]=&quot;-&quot;; [.G5]=&quot;&quot;);&quot;&quot;;[.G5]*[.M5])" office:value-type="currency" office:currency="GBP" office:value="0.2094" calcext:value-type="currency">
            <text:p>£0.21</text:p>
          </table:table-cell>
          <table:table-cell table:style-name="ce25"/>
          <table:table-cell table:style-name="ce19" office:value-type="string" calcext:value-type="string">
            <text:p>C1206C104K5RAC</text:p>
          </table:table-cell>
          <table:table-cell table:style-name="ce53" office:value-type="float" office:value="0.0134" calcext:value-type="float">
            <text:p>0,013</text:p>
          </table:table-cell>
          <table:table-cell table:style-name="ce61" table:formula="of:=IF(OR([.P5]=&quot;-&quot;;[.G5]=&quot;&quot;);&quot;&quot;;[.G5]*[.Q5])" office:value-type="currency" office:currency="EUR" office:value="0.0804" calcext:value-type="currency">
            <text:p>0,08 €</text:p>
          </table:table-cell>
          <table:table-cell table:style-name="ce67" table:formula="of:=IF([.G5]&lt;&gt;&quot;&quot;; IF([.L5]&lt;&gt;&quot;-&quot;; IF([.R5] &gt; [.N5]*[.$S$1];[.N5]*[.$S$1];[.R5]);[.R5]);&quot;&quot;)" office:value-type="currency" office:currency="EUR" office:value="0.0804" calcext:value-type="currency">
            <text:p>0,080 €</text:p>
          </table:table-cell>
          <table:table-cell table:style-name="ce6"/>
          <table:table-cell table:style-name="ce70" table:formula="of:=IF(OR([.T5]&lt;&gt;&quot;&quot;;[.D5]=&quot;Not installed&quot;);&quot;&quot;;[.G5])"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11, C26, C30, C37, C42, C54, C55, C56, C60, C61, C62, C65, C69, C70, C73, C75, C79, C82, C8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]=&quot;Power board&quot;; [.B6]*2;[.B6])" office:value-type="float" office:value="38" calcext:value-type="float">
            <text:p>3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n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9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7]=&quot;Power board&quot;; [.B7]*2;[.B7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]=&quot;Power board&quot;; [.B8]*2;[.B8])" office:value-type="float" office:value="27" calcext:value-type="float">
            <text:p>27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6:.G8])" office:value-type="float" office:value="66" calcext:value-type="float">
            <text:p>66</text:p>
          </table:table-cell>
          <table:table-cell table:style-name="ce34" office:value-type="string" calcext:value-type="string">
            <text:p>81-GCM188R72A104KA4D</text:p>
          </table:table-cell>
          <table:table-cell table:style-name="ce40" office:value-type="float" office:value="0.086" calcext:value-type="float">
            <text:p>0,086</text:p>
          </table:table-cell>
          <table:table-cell table:style-name="ce40" table:formula="of:=[.I9]*[.G9]" office:value-type="float" office:value="5.676" calcext:value-type="float">
            <text:p>5,676</text:p>
          </table:table-cell>
          <table:table-cell table:style-name="ce29"/>
          <table:table-cell table:style-name="ce48" office:value-type="float" office:value="2496832" calcext:value-type="float">
            <text:p>2496832</text:p>
          </table:table-cell>
          <table:table-cell table:style-name="ce53" office:value-type="float" office:value="0.0058" calcext:value-type="float">
            <text:p>0,006</text:p>
          </table:table-cell>
          <table:table-cell table:style-name="ce56" table:formula="of:=IF(OR([.L9]=&quot;-&quot;; [.G9]=&quot;&quot;);&quot;&quot;;[.G9]*[.M9])" office:value-type="currency" office:currency="GBP" office:value="0.3828" calcext:value-type="currency">
            <text:p>£0.38</text:p>
          </table:table-cell>
          <table:table-cell table:style-name="ce25"/>
          <table:table-cell table:style-name="ce19" office:value-type="string" calcext:value-type="string">
            <text:p>CL10B104KO8NNNC</text:p>
          </table:table-cell>
          <table:table-cell table:style-name="ce53" office:value-type="float" office:value="0.0044" calcext:value-type="float">
            <text:p>0,004</text:p>
          </table:table-cell>
          <table:table-cell table:style-name="ce61" table:formula="of:=IF(OR([.P9]=&quot;-&quot;;[.G9]=&quot;&quot;);&quot;&quot;;[.G9]*[.Q9])" office:value-type="currency" office:currency="EUR" office:value="0.2904" calcext:value-type="currency">
            <text:p>0,29 €</text:p>
          </table:table-cell>
          <table:table-cell table:style-name="ce67" table:formula="of:=IF([.G9]&lt;&gt;&quot;&quot;; IF([.L9]&lt;&gt;&quot;-&quot;; IF([.R9] &gt; [.N9]*[.$S$1];[.N9]*[.$S$1];[.R9]);[.R9]);&quot;&quot;)" office:value-type="currency" office:currency="EUR" office:value="0.2904" calcext:value-type="currency">
            <text:p>0,290 €</text:p>
          </table:table-cell>
          <table:table-cell table:style-name="ce6"/>
          <table:table-cell table:style-name="ce70" table:formula="of:=IF(OR([.T9]&lt;&gt;&quot;&quot;;[.D9]=&quot;Not installed&quot;);&quot;&quot;;[.G9])" office:value-type="float" office:value="66" calcext:value-type="float">
            <text:p>6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0]=&quot;-&quot;; [.G10]=&quot;&quot;);&quot;&quot;;[.G10]*[.M10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0]=&quot;-&quot;;[.G10]=&quot;&quot;);&quot;&quot;;[.G10]*[.Q10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u</text:p>
          </table:table-cell>
          <table:table-cell table:style-name="ce19" office:value-type="string" calcext:value-type="string">
            <text:p>SMD; Ø6.3 x 7.7mm</text:p>
          </table:table-cell>
          <table:table-cell table:style-name="ce19" office:value-type="string" calcext:value-type="string">
            <text:p>C9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1]=&quot;Power board&quot;; [.B11]*2;[.B11])" office:value-type="float" office:value="1" calcext:value-type="float">
            <text:p>1</text:p>
          </table:table-cell>
          <table:table-cell table:style-name="ce34" office:value-type="string" calcext:value-type="string">
            <text:p>667-EEE-FPV101XAP</text:p>
          </table:table-cell>
          <table:table-cell table:style-name="ce40" office:value-type="float" office:value="0.805" calcext:value-type="float">
            <text:p>0,805</text:p>
          </table:table-cell>
          <table:table-cell table:style-name="ce40" table:formula="of:=[.I11]*[.G11]" office:value-type="float" office:value="0.805" calcext:value-type="float">
            <text:p>0,805</text:p>
          </table:table-cell>
          <table:table-cell table:style-name="ce29"/>
          <table:table-cell table:style-name="ce48" office:value-type="float" office:value="1539501" calcext:value-type="float">
            <text:p>1539501</text:p>
          </table:table-cell>
          <table:table-cell table:style-name="ce53" office:value-type="float" office:value="0.305" calcext:value-type="float">
            <text:p>0,305</text:p>
          </table:table-cell>
          <table:table-cell table:style-name="ce56" table:formula="of:=IF(OR([.L11]=&quot;-&quot;; [.G11]=&quot;&quot;);&quot;&quot;;[.G11]*[.M11])" office:value-type="currency" office:currency="GBP" office:value="0.305" calcext:value-type="currency">
            <text:p>£0.31</text:p>
          </table:table-cell>
          <table:table-cell table:style-name="ce25"/>
          <table:table-cell table:style-name="ce19" office:value-type="string" calcext:value-type="string">
            <text:p>EEEFPV101XAP</text:p>
          </table:table-cell>
          <table:table-cell table:style-name="ce53" office:value-type="float" office:value="0.34" calcext:value-type="float">
            <text:p>0,340</text:p>
          </table:table-cell>
          <table:table-cell table:style-name="ce61" table:formula="of:=IF(OR([.P11]=&quot;-&quot;;[.G11]=&quot;&quot;);&quot;&quot;;[.G11]*[.Q11])" office:value-type="currency" office:currency="EUR" office:value="0.34" calcext:value-type="currency">
            <text:p>0,34 €</text:p>
          </table:table-cell>
          <table:table-cell table:style-name="ce67" table:formula="of:=IF([.G11]&lt;&gt;&quot;&quot;; IF([.L11]&lt;&gt;&quot;-&quot;; IF([.R11] &gt; [.N11]*[.$S$1];[.N11]*[.$S$1];[.R11]);[.R11]);&quot;&quot;)" office:value-type="currency" office:currency="EUR" office:value="0.34" calcext:value-type="currency">
            <text:p>0,340 €</text:p>
          </table:table-cell>
          <table:table-cell table:style-name="ce6"/>
          <table:table-cell table:style-name="ce70" table:formula="of:=IF(OR([.T11]&lt;&gt;&quot;&quot;;[.D11]=&quot;Not installed&quot;);&quot;&quot;;[.G11])" office:value-type="float" office:value="1" calcext:value-type="float">
            <text:p>1</text:p>
          </table:table-cell>
          <table:table-cell table:number-columns-repeated="100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05, C108, C110, C112, C133, C146, C154, C15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2]=&quot;Power board&quot;; [.B12]*2;[.B12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34, C45, C53, C58, C80, C8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3]=&quot;Power board&quot;; [.B13]*2;[.B13])" office:value-type="float" office:value="12" calcext:value-type="float">
            <text:p>1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2:.G13])" office:value-type="float" office:value="20" calcext:value-type="float">
            <text:p>20</text:p>
          </table:table-cell>
          <table:table-cell table:style-name="ce33" office:value-type="string" calcext:value-type="string">
            <text:p>710-885012207092</text:p>
          </table:table-cell>
          <table:table-cell table:style-name="ce39" office:value-type="float" office:value="0.064" calcext:value-type="float">
            <text:p>0,064</text:p>
          </table:table-cell>
          <table:table-cell table:style-name="ce39" table:formula="of:=[.G14]*[.I14]" office:value-type="float" office:value="1.28" calcext:value-type="float">
            <text:p>1,280</text:p>
          </table:table-cell>
          <table:table-cell table:style-name="ce28"/>
          <table:table-cell table:style-name="ce13" office:value-type="string" calcext:value-type="string">
            <text:p>1759246</text:p>
          </table:table-cell>
          <table:table-cell table:style-name="ce52" office:value-type="float" office:value="0.0114" calcext:value-type="float">
            <text:p>0,011</text:p>
          </table:table-cell>
          <table:table-cell table:style-name="ce55" table:formula="of:=IF(OR([.L14]=&quot;-&quot;; [.G14]=&quot;&quot;);&quot;&quot;;[.G14]*[.M14])" office:value-type="currency" office:currency="GBP" office:value="0.228" calcext:value-type="currency">
            <text:p>£0.23</text:p>
          </table:table-cell>
          <table:table-cell table:style-name="ce24"/>
          <table:table-cell table:style-name="ce24" office:value-type="string" calcext:value-type="string">
            <text:p>CL31B103KBCNNNC</text:p>
          </table:table-cell>
          <table:table-cell table:style-name="ce52" office:value-type="float" office:value="0.01204" calcext:value-type="float">
            <text:p>0,012</text:p>
          </table:table-cell>
          <table:table-cell table:style-name="ce60" table:formula="of:=IF(OR([.P14]=&quot;-&quot;;[.G14]=&quot;&quot;);&quot;&quot;;[.G14]*[.Q14])" office:value-type="currency" office:currency="EUR" office:value="0.2408" calcext:value-type="currency">
            <text:p>0,24 €</text:p>
          </table:table-cell>
          <table:table-cell table:style-name="ce67" table:formula="of:=IF([.G14]&lt;&gt;&quot;&quot;; IF([.L14]&lt;&gt;&quot;-&quot;; IF([.R14] &gt; [.N14]*[.$S$1];[.N14]*[.$S$1];[.R14]);[.R14]);&quot;&quot;)" office:value-type="currency" office:currency="EUR" office:value="0.2408" calcext:value-type="currency">
            <text:p>0,241 €</text:p>
          </table:table-cell>
          <table:table-cell table:style-name="ce68"/>
          <table:table-cell table:style-name="ce68" table:formula="of:=IF(OR([.T14]&lt;&gt;&quot;&quot;;[.D14]=&quot;Not installed&quot;);&quot;&quot;;[.G14])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5]=&quot;-&quot;; [.G15]=&quot;&quot;);&quot;&quot;;[.G15]*[.M1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5]=&quot;-&quot;;[.G15]=&quot;&quot;);&quot;&quot;;[.G15]*[.Q1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1210, 50V, <text:span text:style-name="T2">X7R</text:span></text:p>
          </table:table-cell>
          <table:table-cell table:style-name="ce24" office:value-type="string" calcext:value-type="string">
            <text:p>C107, C12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6]=&quot;Power board&quot;; [.B16]*2;[.B16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u</text:p>
          </table:table-cell>
          <table:table-cell table:style-name="ce19" office:value-type="string" calcext:value-type="string">
            <text:p>1210, 50V, <text:span text:style-name="T2">X7R</text:span></text:p>
          </table:table-cell>
          <table:table-cell table:style-name="ce19" office:value-type="string" calcext:value-type="string">
            <text:p>C12, C20, C6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7]=&quot;Power board&quot;; [.B17]*2;[.B1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style-name="ce71" table:number-columns-repeated="993"/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6:.G17])" office:value-type="float" office:value="8" calcext:value-type="float">
            <text:p>8</text:p>
          </table:table-cell>
          <table:table-cell table:style-name="ce33" office:value-type="string" calcext:value-type="string">
            <text:p>81-GRM32ER71H106KA2L</text:p>
          </table:table-cell>
          <table:table-cell table:style-name="ce39" office:value-type="float" office:value="0.661" calcext:value-type="float">
            <text:p>0,661</text:p>
          </table:table-cell>
          <table:table-cell table:style-name="ce39" table:formula="of:=[.G18]*[.I18]" office:value-type="float" office:value="5.288" calcext:value-type="float">
            <text:p>5,288</text:p>
          </table:table-cell>
          <table:table-cell table:style-name="ce28"/>
          <table:table-cell table:style-name="ce13" office:value-type="string" calcext:value-type="string">
            <text:p>2362133</text:p>
          </table:table-cell>
          <table:table-cell table:style-name="ce52" office:value-type="float" office:value="0.995" calcext:value-type="float">
            <text:p>0,995</text:p>
          </table:table-cell>
          <table:table-cell table:style-name="ce55" table:formula="of:=IF(OR([.L18]=&quot;-&quot;; [.G18]=&quot;&quot;);&quot;&quot;;[.G18]*[.M18])" office:value-type="currency" office:currency="GBP" office:value="7.96" calcext:value-type="currency">
            <text:p>£7.96</text:p>
          </table:table-cell>
          <table:table-cell table:style-name="ce24"/>
          <table:table-cell table:style-name="ce24" office:value-type="string" calcext:value-type="string">
            <text:p>CL32B106KBJNNNE</text:p>
          </table:table-cell>
          <table:table-cell table:style-name="ce52" office:value-type="float" office:value="0.203" calcext:value-type="float">
            <text:p>0,203</text:p>
          </table:table-cell>
          <table:table-cell table:style-name="ce60" table:formula="of:=IF(OR([.P18]=&quot;-&quot;;[.G18]=&quot;&quot;);&quot;&quot;;[.G18]*[.Q18])" office:value-type="currency" office:currency="EUR" office:value="1.624" calcext:value-type="currency">
            <text:p>1,62 €</text:p>
          </table:table-cell>
          <table:table-cell table:style-name="ce67" table:formula="of:=IF([.G18]&lt;&gt;&quot;&quot;; IF([.L18]&lt;&gt;&quot;-&quot;; IF([.R18] &gt; [.N18]*[.$S$1];[.N18]*[.$S$1];[.R18]);[.R18]);&quot;&quot;)" office:value-type="currency" office:currency="EUR" office:value="1.624" calcext:value-type="currency">
            <text:p>1,624 €</text:p>
          </table:table-cell>
          <table:table-cell table:style-name="ce68"/>
          <table:table-cell table:style-name="ce68" table:formula="of:=IF(OR([.T18]&lt;&gt;&quot;&quot;;[.D18]=&quot;Not installed&quot;);&quot;&quot;;[.G1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9]=&quot;-&quot;; [.G19]=&quot;&quot;);&quot;&quot;;[.G19]*[.M1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9]=&quot;-&quot;;[.G19]=&quot;&quot;);&quot;&quot;;[.G19]*[.Q1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SMD; Ø5 x 5.8mm</text:p>
          </table:table-cell>
          <table:table-cell table:style-name="ce24" office:value-type="string" calcext:value-type="string">
            <text:p>C1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0]=&quot;Power board&quot;; [.B20]*2;[.B20])" office:value-type="float" office:value="1" calcext:value-type="float">
            <text:p>1</text:p>
          </table:table-cell>
          <table:table-cell table:style-name="ce33" office:value-type="string" calcext:value-type="string">
            <text:p>667-EEE-FK1V100R</text:p>
          </table:table-cell>
          <table:table-cell table:style-name="ce39" office:value-type="float" office:value="0.434" calcext:value-type="float">
            <text:p>0,434</text:p>
          </table:table-cell>
          <table:table-cell table:style-name="ce39" table:formula="of:=[.G20]*[.I20]" office:value-type="float" office:value="0.434" calcext:value-type="float">
            <text:p>0,434</text:p>
          </table:table-cell>
          <table:table-cell table:style-name="ce28"/>
          <table:table-cell table:style-name="ce13" office:value-type="string" calcext:value-type="string">
            <text:p>1850112</text:p>
          </table:table-cell>
          <table:table-cell table:style-name="ce52" office:value-type="float" office:value="0.206" calcext:value-type="float">
            <text:p>0,206</text:p>
          </table:table-cell>
          <table:table-cell table:style-name="ce55" table:formula="of:=IF(OR([.L20]=&quot;-&quot;; [.G20]=&quot;&quot;);&quot;&quot;;[.G20]*[.M20])" office:value-type="currency" office:currency="GBP" office:value="0.206" calcext:value-type="currency">
            <text:p>£0.21</text:p>
          </table:table-cell>
          <table:table-cell table:style-name="ce24"/>
          <table:table-cell table:style-name="ce24" office:value-type="string" calcext:value-type="string">
            <text:p>EEEFK1V100R</text:p>
          </table:table-cell>
          <table:table-cell table:style-name="ce52" office:value-type="float" office:value="0.2" calcext:value-type="float">
            <text:p>0,200</text:p>
          </table:table-cell>
          <table:table-cell table:style-name="ce60" table:formula="of:=IF(OR([.P20]=&quot;-&quot;;[.G20]=&quot;&quot;);&quot;&quot;;[.G20]*[.Q20])" office:value-type="currency" office:currency="EUR" office:value="0.2" calcext:value-type="currency">
            <text:p>0,20 €</text:p>
          </table:table-cell>
          <table:table-cell table:style-name="ce67" table:formula="of:=IF([.G20]&lt;&gt;&quot;&quot;; IF([.L20]&lt;&gt;&quot;-&quot;; IF([.R20] &gt; [.N20]*[.$S$1];[.N20]*[.$S$1];[.R20]);[.R20]);&quot;&quot;)" office:value-type="currency" office:currency="EUR" office:value="0.2" calcext:value-type="currency">
            <text:p>0,200 €</text:p>
          </table:table-cell>
          <table:table-cell table:style-name="ce68"/>
          <table:table-cell table:style-name="ce68" table:formula="of:=IF(OR([.T20]&lt;&gt;&quot;&quot;;[.D20]=&quot;Not installed&quot;);&quot;&quot;;[.G2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u</text:p>
          </table:table-cell>
          <table:table-cell table:style-name="ce19" office:value-type="string" calcext:value-type="string">
            <text:p>1206, Tantalum</text:p>
          </table:table-cell>
          <table:table-cell table:style-name="ce19" office:value-type="string" calcext:value-type="string">
            <text:p>C14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1]=&quot;Power board&quot;; [.B21]*2;[.B2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1206, Tantalum</text:p>
          </table:table-cell>
          <table:table-cell table:style-name="ce24" office:value-type="string" calcext:value-type="string">
            <text:p>C6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]=&quot;Power board&quot;; [.B22]*2;[.B2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1:.G22])" office:value-type="float" office:value="3" calcext:value-type="float">
            <text:p>3</text:p>
          </table:table-cell>
          <table:table-cell table:style-name="ce34" office:value-type="string" calcext:value-type="string">
            <text:p>80-T491A106K010</text:p>
          </table:table-cell>
          <table:table-cell table:style-name="ce40" office:value-type="float" office:value="0.344" calcext:value-type="float">
            <text:p>0,344</text:p>
          </table:table-cell>
          <table:table-cell table:style-name="ce40" table:formula="of:=[.G23]*[.I23]" office:value-type="float" office:value="1.032" calcext:value-type="float">
            <text:p>1,032</text:p>
          </table:table-cell>
          <table:table-cell table:style-name="ce29"/>
          <table:table-cell table:style-name="ce48" office:value-type="float" office:value="1457413" calcext:value-type="float">
            <text:p>1457413</text:p>
          </table:table-cell>
          <table:table-cell table:style-name="ce53" office:value-type="float" office:value="0.177" calcext:value-type="float">
            <text:p>0,177</text:p>
          </table:table-cell>
          <table:table-cell table:style-name="ce56" table:formula="of:=IF(OR([.L23]=&quot;-&quot;; [.G23]=&quot;&quot;);&quot;&quot;;[.G23]*[.M23])" office:value-type="currency" office:currency="GBP" office:value="0.531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T491A106K010AT</text:p>
          </table:table-cell>
          <table:table-cell table:style-name="ce53" office:value-type="float" office:value="0.0851" calcext:value-type="float">
            <text:p>0,085</text:p>
          </table:table-cell>
          <table:table-cell table:style-name="ce61" table:formula="of:=IF(OR([.P23]=&quot;-&quot;;[.G23]=&quot;&quot;);&quot;&quot;;[.G23]*[.Q23])" office:value-type="currency" office:currency="EUR" office:value="0.2553" calcext:value-type="currency">
            <text:p>0,26 €</text:p>
          </table:table-cell>
          <table:table-cell table:style-name="ce67" table:formula="of:=IF([.G23]&lt;&gt;&quot;&quot;; IF([.L23]&lt;&gt;&quot;-&quot;; IF([.R23] &gt; [.N23]*[.$S$1];[.N23]*[.$S$1];[.R23]);[.R23]);&quot;&quot;)" office:value-type="currency" office:currency="EUR" office:value="0.2553" calcext:value-type="currency">
            <text:p>0,255 €</text:p>
          </table:table-cell>
          <table:table-cell table:style-name="ce6"/>
          <table:table-cell table:style-name="ce70" table:formula="of:=IF(OR([.T23]&lt;&gt;&quot;&quot;;[.D23]=&quot;Not installed&quot;);&quot;&quot;;[.G23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4]=&quot;-&quot;; [.G24]=&quot;&quot;);&quot;&quot;;[.G24]*[.M2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4]=&quot;-&quot;;[.G24]=&quot;&quot;);&quot;&quot;;[.G24]*[.Q2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2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1, C5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]=&quot;Power board&quot;; [.B25]*2;[.B25])" office:value-type="float" office:value="4" calcext:value-type="float">
            <text:p>4</text:p>
          </table:table-cell>
          <table:table-cell table:style-name="ce34" office:value-type="string" calcext:value-type="string">
            <text:p>80-C0805C121J5G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G25]*[.I25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1414667" calcext:value-type="float">
            <text:p>1414667</text:p>
          </table:table-cell>
          <table:table-cell table:style-name="ce53" office:value-type="float" office:value="0.0297" calcext:value-type="float">
            <text:p>0,030</text:p>
          </table:table-cell>
          <table:table-cell table:style-name="ce56" table:formula="of:=IF(OR([.L25]=&quot;-&quot;; [.G25]=&quot;&quot;);&quot;&quot;;[.G25]*[.M25])" office:value-type="currency" office:currency="GBP" office:value="0.1188" calcext:value-type="currency">
            <text:p>£0.12</text:p>
          </table:table-cell>
          <table:table-cell table:style-name="ce25"/>
          <table:table-cell table:style-name="ce19" office:value-type="string" calcext:value-type="string">
            <text:p>CL21C121JBANNNP</text:p>
          </table:table-cell>
          <table:table-cell table:style-name="ce53" office:value-type="float" office:value="0.00685" calcext:value-type="float">
            <text:p>0,007</text:p>
          </table:table-cell>
          <table:table-cell table:style-name="ce61" table:formula="of:=IF(OR([.P25]=&quot;-&quot;;[.G25]=&quot;&quot;);&quot;&quot;;[.G25]*[.Q25])" office:value-type="currency" office:currency="EUR" office:value="0.0274" calcext:value-type="currency">
            <text:p>0,03 €</text:p>
          </table:table-cell>
          <table:table-cell table:style-name="ce67" table:formula="of:=IF([.G25]&lt;&gt;&quot;&quot;; IF([.L25]&lt;&gt;&quot;-&quot;; IF([.R25] &gt; [.N25]*[.$S$1];[.N25]*[.$S$1];[.R25]);[.R25]);&quot;&quot;)" office:value-type="currency" office:currency="EUR" office:value="0.0274" calcext:value-type="currency">
            <text:p>0,027 €</text:p>
          </table:table-cell>
          <table:table-cell table:style-name="ce6"/>
          <table:table-cell table:style-name="ce70" table:formula="of:=IF(OR([.T25]&lt;&gt;&quot;&quot;;[.D25]=&quot;Not installed&quot;);&quot;&quot;;[.G2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0p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9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]=&quot;Power board&quot;; [.B26]*2;[.B26])" office:value-type="float" office:value="1" calcext:value-type="float">
            <text:p>1</text:p>
          </table:table-cell>
          <table:table-cell table:style-name="ce33" office:value-type="string" calcext:value-type="string">
            <text:p>77-VJ0805A181JXAPBC</text:p>
          </table:table-cell>
          <table:table-cell table:style-name="ce39" office:value-type="float" office:value="0.1" calcext:value-type="float">
            <text:p>0,100</text:p>
          </table:table-cell>
          <table:table-cell table:style-name="ce39" table:formula="of:=[.G26]*[.I26]" office:value-type="float" office:value="0.1" calcext:value-type="float">
            <text:p>0,100</text:p>
          </table:table-cell>
          <table:table-cell table:style-name="ce28"/>
          <table:table-cell table:style-name="ce13" office:value-type="string" calcext:value-type="string">
            <text:p>1759207</text:p>
          </table:table-cell>
          <table:table-cell table:style-name="ce52" office:value-type="float" office:value="0.051" calcext:value-type="float">
            <text:p>0,051</text:p>
          </table:table-cell>
          <table:table-cell table:style-name="ce55" table:formula="of:=IF(OR([.L26]=&quot;-&quot;; [.G26]=&quot;&quot;);&quot;&quot;;[.G26]*[.M26])" office:value-type="currency" office:currency="GBP" office:value="0.051" calcext:value-type="currency">
            <text:p>£0.05</text:p>
          </table:table-cell>
          <table:table-cell table:style-name="ce24"/>
          <table:table-cell table:style-name="ce24" office:value-type="string" calcext:value-type="string">
            <text:p>CL10C181JB8NNNC</text:p>
          </table:table-cell>
          <table:table-cell table:style-name="ce52" office:value-type="float" office:value="0.00596" calcext:value-type="float">
            <text:p>0,006</text:p>
          </table:table-cell>
          <table:table-cell table:style-name="ce60" table:formula="of:=IF(OR([.P26]=&quot;-&quot;;[.G26]=&quot;&quot;);&quot;&quot;;[.G26]*[.Q26])" office:value-type="currency" office:currency="EUR" office:value="0.00596" calcext:value-type="currency">
            <text:p>0,01 €</text:p>
          </table:table-cell>
          <table:table-cell table:style-name="ce67" table:formula="of:=IF([.G26]&lt;&gt;&quot;&quot;; IF([.L26]&lt;&gt;&quot;-&quot;; IF([.R26] &gt; [.N26]*[.$S$1];[.N26]*[.$S$1];[.R26]);[.R26]);&quot;&quot;)" office:value-type="currency" office:currency="EUR" office:value="0.00596" calcext:value-type="currency">
            <text:p>0,006 €</text:p>
          </table:table-cell>
          <table:table-cell table:style-name="ce68"/>
          <table:table-cell table:style-name="ce68" table:formula="of:=IF(OR([.T26]&lt;&gt;&quot;&quot;;[.D26]=&quot;Not installed&quot;);&quot;&quot;;[.G2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8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31, C135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7]=&quot;Power board&quot;; [.B27]*2;[.B27])" office:value-type="float" office:value="2" calcext:value-type="float">
            <text:p>2</text:p>
          </table:table-cell>
          <table:table-cell table:style-name="ce34" office:value-type="string" calcext:value-type="string">
            <text:p>581-08051U150FAT2A</text:p>
          </table:table-cell>
          <table:table-cell table:style-name="ce40" office:value-type="float" office:value="0.366" calcext:value-type="float">
            <text:p>0,366</text:p>
          </table:table-cell>
          <table:table-cell table:style-name="ce40" table:formula="of:=[.G27]*[.I27]" office:value-type="float" office:value="0.732" calcext:value-type="float">
            <text:p>0,732</text:p>
          </table:table-cell>
          <table:table-cell table:style-name="ce29"/>
          <table:table-cell table:style-name="ce48" office:value-type="float" office:value="2320820" calcext:value-type="float">
            <text:p>2320820</text:p>
          </table:table-cell>
          <table:table-cell table:style-name="ce53" office:value-type="float" office:value="0.0375" calcext:value-type="float">
            <text:p>0,038</text:p>
          </table:table-cell>
          <table:table-cell table:style-name="ce56" table:formula="of:=IF(OR([.L27]=&quot;-&quot;; [.G27]=&quot;&quot;);&quot;&quot;;[.G27]*[.M27])" office:value-type="currency" office:currency="GBP" office:value="0.075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CL21C180JBANNNC</text:p>
          </table:table-cell>
          <table:table-cell table:style-name="ce53" office:value-type="float" office:value="0.00974" calcext:value-type="float">
            <text:p>0,010</text:p>
          </table:table-cell>
          <table:table-cell table:style-name="ce61" table:formula="of:=IF(OR([.P27]=&quot;-&quot;;[.G27]=&quot;&quot;);&quot;&quot;;[.G27]*[.Q27])" office:value-type="currency" office:currency="EUR" office:value="0.01948" calcext:value-type="currency">
            <text:p>0,02 €</text:p>
          </table:table-cell>
          <table:table-cell table:style-name="ce67" table:formula="of:=IF([.G27]&lt;&gt;&quot;&quot;; IF([.L27]&lt;&gt;&quot;-&quot;; IF([.R27] &gt; [.N27]*[.$S$1];[.N27]*[.$S$1];[.R27]);[.R27]);&quot;&quot;)" office:value-type="currency" office:currency="EUR" office:value="0.01948" calcext:value-type="currency">
            <text:p>0,019 €</text:p>
          </table:table-cell>
          <table:table-cell table:style-name="ce6"/>
          <table:table-cell table:style-name="ce70" table:formula="of:=IF(OR([.T27]&lt;&gt;&quot;&quot;;[.D27]=&quot;Not installed&quot;);&quot;&quot;;[.G2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41, C47, C51, C63, C6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8]=&quot;Power board&quot;; [.B28]*2;[.B28])" office:value-type="float" office:value="12" calcext:value-type="float">
            <text:p>1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94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9]=&quot;Power board&quot;; [.B29]*2;[.B29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8:.G29])" office:value-type="float" office:value="13" calcext:value-type="float">
            <text:p>13</text:p>
          </table:table-cell>
          <table:table-cell table:style-name="ce33" office:value-type="string" calcext:value-type="string">
            <text:p>77-VJ0805Y102KXACBC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30]*[.I30]" office:value-type="float" office:value="1.183" calcext:value-type="float">
            <text:p>1,183</text:p>
          </table:table-cell>
          <table:table-cell table:style-name="ce28"/>
          <table:table-cell table:style-name="ce13" office:value-type="float" office:value="2407340" calcext:value-type="float">
            <text:p>2407340</text:p>
          </table:table-cell>
          <table:table-cell table:style-name="ce52" office:value-type="float" office:value="0.0352" calcext:value-type="float">
            <text:p>0,035</text:p>
          </table:table-cell>
          <table:table-cell table:style-name="ce55" table:formula="of:=IF(OR([.L30]=&quot;-&quot;; [.G30]=&quot;&quot;);&quot;&quot;;[.G30]*[.M30])" office:value-type="currency" office:currency="GBP" office:value="0.4576" calcext:value-type="currency">
            <text:p>£0.46</text:p>
          </table:table-cell>
          <table:table-cell table:style-name="ce24"/>
          <table:table-cell table:style-name="ce24" office:value-type="string" calcext:value-type="string">
            <text:p>CL21B102KCANNNC</text:p>
          </table:table-cell>
          <table:table-cell table:style-name="ce52" office:value-type="float" office:value="0.00649" calcext:value-type="float">
            <text:p>0,006</text:p>
          </table:table-cell>
          <table:table-cell table:style-name="ce60" table:formula="of:=IF(OR([.P30]=&quot;-&quot;;[.G30]=&quot;&quot;);&quot;&quot;;[.G30]*[.Q30])" office:value-type="currency" office:currency="EUR" office:value="0.08437" calcext:value-type="currency">
            <text:p>0,08 €</text:p>
          </table:table-cell>
          <table:table-cell table:style-name="ce67" table:formula="of:=IF([.G30]&lt;&gt;&quot;&quot;; IF([.L30]&lt;&gt;&quot;-&quot;; IF([.R30] &gt; [.N30]*[.$S$1];[.N30]*[.$S$1];[.R30]);[.R30]);&quot;&quot;)" office:value-type="currency" office:currency="EUR" office:value="0.08437" calcext:value-type="currency">
            <text:p>0,084 €</text:p>
          </table:table-cell>
          <table:table-cell table:style-name="ce68"/>
          <table:table-cell table:style-name="ce68" table:formula="of:=IF(OR([.T30]&lt;&gt;&quot;&quot;;[.D30]=&quot;Not installed&quot;);&quot;&quot;;[.G30])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u</text:p>
          </table:table-cell>
          <table:table-cell table:style-name="ce18" office:value-type="string" calcext:value-type="string">
            <text:p>1206, 100V</text:p>
          </table:table-cell>
          <table:table-cell table:style-name="ce24" office:value-type="string" calcext:value-type="string">
            <text:p>C10, C28, C31, C4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]=&quot;Power board&quot;; [.B32]*2;[.B32])" office:value-type="float" office:value="8" calcext:value-type="float">
            <text:p>8</text:p>
          </table:table-cell>
          <table:table-cell table:style-name="ce33" office:value-type="string" calcext:value-type="string">
            <text:p>581-12061C105KAT2A</text:p>
          </table:table-cell>
          <table:table-cell table:style-name="ce39" office:value-type="float" office:value="0.421" calcext:value-type="float">
            <text:p>0,421</text:p>
          </table:table-cell>
          <table:table-cell table:style-name="ce39" table:formula="of:=[.G32]*[.I32]" office:value-type="float" office:value="3.368" calcext:value-type="float">
            <text:p>3,368</text:p>
          </table:table-cell>
          <table:table-cell table:style-name="ce28"/>
          <table:table-cell table:style-name="ce13" office:value-type="float" office:value="2320876" calcext:value-type="float">
            <text:p>2320876</text:p>
          </table:table-cell>
          <table:table-cell table:style-name="ce52" office:value-type="float" office:value="0.277" calcext:value-type="float">
            <text:p>0,277</text:p>
          </table:table-cell>
          <table:table-cell table:style-name="ce55" table:formula="of:=IF(OR([.L32]=&quot;-&quot;; [.G32]=&quot;&quot;);&quot;&quot;;[.G32]*[.M32])" office:value-type="currency" office:currency="GBP" office:value="2.216" calcext:value-type="currency">
            <text:p>£2.22</text:p>
          </table:table-cell>
          <table:table-cell table:style-name="ce24"/>
          <table:table-cell table:style-name="ce24" office:value-type="string" calcext:value-type="string">
            <text:p>GRM31CR72A105KA01L</text:p>
          </table:table-cell>
          <table:table-cell table:style-name="ce52" office:value-type="float" office:value="0.1278" calcext:value-type="float">
            <text:p>0,128</text:p>
          </table:table-cell>
          <table:table-cell table:style-name="ce60" table:formula="of:=IF(OR([.P32]=&quot;-&quot;;[.G32]=&quot;&quot;);&quot;&quot;;[.G32]*[.Q32])" office:value-type="currency" office:currency="EUR" office:value="1.0224" calcext:value-type="currency">
            <text:p>1,02 €</text:p>
          </table:table-cell>
          <table:table-cell table:style-name="ce67" table:formula="of:=IF([.G32]&lt;&gt;&quot;&quot;; IF([.L32]&lt;&gt;&quot;-&quot;; IF([.R32] &gt; [.N32]*[.$S$1];[.N32]*[.$S$1];[.R32]);[.R32]);&quot;&quot;)" office:value-type="currency" office:currency="EUR" office:value="1.0224" calcext:value-type="currency">
            <text:p>1,022 €</text:p>
          </table:table-cell>
          <table:table-cell table:style-name="ce68"/>
          <table:table-cell table:style-name="ce68" table:formula="of:=IF(OR([.T32]&lt;&gt;&quot;&quot;;[.D32]=&quot;Not installed&quot;);&quot;&quot;;[.G32])"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19" office:value-type="string" calcext:value-type="string">
            <text:p>0805, 50V</text:p>
          </table:table-cell>
          <table:table-cell table:style-name="ce19" office:value-type="string" calcext:value-type="string">
            <text:p>C13, C57, C59, C68, C74, C7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3]=&quot;Power board&quot;; [.B33]*2;[.B33])" office:value-type="float" office:value="14" calcext:value-type="float">
            <text:p>14</text:p>
          </table:table-cell>
          <table:table-cell table:style-name="ce34" office:value-type="string" calcext:value-type="string">
            <text:p>80-C0805C105K5R</text:p>
          </table:table-cell>
          <table:table-cell table:style-name="ce40" office:value-type="float" office:value="0.142" calcext:value-type="float">
            <text:p>0,142</text:p>
          </table:table-cell>
          <table:table-cell table:style-name="ce40" table:formula="of:=[.G33]*[.I33]" office:value-type="float" office:value="1.988" calcext:value-type="float">
            <text:p>1,988</text:p>
          </table:table-cell>
          <table:table-cell table:style-name="ce29"/>
          <table:table-cell table:style-name="ce48" office:value-type="float" office:value="2118131" calcext:value-type="float">
            <text:p>2118131</text:p>
          </table:table-cell>
          <table:table-cell table:style-name="ce53" office:value-type="float" office:value="0.169" calcext:value-type="float">
            <text:p>0,169</text:p>
          </table:table-cell>
          <table:table-cell table:style-name="ce56" table:formula="of:=IF(OR([.L33]=&quot;-&quot;; [.G33]=&quot;&quot;);&quot;&quot;;[.G33]*[.M33])" office:value-type="currency" office:currency="GBP" office:value="2.366" calcext:value-type="currency">
            <text:p>£2.37</text:p>
          </table:table-cell>
          <table:table-cell table:style-name="ce25"/>
          <table:table-cell table:style-name="ce19" office:value-type="string" calcext:value-type="string">
            <text:p>CL21B105KBFNNNG</text:p>
          </table:table-cell>
          <table:table-cell table:style-name="ce53" office:value-type="float" office:value="0.01429" calcext:value-type="float">
            <text:p>0,014</text:p>
          </table:table-cell>
          <table:table-cell table:style-name="ce61" table:formula="of:=IF(OR([.P33]=&quot;-&quot;;[.G33]=&quot;&quot;);&quot;&quot;;[.G33]*[.Q33])" office:value-type="currency" office:currency="EUR" office:value="0.20006" calcext:value-type="currency">
            <text:p>0,20 €</text:p>
          </table:table-cell>
          <table:table-cell table:style-name="ce67" table:formula="of:=IF([.G33]&lt;&gt;&quot;&quot;; IF([.L33]&lt;&gt;&quot;-&quot;; IF([.R33] &gt; [.N33]*[.$S$1];[.N33]*[.$S$1];[.R33]);[.R33]);&quot;&quot;)" office:value-type="currency" office:currency="EUR" office:value="0.20006" calcext:value-type="currency">
            <text:p>0,200 €</text:p>
          </table:table-cell>
          <table:table-cell table:style-name="ce6"/>
          <table:table-cell table:style-name="ce70" table:formula="of:=IF(OR([.T33]&lt;&gt;&quot;&quot;;[.D33]=&quot;Not installed&quot;);&quot;&quot;;[.G33])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3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4]=&quot;Power board&quot;; [.B34]*2;[.B3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5]=&quot;Power board&quot;; [.B35]*2;[.B3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87, C90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6]=&quot;Power board&quot;; [.B36]*2;[.B36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34:.G36])" office:value-type="float" office:value="5" calcext:value-type="float">
            <text:p>5</text:p>
          </table:table-cell>
          <table:table-cell table:style-name="ce34" office:value-type="string" calcext:value-type="string">
            <text:p>710-885012207094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37]*[.I37]" office:value-type="float" office:value="0.365" calcext:value-type="float">
            <text:p>0,365</text:p>
          </table:table-cell>
          <table:table-cell table:style-name="ce29"/>
          <table:table-cell table:style-name="ce48" office:value-type="float" office:value="1759252" calcext:value-type="float">
            <text:p>1759252</text:p>
          </table:table-cell>
          <table:table-cell table:style-name="ce53" office:value-type="float" office:value="0.0209" calcext:value-type="float">
            <text:p>0,021</text:p>
          </table:table-cell>
          <table:table-cell table:style-name="ce56" table:formula="of:=IF(OR([.L37]=&quot;-&quot;; [.G37]=&quot;&quot;);&quot;&quot;;[.G37]*[.M37])" office:value-type="currency" office:currency="GBP" office:value="0.1045" calcext:value-type="currency">
            <text:p>£0.10</text:p>
          </table:table-cell>
          <table:table-cell table:style-name="ce25"/>
          <table:table-cell table:style-name="ce19" office:value-type="string" calcext:value-type="string">
            <text:p>CL21B223KBANNNC</text:p>
          </table:table-cell>
          <table:table-cell table:style-name="ce53" office:value-type="float" office:value="0.00841" calcext:value-type="float">
            <text:p>0,008</text:p>
          </table:table-cell>
          <table:table-cell table:style-name="ce61" table:formula="of:=IF(OR([.P37]=&quot;-&quot;;[.G37]=&quot;&quot;);&quot;&quot;;[.G37]*[.Q37])" office:value-type="currency" office:currency="EUR" office:value="0.04205" calcext:value-type="currency">
            <text:p>0,04 €</text:p>
          </table:table-cell>
          <table:table-cell table:style-name="ce67" table:formula="of:=IF([.G37]&lt;&gt;&quot;&quot;; IF([.L37]&lt;&gt;&quot;-&quot;; IF([.R37] &gt; [.N37]*[.$S$1];[.N37]*[.$S$1];[.R37]);[.R37]);&quot;&quot;)" office:value-type="currency" office:currency="EUR" office:value="0.04205" calcext:value-type="currency">
            <text:p>0,042 €</text:p>
          </table:table-cell>
          <table:table-cell table:style-name="ce6"/>
          <table:table-cell table:style-name="ce70" table:formula="of:=IF(OR([.T37]&lt;&gt;&quot;&quot;;[.D37]=&quot;Not installed&quot;);&quot;&quot;;[.G37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38]=&quot;-&quot;; [.G38]=&quot;&quot;);&quot;&quot;;[.G38]*[.M38])">
            <text:p/>
          </table:table-cell>
          <table:table-cell table:style-name="ce24" table:number-columns-repeated="2"/>
          <table:table-cell table:style-name="ce52"/>
          <table:table-cell table:style-name="ce60" table:formula="of:=IF(OR([.P38]=&quot;-&quot;;[.G38]=&quot;&quot;);&quot;&quot;;[.G38]*[.Q38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2n2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8, C49, C8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9]=&quot;Power board&quot;; [.B39]*2;[.B39])" office:value-type="float" office:value="6" calcext:value-type="float">
            <text:p>6</text:p>
          </table:table-cell>
          <table:table-cell table:style-name="ce34" office:value-type="string" calcext:value-type="string">
            <text:p>710-885012207088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39]*[.I39]" office:value-type="float" office:value="0.438" calcext:value-type="float">
            <text:p>0,438</text:p>
          </table:table-cell>
          <table:table-cell table:style-name="ce29"/>
          <table:table-cell table:style-name="ce48" office:value-type="float" office:value="1759235" calcext:value-type="float">
            <text:p>1759235</text:p>
          </table:table-cell>
          <table:table-cell table:style-name="ce53" office:value-type="float" office:value="0.0233" calcext:value-type="float">
            <text:p>0,023</text:p>
          </table:table-cell>
          <table:table-cell table:style-name="ce56" table:formula="of:=IF(OR([.L39]=&quot;-&quot;; [.G39]=&quot;&quot;);&quot;&quot;;[.G39]*[.M39])" office:value-type="currency" office:currency="GBP" office:value="0.1398" calcext:value-type="currency">
            <text:p>£0.14</text:p>
          </table:table-cell>
          <table:table-cell table:style-name="ce25"/>
          <table:table-cell table:style-name="ce19" office:value-type="string" calcext:value-type="string">
            <text:p>CL21B222KBANNND</text:p>
          </table:table-cell>
          <table:table-cell table:style-name="ce53" office:value-type="float" office:value="0.00619" calcext:value-type="float">
            <text:p>0,006</text:p>
          </table:table-cell>
          <table:table-cell table:style-name="ce61" table:formula="of:=IF(OR([.P39]=&quot;-&quot;;[.G39]=&quot;&quot;);&quot;&quot;;[.G39]*[.Q39])" office:value-type="currency" office:currency="EUR" office:value="0.03714" calcext:value-type="currency">
            <text:p>0,04 €</text:p>
          </table:table-cell>
          <table:table-cell table:style-name="ce67" table:formula="of:=IF([.G39]&lt;&gt;&quot;&quot;; IF([.L39]&lt;&gt;&quot;-&quot;; IF([.R39] &gt; [.N39]*[.$S$1];[.N39]*[.$S$1];[.R39]);[.R39]);&quot;&quot;)" office:value-type="currency" office:currency="EUR" office:value="0.03714" calcext:value-type="currency">
            <text:p>0,037 €</text:p>
          </table:table-cell>
          <table:table-cell table:style-name="ce6"/>
          <table:table-cell table:style-name="ce70" table:formula="of:=IF(OR([.T39]&lt;&gt;&quot;&quot;;[.D39]=&quot;Not installed&quot;);&quot;&quot;;[.G39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24, C36, C3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40]=&quot;Power board&quot;; [.B40]*2;[.B40])" office:value-type="float" office:value="6" calcext:value-type="float">
            <text:p>6</text:p>
          </table:table-cell>
          <table:table-cell table:style-name="ce33" office:value-type="string" calcext:value-type="string">
            <text:p>963-TMK212B7225KG-TR</text:p>
          </table:table-cell>
          <table:table-cell table:style-name="ce39" office:value-type="float" office:value="0.308" calcext:value-type="float">
            <text:p>0,308</text:p>
          </table:table-cell>
          <table:table-cell table:style-name="ce39" table:formula="of:=[.G40]*[.I40]" office:value-type="float" office:value="1.848" calcext:value-type="float">
            <text:p>1,848</text:p>
          </table:table-cell>
          <table:table-cell table:style-name="ce28"/>
          <table:table-cell table:style-name="ce13" office:value-type="float" office:value="2320829" calcext:value-type="float">
            <text:p>2320829</text:p>
          </table:table-cell>
          <table:table-cell table:style-name="ce52" office:value-type="float" office:value="0.153" calcext:value-type="float">
            <text:p>0,153</text:p>
          </table:table-cell>
          <table:table-cell table:style-name="ce55" table:formula="of:=IF(OR([.L40]=&quot;-&quot;; [.G40]=&quot;&quot;);&quot;&quot;;[.G40]*[.M40])" office:value-type="currency" office:currency="GBP" office:value="0.918" calcext:value-type="currency">
            <text:p>£0.92</text:p>
          </table:table-cell>
          <table:table-cell table:style-name="ce24"/>
          <table:table-cell table:style-name="ce24" office:value-type="string" calcext:value-type="string">
            <text:p>CL21B225KAFNNNG</text:p>
          </table:table-cell>
          <table:table-cell table:style-name="ce52" office:value-type="float" office:value="0.02744" calcext:value-type="float">
            <text:p>0,027</text:p>
          </table:table-cell>
          <table:table-cell table:style-name="ce60" table:formula="of:=IF(OR([.P40]=&quot;-&quot;;[.G40]=&quot;&quot;);&quot;&quot;;[.G40]*[.Q40])" office:value-type="currency" office:currency="EUR" office:value="0.16464" calcext:value-type="currency">
            <text:p>0,16 €</text:p>
          </table:table-cell>
          <table:table-cell table:style-name="ce67" table:formula="of:=IF([.G40]&lt;&gt;&quot;&quot;; IF([.L40]&lt;&gt;&quot;-&quot;; IF([.R40] &gt; [.N40]*[.$S$1];[.N40]*[.$S$1];[.R40]);[.R40]);&quot;&quot;)" office:value-type="currency" office:currency="EUR" office:value="0.16464" calcext:value-type="currency">
            <text:p>0,165 €</text:p>
          </table:table-cell>
          <table:table-cell table:style-name="ce68"/>
          <table:table-cell table:style-name="ce68" table:formula="of:=IF(OR([.T40]&lt;&gt;&quot;&quot;;[.D40]=&quot;Not installed&quot;);&quot;&quot;;[.G40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7, C3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1]=&quot;Power board&quot;; [.B41]*2;[.B41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p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8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42]=&quot;Power board&quot;; [.B42]*2;[.B42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41:.G42])" office:value-type="float" office:value="5" calcext:value-type="float">
            <text:p>5</text:p>
          </table:table-cell>
          <table:table-cell table:style-name="ce34" office:value-type="string" calcext:value-type="string">
            <text:p>710-885012207083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43]*[.I43]" office:value-type="float" office:value="0.365" calcext:value-type="float">
            <text:p>0,365</text:p>
          </table:table-cell>
          <table:table-cell table:style-name="ce29"/>
          <table:table-cell table:style-name="ce48" office:value-type="float" office:value="1759212" calcext:value-type="float">
            <text:p>1759212</text:p>
          </table:table-cell>
          <table:table-cell table:style-name="ce53" office:value-type="float" office:value="0.0303" calcext:value-type="float">
            <text:p>0,030</text:p>
          </table:table-cell>
          <table:table-cell table:style-name="ce56" table:formula="of:=IF(OR([.L43]=&quot;-&quot;; [.G43]=&quot;&quot;);&quot;&quot;;[.G43]*[.M43])" office:value-type="currency" office:currency="GBP" office:value="0.1515" calcext:value-type="currency">
            <text:p>£0.15</text:p>
          </table:table-cell>
          <table:table-cell table:style-name="ce25"/>
          <table:table-cell table:style-name="ce19" office:value-type="string" calcext:value-type="string">
            <text:p>CL21C331JBANNNC</text:p>
          </table:table-cell>
          <table:table-cell table:style-name="ce53" office:value-type="float" office:value="0.01377" calcext:value-type="float">
            <text:p>0,014</text:p>
          </table:table-cell>
          <table:table-cell table:style-name="ce61" table:formula="of:=IF(OR([.P43]=&quot;-&quot;;[.G43]=&quot;&quot;);&quot;&quot;;[.G43]*[.Q43])" office:value-type="currency" office:currency="EUR" office:value="0.06885" calcext:value-type="currency">
            <text:p>0,07 €</text:p>
          </table:table-cell>
          <table:table-cell table:style-name="ce67" table:formula="of:=IF([.G43]&lt;&gt;&quot;&quot;; IF([.L43]&lt;&gt;&quot;-&quot;; IF([.R43] &gt; [.N43]*[.$S$1];[.N43]*[.$S$1];[.R43]);[.R43]);&quot;&quot;)" office:value-type="currency" office:currency="EUR" office:value="0.06885" calcext:value-type="currency">
            <text:p>0,069 €</text:p>
          </table:table-cell>
          <table:table-cell table:style-name="ce6"/>
          <table:table-cell table:style-name="ce70" table:formula="of:=IF(OR([.T43]&lt;&gt;&quot;&quot;;[.D43]=&quot;Not installed&quot;);&quot;&quot;;[.G43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44]=&quot;-&quot;; [.G44]=&quot;&quot;);&quot;&quot;;[.G44]*[.M4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44]=&quot;-&quot;;[.G44]=&quot;&quot;);&quot;&quot;;[.G44]*[.Q4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3n3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0, C71, C72, C77, C7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5]=&quot;Power board&quot;; [.B45]*2;[.B45])" office:value-type="float" office:value="10" calcext:value-type="float">
            <text:p>10</text:p>
          </table:table-cell>
          <table:table-cell table:style-name="ce34" office:value-type="string" calcext:value-type="string">
            <text:p>81-GRM216R71H332JA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0" table:formula="of:=[.G45]*[.I45]" office:value-type="float" office:value="0.36" calcext:value-type="float">
            <text:p>0,360</text:p>
          </table:table-cell>
          <table:table-cell table:style-name="ce29"/>
          <table:table-cell table:style-name="ce48" office:value-type="float" office:value="1759291" calcext:value-type="float">
            <text:p>1759291</text:p>
          </table:table-cell>
          <table:table-cell table:style-name="ce53" office:value-type="float" office:value="0.0116" calcext:value-type="float">
            <text:p>0,012</text:p>
          </table:table-cell>
          <table:table-cell table:style-name="ce56" table:formula="of:=IF(OR([.L45]=&quot;-&quot;; [.G45]=&quot;&quot;);&quot;&quot;;[.G45]*[.M45])" office:value-type="currency" office:currency="GBP" office:value="0.116" calcext:value-type="currency">
            <text:p>£0.12</text:p>
          </table:table-cell>
          <table:table-cell table:style-name="ce25"/>
          <table:table-cell table:style-name="ce19" office:value-type="string" calcext:value-type="string">
            <text:p>CL21B332KBANNNC</text:p>
          </table:table-cell>
          <table:table-cell table:style-name="ce53" office:value-type="float" office:value="0.0069" calcext:value-type="float">
            <text:p>0,007</text:p>
          </table:table-cell>
          <table:table-cell table:style-name="ce61" table:formula="of:=IF(OR([.P45]=&quot;-&quot;;[.G45]=&quot;&quot;);&quot;&quot;;[.G45]*[.Q45])" office:value-type="currency" office:currency="EUR" office:value="0.069" calcext:value-type="currency">
            <text:p>0,07 €</text:p>
          </table:table-cell>
          <table:table-cell table:style-name="ce67" table:formula="of:=IF([.G45]&lt;&gt;&quot;&quot;; IF([.L45]&lt;&gt;&quot;-&quot;; IF([.R45] &gt; [.N45]*[.$S$1];[.N45]*[.$S$1];[.R45]);[.R45]);&quot;&quot;)" office:value-type="currency" office:currency="EUR" office:value="0.069" calcext:value-type="currency">
            <text:p>0,069 €</text:p>
          </table:table-cell>
          <table:table-cell table:style-name="ce6"/>
          <table:table-cell table:style-name="ce70" table:formula="of:=IF(OR([.T45]&lt;&gt;&quot;&quot;;[.D45]=&quot;Not installed&quot;);&quot;&quot;;[.G45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n9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9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46]=&quot;Power board&quot;; [.B46]*2;[.B46])" office:value-type="float" office:value="1" calcext:value-type="float">
            <text:p>1</text:p>
          </table:table-cell>
          <table:table-cell table:style-name="ce33" office:value-type="string" calcext:value-type="string">
            <text:p>81-GRM40X392K50D</text:p>
          </table:table-cell>
          <table:table-cell table:style-name="ce39" office:value-type="float" office:value="0.1" calcext:value-type="float">
            <text:p>0,100</text:p>
          </table:table-cell>
          <table:table-cell table:style-name="ce39" table:formula="of:=[.G46]*[.I46]" office:value-type="float" office:value="0.1" calcext:value-type="float">
            <text:p>0,100</text:p>
          </table:table-cell>
          <table:table-cell table:style-name="ce28"/>
          <table:table-cell table:style-name="ce13" office:value-type="string" calcext:value-type="string">
            <text:p>1759240</text:p>
          </table:table-cell>
          <table:table-cell table:style-name="ce52" office:value-type="float" office:value="0.0303" calcext:value-type="float">
            <text:p>0,030</text:p>
          </table:table-cell>
          <table:table-cell table:style-name="ce55" table:formula="of:=IF(OR([.L46]=&quot;-&quot;; [.G46]=&quot;&quot;);&quot;&quot;;[.G46]*[.M46])" office:value-type="currency" office:currency="GBP" office:value="0.0303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L21B392KBANNNC</text:p>
          </table:table-cell>
          <table:table-cell table:style-name="ce52" office:value-type="float" office:value="0.00906" calcext:value-type="float">
            <text:p>0,009</text:p>
          </table:table-cell>
          <table:table-cell table:style-name="ce60" table:formula="of:=IF(OR([.P46]=&quot;-&quot;;[.G46]=&quot;&quot;);&quot;&quot;;[.G46]*[.Q46])" office:value-type="currency" office:currency="EUR" office:value="0.00906" calcext:value-type="currency">
            <text:p>0,01 €</text:p>
          </table:table-cell>
          <table:table-cell table:style-name="ce67" table:formula="of:=IF([.G46]&lt;&gt;&quot;&quot;; IF([.L46]&lt;&gt;&quot;-&quot;; IF([.R46] &gt; [.N46]*[.$S$1];[.N46]*[.$S$1];[.R46]);[.R46]);&quot;&quot;)" office:value-type="currency" office:currency="EUR" office:value="0.00906" calcext:value-type="currency">
            <text:p>0,009 €</text:p>
          </table:table-cell>
          <table:table-cell table:style-name="ce68"/>
          <table:table-cell table:style-name="ce68" table:formula="of:=IF(OR([.T46]&lt;&gt;&quot;&quot;;[.D46]=&quot;Not installed&quot;);&quot;&quot;;[.G4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70n</text:p>
          </table:table-cell>
          <table:table-cell table:style-name="ce19" office:value-type="string" calcext:value-type="string">
            <text:p>0805, 50V</text:p>
          </table:table-cell>
          <table:table-cell table:style-name="ce19" office:value-type="string" calcext:value-type="string">
            <text:p>C9, C25, C3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7]=&quot;Power board&quot;; [.B47]*2;[.B4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18" office:value-type="string" calcext:value-type="string">
            <text:p>0805, 50V</text:p>
          </table:table-cell>
          <table:table-cell table:style-name="ce24" office:value-type="string" calcext:value-type="string">
            <text:p>C104, C10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48]=&quot;Power board&quot;; [.B48]*2;[.B48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47:.G48])" office:value-type="float" office:value="8" calcext:value-type="float">
            <text:p>8</text:p>
          </table:table-cell>
          <table:table-cell table:style-name="ce34" office:value-type="string" calcext:value-type="string">
            <text:p>581-08055C474KAT2A</text:p>
          </table:table-cell>
          <table:table-cell table:style-name="ce40" office:value-type="float" office:value="0.192" calcext:value-type="float">
            <text:p>0,192</text:p>
          </table:table-cell>
          <table:table-cell table:style-name="ce40" table:formula="of:=[.G49]*[.I49]" office:value-type="float" office:value="1.536" calcext:value-type="float">
            <text:p>1,536</text:p>
          </table:table-cell>
          <table:table-cell table:style-name="ce29"/>
          <table:table-cell table:style-name="ce48" office:value-type="float" office:value="2470492" calcext:value-type="float">
            <text:p>2470492</text:p>
          </table:table-cell>
          <table:table-cell table:style-name="ce53" office:value-type="float" office:value="0.0431" calcext:value-type="float">
            <text:p>0,043</text:p>
          </table:table-cell>
          <table:table-cell table:style-name="ce56" table:formula="of:=IF(OR([.L49]=&quot;-&quot;; [.G49]=&quot;&quot;);&quot;&quot;;[.G49]*[.M49])" office:value-type="currency" office:currency="GBP" office:value="0.3448" calcext:value-type="currency">
            <text:p>£0.34</text:p>
          </table:table-cell>
          <table:table-cell table:style-name="ce25"/>
          <table:table-cell table:style-name="ce19" office:value-type="string" calcext:value-type="string">
            <text:p>CL21B474KBFNNNG</text:p>
          </table:table-cell>
          <table:table-cell table:style-name="ce53" office:value-type="float" office:value="0.0153" calcext:value-type="float">
            <text:p>0,015</text:p>
          </table:table-cell>
          <table:table-cell table:style-name="ce61" table:formula="of:=IF(OR([.P49]=&quot;-&quot;;[.G49]=&quot;&quot;);&quot;&quot;;[.G49]*[.Q49])" office:value-type="currency" office:currency="EUR" office:value="0.1224" calcext:value-type="currency">
            <text:p>0,12 €</text:p>
          </table:table-cell>
          <table:table-cell table:style-name="ce67" table:formula="of:=IF([.G49]&lt;&gt;&quot;&quot;; IF([.L49]&lt;&gt;&quot;-&quot;; IF([.R49] &gt; [.N49]*[.$S$1];[.N49]*[.$S$1];[.R49]);[.R49]);&quot;&quot;)" office:value-type="currency" office:currency="EUR" office:value="0.1224" calcext:value-type="currency">
            <text:p>0,122 €</text:p>
          </table:table-cell>
          <table:table-cell table:style-name="ce6"/>
          <table:table-cell table:style-name="ce70" table:formula="of:=IF(OR([.T49]&lt;&gt;&quot;&quot;;[.D49]=&quot;Not installed&quot;);&quot;&quot;;[.G49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50]=&quot;-&quot;; [.G50]=&quot;&quot;);&quot;&quot;;[.G50]*[.M50])">
            <text:p/>
          </table:table-cell>
          <table:table-cell table:style-name="ce24" table:number-columns-repeated="2"/>
          <table:table-cell table:style-name="ce52"/>
          <table:table-cell table:style-name="ce60" table:formula="of:=IF(OR([.P50]=&quot;-&quot;;[.G50]=&quot;&quot;);&quot;&quot;;[.G50]*[.Q50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1]=&quot;Power board&quot;; [.B51]*2;[.B51])" office:value-type="float" office:value="2" calcext:value-type="float">
            <text:p>2</text:p>
          </table:table-cell>
          <table:table-cell table:style-name="ce34" office:value-type="string" calcext:value-type="string">
            <text:p>710-885012207084</text:p>
          </table:table-cell>
          <table:table-cell table:style-name="ce40" office:value-type="float" office:value="0.192" calcext:value-type="float">
            <text:p>0,192</text:p>
          </table:table-cell>
          <table:table-cell table:style-name="ce40" table:formula="of:=[.G51]*[.I51]" office:value-type="float" office:value="0.384" calcext:value-type="float">
            <text:p>0,384</text:p>
          </table:table-cell>
          <table:table-cell table:style-name="ce29"/>
          <table:table-cell table:style-name="ce48" office:value-type="float" office:value="1759216" calcext:value-type="float">
            <text:p>1759216</text:p>
          </table:table-cell>
          <table:table-cell table:style-name="ce53" office:value-type="float" office:value="0.0137" calcext:value-type="float">
            <text:p>0,014</text:p>
          </table:table-cell>
          <table:table-cell table:style-name="ce56" table:formula="of:=IF(OR([.L51]=&quot;-&quot;; [.G51]=&quot;&quot;);&quot;&quot;;[.G51]*[.M51])" office:value-type="currency" office:currency="GBP" office:value="0.0274" calcext:value-type="currency">
            <text:p>£0.03</text:p>
          </table:table-cell>
          <table:table-cell table:style-name="ce25"/>
          <table:table-cell table:style-name="ce19" office:value-type="string" calcext:value-type="string">
            <text:p>CL21B471KBANNNC</text:p>
          </table:table-cell>
          <table:table-cell table:style-name="ce53" office:value-type="float" office:value="0.00675" calcext:value-type="float">
            <text:p>0,007</text:p>
          </table:table-cell>
          <table:table-cell table:style-name="ce61" table:formula="of:=IF(OR([.P51]=&quot;-&quot;;[.G51]=&quot;&quot;);&quot;&quot;;[.G51]*[.Q51])" office:value-type="currency" office:currency="EUR" office:value="0.0135" calcext:value-type="currency">
            <text:p>0,01 €</text:p>
          </table:table-cell>
          <table:table-cell table:style-name="ce67" table:formula="of:=IF([.G51]&lt;&gt;&quot;&quot;; IF([.L51]&lt;&gt;&quot;-&quot;; IF([.R51] &gt; [.N51]*[.$S$1];[.N51]*[.$S$1];[.R51]);[.R51]);&quot;&quot;)" office:value-type="currency" office:currency="EUR" office:value="0.0135" calcext:value-type="currency">
            <text:p>0,014 €</text:p>
          </table:table-cell>
          <table:table-cell table:style-name="ce6"/>
          <table:table-cell table:style-name="ce70" table:formula="of:=IF(OR([.T51]&lt;&gt;&quot;&quot;;[.D51]=&quot;Not installed&quot;);&quot;&quot;;[.G5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48, C15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52]=&quot;Power board&quot;; [.B52]*2;[.B5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9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53]=&quot;Power board&quot;; [.B53]*2;[.B5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52:.G53])" office:value-type="float" office:value="3" calcext:value-type="float">
            <text:p>3</text:p>
          </table:table-cell>
          <table:table-cell table:style-name="ce33" office:value-type="string" calcext:value-type="string">
            <text:p>77-VJ0805Y472KXAMC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54]*[.I54]" office:value-type="float" office:value="0.273" calcext:value-type="float">
            <text:p>0,273</text:p>
          </table:table-cell>
          <table:table-cell table:style-name="ce28"/>
          <table:table-cell table:style-name="ce13" office:value-type="float" office:value="2496983" calcext:value-type="float">
            <text:p>2496983</text:p>
          </table:table-cell>
          <table:table-cell table:style-name="ce52" office:value-type="float" office:value="0.0107" calcext:value-type="float">
            <text:p>0,011</text:p>
          </table:table-cell>
          <table:table-cell table:style-name="ce55" table:formula="of:=IF(OR([.L54]=&quot;-&quot;; [.G54]=&quot;&quot;);&quot;&quot;;[.G54]*[.M54])" office:value-type="currency" office:currency="GBP" office:value="0.0321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C0805KRX7R9473</text:p>
          </table:table-cell>
          <table:table-cell table:style-name="ce52" office:value-type="float" office:value="0.0082" calcext:value-type="float">
            <text:p>0,008</text:p>
          </table:table-cell>
          <table:table-cell table:style-name="ce60" table:formula="of:=IF(OR([.P54]=&quot;-&quot;;[.G54]=&quot;&quot;);&quot;&quot;;[.G54]*[.Q54])" office:value-type="currency" office:currency="EUR" office:value="0.0246" calcext:value-type="currency">
            <text:p>0,02 €</text:p>
          </table:table-cell>
          <table:table-cell table:style-name="ce67" table:formula="of:=IF([.G54]&lt;&gt;&quot;&quot;; IF([.L54]&lt;&gt;&quot;-&quot;; IF([.R54] &gt; [.N54]*[.$S$1];[.N54]*[.$S$1];[.R54]);[.R54]);&quot;&quot;)" office:value-type="currency" office:currency="EUR" office:value="0.0246" calcext:value-type="currency">
            <text:p>0,025 €</text:p>
          </table:table-cell>
          <table:table-cell table:style-name="ce68"/>
          <table:table-cell table:style-name="ce68" table:formula="of:=IF(OR([.T54]&lt;&gt;&quot;&quot;;[.D54]=&quot;Not installed&quot;);&quot;&quot;;[.G54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55]=&quot;-&quot;; [.G55]=&quot;&quot;);&quot;&quot;;[.G55]*[.M5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55]=&quot;-&quot;;[.G55]=&quot;&quot;);&quot;&quot;;[.G55]*[.Q5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n/400V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C8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56]=&quot;Power board&quot;; [.B56]*2;[.B56])" office:value-type="float" office:value="1" calcext:value-type="float">
            <text:p>1</text:p>
          </table:table-cell>
          <table:table-cell table:style-name="ce33" office:value-type="string" calcext:value-type="string">
            <text:p>594-2222-367-56473</text:p>
          </table:table-cell>
          <table:table-cell table:style-name="ce39" office:value-type="float" office:value="1.56" calcext:value-type="float">
            <text:p>1,560</text:p>
          </table:table-cell>
          <table:table-cell table:style-name="ce39" table:formula="of:=[.G56]*[.I56]" office:value-type="float" office:value="1.56" calcext:value-type="float">
            <text:p>1,560</text:p>
          </table:table-cell>
          <table:table-cell table:style-name="ce28"/>
          <table:table-cell table:style-name="ce13" office:value-type="float" office:value="2468839" calcext:value-type="float">
            <text:p>2468839</text:p>
          </table:table-cell>
          <table:table-cell table:style-name="ce52" office:value-type="float" office:value="0.63" calcext:value-type="float">
            <text:p>0,630</text:p>
          </table:table-cell>
          <table:table-cell table:style-name="ce55" table:formula="of:=IF(OR([.L56]=&quot;-&quot;; [.G56]=&quot;&quot;);&quot;&quot;;[.G56]*[.M56])" office:value-type="currency" office:currency="GBP" office:value="0.63" calcext:value-type="currency">
            <text:p>£0.63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56]=&quot;-&quot;;[.G56]=&quot;&quot;);&quot;&quot;;[.G56]*[.Q56])">
            <text:p/>
          </table:table-cell>
          <table:table-cell table:style-name="ce67" table:formula="of:=IF([.G56]&lt;&gt;&quot;&quot;; IF([.L56]&lt;&gt;&quot;-&quot;; IF([.R56] &gt; [.N56]*[.$S$1];[.N56]*[.$S$1];[.R56]);[.R56]);&quot;&quot;)" office:value-type="currency" office:currency="EUR" office:value="0.7525791" calcext:value-type="currency">
            <text:p>0,753 €</text:p>
          </table:table-cell>
          <table:table-cell table:style-name="ce68" table:formula="of:=[.G56]" office:value-type="float" office:value="1" calcext:value-type="float">
            <text:p>1</text:p>
          </table:table-cell>
          <table:table-cell table:style-name="ce68" table:formula="of:=IF(OR([.T56]&lt;&gt;&quot;&quot;;[.D56]=&quot;Not installed&quot;);&quot;&quot;;[.G56])">
            <text:p/>
          </table:table-cell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6, C5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7]=&quot;Power board&quot;; [.B57]*2;[.B57])" office:value-type="float" office:value="4" calcext:value-type="float">
            <text:p>4</text:p>
          </table:table-cell>
          <table:table-cell table:style-name="ce34" office:value-type="string" calcext:value-type="string">
            <text:p>80-C0805C470J5G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G57]*[.I57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1414692" calcext:value-type="float">
            <text:p>1414692</text:p>
          </table:table-cell>
          <table:table-cell table:style-name="ce53" office:value-type="float" office:value="0.0154" calcext:value-type="float">
            <text:p>0,015</text:p>
          </table:table-cell>
          <table:table-cell table:style-name="ce56" table:formula="of:=IF(OR([.L57]=&quot;-&quot;; [.G57]=&quot;&quot;);&quot;&quot;;[.G57]*[.M57])" office:value-type="currency" office:currency="GBP" office:value="0.0616" calcext:value-type="currency">
            <text:p>£0.06</text:p>
          </table:table-cell>
          <table:table-cell table:style-name="ce25"/>
          <table:table-cell table:style-name="ce19" office:value-type="string" calcext:value-type="string">
            <text:p>CC0805JRNPO9470</text:p>
          </table:table-cell>
          <table:table-cell table:style-name="ce53" office:value-type="float" office:value="0.0074" calcext:value-type="float">
            <text:p>0,007</text:p>
          </table:table-cell>
          <table:table-cell table:style-name="ce61" table:formula="of:=IF(OR([.P57]=&quot;-&quot;;[.G57]=&quot;&quot;);&quot;&quot;;[.G57]*[.Q57])" office:value-type="currency" office:currency="EUR" office:value="0.0296" calcext:value-type="currency">
            <text:p>0,03 €</text:p>
          </table:table-cell>
          <table:table-cell table:style-name="ce67" table:formula="of:=IF([.G57]&lt;&gt;&quot;&quot;; IF([.L57]&lt;&gt;&quot;-&quot;; IF([.R57] &gt; [.N57]*[.$S$1];[.N57]*[.$S$1];[.R57]);[.R57]);&quot;&quot;)" office:value-type="currency" office:currency="EUR" office:value="0.0296" calcext:value-type="currency">
            <text:p>0,030 €</text:p>
          </table:table-cell>
          <table:table-cell table:style-name="ce6"/>
          <table:table-cell table:style-name="ce70" table:formula="of:=IF(OR([.T57]&lt;&gt;&quot;&quot;;[.D57]=&quot;Not installed&quot;);&quot;&quot;;[.G5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u</text:p>
          </table:table-cell>
          <table:table-cell table:style-name="ce18" office:value-type="string" calcext:value-type="string">
            <text:p>SMD, Ø6.3 x 5.8mm</text:p>
          </table:table-cell>
          <table:table-cell table:style-name="ce24" office:value-type="string" calcext:value-type="string">
            <text:p>C11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58]=&quot;Power board&quot;; [.B58]*2;[.B58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u</text:p>
          </table:table-cell>
          <table:table-cell table:style-name="ce19" office:value-type="string" calcext:value-type="string">
            <text:p>SMD, Ø6.3 x 5.8mm</text:p>
          </table:table-cell>
          <table:table-cell table:style-name="ce19" office:value-type="string" calcext:value-type="string">
            <text:p>C27, C3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9]=&quot;Power board&quot;; [.B59]*2;[.B59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58:.G59])" office:value-type="float" office:value="5" calcext:value-type="float">
            <text:p>5</text:p>
          </table:table-cell>
          <table:table-cell table:style-name="ce33" office:value-type="string" calcext:value-type="string">
            <text:p>667-EEE-FK1V470P</text:p>
          </table:table-cell>
          <table:table-cell table:style-name="ce39" office:value-type="float" office:value="0.443" calcext:value-type="float">
            <text:p>0,443</text:p>
          </table:table-cell>
          <table:table-cell table:style-name="ce39" table:formula="of:=[.G60]*[.I60]" office:value-type="float" office:value="2.215" calcext:value-type="float">
            <text:p>2,215</text:p>
          </table:table-cell>
          <table:table-cell table:style-name="ce28"/>
          <table:table-cell table:style-name="ce13" office:value-type="float" office:value="9695850" calcext:value-type="float">
            <text:p>9695850</text:p>
          </table:table-cell>
          <table:table-cell table:style-name="ce52" office:value-type="float" office:value="0.247" calcext:value-type="float">
            <text:p>0,247</text:p>
          </table:table-cell>
          <table:table-cell table:style-name="ce55" table:formula="of:=IF(OR([.L60]=&quot;-&quot;; [.G60]=&quot;&quot;);&quot;&quot;;[.G60]*[.M60])" office:value-type="currency" office:currency="GBP" office:value="1.235" calcext:value-type="currency">
            <text:p>£1.24</text:p>
          </table:table-cell>
          <table:table-cell table:style-name="ce24"/>
          <table:table-cell table:style-name="ce24" office:value-type="string" calcext:value-type="string">
            <text:p>EEEFK1V470P</text:p>
          </table:table-cell>
          <table:table-cell table:style-name="ce52" office:value-type="float" office:value="0.1528" calcext:value-type="float">
            <text:p>0,153</text:p>
          </table:table-cell>
          <table:table-cell table:style-name="ce60" table:formula="of:=IF(OR([.P60]=&quot;-&quot;;[.G60]=&quot;&quot;);&quot;&quot;;[.G60]*[.Q60])" office:value-type="currency" office:currency="EUR" office:value="0.764" calcext:value-type="currency">
            <text:p>0,76 €</text:p>
          </table:table-cell>
          <table:table-cell table:style-name="ce67" table:formula="of:=IF([.G60]&lt;&gt;&quot;&quot;; IF([.L60]&lt;&gt;&quot;-&quot;; IF([.R60] &gt; [.N60]*[.$S$1];[.N60]*[.$S$1];[.R60]);[.R60]);&quot;&quot;)" office:value-type="currency" office:currency="EUR" office:value="0.764" calcext:value-type="currency">
            <text:p>0,764 €</text:p>
          </table:table-cell>
          <table:table-cell table:style-name="ce68"/>
          <table:table-cell table:style-name="ce68" table:formula="of:=IF(OR([.T60]&lt;&gt;&quot;&quot;;[.D60]=&quot;Not installed&quot;);&quot;&quot;;[.G60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n7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2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2]=&quot;Power board&quot;; [.B62]*2;[.B62])" office:value-type="float" office:value="2" calcext:value-type="float">
            <text:p>2</text:p>
          </table:table-cell>
          <table:table-cell table:style-name="ce33" office:value-type="string" calcext:value-type="string">
            <text:p>80-C0805C472K5R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62]*[.I62]" office:value-type="float" office:value="0.182" calcext:value-type="float">
            <text:p>0,182</text:p>
          </table:table-cell>
          <table:table-cell table:style-name="ce28"/>
          <table:table-cell table:style-name="ce13" office:value-type="string" calcext:value-type="string">
            <text:p>1414696</text:p>
          </table:table-cell>
          <table:table-cell table:style-name="ce52" office:value-type="float" office:value="0.0147" calcext:value-type="float">
            <text:p>0,015</text:p>
          </table:table-cell>
          <table:table-cell table:style-name="ce55" table:formula="of:=IF(OR([.L62]=&quot;-&quot;; [.G62]=&quot;&quot;);&quot;&quot;;[.G62]*[.M62])" office:value-type="currency" office:currency="GBP" office:value="0.0294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L21B472KBANNNC</text:p>
          </table:table-cell>
          <table:table-cell table:style-name="ce52" office:value-type="float" office:value="0.00571" calcext:value-type="float">
            <text:p>0,006</text:p>
          </table:table-cell>
          <table:table-cell table:style-name="ce60" table:formula="of:=IF(OR([.P62]=&quot;-&quot;;[.G62]=&quot;&quot;);&quot;&quot;;[.G62]*[.Q62])" office:value-type="currency" office:currency="EUR" office:value="0.01142" calcext:value-type="currency">
            <text:p>0,01 €</text:p>
          </table:table-cell>
          <table:table-cell table:style-name="ce67" table:formula="of:=IF([.G62]&lt;&gt;&quot;&quot;; IF([.L62]&lt;&gt;&quot;-&quot;; IF([.R62] &gt; [.N62]*[.$S$1];[.N62]*[.$S$1];[.R62]);[.R62]);&quot;&quot;)" office:value-type="currency" office:currency="EUR" office:value="0.01142" calcext:value-type="currency">
            <text:p>0,011 €</text:p>
          </table:table-cell>
          <table:table-cell table:style-name="ce68"/>
          <table:table-cell table:style-name="ce68" table:formula="of:=IF(OR([.T62]&lt;&gt;&quot;&quot;;[.D62]=&quot;Not installed&quot;);&quot;&quot;;[.G6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u7</text:p>
          </table:table-cell>
          <table:table-cell table:style-name="ce19" office:value-type="string" calcext:value-type="string">
            <text:p>1206, Tantalum</text:p>
          </table:table-cell>
          <table:table-cell table:style-name="ce19" office:value-type="string" calcext:value-type="string">
            <text:p>C145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63]=&quot;Power board&quot;; [.B63]*2;[.B6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18" office:value-type="string" calcext:value-type="string">
            <text:p>1206, Tantalum</text:p>
          </table:table-cell>
          <table:table-cell table:style-name="ce24" office:value-type="string" calcext:value-type="string">
            <text:p>C4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4]=&quot;Power board&quot;; [.B64]*2;[.B64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63:.G64])" office:value-type="float" office:value="3" calcext:value-type="float">
            <text:p>3</text:p>
          </table:table-cell>
          <table:table-cell table:style-name="ce34" office:value-type="string" calcext:value-type="string">
            <text:p>80-T491A475K016</text:p>
          </table:table-cell>
          <table:table-cell table:style-name="ce40" office:value-type="float" office:value="0.317" calcext:value-type="float">
            <text:p>0,317</text:p>
          </table:table-cell>
          <table:table-cell table:style-name="ce40" table:formula="of:=[.G65]*[.I65]" office:value-type="float" office:value="0.951" calcext:value-type="float">
            <text:p>0,951</text:p>
          </table:table-cell>
          <table:table-cell table:style-name="ce29"/>
          <table:table-cell table:style-name="ce48" office:value-type="float" office:value="1457428" calcext:value-type="float">
            <text:p>1457428</text:p>
          </table:table-cell>
          <table:table-cell table:style-name="ce53" office:value-type="float" office:value="0.162" calcext:value-type="float">
            <text:p>0,162</text:p>
          </table:table-cell>
          <table:table-cell table:style-name="ce56" table:formula="of:=IF(OR([.L65]=&quot;-&quot;; [.G65]=&quot;&quot;);&quot;&quot;;[.G65]*[.M65])" office:value-type="currency" office:currency="GBP" office:value="0.486" calcext:value-type="currency">
            <text:p>£0.49</text:p>
          </table:table-cell>
          <table:table-cell table:style-name="ce25"/>
          <table:table-cell table:style-name="ce19" office:value-type="string" calcext:value-type="string">
            <text:p>T491A475K006AT</text:p>
          </table:table-cell>
          <table:table-cell table:style-name="ce53" office:value-type="float" office:value="0.07544" calcext:value-type="float">
            <text:p>0,075</text:p>
          </table:table-cell>
          <table:table-cell table:style-name="ce61" table:formula="of:=IF(OR([.P65]=&quot;-&quot;;[.G65]=&quot;&quot;);&quot;&quot;;[.G65]*[.Q65])" office:value-type="currency" office:currency="EUR" office:value="0.22632" calcext:value-type="currency">
            <text:p>0,23 €</text:p>
          </table:table-cell>
          <table:table-cell table:style-name="ce67" table:formula="of:=IF([.G65]&lt;&gt;&quot;&quot;; IF([.L65]&lt;&gt;&quot;-&quot;; IF([.R65] &gt; [.N65]*[.$S$1];[.N65]*[.$S$1];[.R65]);[.R65]);&quot;&quot;)" office:value-type="currency" office:currency="EUR" office:value="0.22632" calcext:value-type="currency">
            <text:p>0,226 €</text:p>
          </table:table-cell>
          <table:table-cell table:style-name="ce6"/>
          <table:table-cell table:style-name="ce70" table:formula="of:=IF(OR([.T65]&lt;&gt;&quot;&quot;;[.D65]=&quot;Not installed&quot;);&quot;&quot;;[.G65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66]=&quot;-&quot;; [.G66]=&quot;&quot;);&quot;&quot;;[.G66]*[.M6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66]=&quot;-&quot;;[.G66]=&quot;&quot;);&quot;&quot;;[.G66]*[.Q6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19" office:value-type="string" calcext:value-type="string">
            <text:p>1210, 100V, <text:span text:style-name="T2">X7R</text:span></text:p>
          </table:table-cell>
          <table:table-cell table:style-name="ce19" office:value-type="string" calcext:value-type="string">
            <text:p>C6, C7, C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67]=&quot;Power board&quot;; [.B67]*2;[.B67])" office:value-type="float" office:value="6" calcext:value-type="float">
            <text:p>6</text:p>
          </table:table-cell>
          <table:table-cell table:style-name="ce34" office:value-type="string" calcext:value-type="string">
            <text:p>810-CGA6M3X7S2A475K</text:p>
          </table:table-cell>
          <table:table-cell table:style-name="ce40" office:value-type="float" office:value="1.36" calcext:value-type="float">
            <text:p>1,360</text:p>
          </table:table-cell>
          <table:table-cell table:style-name="ce40" table:formula="of:=[.G67]*[.I67]" office:value-type="float" office:value="8.16" calcext:value-type="float">
            <text:p>8,160</text:p>
          </table:table-cell>
          <table:table-cell table:style-name="ce29"/>
          <table:table-cell table:style-name="ce48" office:value-type="float" office:value="2211140" calcext:value-type="float">
            <text:p>2211140</text:p>
          </table:table-cell>
          <table:table-cell table:style-name="ce53" office:value-type="float" office:value="1.27" calcext:value-type="float">
            <text:p>1,270</text:p>
          </table:table-cell>
          <table:table-cell table:style-name="ce56" table:formula="of:=IF(OR([.L67]=&quot;-&quot;; [.G67]=&quot;&quot;);&quot;&quot;;[.G67]*[.M67])" office:value-type="currency" office:currency="GBP" office:value="7.62" calcext:value-type="currency">
            <text:p>£7.62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67]=&quot;-&quot;;[.G67]=&quot;&quot;);&quot;&quot;;[.G67]*[.Q67])">
            <text:p/>
          </table:table-cell>
          <table:table-cell table:style-name="ce67" table:formula="of:=IF([.G67]&lt;&gt;&quot;&quot;; IF([.L67]&lt;&gt;&quot;-&quot;; IF([.R67] &gt; [.N67]*[.$S$1];[.N67]*[.$S$1];[.R67]);[.R67]);&quot;&quot;)" office:value-type="currency" office:currency="EUR" office:value="9.1026234" calcext:value-type="currency">
            <text:p>9,103 €</text:p>
          </table:table-cell>
          <table:table-cell table:style-name="ce6"/>
          <table:table-cell table:style-name="ce70" table:formula="of:=IF(OR([.T67]&lt;&gt;&quot;&quot;;[.D67]=&quot;Not installed&quot;);&quot;&quot;;[.G67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18" office:value-type="string" calcext:value-type="string">
            <text:p>1210, 25V</text:p>
          </table:table-cell>
          <table:table-cell table:style-name="ce24" office:value-type="string" calcext:value-type="string">
            <text:p>C88, C92, C9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68]=&quot;Power board&quot;; [.B68]*2;[.B68])" office:value-type="float" office:value="3" calcext:value-type="float">
            <text:p>3</text:p>
          </table:table-cell>
          <table:table-cell table:style-name="ce33" office:value-type="string" calcext:value-type="string">
            <text:p>810-C3225X7R1E475K</text:p>
          </table:table-cell>
          <table:table-cell table:style-name="ce39" office:value-type="float" office:value="0.389" calcext:value-type="float">
            <text:p>0,389</text:p>
          </table:table-cell>
          <table:table-cell table:style-name="ce39" table:formula="of:=[.G68]*[.I68]" office:value-type="float" office:value="1.167" calcext:value-type="float">
            <text:p>1,167</text:p>
          </table:table-cell>
          <table:table-cell table:style-name="ce28"/>
          <table:table-cell table:style-name="ce13" office:value-type="float" office:value="1907365" calcext:value-type="float">
            <text:p>1907365</text:p>
          </table:table-cell>
          <table:table-cell table:style-name="ce52" office:value-type="float" office:value="0.33" calcext:value-type="float">
            <text:p>0,330</text:p>
          </table:table-cell>
          <table:table-cell table:style-name="ce55" table:formula="of:=IF(OR([.L68]=&quot;-&quot;; [.G68]=&quot;&quot;);&quot;&quot;;[.G68]*[.M68])" office:value-type="currency" office:currency="GBP" office:value="0.99" calcext:value-type="currency">
            <text:p>£0.99</text:p>
          </table:table-cell>
          <table:table-cell table:style-name="ce24"/>
          <table:table-cell table:style-name="ce24" office:value-type="string" calcext:value-type="string">
            <text:p>CL32A475KAULNNE</text:p>
          </table:table-cell>
          <table:table-cell table:style-name="ce52" office:value-type="float" office:value="0.11609" calcext:value-type="float">
            <text:p>0,116</text:p>
          </table:table-cell>
          <table:table-cell table:style-name="ce60" table:formula="of:=IF(OR([.P68]=&quot;-&quot;;[.G68]=&quot;&quot;);&quot;&quot;;[.G68]*[.Q68])" office:value-type="currency" office:currency="EUR" office:value="0.34827" calcext:value-type="currency">
            <text:p>0,35 €</text:p>
          </table:table-cell>
          <table:table-cell table:style-name="ce67" table:formula="of:=IF([.G68]&lt;&gt;&quot;&quot;; IF([.L68]&lt;&gt;&quot;-&quot;; IF([.R68] &gt; [.N68]*[.$S$1];[.N68]*[.$S$1];[.R68]);[.R68]);&quot;&quot;)" office:value-type="currency" office:currency="EUR" office:value="0.34827" calcext:value-type="currency">
            <text:p>0,348 €</text:p>
          </table:table-cell>
          <table:table-cell table:style-name="ce68"/>
          <table:table-cell table:style-name="ce68" table:formula="of:=IF(OR([.T68]&lt;&gt;&quot;&quot;;[.D68]=&quot;Not installed&quot;);&quot;&quot;;[.G68]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132, C13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69]=&quot;Power board&quot;; [.B69]*2;[.B69])" office:value-type="float" office:value="2" calcext:value-type="float">
            <text:p>2</text:p>
          </table:table-cell>
          <table:table-cell table:style-name="ce34" office:value-type="string" calcext:value-type="string">
            <text:p>710-885012206088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0" table:formula="of:=[.G69]*[.I69]" office:value-type="float" office:value="0.074" calcext:value-type="float">
            <text:p>0,074</text:p>
          </table:table-cell>
          <table:table-cell table:style-name="ce29"/>
          <table:table-cell table:style-name="ce48" office:value-type="float" office:value="1759100" calcext:value-type="float">
            <text:p>1759100</text:p>
          </table:table-cell>
          <table:table-cell table:style-name="ce53" office:value-type="float" office:value="0.009" calcext:value-type="float">
            <text:p>0,009</text:p>
          </table:table-cell>
          <table:table-cell table:style-name="ce56" table:formula="of:=IF(OR([.L69]=&quot;-&quot;; [.G69]=&quot;&quot;);&quot;&quot;;[.G69]*[.M69])" office:value-type="currency" office:currency="GBP" office:value="0.018" calcext:value-type="currency">
            <text:p>£0.02</text:p>
          </table:table-cell>
          <table:table-cell table:style-name="ce25"/>
          <table:table-cell table:style-name="ce19" office:value-type="string" calcext:value-type="string">
            <text:p>CL10B682JB8NNNC</text:p>
          </table:table-cell>
          <table:table-cell table:style-name="ce53" office:value-type="float" office:value="0.00417" calcext:value-type="float">
            <text:p>0,004</text:p>
          </table:table-cell>
          <table:table-cell table:style-name="ce61" table:formula="of:=IF(OR([.P69]=&quot;-&quot;;[.G69]=&quot;&quot;);&quot;&quot;;[.G69]*[.Q69])" office:value-type="currency" office:currency="EUR" office:value="0.00834" calcext:value-type="currency">
            <text:p>0,01 €</text:p>
          </table:table-cell>
          <table:table-cell table:style-name="ce67" table:formula="of:=IF([.G69]&lt;&gt;&quot;&quot;; IF([.L69]&lt;&gt;&quot;-&quot;; IF([.R69] &gt; [.N69]*[.$S$1];[.N69]*[.$S$1];[.R69]);[.R69]);&quot;&quot;)" office:value-type="currency" office:currency="EUR" office:value="0.00834" calcext:value-type="currency">
            <text:p>0,008 €</text:p>
          </table:table-cell>
          <table:table-cell table:style-name="ce6"/>
          <table:table-cell table:style-name="ce70" table:formula="of:=IF(OR([.T69]&lt;&gt;&quot;&quot;;[.D69]=&quot;Not installed&quot;);&quot;&quot;;[.G6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n8 (X1)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C8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70]=&quot;Power board&quot;; [.B70]*2;[.B70])" office:value-type="float" office:value="1" calcext:value-type="float">
            <text:p>1</text:p>
          </table:table-cell>
          <table:table-cell table:style-name="ce33" office:value-type="string" calcext:value-type="string">
            <text:p>80-R413F16804000M</text:p>
          </table:table-cell>
          <table:table-cell table:style-name="ce39" office:value-type="float" office:value="0.525" calcext:value-type="float">
            <text:p>0,525</text:p>
          </table:table-cell>
          <table:table-cell table:style-name="ce39" table:formula="of:=[.G70]*[.I70]" office:value-type="float" office:value="0.525" calcext:value-type="float">
            <text:p>0,525</text:p>
          </table:table-cell>
          <table:table-cell table:style-name="ce28"/>
          <table:table-cell table:style-name="ce13" office:value-type="float" office:value="2478385" calcext:value-type="float">
            <text:p>2478385</text:p>
          </table:table-cell>
          <table:table-cell table:style-name="ce52" office:value-type="float" office:value="0.354" calcext:value-type="float">
            <text:p>0,354</text:p>
          </table:table-cell>
          <table:table-cell table:style-name="ce55" table:formula="of:=IF(OR([.L70]=&quot;-&quot;; [.G70]=&quot;&quot;);&quot;&quot;;[.G70]*[.M70])" office:value-type="currency" office:currency="GBP" office:value="0.354" calcext:value-type="currency">
            <text:p>£0.35</text:p>
          </table:table-cell>
          <table:table-cell table:style-name="ce24"/>
          <table:table-cell table:style-name="ce24" office:value-type="string" calcext:value-type="string">
            <text:p>MKP-Y2-6N8</text:p>
          </table:table-cell>
          <table:table-cell table:style-name="ce52" office:value-type="float" office:value="0.1584" calcext:value-type="float">
            <text:p>0,158</text:p>
          </table:table-cell>
          <table:table-cell table:style-name="ce60" table:formula="of:=IF(OR([.P70]=&quot;-&quot;;[.G70]=&quot;&quot;);&quot;&quot;;[.G70]*[.Q70])" office:value-type="currency" office:currency="EUR" office:value="0.1584" calcext:value-type="currency">
            <text:p>0,16 €</text:p>
          </table:table-cell>
          <table:table-cell table:style-name="ce67" table:formula="of:=IF([.G70]&lt;&gt;&quot;&quot;; IF([.L70]&lt;&gt;&quot;-&quot;; IF([.R70] &gt; [.N70]*[.$S$1];[.N70]*[.$S$1];[.R70]);[.R70]);&quot;&quot;)" office:value-type="currency" office:currency="EUR" office:value="0.1584" calcext:value-type="currency">
            <text:p>0,158 €</text:p>
          </table:table-cell>
          <table:table-cell table:style-name="ce68" table:formula="of:=[.G70]" office:value-type="float" office:value="1" calcext:value-type="float">
            <text:p>1</text:p>
          </table:table-cell>
          <table:table-cell table:style-name="ce68" table:formula="of:=IF(OR([.T70]&lt;&gt;&quot;&quot;;[.D70]=&quot;Not installed&quot;);&quot;&quot;;[.G70])">
            <text:p/>
          </table:table-cell>
          <table:table-cell table:number-columns-repeated="100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ECS5R5H10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C127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71]=&quot;Power board&quot;; [.B71]*2;[.B71])" office:value-type="float" office:value="1" calcext:value-type="float">
            <text:p>1</text:p>
          </table:table-cell>
          <table:table-cell table:style-name="ce34" office:value-type="string" calcext:value-type="string">
            <text:p>667-EEC-S5R5H105</text:p>
          </table:table-cell>
          <table:table-cell table:style-name="ce40" office:value-type="float" office:value="3.51" calcext:value-type="float">
            <text:p>3,510</text:p>
          </table:table-cell>
          <table:table-cell table:style-name="ce40" table:formula="of:=[.G71]*[.I71]" office:value-type="float" office:value="3.51" calcext:value-type="float">
            <text:p>3,510</text:p>
          </table:table-cell>
          <table:table-cell table:style-name="ce29"/>
          <table:table-cell table:style-name="ce48" office:value-type="float" office:value="9697497" calcext:value-type="float">
            <text:p>9697497</text:p>
          </table:table-cell>
          <table:table-cell table:style-name="ce53" office:value-type="float" office:value="2.78" calcext:value-type="float">
            <text:p>2,780</text:p>
          </table:table-cell>
          <table:table-cell table:style-name="ce56" table:formula="of:=IF(OR([.L71]=&quot;-&quot;; [.G71]=&quot;&quot;);&quot;&quot;;[.G71]*[.M71])" office:value-type="currency" office:currency="GBP" office:value="2.78" calcext:value-type="currency">
            <text:p>£2.78</text:p>
          </table:table-cell>
          <table:table-cell table:style-name="ce25"/>
          <table:table-cell table:style-name="ce19" office:value-type="string" calcext:value-type="string">
            <text:p>EECS5R5H105</text:p>
          </table:table-cell>
          <table:table-cell table:style-name="ce53" office:value-type="float" office:value="2.19" calcext:value-type="float">
            <text:p>2,190</text:p>
          </table:table-cell>
          <table:table-cell table:style-name="ce61" table:formula="of:=IF(OR([.P71]=&quot;-&quot;;[.G71]=&quot;&quot;);&quot;&quot;;[.G71]*[.Q71])" office:value-type="currency" office:currency="EUR" office:value="2.19" calcext:value-type="currency">
            <text:p>2,19 €</text:p>
          </table:table-cell>
          <table:table-cell table:style-name="ce67" table:formula="of:=IF([.G71]&lt;&gt;&quot;&quot;; IF([.L71]&lt;&gt;&quot;-&quot;; IF([.R71] &gt; [.N71]*[.$S$1];[.N71]*[.$S$1];[.R71]);[.R71]);&quot;&quot;)" office:value-type="currency" office:currency="EUR" office:value="2.19" calcext:value-type="currency">
            <text:p>2,190 €</text:p>
          </table:table-cell>
          <table:table-cell table:style-name="ce6" table:formula="of:=[.G71]" office:value-type="float" office:value="1" calcext:value-type="float">
            <text:p>1</text:p>
          </table:table-cell>
          <table:table-cell table:style-name="ce70" table:formula="of:=IF(OR([.T71]&lt;&gt;&quot;&quot;;[.D71]=&quot;Not installed&quot;);&quot;&quot;;[.G71])">
            <text:p/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18" office:value-type="string" calcext:value-type="string">
            <text:p>SMD; Ø10 x 10.2mm</text:p>
          </table:table-cell>
          <table:table-cell table:style-name="ce24" office:value-type="string" calcext:value-type="string">
            <text:p>C1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72]=&quot;Power board&quot;; [.B72]*2;[.B72])" office:value-type="float" office:value="2" calcext:value-type="float">
            <text:p>2</text:p>
          </table:table-cell>
          <table:table-cell table:style-name="ce33" office:value-type="string" calcext:value-type="string">
            <text:p>667-EEE-TG1J101UP</text:p>
          </table:table-cell>
          <table:table-cell table:style-name="ce39" office:value-type="float" office:value="1.2" calcext:value-type="float">
            <text:p>1,200</text:p>
          </table:table-cell>
          <table:table-cell table:style-name="ce39" table:formula="of:=[.G72]*[.I72]" office:value-type="float" office:value="2.4" calcext:value-type="float">
            <text:p>2,400</text:p>
          </table:table-cell>
          <table:table-cell table:style-name="ce28"/>
          <table:table-cell table:style-name="ce13" office:value-type="float" office:value="9696040" calcext:value-type="float">
            <text:p>9696040</text:p>
          </table:table-cell>
          <table:table-cell table:style-name="ce52" office:value-type="float" office:value="0.481" calcext:value-type="float">
            <text:p>0,481</text:p>
          </table:table-cell>
          <table:table-cell table:style-name="ce55" table:formula="of:=IF(OR([.L72]=&quot;-&quot;; [.G72]=&quot;&quot;);&quot;&quot;;[.G72]*[.M72])" office:value-type="currency" office:currency="GBP" office:value="0.962" calcext:value-type="currency">
            <text:p>£0.96</text:p>
          </table:table-cell>
          <table:table-cell table:style-name="ce24"/>
          <table:table-cell table:style-name="ce24" office:value-type="string" calcext:value-type="string">
            <text:p>EEEFK1J101P</text:p>
          </table:table-cell>
          <table:table-cell table:style-name="ce52" office:value-type="float" office:value="0.37" calcext:value-type="float">
            <text:p>0,370</text:p>
          </table:table-cell>
          <table:table-cell table:style-name="ce60" table:formula="of:=IF(OR([.P72]=&quot;-&quot;;[.G72]=&quot;&quot;);&quot;&quot;;[.G72]*[.Q72])" office:value-type="currency" office:currency="EUR" office:value="0.74" calcext:value-type="currency">
            <text:p>0,74 €</text:p>
          </table:table-cell>
          <table:table-cell table:style-name="ce67" table:formula="of:=IF([.G72]&lt;&gt;&quot;&quot;; IF([.L72]&lt;&gt;&quot;-&quot;; IF([.R72] &gt; [.N72]*[.$S$1];[.N72]*[.$S$1];[.R72]);[.R72]);&quot;&quot;)" office:value-type="currency" office:currency="EUR" office:value="0.74" calcext:value-type="currency">
            <text:p>0,740 €</text:p>
          </table:table-cell>
          <table:table-cell table:style-name="ce68"/>
          <table:table-cell table:style-name="ce68" table:formula="of:=IF(OR([.T72]&lt;&gt;&quot;&quot;;[.D72]=&quot;Not installed&quot;);&quot;&quot;;[.G7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EEFK1J470P</text:p>
          </table:table-cell>
          <table:table-cell table:style-name="ce19" office:value-type="string" calcext:value-type="string">
            <text:p>SMD; Ø8x10.2mm</text:p>
          </table:table-cell>
          <table:table-cell table:style-name="ce19" office:value-type="string" calcext:value-type="string">
            <text:p>C1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73]=&quot;Power board&quot;; [.B73]*2;[.B73])" office:value-type="float" office:value="2" calcext:value-type="float">
            <text:p>2</text:p>
          </table:table-cell>
          <table:table-cell table:style-name="ce34" office:value-type="string" calcext:value-type="string">
            <text:p>667-EEE-FK1J470P</text:p>
          </table:table-cell>
          <table:table-cell table:style-name="ce40" office:value-type="float" office:value="0.887" calcext:value-type="float">
            <text:p>0,887</text:p>
          </table:table-cell>
          <table:table-cell table:style-name="ce40" table:formula="of:=[.G73]*[.I73]" office:value-type="float" office:value="1.774" calcext:value-type="float">
            <text:p>1,774</text:p>
          </table:table-cell>
          <table:table-cell table:style-name="ce29"/>
          <table:table-cell table:style-name="ce48" office:value-type="float" office:value="9696032" calcext:value-type="float">
            <text:p>9696032</text:p>
          </table:table-cell>
          <table:table-cell table:style-name="ce53" office:value-type="float" office:value="0.603" calcext:value-type="float">
            <text:p>0,603</text:p>
          </table:table-cell>
          <table:table-cell table:style-name="ce56" table:formula="of:=IF(OR([.L73]=&quot;-&quot;; [.G73]=&quot;&quot;);&quot;&quot;;[.G73]*[.M73])" office:value-type="currency" office:currency="GBP" office:value="1.206" calcext:value-type="currency">
            <text:p>£1.21</text:p>
          </table:table-cell>
          <table:table-cell table:style-name="ce25"/>
          <table:table-cell table:style-name="ce19" office:value-type="string" calcext:value-type="string">
            <text:p>EEEFK1J470P</text:p>
          </table:table-cell>
          <table:table-cell table:style-name="ce53" office:value-type="float" office:value="0.44269" calcext:value-type="float">
            <text:p>0,443</text:p>
          </table:table-cell>
          <table:table-cell table:style-name="ce61" table:formula="of:=IF(OR([.P73]=&quot;-&quot;;[.G73]=&quot;&quot;);&quot;&quot;;[.G73]*[.Q73])" office:value-type="currency" office:currency="EUR" office:value="0.88538" calcext:value-type="currency">
            <text:p>0,89 €</text:p>
          </table:table-cell>
          <table:table-cell table:style-name="ce67" table:formula="of:=IF([.G73]&lt;&gt;&quot;&quot;; IF([.L73]&lt;&gt;&quot;-&quot;; IF([.R73] &gt; [.N73]*[.$S$1];[.N73]*[.$S$1];[.R73]);[.R73]);&quot;&quot;)" office:value-type="currency" office:currency="EUR" office:value="0.88538" calcext:value-type="currency">
            <text:p>0,885 €</text:p>
          </table:table-cell>
          <table:table-cell table:style-name="ce6"/>
          <table:table-cell table:style-name="ce70" table:formula="of:=IF(OR([.T73]&lt;&gt;&quot;&quot;;[.D73]=&quot;Not installed&quot;);&quot;&quot;;[.G7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PW1J150MED</text:p>
          </table:table-cell>
          <table:table-cell table:style-name="ce18" office:value-type="string" calcext:value-type="string">
            <text:p>SMD; Ø6.3x5.8mm</text:p>
          </table:table-cell>
          <table:table-cell table:style-name="ce24" office:value-type="string" calcext:value-type="string">
            <text:p>C106, C11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74]=&quot;Power board&quot;; [.B74]*2;[.B74])" office:value-type="float" office:value="2" calcext:value-type="float">
            <text:p>2</text:p>
          </table:table-cell>
          <table:table-cell table:style-name="ce33" office:value-type="string" calcext:value-type="string">
            <text:p>647-UPW1J150MED</text:p>
          </table:table-cell>
          <table:table-cell table:style-name="ce39" office:value-type="float" office:value="0.338" calcext:value-type="float">
            <text:p>0,338</text:p>
          </table:table-cell>
          <table:table-cell table:style-name="ce39" table:formula="of:=[.G74]*[.I74]" office:value-type="float" office:value="0.676" calcext:value-type="float">
            <text:p>0,676</text:p>
          </table:table-cell>
          <table:table-cell table:style-name="ce28"/>
          <table:table-cell table:style-name="ce13" office:value-type="float" office:value="2326151" calcext:value-type="float">
            <text:p>2326151</text:p>
          </table:table-cell>
          <table:table-cell table:style-name="ce52" office:value-type="float" office:value="0.222" calcext:value-type="float">
            <text:p>0,222</text:p>
          </table:table-cell>
          <table:table-cell table:style-name="ce55" table:formula="of:=IF(OR([.L74]=&quot;-&quot;; [.G74]=&quot;&quot;);&quot;&quot;;[.G74]*[.M74])" office:value-type="currency" office:currency="GBP" office:value="0.444" calcext:value-type="currency">
            <text:p>£0.44</text:p>
          </table:table-cell>
          <table:table-cell table:style-name="ce24"/>
          <table:table-cell table:style-name="ce24" office:value-type="string" calcext:value-type="string">
            <text:p>UWT1H220MCL6GS</text:p>
          </table:table-cell>
          <table:table-cell table:style-name="ce52" office:value-type="float" office:value="0.08776" calcext:value-type="float">
            <text:p>0,088</text:p>
          </table:table-cell>
          <table:table-cell table:style-name="ce60" table:formula="of:=IF(OR([.P74]=&quot;-&quot;;[.G74]=&quot;&quot;);&quot;&quot;;[.G74]*[.Q74])" office:value-type="currency" office:currency="EUR" office:value="0.17552" calcext:value-type="currency">
            <text:p>0,18 €</text:p>
          </table:table-cell>
          <table:table-cell table:style-name="ce67" table:formula="of:=IF([.G74]&lt;&gt;&quot;&quot;; IF([.L74]&lt;&gt;&quot;-&quot;; IF([.R74] &gt; [.N74]*[.$S$1];[.N74]*[.$S$1];[.R74]);[.R74]);&quot;&quot;)" office:value-type="currency" office:currency="EUR" office:value="0.17552" calcext:value-type="currency">
            <text:p>0,176 €</text:p>
          </table:table-cell>
          <table:table-cell table:style-name="ce68"/>
          <table:table-cell table:style-name="ce68" table:formula="of:=IF(OR([.T74]&lt;&gt;&quot;&quot;;[.D74]=&quot;Not installed&quot;);&quot;&quot;;[.G7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2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75]=&quot;Power board&quot;; [.B75]*2;[.B7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22, D23, D24, D26, D2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76]=&quot;Power board&quot;; [.B76]*2;[.B76])" office:value-type="float" office:value="5" calcext:value-type="float">
            <text:p>5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BAS3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6, D11, D12, D13, D14, D15, D16, D17, D1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77]=&quot;Power board&quot;; [.B77]*2;[.B77])" office:value-type="float" office:value="18" calcext:value-type="float">
            <text:p>18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75:.G77])" office:value-type="float" office:value="24" calcext:value-type="float">
            <text:p>24</text:p>
          </table:table-cell>
          <table:table-cell table:style-name="ce33" office:value-type="string" calcext:value-type="string">
            <text:p>771-BAS316135</text:p>
          </table:table-cell>
          <table:table-cell table:style-name="ce39" office:value-type="float" office:value="0.252" calcext:value-type="float">
            <text:p>0,252</text:p>
          </table:table-cell>
          <table:table-cell table:style-name="ce39" table:formula="of:=[.G78]*[.I78]" office:value-type="float" office:value="6.048" calcext:value-type="float">
            <text:p>6,048</text:p>
          </table:table-cell>
          <table:table-cell table:style-name="ce28"/>
          <table:table-cell table:style-name="ce13" office:value-type="float" office:value="8734275" calcext:value-type="float">
            <text:p>8734275</text:p>
          </table:table-cell>
          <table:table-cell table:style-name="ce52" office:value-type="float" office:value="0.14" calcext:value-type="float">
            <text:p>0,140</text:p>
          </table:table-cell>
          <table:table-cell table:style-name="ce55" table:formula="of:=IF(OR([.L78]=&quot;-&quot;; [.G78]=&quot;&quot;);&quot;&quot;;[.G78]*[.M78])" office:value-type="currency" office:currency="GBP" office:value="3.36" calcext:value-type="currency">
            <text:p>£3.36</text:p>
          </table:table-cell>
          <table:table-cell table:style-name="ce24"/>
          <table:table-cell table:style-name="ce24" office:value-type="string" calcext:value-type="string">
            <text:p>BAS316</text:p>
          </table:table-cell>
          <table:table-cell table:style-name="ce52" office:value-type="float" office:value="0.0185" calcext:value-type="float">
            <text:p>0,019</text:p>
          </table:table-cell>
          <table:table-cell table:style-name="ce60" table:formula="of:=IF(OR([.P78]=&quot;-&quot;;[.G78]=&quot;&quot;);&quot;&quot;;[.G78]*[.Q78])" office:value-type="currency" office:currency="EUR" office:value="0.444" calcext:value-type="currency">
            <text:p>0,44 €</text:p>
          </table:table-cell>
          <table:table-cell table:style-name="ce67" table:formula="of:=IF([.G78]&lt;&gt;&quot;&quot;; IF([.L78]&lt;&gt;&quot;-&quot;; IF([.R78] &gt; [.N78]*[.$S$1];[.N78]*[.$S$1];[.R78]);[.R78]);&quot;&quot;)" office:value-type="currency" office:currency="EUR" office:value="0.444" calcext:value-type="currency">
            <text:p>0,444 €</text:p>
          </table:table-cell>
          <table:table-cell table:style-name="ce68"/>
          <table:table-cell table:style-name="ce68" table:formula="of:=IF(OR([.T78]&lt;&gt;&quot;&quot;;[.D78]=&quot;Not installed&quot;);&quot;&quot;;[.G78])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79]=&quot;-&quot;; [.G79]=&quot;&quot;);&quot;&quot;;[.G79]*[.M7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79]=&quot;-&quot;;[.G79]=&quot;&quot;);&quot;&quot;;[.G79]*[.Q7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AT54S</text:p>
          </table:table-cell>
          <table:table-cell table:style-name="ce18" office:value-type="string" calcext:value-type="string">
            <text:p>BAT54S</text:p>
          </table:table-cell>
          <table:table-cell table:style-name="ce24" office:value-type="string" calcext:value-type="string">
            <text:p>D2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0]=&quot;Power board&quot;; [.B80]*2;[.B80])" office:value-type="float" office:value="1" calcext:value-type="float">
            <text:p>1</text:p>
          </table:table-cell>
          <table:table-cell table:style-name="ce33" office:value-type="string" calcext:value-type="string">
            <text:p>511-BAT54SFILMY</text:p>
          </table:table-cell>
          <table:table-cell table:style-name="ce39" office:value-type="float" office:value="0.416" calcext:value-type="float">
            <text:p>0,416</text:p>
          </table:table-cell>
          <table:table-cell table:style-name="ce39" table:formula="of:=[.G80]*[.I80]" office:value-type="float" office:value="0.416" calcext:value-type="float">
            <text:p>0,416</text:p>
          </table:table-cell>
          <table:table-cell table:style-name="ce28"/>
          <table:table-cell table:style-name="ce13" office:value-type="string" calcext:value-type="string">
            <text:p>1621835</text:p>
          </table:table-cell>
          <table:table-cell table:style-name="ce52" office:value-type="float" office:value="0.0859" calcext:value-type="float">
            <text:p>0,086</text:p>
          </table:table-cell>
          <table:table-cell table:style-name="ce55" table:formula="of:=IF(OR([.L80]=&quot;-&quot;; [.G80]=&quot;&quot;);&quot;&quot;;[.G80]*[.M80])" office:value-type="currency" office:currency="GBP" office:value="0.0859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BAT54S.215</text:p>
          </table:table-cell>
          <table:table-cell table:style-name="ce52" office:value-type="float" office:value="0.017" calcext:value-type="float">
            <text:p>0,017</text:p>
          </table:table-cell>
          <table:table-cell table:style-name="ce60" table:formula="of:=IF(OR([.P80]=&quot;-&quot;;[.G80]=&quot;&quot;);&quot;&quot;;[.G80]*[.Q80])" office:value-type="currency" office:currency="EUR" office:value="0.017" calcext:value-type="currency">
            <text:p>0,02 €</text:p>
          </table:table-cell>
          <table:table-cell table:style-name="ce67" table:formula="of:=IF([.G80]&lt;&gt;&quot;&quot;; IF([.L80]&lt;&gt;&quot;-&quot;; IF([.R80] &gt; [.N80]*[.$S$1];[.N80]*[.$S$1];[.R80]);[.R80]);&quot;&quot;)" office:value-type="currency" office:currency="EUR" office:value="0.017" calcext:value-type="currency">
            <text:p>0,017 €</text:p>
          </table:table-cell>
          <table:table-cell table:style-name="ce68"/>
          <table:table-cell table:style-name="ce68" table:formula="of:=IF(OR([.T80]&lt;&gt;&quot;&quot;;[.D80]=&quot;Not installed&quot;);&quot;&quot;;[.G8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FLS1100-7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19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81]=&quot;Power board&quot;; [.B81]*2;[.B8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FLS1100-7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7, D1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82]=&quot;Power board&quot;; [.B82]*2;[.B82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81:.G82])" office:value-type="float" office:value="5" calcext:value-type="float">
            <text:p>5</text:p>
          </table:table-cell>
          <table:table-cell table:style-name="ce34" office:value-type="string" calcext:value-type="string">
            <text:p>621-DFLS1100-7</text:p>
          </table:table-cell>
          <table:table-cell table:style-name="ce40" office:value-type="float" office:value="0.476" calcext:value-type="float">
            <text:p>0,476</text:p>
          </table:table-cell>
          <table:table-cell table:style-name="ce40" table:formula="of:=[.G83]*[.I83]" office:value-type="float" office:value="2.38" calcext:value-type="float">
            <text:p>2,380</text:p>
          </table:table-cell>
          <table:table-cell table:style-name="ce29"/>
          <table:table-cell table:style-name="ce48" office:value-type="float" office:value="1713889" calcext:value-type="float">
            <text:p>1713889</text:p>
          </table:table-cell>
          <table:table-cell table:style-name="ce53" office:value-type="float" office:value="0.657" calcext:value-type="float">
            <text:p>0,657</text:p>
          </table:table-cell>
          <table:table-cell table:style-name="ce56" table:formula="of:=IF(OR([.L83]=&quot;-&quot;; [.G83]=&quot;&quot;);&quot;&quot;;[.G83]*[.M83])" office:value-type="currency" office:currency="GBP" office:value="3.285" calcext:value-type="currency">
            <text:p>£3.2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83]=&quot;-&quot;;[.G83]=&quot;&quot;);&quot;&quot;;[.G83]*[.Q83])">
            <text:p/>
          </table:table-cell>
          <table:table-cell table:style-name="ce67" table:formula="of:=IF([.G83]&lt;&gt;&quot;&quot;; IF([.L83]&lt;&gt;&quot;-&quot;; IF([.R83] &gt; [.N83]*[.$S$1];[.N83]*[.$S$1];[.R83]);[.R83]);&quot;&quot;)" office:value-type="currency" office:currency="EUR" office:value="3.92416245" calcext:value-type="currency">
            <text:p>3,924 €</text:p>
          </table:table-cell>
          <table:table-cell table:style-name="ce6"/>
          <table:table-cell table:style-name="ce70" table:formula="of:=IF(OR([.T83]&lt;&gt;&quot;&quot;;[.D83]=&quot;Not installed&quot;);&quot;&quot;;[.G83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84]=&quot;-&quot;; [.G84]=&quot;&quot;);&quot;&quot;;[.G84]*[.M8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84]=&quot;-&quot;;[.G84]=&quot;&quot;);&quot;&quot;;[.G84]*[.Q8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2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85]=&quot;Power board&quot;; [.B85]*2;[.B8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2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6]=&quot;Power board&quot;; [.B86]*2;[.B8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8, D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87]=&quot;Power board&quot;; [.B87]*2;[.B87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85:.G87])" office:value-type="float" office:value="6" calcext:value-type="float">
            <text:p>6</text:p>
          </table:table-cell>
          <table:table-cell table:style-name="ce33" office:value-type="string" calcext:value-type="string">
            <text:p>771-PMEG4005AEAT/R</text:p>
          </table:table-cell>
          <table:table-cell table:style-name="ce39" office:value-type="float" office:value="0.52" calcext:value-type="float">
            <text:p>0,520</text:p>
          </table:table-cell>
          <table:table-cell table:style-name="ce39" table:formula="of:=[.G88]*[.I88]" office:value-type="float" office:value="3.12" calcext:value-type="float">
            <text:p>3,120</text:p>
          </table:table-cell>
          <table:table-cell table:style-name="ce28"/>
          <table:table-cell table:style-name="ce13" office:value-type="float" office:value="8738025" calcext:value-type="float">
            <text:p>8738025</text:p>
          </table:table-cell>
          <table:table-cell table:style-name="ce52" office:value-type="float" office:value="0.146" calcext:value-type="float">
            <text:p>0,146</text:p>
          </table:table-cell>
          <table:table-cell table:style-name="ce55" table:formula="of:=IF(OR([.L88]=&quot;-&quot;; [.G88]=&quot;&quot;);&quot;&quot;;[.G88]*[.M88])" office:value-type="currency" office:currency="GBP" office:value="0.876" calcext:value-type="currency">
            <text:p>£0.88</text:p>
          </table:table-cell>
          <table:table-cell table:style-name="ce24"/>
          <table:table-cell table:style-name="ce24" office:value-type="string" calcext:value-type="string">
            <text:p>SKL16</text:p>
          </table:table-cell>
          <table:table-cell table:style-name="ce52" office:value-type="float" office:value="0.0185" calcext:value-type="float">
            <text:p>0,019</text:p>
          </table:table-cell>
          <table:table-cell table:style-name="ce60" table:formula="of:=IF(OR([.P88]=&quot;-&quot;;[.G88]=&quot;&quot;);&quot;&quot;;[.G88]*[.Q88])" office:value-type="currency" office:currency="EUR" office:value="0.111" calcext:value-type="currency">
            <text:p>0,11 €</text:p>
          </table:table-cell>
          <table:table-cell table:style-name="ce67" table:formula="of:=IF([.G88]&lt;&gt;&quot;&quot;; IF([.L88]&lt;&gt;&quot;-&quot;; IF([.R88] &gt; [.N88]*[.$S$1];[.N88]*[.$S$1];[.R88]);[.R88]);&quot;&quot;)" office:value-type="currency" office:currency="EUR" office:value="0.111" calcext:value-type="currency">
            <text:p>0,111 €</text:p>
          </table:table-cell>
          <table:table-cell table:style-name="ce68"/>
          <table:table-cell table:style-name="ce68" table:formula="of:=IF(OR([.T88]&lt;&gt;&quot;&quot;;[.D88]=&quot;Not installed&quot;);&quot;&quot;;[.G88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89]=&quot;-&quot;; [.G89]=&quot;&quot;);&quot;&quot;;[.G89]*[.M8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89]=&quot;-&quot;;[.G89]=&quot;&quot;);&quot;&quot;;[.G89]*[.Q8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MBJ5.0A-TR</text:p>
          </table:table-cell>
          <table:table-cell table:style-name="ce18" office:value-type="string" calcext:value-type="string">
            <text:p>DO-214AA</text:p>
          </table:table-cell>
          <table:table-cell table:style-name="ce24" office:value-type="string" calcext:value-type="string">
            <text:p>D2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90]=&quot;Power board&quot;; [.B90]*2;[.B90])" office:value-type="float" office:value="1" calcext:value-type="float">
            <text:p>1</text:p>
          </table:table-cell>
          <table:table-cell table:style-name="ce33" office:value-type="string" calcext:value-type="string">
            <text:p>511-SMBJ5.0A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39" table:formula="of:=[.G90]*[.I90]" office:value-type="float" office:value="0.362" calcext:value-type="float">
            <text:p>0,362</text:p>
          </table:table-cell>
          <table:table-cell table:style-name="ce28"/>
          <table:table-cell table:style-name="ce13" office:value-type="float" office:value="9886311" calcext:value-type="float">
            <text:p>9886311</text:p>
          </table:table-cell>
          <table:table-cell table:style-name="ce52" office:value-type="float" office:value="0.086" calcext:value-type="float">
            <text:p>0,086</text:p>
          </table:table-cell>
          <table:table-cell table:style-name="ce55" table:formula="of:=IF(OR([.L90]=&quot;-&quot;; [.G90]=&quot;&quot;);&quot;&quot;;[.G90]*[.M90])" office:value-type="currency" office:currency="GBP" office:value="0.086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SMBJ5.0A-TR</text:p>
          </table:table-cell>
          <table:table-cell table:style-name="ce52" office:value-type="float" office:value="0.0943" calcext:value-type="float">
            <text:p>0,094</text:p>
          </table:table-cell>
          <table:table-cell table:style-name="ce60" table:formula="of:=IF(OR([.P90]=&quot;-&quot;;[.G90]=&quot;&quot;);&quot;&quot;;[.G90]*[.Q90])" office:value-type="currency" office:currency="EUR" office:value="0.0943" calcext:value-type="currency">
            <text:p>0,09 €</text:p>
          </table:table-cell>
          <table:table-cell table:style-name="ce67" table:formula="of:=IF([.G90]&lt;&gt;&quot;&quot;; IF([.L90]&lt;&gt;&quot;-&quot;; IF([.R90] &gt; [.N90]*[.$S$1];[.N90]*[.$S$1];[.R90]);[.R90]);&quot;&quot;)" office:value-type="currency" office:currency="EUR" office:value="0.0943" calcext:value-type="currency">
            <text:p>0,094 €</text:p>
          </table:table-cell>
          <table:table-cell table:style-name="ce68"/>
          <table:table-cell table:style-name="ce68" table:formula="of:=IF(OR([.T90]&lt;&gt;&quot;&quot;;[.D90]=&quot;Not installed&quot;);&quot;&quot;;[.G90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1]=&quot;Power board&quot;; [.B91]*2;[.B91])" office:value-type="float" office:value="2" calcext:value-type="float">
            <text:p>2</text:p>
          </table:table-cell>
          <table:table-cell table:style-name="ce34" office:value-type="string" calcext:value-type="string">
            <text:p>511-STPS15H100CB</text:p>
          </table:table-cell>
          <table:table-cell table:style-name="ce40" office:value-type="float" office:value="0.896" calcext:value-type="float">
            <text:p>0,896</text:p>
          </table:table-cell>
          <table:table-cell table:style-name="ce40" table:formula="of:=[.G91]*[.I91]" office:value-type="float" office:value="1.792" calcext:value-type="float">
            <text:p>1,792</text:p>
          </table:table-cell>
          <table:table-cell table:style-name="ce29"/>
          <table:table-cell table:style-name="ce48" office:value-type="float" office:value="2344052" calcext:value-type="float">
            <text:p>2344052</text:p>
          </table:table-cell>
          <table:table-cell table:style-name="ce53" office:value-type="float" office:value="0.549" calcext:value-type="float">
            <text:p>0,549</text:p>
          </table:table-cell>
          <table:table-cell table:style-name="ce56" table:formula="of:=IF(OR([.L91]=&quot;-&quot;; [.G91]=&quot;&quot;);&quot;&quot;;[.G91]*[.M91])" office:value-type="currency" office:currency="GBP" office:value="1.098" calcext:value-type="currency">
            <text:p>£1.1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1]=&quot;-&quot;;[.G91]=&quot;&quot;);&quot;&quot;;[.G91]*[.Q91])">
            <text:p/>
          </table:table-cell>
          <table:table-cell table:style-name="ce67" table:formula="of:=IF([.G91]&lt;&gt;&quot;&quot;; IF([.L91]&lt;&gt;&quot;-&quot;; IF([.R91] &gt; [.N91]*[.$S$1];[.N91]*[.$S$1];[.R91]);[.R91]);&quot;&quot;)" office:value-type="currency" office:currency="EUR" office:value="1.31163786" calcext:value-type="currency">
            <text:p>1,312 €</text:p>
          </table:table-cell>
          <table:table-cell table:style-name="ce6"/>
          <table:table-cell table:style-name="ce70" table:formula="of:=IF(OR([.T91]&lt;&gt;&quot;&quot;;[.D91]=&quot;Not installed&quot;);&quot;&quot;;[.G9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1, FB2, FB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92]=&quot;Power board&quot;; [.B92]*2;[.B92])" office:value-type="float" office:value="6" calcext:value-type="float">
            <text:p>6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60R@100MHz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FB4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93]=&quot;Power board&quot;; [.B93]*2;[.B9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94]=&quot;Power board&quot;; [.B94]*2;[.B9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92:.G94])" office:value-type="float" office:value="8" calcext:value-type="float">
            <text:p>8</text:p>
          </table:table-cell>
          <table:table-cell table:style-name="ce34" office:value-type="string" calcext:value-type="string">
            <text:p>710-742792602</text:p>
          </table:table-cell>
          <table:table-cell table:style-name="ce40" office:value-type="float" office:value="0.16" calcext:value-type="float">
            <text:p>0,160</text:p>
          </table:table-cell>
          <table:table-cell table:style-name="ce40" table:formula="of:=[.G95]*[.I95]" office:value-type="float" office:value="1.28" calcext:value-type="float">
            <text:p>1,280</text:p>
          </table:table-cell>
          <table:table-cell table:style-name="ce29"/>
          <table:table-cell table:style-name="ce48" office:value-type="float" office:value="1635704" calcext:value-type="float">
            <text:p>1635704</text:p>
          </table:table-cell>
          <table:table-cell table:style-name="ce53" office:value-type="float" office:value="0.171" calcext:value-type="float">
            <text:p>0,171</text:p>
          </table:table-cell>
          <table:table-cell table:style-name="ce56" table:formula="of:=IF(OR([.L95]=&quot;-&quot;; [.G95]=&quot;&quot;);&quot;&quot;;[.G95]*[.M95])" office:value-type="currency" office:currency="GBP" office:value="1.368" calcext:value-type="currency">
            <text:p>£1.37</text:p>
          </table:table-cell>
          <table:table-cell table:style-name="ce25"/>
          <table:table-cell table:style-name="ce19" office:value-type="string" calcext:value-type="string">
            <text:p>LCBA-600</text:p>
          </table:table-cell>
          <table:table-cell table:style-name="ce53" office:value-type="float" office:value="0.0269" calcext:value-type="float">
            <text:p>0,027</text:p>
          </table:table-cell>
          <table:table-cell table:style-name="ce61" table:formula="of:=IF(OR([.P95]=&quot;-&quot;;[.G95]=&quot;&quot;);&quot;&quot;;[.G95]*[.Q95])" office:value-type="currency" office:currency="EUR" office:value="0.2152" calcext:value-type="currency">
            <text:p>0,22 €</text:p>
          </table:table-cell>
          <table:table-cell table:style-name="ce67" table:formula="of:=IF([.G95]&lt;&gt;&quot;&quot;; IF([.L95]&lt;&gt;&quot;-&quot;; IF([.R95] &gt; [.N95]*[.$S$1];[.N95]*[.$S$1];[.R95]);[.R95]);&quot;&quot;)" office:value-type="currency" office:currency="EUR" office:value="0.2152" calcext:value-type="currency">
            <text:p>0,215 €</text:p>
          </table:table-cell>
          <table:table-cell table:style-name="ce6"/>
          <table:table-cell table:style-name="ce70" table:formula="of:=IF(OR([.T95]&lt;&gt;&quot;&quot;;[.D95]=&quot;Not installed&quot;);&quot;&quot;;[.G95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96]=&quot;-&quot;; [.G96]=&quot;&quot;);&quot;&quot;;[.G96]*[.M9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96]=&quot;-&quot;;[.G96]=&quot;&quot;);&quot;&quot;;[.G96]*[.Q9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19" office:value-type="string" calcext:value-type="string">
            <text:p>MSOP-12</text:p>
          </table:table-cell>
          <table:table-cell table:style-name="ce19" office:value-type="string" calcext:value-type="string">
            <text:p>IC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7]=&quot;Power board&quot;; [.B97]*2;[.B97])" office:value-type="float" office:value="2" calcext:value-type="float">
            <text:p>2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G97]*[.I97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293128" calcext:value-type="float">
            <text:p>2293128</text:p>
          </table:table-cell>
          <table:table-cell table:style-name="ce53" office:value-type="float" office:value="3.38" calcext:value-type="float">
            <text:p>3,380</text:p>
          </table:table-cell>
          <table:table-cell table:style-name="ce56" table:formula="of:=IF(OR([.L97]=&quot;-&quot;; [.G97]=&quot;&quot;);&quot;&quot;;[.G97]*[.M97])" office:value-type="currency" office:currency="GBP" office:value="6.76" calcext:value-type="currency">
            <text:p>£6.76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7]=&quot;-&quot;;[.G97]=&quot;&quot;);&quot;&quot;;[.G97]*[.Q97])">
            <text:p/>
          </table:table-cell>
          <table:table-cell table:style-name="ce67" table:formula="of:=IF([.G97]&lt;&gt;&quot;&quot;; IF([.L97]&lt;&gt;&quot;-&quot;; IF([.R97] &gt; [.N97]*[.$S$1];[.N97]*[.$S$1];[.R97]);[.R97]);&quot;&quot;)" office:value-type="currency" office:currency="EUR" office:value="8.0752932" calcext:value-type="currency">
            <text:p>8,075 €</text:p>
          </table:table-cell>
          <table:table-cell table:style-name="ce6"/>
          <table:table-cell table:style-name="ce70" table:formula="of:=IF(OR([.T97]&lt;&gt;&quot;&quot;;[.D97]=&quot;Not installed&quot;);&quot;&quot;;[.G9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G4</text:p>
          </table:table-cell>
          <table:table-cell table:style-name="ce18" office:value-type="string" calcext:value-type="string">
            <text:p>SOIC-8</text:p>
          </table:table-cell>
          <table:table-cell table:style-name="ce24" office:value-type="string" calcext:value-type="string">
            <text:p>IC1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98]=&quot;Power board&quot;; [.B98]*2;[.B98])" office:value-type="float" office:value="2" calcext:value-type="float">
            <text:p>2</text:p>
          </table:table-cell>
          <table:table-cell table:style-name="ce33" office:value-type="string" calcext:value-type="string">
            <text:p>595-REF5025AIDG4</text:p>
          </table:table-cell>
          <table:table-cell table:style-name="ce39" office:value-type="float" office:value="3.56" calcext:value-type="float">
            <text:p>3,560</text:p>
          </table:table-cell>
          <table:table-cell table:style-name="ce39" table:formula="of:=[.I98]*[.G98]" office:value-type="float" office:value="7.12" calcext:value-type="float">
            <text:p>7,120</text:p>
          </table:table-cell>
          <table:table-cell table:style-name="ce28"/>
          <table:table-cell table:style-name="ce13" office:value-type="float" office:value="1439622" calcext:value-type="float">
            <text:p>1439622</text:p>
          </table:table-cell>
          <table:table-cell table:style-name="ce52" office:value-type="float" office:value="2.4" calcext:value-type="float">
            <text:p>2,400</text:p>
          </table:table-cell>
          <table:table-cell table:style-name="ce55" table:formula="of:=IF(OR([.L98]=&quot;-&quot;; [.G98]=&quot;&quot;);&quot;&quot;;[.G98]*[.M98])" office:value-type="currency" office:currency="GBP" office:value="4.8" calcext:value-type="currency">
            <text:p>£4.80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98]=&quot;-&quot;;[.G98]=&quot;&quot;);&quot;&quot;;[.G98]*[.Q98])">
            <text:p/>
          </table:table-cell>
          <table:table-cell table:style-name="ce67" table:formula="of:=IF([.G98]&lt;&gt;&quot;&quot;; IF([.L98]&lt;&gt;&quot;-&quot;; IF([.R98] &gt; [.N98]*[.$S$1];[.N98]*[.$S$1];[.R98]);[.R98]);&quot;&quot;)" office:value-type="currency" office:currency="EUR" office:value="5.733936" calcext:value-type="currency">
            <text:p>5,734 €</text:p>
          </table:table-cell>
          <table:table-cell table:style-name="ce68"/>
          <table:table-cell table:style-name="ce68" table:formula="of:=IF(OR([.T98]&lt;&gt;&quot;&quot;;[.D98]=&quot;Not installed&quot;);&quot;&quot;;[.G9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AC8552IDGKTG4</text:p>
          </table:table-cell>
          <table:table-cell table:style-name="ce19" office:value-type="string" calcext:value-type="string">
            <text:p>SOP-8</text:p>
          </table:table-cell>
          <table:table-cell table:style-name="ce19" office:value-type="string" calcext:value-type="string">
            <text:p>IC1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9]=&quot;Power board&quot;; [.B99]*2;[.B99])" office:value-type="float" office:value="2" calcext:value-type="float">
            <text:p>2</text:p>
          </table:table-cell>
          <table:table-cell table:style-name="ce34" office:value-type="string" calcext:value-type="string">
            <text:p>595-DAC8552IDGKR</text:p>
          </table:table-cell>
          <table:table-cell table:style-name="ce40" office:value-type="float" office:value="6.51" calcext:value-type="float">
            <text:p>6,510</text:p>
          </table:table-cell>
          <table:table-cell table:style-name="ce40" table:formula="of:=[.G99]*[.I99]" office:value-type="float" office:value="13.02" calcext:value-type="float">
            <text:p>13,020</text:p>
          </table:table-cell>
          <table:table-cell table:style-name="ce29"/>
          <table:table-cell table:style-name="ce48" office:value-type="float" office:value="1329584" calcext:value-type="float">
            <text:p>1329584</text:p>
          </table:table-cell>
          <table:table-cell table:style-name="ce53" office:value-type="float" office:value="5.95" calcext:value-type="float">
            <text:p>5,950</text:p>
          </table:table-cell>
          <table:table-cell table:style-name="ce56" table:formula="of:=IF(OR([.L99]=&quot;-&quot;; [.G99]=&quot;&quot;);&quot;&quot;;[.G99]*[.M99])" office:value-type="currency" office:currency="GBP" office:value="11.9" calcext:value-type="currency">
            <text:p>£11.9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9]=&quot;-&quot;;[.G99]=&quot;&quot;);&quot;&quot;;[.G99]*[.Q99])">
            <text:p/>
          </table:table-cell>
          <table:table-cell table:style-name="ce67" table:formula="of:=IF([.G99]&lt;&gt;&quot;&quot;; IF([.L99]&lt;&gt;&quot;-&quot;; IF([.R99] &gt; [.N99]*[.$S$1];[.N99]*[.$S$1];[.R99]);[.R99]);&quot;&quot;)" office:value-type="currency" office:currency="EUR" office:value="14.215383" calcext:value-type="currency">
            <text:p>14,215 €</text:p>
          </table:table-cell>
          <table:table-cell table:style-name="ce6"/>
          <table:table-cell table:style-name="ce70" table:formula="of:=IF(OR([.T99]&lt;&gt;&quot;&quot;;[.D99]=&quot;Not installed&quot;);&quot;&quot;;[.G9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G465SOT-23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00]=&quot;Power board&quot;; [.B100]*2;[.B100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100]*[.G100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2376952" calcext:value-type="float">
            <text:p>2376952</text:p>
          </table:table-cell>
          <table:table-cell table:style-name="ce52" office:value-type="float" office:value="1.33" calcext:value-type="float">
            <text:p>1,330</text:p>
          </table:table-cell>
          <table:table-cell table:style-name="ce55" table:formula="of:=IF(OR([.L100]=&quot;-&quot;; [.G100]=&quot;&quot;);&quot;&quot;;[.G100]*[.M100])" office:value-type="currency" office:currency="GBP" office:value="2.66" calcext:value-type="currency">
            <text:p>£2.6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0]=&quot;-&quot;;[.G100]=&quot;&quot;);&quot;&quot;;[.G100]*[.Q100])">
            <text:p/>
          </table:table-cell>
          <table:table-cell table:style-name="ce67" table:formula="of:=IF([.G100]&lt;&gt;&quot;&quot;; IF([.L100]&lt;&gt;&quot;-&quot;; IF([.R100] &gt; [.N100]*[.$S$1];[.N100]*[.$S$1];[.R100]);[.R100]);&quot;&quot;)" office:value-type="currency" office:currency="EUR" office:value="3.1775562" calcext:value-type="currency">
            <text:p>3,178 €</text:p>
          </table:table-cell>
          <table:table-cell table:style-name="ce68"/>
          <table:table-cell table:style-name="ce68" table:formula="of:=IF(OR([.T100]&lt;&gt;&quot;&quot;;[.D100]=&quot;Not installed&quot;);&quot;&quot;;[.G10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S5A9411DCKT</text:p>
          </table:table-cell>
          <table:table-cell table:style-name="ce19" office:value-type="string" calcext:value-type="string">
            <text:p>SC-70</text:p>
          </table:table-cell>
          <table:table-cell table:style-name="ce19" office:value-type="string" calcext:value-type="string">
            <text:p>IC1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1]=&quot;Power board&quot;; [.B101]*2;[.B101])" office:value-type="float" office:value="2" calcext:value-type="float">
            <text:p>2</text:p>
          </table:table-cell>
          <table:table-cell table:style-name="ce34" office:value-type="string" calcext:value-type="string">
            <text:p>595-TS5A9411DCKR</text:p>
          </table:table-cell>
          <table:table-cell table:style-name="ce40" office:value-type="float" office:value="0.534" calcext:value-type="float">
            <text:p>0,534</text:p>
          </table:table-cell>
          <table:table-cell table:style-name="ce40" table:formula="of:=[.G101]*[.I101]" office:value-type="float" office:value="1.068" calcext:value-type="float">
            <text:p>1,068</text:p>
          </table:table-cell>
          <table:table-cell table:style-name="ce29"/>
          <table:table-cell table:style-name="ce48" office:value-type="float" office:value="1755582" calcext:value-type="float">
            <text:p>1755582</text:p>
          </table:table-cell>
          <table:table-cell table:style-name="ce53" office:value-type="float" office:value="0.765" calcext:value-type="float">
            <text:p>0,765</text:p>
          </table:table-cell>
          <table:table-cell table:style-name="ce56" table:formula="of:=IF(OR([.L101]=&quot;-&quot;; [.G101]=&quot;&quot;);&quot;&quot;;[.G101]*[.M101])" office:value-type="currency" office:currency="GBP" office:value="1.53" calcext:value-type="currency">
            <text:p>£1.5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01]=&quot;-&quot;;[.G101]=&quot;&quot;);&quot;&quot;;[.G101]*[.Q101])">
            <text:p/>
          </table:table-cell>
          <table:table-cell table:style-name="ce67" table:formula="of:=IF([.G101]&lt;&gt;&quot;&quot;; IF([.L101]&lt;&gt;&quot;-&quot;; IF([.R101] &gt; [.N101]*[.$S$1];[.N101]*[.$S$1];[.R101]);[.R101]);&quot;&quot;)" office:value-type="currency" office:currency="EUR" office:value="1.8276921" calcext:value-type="currency">
            <text:p>1,828 €</text:p>
          </table:table-cell>
          <table:table-cell table:style-name="ce6"/>
          <table:table-cell table:style-name="ce70" table:formula="of:=IF(OR([.T101]&lt;&gt;&quot;&quot;;[.D101]=&quot;Not installed&quot;);&quot;&quot;;[.G10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18" office:value-type="string" calcext:value-type="string">
            <text:p>TSSOP-16</text:p>
          </table:table-cell>
          <table:table-cell table:style-name="ce24" office:value-type="string" calcext:value-type="string">
            <text:p>IC1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02]=&quot;Power board&quot;; [.B102]*2;[.B102])" office:value-type="float" office:value="2" calcext:value-type="float">
            <text:p>2</text:p>
          </table:table-cell>
          <table:table-cell table:style-name="ce33" office:value-type="string" calcext:value-type="string">
            <text:p>595-ADS1120IPWR</text:p>
          </table:table-cell>
          <table:table-cell table:style-name="ce39" office:value-type="float" office:value="6.1" calcext:value-type="float">
            <text:p>6,100</text:p>
          </table:table-cell>
          <table:table-cell table:style-name="ce39" table:formula="of:=[.I102]*[.G102]" office:value-type="float" office:value="12.2" calcext:value-type="float">
            <text:p>12,200</text:p>
          </table:table-cell>
          <table:table-cell table:style-name="ce28"/>
          <table:table-cell table:style-name="ce13" office:value-type="float" office:value="2402249" calcext:value-type="float">
            <text:p>2402249</text:p>
          </table:table-cell>
          <table:table-cell table:style-name="ce52" office:value-type="float" office:value="6.43" calcext:value-type="float">
            <text:p>6,430</text:p>
          </table:table-cell>
          <table:table-cell table:style-name="ce55" table:formula="of:=IF(OR([.L102]=&quot;-&quot;; [.G102]=&quot;&quot;);&quot;&quot;;[.G102]*[.M102])" office:value-type="currency" office:currency="GBP" office:value="12.86" calcext:value-type="currency">
            <text:p>£12.8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2]=&quot;-&quot;;[.G102]=&quot;&quot;);&quot;&quot;;[.G102]*[.Q102])">
            <text:p/>
          </table:table-cell>
          <table:table-cell table:style-name="ce67" table:formula="of:=IF([.G102]&lt;&gt;&quot;&quot;; IF([.L102]&lt;&gt;&quot;-&quot;; IF([.R102] &gt; [.N102]*[.$S$1];[.N102]*[.$S$1];[.R102]);[.R102]);&quot;&quot;)" office:value-type="currency" office:currency="EUR" office:value="15.3621702" calcext:value-type="currency">
            <text:p>15,362 €</text:p>
          </table:table-cell>
          <table:table-cell table:style-name="ce68"/>
          <table:table-cell table:style-name="ce68" table:formula="of:=IF(OR([.T102]&lt;&gt;&quot;&quot;;[.D102]=&quot;Not installed&quot;);&quot;&quot;;[.G102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P339D</text:p>
          </table:table-cell>
          <table:table-cell table:style-name="ce19" office:value-type="string" calcext:value-type="string">
            <text:p>SOIC-14</text:p>
          </table:table-cell>
          <table:table-cell table:style-name="ce19" office:value-type="string" calcext:value-type="string">
            <text:p>IC1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3]=&quot;Power board&quot;; [.B103]*2;[.B103])" office:value-type="float" office:value="2" calcext:value-type="float">
            <text:p>2</text:p>
          </table:table-cell>
          <table:table-cell table:style-name="ce34" office:value-type="string" calcext:value-type="string">
            <text:p>595-LP339DR</text:p>
          </table:table-cell>
          <table:table-cell table:style-name="ce40" office:value-type="float" office:value="0.498" calcext:value-type="float">
            <text:p>0,498</text:p>
          </table:table-cell>
          <table:table-cell table:style-name="ce40" table:formula="of:=[.G103]*[.I103]" office:value-type="float" office:value="0.996" calcext:value-type="float">
            <text:p>0,996</text:p>
          </table:table-cell>
          <table:table-cell table:style-name="ce29"/>
          <table:table-cell table:style-name="ce48" office:value-type="float" office:value="9589686" calcext:value-type="float">
            <text:p>9589686</text:p>
          </table:table-cell>
          <table:table-cell table:style-name="ce53" office:value-type="float" office:value="0.357" calcext:value-type="float">
            <text:p>0,357</text:p>
          </table:table-cell>
          <table:table-cell table:style-name="ce56" table:formula="of:=IF(OR([.L103]=&quot;-&quot;; [.G103]=&quot;&quot;);&quot;&quot;;[.G103]*[.M103])" office:value-type="currency" office:currency="GBP" office:value="0.714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LP339D</text:p>
          </table:table-cell>
          <table:table-cell table:style-name="ce53" office:value-type="float" office:value="0.278" calcext:value-type="float">
            <text:p>0,278</text:p>
          </table:table-cell>
          <table:table-cell table:style-name="ce61" table:formula="of:=IF(OR([.P103]=&quot;-&quot;;[.G103]=&quot;&quot;);&quot;&quot;;[.G103]*[.Q103])" office:value-type="currency" office:currency="EUR" office:value="0.556" calcext:value-type="currency">
            <text:p>0,56 €</text:p>
          </table:table-cell>
          <table:table-cell table:style-name="ce67" table:formula="of:=IF([.G103]&lt;&gt;&quot;&quot;; IF([.L103]&lt;&gt;&quot;-&quot;; IF([.R103] &gt; [.N103]*[.$S$1];[.N103]*[.$S$1];[.R103]);[.R103]);&quot;&quot;)" office:value-type="currency" office:currency="EUR" office:value="0.556" calcext:value-type="currency">
            <text:p>0,556 €</text:p>
          </table:table-cell>
          <table:table-cell table:style-name="ce6"/>
          <table:table-cell table:style-name="ce70" table:formula="of:=IF(OR([.T103]&lt;&gt;&quot;&quot;;[.D103]=&quot;Not installed&quot;);&quot;&quot;;[.G10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25575MH/NOPB</text:p>
          </table:table-cell>
          <table:table-cell table:style-name="ce18" office:value-type="string" calcext:value-type="string">
            <text:p>HTSSOP-16</text:p>
          </table:table-cell>
          <table:table-cell table:style-name="ce24" office:value-type="string" calcext:value-type="string">
            <text:p>IC1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04]=&quot;Power board&quot;; [.B104]*2;[.B104])" office:value-type="float" office:value="1" calcext:value-type="float">
            <text:p>1</text:p>
          </table:table-cell>
          <table:table-cell table:style-name="ce33" office:value-type="string" calcext:value-type="string">
            <text:p>926-LM25575MHX/NOPB</text:p>
          </table:table-cell>
          <table:table-cell table:style-name="ce39" office:value-type="float" office:value="3.45" calcext:value-type="float">
            <text:p>3,450</text:p>
          </table:table-cell>
          <table:table-cell table:style-name="ce39" table:formula="of:=[.I104]*[.G104]" office:value-type="float" office:value="3.45" calcext:value-type="float">
            <text:p>3,450</text:p>
          </table:table-cell>
          <table:table-cell table:style-name="ce28"/>
          <table:table-cell table:style-name="ce13" office:value-type="float" office:value="1564783" calcext:value-type="float">
            <text:p>1564783</text:p>
          </table:table-cell>
          <table:table-cell table:style-name="ce52" office:value-type="float" office:value="3.22" calcext:value-type="float">
            <text:p>3,220</text:p>
          </table:table-cell>
          <table:table-cell table:style-name="ce55" table:formula="of:=IF(OR([.L104]=&quot;-&quot;; [.G104]=&quot;&quot;);&quot;&quot;;[.G104]*[.M104])" office:value-type="currency" office:currency="GBP" office:value="3.22" calcext:value-type="currency">
            <text:p>£3.22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4]=&quot;-&quot;;[.G104]=&quot;&quot;);&quot;&quot;;[.G104]*[.Q104])">
            <text:p/>
          </table:table-cell>
          <table:table-cell table:style-name="ce67" table:formula="of:=IF([.G104]&lt;&gt;&quot;&quot;; IF([.L104]&lt;&gt;&quot;-&quot;; IF([.R104] &gt; [.N104]*[.$S$1];[.N104]*[.$S$1];[.R104]);[.R104]);&quot;&quot;)" office:value-type="currency" office:currency="EUR" office:value="3.8465154" calcext:value-type="currency">
            <text:p>3,847 €</text:p>
          </table:table-cell>
          <table:table-cell table:style-name="ce68"/>
          <table:table-cell table:style-name="ce68" table:formula="of:=IF(OR([.T104]&lt;&gt;&quot;&quot;;[.D104]=&quot;Not installed&quot;);&quot;&quot;;[.G104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5]=&quot;Power board&quot;; [.B105]*2;[.B105])" office:value-type="float" office:value="2" calcext:value-type="float">
            <text:p>2</text:p>
          </table:table-cell>
          <table:table-cell table:style-name="ce34" office:value-type="string" calcext:value-type="string">
            <text:p>595-MC79L12ACD</text:p>
          </table:table-cell>
          <table:table-cell table:style-name="ce40" office:value-type="float" office:value="0.371" calcext:value-type="float">
            <text:p>0,371</text:p>
          </table:table-cell>
          <table:table-cell table:style-name="ce40" table:formula="of:=[.G105]*[.I105]" office:value-type="float" office:value="0.742" calcext:value-type="float">
            <text:p>0,742</text:p>
          </table:table-cell>
          <table:table-cell table:style-name="ce29"/>
          <table:table-cell table:style-name="ce48" office:value-type="float" office:value="2323583" calcext:value-type="float">
            <text:p>2323583</text:p>
          </table:table-cell>
          <table:table-cell table:style-name="ce53" office:value-type="float" office:value="0.249" calcext:value-type="float">
            <text:p>0,249</text:p>
          </table:table-cell>
          <table:table-cell table:style-name="ce56" table:formula="of:=IF(OR([.L105]=&quot;-&quot;; [.G105]=&quot;&quot;);&quot;&quot;;[.G105]*[.M105])" office:value-type="currency" office:currency="GBP" office:value="0.498" calcext:value-type="currency">
            <text:p>£0.50</text:p>
          </table:table-cell>
          <table:table-cell table:style-name="ce25"/>
          <table:table-cell table:style-name="ce19" office:value-type="string" calcext:value-type="string">
            <text:p>MC79L05ACD</text:p>
          </table:table-cell>
          <table:table-cell table:style-name="ce53" office:value-type="float" office:value="0.1551" calcext:value-type="float">
            <text:p>0,155</text:p>
          </table:table-cell>
          <table:table-cell table:style-name="ce61" table:formula="of:=IF(OR([.P105]=&quot;-&quot;;[.G105]=&quot;&quot;);&quot;&quot;;[.G105]*[.Q105])" office:value-type="currency" office:currency="EUR" office:value="0.3102" calcext:value-type="currency">
            <text:p>0,31 €</text:p>
          </table:table-cell>
          <table:table-cell table:style-name="ce67" table:formula="of:=IF([.G105]&lt;&gt;&quot;&quot;; IF([.L105]&lt;&gt;&quot;-&quot;; IF([.R105] &gt; [.N105]*[.$S$1];[.N105]*[.$S$1];[.R105]);[.R105]);&quot;&quot;)" office:value-type="currency" office:currency="EUR" office:value="0.3102" calcext:value-type="currency">
            <text:p>0,310 €</text:p>
          </table:table-cell>
          <table:table-cell table:style-name="ce6"/>
          <table:table-cell table:style-name="ce70" table:formula="of:=IF(OR([.T105]&lt;&gt;&quot;&quot;;[.D105]=&quot;Not installed&quot;);&quot;&quot;;[.G10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C5925IDBQR</text:p>
          </table:table-cell>
          <table:table-cell table:style-name="ce18" office:value-type="string" calcext:value-type="string">
            <text:p>SSOP-24</text:p>
          </table:table-cell>
          <table:table-cell table:style-name="ce24" office:value-type="string" calcext:value-type="string">
            <text:p>IC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06]=&quot;Power board&quot;; [.B106]*2;[.B106])" office:value-type="float" office:value="1" calcext:value-type="float">
            <text:p>1</text:p>
          </table:table-cell>
          <table:table-cell table:style-name="ce33" office:value-type="string" calcext:value-type="string">
            <text:p>595-TLC5925IDBQR</text:p>
          </table:table-cell>
          <table:table-cell table:style-name="ce39" office:value-type="float" office:value="1.33" calcext:value-type="float">
            <text:p>1,330</text:p>
          </table:table-cell>
          <table:table-cell table:style-name="ce39" table:formula="of:=[.I106]*[.G106]" office:value-type="float" office:value="1.33" calcext:value-type="float">
            <text:p>1,330</text:p>
          </table:table-cell>
          <table:table-cell table:style-name="ce28"/>
          <table:table-cell table:style-name="ce13" office:value-type="float" office:value="1694438" calcext:value-type="float">
            <text:p>1694438</text:p>
          </table:table-cell>
          <table:table-cell table:style-name="ce52" office:value-type="float" office:value="1.01" calcext:value-type="float">
            <text:p>1,010</text:p>
          </table:table-cell>
          <table:table-cell table:style-name="ce55" table:formula="of:=IF(OR([.L106]=&quot;-&quot;; [.G106]=&quot;&quot;);&quot;&quot;;[.G106]*[.M106])" office:value-type="currency" office:currency="GBP" office:value="1.01" calcext:value-type="currency">
            <text:p>£1.01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6]=&quot;-&quot;;[.G106]=&quot;&quot;);&quot;&quot;;[.G106]*[.Q106])">
            <text:p/>
          </table:table-cell>
          <table:table-cell table:style-name="ce67" table:formula="of:=IF([.G106]&lt;&gt;&quot;&quot;; IF([.L106]&lt;&gt;&quot;-&quot;; IF([.R106] &gt; [.N106]*[.$S$1];[.N106]*[.$S$1];[.R106]);[.R106]);&quot;&quot;)" office:value-type="currency" office:currency="EUR" office:value="1.2065157" calcext:value-type="currency">
            <text:p>1,207 €</text:p>
          </table:table-cell>
          <table:table-cell table:style-name="ce68"/>
          <table:table-cell table:style-name="ce68" table:formula="of:=IF(OR([.T106]&lt;&gt;&quot;&quot;;[.D106]=&quot;Not installed&quot;);&quot;&quot;;[.G10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i8641EC-B-IS1</text:p>
          </table:table-cell>
          <table:table-cell table:style-name="ce19" office:value-type="string" calcext:value-type="string">
            <text:p>SOIC-16</text:p>
          </table:table-cell>
          <table:table-cell table:style-name="ce19" office:value-type="string" calcext:value-type="string">
            <text:p>IC21, IC2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07]=&quot;Power board&quot;; [.B107]*2;[.B107])" office:value-type="float" office:value="2" calcext:value-type="float">
            <text:p>2</text:p>
          </table:table-cell>
          <table:table-cell table:style-name="ce34" office:value-type="string" calcext:value-type="string">
            <text:p>634-SI8641EC-B-IS1</text:p>
          </table:table-cell>
          <table:table-cell table:style-name="ce40" office:value-type="float" office:value="2.72" calcext:value-type="float">
            <text:p>2,720</text:p>
          </table:table-cell>
          <table:table-cell table:style-name="ce40" table:formula="of:=[.G107]*[.I107]" office:value-type="float" office:value="5.44" calcext:value-type="float">
            <text:p>5,440</text:p>
          </table:table-cell>
          <table:table-cell table:style-name="ce29"/>
          <table:table-cell table:style-name="ce48" office:value-type="float" office:value="2423294" calcext:value-type="float">
            <text:p>2423294</text:p>
          </table:table-cell>
          <table:table-cell table:style-name="ce53" office:value-type="float" office:value="2.87" calcext:value-type="float">
            <text:p>2,870</text:p>
          </table:table-cell>
          <table:table-cell table:style-name="ce56" table:formula="of:=IF(OR([.L107]=&quot;-&quot;; [.G107]=&quot;&quot;);&quot;&quot;;[.G107]*[.M107])" office:value-type="currency" office:currency="GBP" office:value="5.74" calcext:value-type="currency">
            <text:p>£5.74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07]=&quot;-&quot;;[.G107]=&quot;&quot;);&quot;&quot;;[.G107]*[.Q107])">
            <text:p/>
          </table:table-cell>
          <table:table-cell table:style-name="ce67" table:formula="of:=IF([.G107]&lt;&gt;&quot;&quot;; IF([.L107]&lt;&gt;&quot;-&quot;; IF([.R107] &gt; [.N107]*[.$S$1];[.N107]*[.$S$1];[.R107]);[.R107]);&quot;&quot;)" office:value-type="currency" office:currency="EUR" office:value="6.8568318" calcext:value-type="currency">
            <text:p>6,857 €</text:p>
          </table:table-cell>
          <table:table-cell table:style-name="ce6"/>
          <table:table-cell table:style-name="ce70" table:formula="of:=IF(OR([.T107]&lt;&gt;&quot;&quot;;[.D107]=&quot;Not installed&quot;);&quot;&quot;;[.G10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51EC-B-IS1</text:p>
          </table:table-cell>
          <table:table-cell table:style-name="ce18" office:value-type="string" calcext:value-type="string">
            <text:p>SOIC-16</text:p>
          </table:table-cell>
          <table:table-cell table:style-name="ce24" office:value-type="string" calcext:value-type="string">
            <text:p>IC22, IC2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08]=&quot;Power board&quot;; [.B108]*2;[.B108])" office:value-type="float" office:value="2" calcext:value-type="float">
            <text:p>2</text:p>
          </table:table-cell>
          <table:table-cell table:style-name="ce33" office:value-type="string" calcext:value-type="string">
            <text:p>634-SI8651EC-B-IS1</text:p>
          </table:table-cell>
          <table:table-cell table:style-name="ce39" office:value-type="float" office:value="3.06" calcext:value-type="float">
            <text:p>3,060</text:p>
          </table:table-cell>
          <table:table-cell table:style-name="ce39" table:formula="of:=[.I108]*[.G108]" office:value-type="float" office:value="6.12" calcext:value-type="float">
            <text:p>6,120</text:p>
          </table:table-cell>
          <table:table-cell table:style-name="ce28"/>
          <table:table-cell table:style-name="ce13" office:value-type="float" office:value="2423323" calcext:value-type="float">
            <text:p>2423323</text:p>
          </table:table-cell>
          <table:table-cell table:style-name="ce52" office:value-type="float" office:value="2.22" calcext:value-type="float">
            <text:p>2,220</text:p>
          </table:table-cell>
          <table:table-cell table:style-name="ce55" table:formula="of:=IF(OR([.L108]=&quot;-&quot;; [.G108]=&quot;&quot;);&quot;&quot;;[.G108]*[.M108])" office:value-type="currency" office:currency="GBP" office:value="4.44" calcext:value-type="currency">
            <text:p>£4.44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8]=&quot;-&quot;;[.G108]=&quot;&quot;);&quot;&quot;;[.G108]*[.Q108])">
            <text:p/>
          </table:table-cell>
          <table:table-cell table:style-name="ce67" table:formula="of:=IF([.G108]&lt;&gt;&quot;&quot;; IF([.L108]&lt;&gt;&quot;-&quot;; IF([.R108] &gt; [.N108]*[.$S$1];[.N108]*[.$S$1];[.R108]);[.R108]);&quot;&quot;)" office:value-type="currency" office:currency="EUR" office:value="5.3038908" calcext:value-type="currency">
            <text:p>5,304 €</text:p>
          </table:table-cell>
          <table:table-cell table:style-name="ce68"/>
          <table:table-cell table:style-name="ce68" table:formula="of:=IF(OR([.T108]&lt;&gt;&quot;&quot;;[.D108]=&quot;Not installed&quot;);&quot;&quot;;[.G10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D1117ADT33TR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IC2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09]=&quot;Power board&quot;; [.B109]*2;[.B109])" office:value-type="float" office:value="1" calcext:value-type="float">
            <text:p>1</text:p>
          </table:table-cell>
          <table:table-cell table:style-name="ce34" office:value-type="string" calcext:value-type="string">
            <text:p>511-LD1117ADT33-TR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09]*[.I109]" office:value-type="float" office:value="0.57" calcext:value-type="float">
            <text:p>0,570</text:p>
          </table:table-cell>
          <table:table-cell table:style-name="ce29"/>
          <table:table-cell table:style-name="ce48" office:value-type="float" office:value="1087169" calcext:value-type="float">
            <text:p>1087169</text:p>
          </table:table-cell>
          <table:table-cell table:style-name="ce53" office:value-type="float" office:value="0.259" calcext:value-type="float">
            <text:p>0,259</text:p>
          </table:table-cell>
          <table:table-cell table:style-name="ce56" table:formula="of:=IF(OR([.L109]=&quot;-&quot;; [.G109]=&quot;&quot;);&quot;&quot;;[.G109]*[.M109])" office:value-type="currency" office:currency="GBP" office:value="0.259" calcext:value-type="currency">
            <text:p>£0.26</text:p>
          </table:table-cell>
          <table:table-cell table:style-name="ce25"/>
          <table:table-cell table:style-name="ce19" office:value-type="string" calcext:value-type="string">
            <text:p>LD1117ADT33</text:p>
          </table:table-cell>
          <table:table-cell table:style-name="ce53" office:value-type="float" office:value="0.315" calcext:value-type="float">
            <text:p>0,315</text:p>
          </table:table-cell>
          <table:table-cell table:style-name="ce61" table:formula="of:=IF(OR([.P109]=&quot;-&quot;;[.G109]=&quot;&quot;);&quot;&quot;;[.G109]*[.Q109])" office:value-type="currency" office:currency="EUR" office:value="0.315" calcext:value-type="currency">
            <text:p>0,32 €</text:p>
          </table:table-cell>
          <table:table-cell table:style-name="ce67" table:formula="of:=IF([.G109]&lt;&gt;&quot;&quot;; IF([.L109]&lt;&gt;&quot;-&quot;; IF([.R109] &gt; [.N109]*[.$S$1];[.N109]*[.$S$1];[.R109]);[.R109]);&quot;&quot;)" office:value-type="currency" office:currency="EUR" office:value="0.30939363" calcext:value-type="currency">
            <text:p>0,309 €</text:p>
          </table:table-cell>
          <table:table-cell table:style-name="ce6"/>
          <table:table-cell table:style-name="ce70" table:formula="of:=IF(OR([.T109]&lt;&gt;&quot;&quot;;[.D109]=&quot;Not installed&quot;);&quot;&quot;;[.G10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A21125T/Q900/1,1</text:p>
          </table:table-cell>
          <table:table-cell table:style-name="ce18" office:value-type="string" calcext:value-type="string">
            <text:p>TSSOP-14</text:p>
          </table:table-cell>
          <table:table-cell table:style-name="ce24" office:value-type="string" calcext:value-type="string">
            <text:p>IC2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0]=&quot;Power board&quot;; [.B110]*2;[.B110])" office:value-type="float" office:value="1" calcext:value-type="float">
            <text:p>1</text:p>
          </table:table-cell>
          <table:table-cell table:style-name="ce33" office:value-type="string" calcext:value-type="string">
            <text:p>771-PCA21125TQ9001</text:p>
          </table:table-cell>
          <table:table-cell table:style-name="ce39" office:value-type="float" office:value="1.66" calcext:value-type="float">
            <text:p>1,660</text:p>
          </table:table-cell>
          <table:table-cell table:style-name="ce39" table:formula="of:=[.I110]*[.G110]" office:value-type="float" office:value="1.66" calcext:value-type="float">
            <text:p>1,660</text:p>
          </table:table-cell>
          <table:table-cell table:style-name="ce28"/>
          <table:table-cell table:style-name="ce13" office:value-type="float" office:value="2400445" calcext:value-type="float">
            <text:p>2400445</text:p>
          </table:table-cell>
          <table:table-cell table:style-name="ce52" office:value-type="float" office:value="1.38" calcext:value-type="float">
            <text:p>1,380</text:p>
          </table:table-cell>
          <table:table-cell table:style-name="ce55" table:formula="of:=IF(OR([.L110]=&quot;-&quot;; [.G110]=&quot;&quot;);&quot;&quot;;[.G110]*[.M110])" office:value-type="currency" office:currency="GBP" office:value="1.38" calcext:value-type="currency">
            <text:p>£1.38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0]=&quot;-&quot;;[.G110]=&quot;&quot;);&quot;&quot;;[.G110]*[.Q110])">
            <text:p/>
          </table:table-cell>
          <table:table-cell table:style-name="ce67" table:formula="of:=IF([.G110]&lt;&gt;&quot;&quot;; IF([.L110]&lt;&gt;&quot;-&quot;; IF([.R110] &gt; [.N110]*[.$S$1];[.N110]*[.$S$1];[.R110]);[.R110]);&quot;&quot;)" office:value-type="currency" office:currency="EUR" office:value="1.6485066" calcext:value-type="currency">
            <text:p>1,649 €</text:p>
          </table:table-cell>
          <table:table-cell table:style-name="ce68"/>
          <table:table-cell table:style-name="ce68" table:formula="of:=IF(OR([.T110]&lt;&gt;&quot;&quot;;[.D110]=&quot;Not installed&quot;);&quot;&quot;;[.G110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T25256B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27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1]=&quot;Power board&quot;; [.B111]*2;[.B111])" office:value-type="float" office:value="1" calcext:value-type="float">
            <text:p>1</text:p>
          </table:table-cell>
          <table:table-cell table:style-name="ce34" office:value-type="string" calcext:value-type="string">
            <text:p>556-AT25256B-SSHL-T</text:p>
          </table:table-cell>
          <table:table-cell table:style-name="ce40" office:value-type="float" office:value="1.29" calcext:value-type="float">
            <text:p>1,290</text:p>
          </table:table-cell>
          <table:table-cell table:style-name="ce40" table:formula="of:=[.G111]*[.I111]" office:value-type="float" office:value="1.29" calcext:value-type="float">
            <text:p>1,290</text:p>
          </table:table-cell>
          <table:table-cell table:style-name="ce29"/>
          <table:table-cell table:style-name="ce48" office:value-type="float" office:value="1841577" calcext:value-type="float">
            <text:p>1841577</text:p>
          </table:table-cell>
          <table:table-cell table:style-name="ce53" office:value-type="float" office:value="0.905" calcext:value-type="float">
            <text:p>0,905</text:p>
          </table:table-cell>
          <table:table-cell table:style-name="ce56" table:formula="of:=IF(OR([.L111]=&quot;-&quot;; [.G111]=&quot;&quot;);&quot;&quot;;[.G111]*[.M111])" office:value-type="currency" office:currency="GBP" office:value="0.905" calcext:value-type="currency">
            <text:p>£0.91</text:p>
          </table:table-cell>
          <table:table-cell table:style-name="ce25"/>
          <table:table-cell table:style-name="ce19" office:value-type="string" calcext:value-type="string">
            <text:p>25AA256-I/SN</text:p>
          </table:table-cell>
          <table:table-cell table:style-name="ce53" office:value-type="float" office:value="1.29" calcext:value-type="float">
            <text:p>1,290</text:p>
          </table:table-cell>
          <table:table-cell table:style-name="ce61" table:formula="of:=IF(OR([.P111]=&quot;-&quot;;[.G111]=&quot;&quot;);&quot;&quot;;[.G111]*[.Q111])" office:value-type="currency" office:currency="EUR" office:value="1.29" calcext:value-type="currency">
            <text:p>1,29 €</text:p>
          </table:table-cell>
          <table:table-cell table:style-name="ce67" table:formula="of:=IF([.G111]&lt;&gt;&quot;&quot;; IF([.L111]&lt;&gt;&quot;-&quot;; IF([.R111] &gt; [.N111]*[.$S$1];[.N111]*[.$S$1];[.R111]);[.R111]);&quot;&quot;)" office:value-type="currency" office:currency="EUR" office:value="1.08108585" calcext:value-type="currency">
            <text:p>1,081 €</text:p>
          </table:table-cell>
          <table:table-cell table:style-name="ce6"/>
          <table:table-cell table:style-name="ce70" table:formula="of:=IF(OR([.T111]&lt;&gt;&quot;&quot;;[.D111]=&quot;Not installed&quot;);&quot;&quot;;[.G111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5500</text:p>
          </table:table-cell>
          <table:table-cell table:style-name="ce18" office:value-type="string" calcext:value-type="string">
            <text:p>LQFP-48</text:p>
          </table:table-cell>
          <table:table-cell table:style-name="ce24" office:value-type="string" calcext:value-type="string">
            <text:p>IC2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2]=&quot;Power board&quot;; [.B112]*2;[.B112])" office:value-type="float" office:value="1" calcext:value-type="float">
            <text:p>1</text:p>
          </table:table-cell>
          <table:table-cell table:style-name="ce33" office:value-type="string" calcext:value-type="string">
            <text:p>950-W5500</text:p>
          </table:table-cell>
          <table:table-cell table:style-name="ce39" office:value-type="float" office:value="2.39" calcext:value-type="float">
            <text:p>2,390</text:p>
          </table:table-cell>
          <table:table-cell table:style-name="ce39" table:formula="of:=[.I112]*[.G112]" office:value-type="float" office:value="2.39" calcext:value-type="float">
            <text:p>2,39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112]=&quot;-&quot;; [.G112]=&quot;&quot;);&quot;&quot;;[.G112]*[.M112])">
            <text:p/>
          </table:table-cell>
          <table:table-cell table:style-name="ce24"/>
          <table:table-cell table:style-name="ce24" office:value-type="string" calcext:value-type="string">
            <text:p>W5500</text:p>
          </table:table-cell>
          <table:table-cell table:style-name="ce52" office:value-type="float" office:value="2.5" calcext:value-type="float">
            <text:p>2,500</text:p>
          </table:table-cell>
          <table:table-cell table:style-name="ce60" table:formula="of:=IF(OR([.P112]=&quot;-&quot;;[.G112]=&quot;&quot;);&quot;&quot;;[.G112]*[.Q112])" office:value-type="currency" office:currency="EUR" office:value="2.5" calcext:value-type="currency">
            <text:p>2,50 €</text:p>
          </table:table-cell>
          <table:table-cell table:style-name="ce67" table:formula="of:=IF([.G112]&lt;&gt;&quot;&quot;; IF([.L112]&lt;&gt;&quot;-&quot;; IF([.R112] &gt; [.N112]*[.$S$1];[.N112]*[.$S$1];[.R112]);[.R112]);&quot;&quot;)" office:value-type="currency" office:currency="EUR" office:value="2.5" calcext:value-type="currency">
            <text:p>2,500 €</text:p>
          </table:table-cell>
          <table:table-cell table:style-name="ce68"/>
          <table:table-cell table:style-name="ce68" table:formula="of:=IF(OR([.T112]&lt;&gt;&quot;&quot;;[.D112]=&quot;Not installed&quot;);&quot;&quot;;[.G112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13]=&quot;Power board&quot;; [.B113]*2;[.B113])" office:value-type="float" office:value="2" calcext:value-type="float">
            <text:p>2</text:p>
          </table:table-cell>
          <table:table-cell table:style-name="ce34" office:value-type="string" calcext:value-type="string">
            <text:p>512-MC78L05ACDX</text:p>
          </table:table-cell>
          <table:table-cell table:style-name="ce40" office:value-type="float" office:value="0.366" calcext:value-type="float">
            <text:p>0,366</text:p>
          </table:table-cell>
          <table:table-cell table:style-name="ce40" table:formula="of:=[.G113]*[.I113]" office:value-type="float" office:value="0.732" calcext:value-type="float">
            <text:p>0,732</text:p>
          </table:table-cell>
          <table:table-cell table:style-name="ce29"/>
          <table:table-cell table:style-name="ce48" office:value-type="float" office:value="9593845" calcext:value-type="float">
            <text:p>9593845</text:p>
          </table:table-cell>
          <table:table-cell table:style-name="ce53" office:value-type="float" office:value="0.357" calcext:value-type="float">
            <text:p>0,357</text:p>
          </table:table-cell>
          <table:table-cell table:style-name="ce56" table:formula="of:=IF(OR([.L113]=&quot;-&quot;; [.G113]=&quot;&quot;);&quot;&quot;;[.G113]*[.M113])" office:value-type="currency" office:currency="GBP" office:value="0.714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MC78L05ABDG</text:p>
          </table:table-cell>
          <table:table-cell table:style-name="ce53" office:value-type="float" office:value="0.165" calcext:value-type="float">
            <text:p>0,165</text:p>
          </table:table-cell>
          <table:table-cell table:style-name="ce61" table:formula="of:=IF(OR([.P113]=&quot;-&quot;;[.G113]=&quot;&quot;);&quot;&quot;;[.G113]*[.Q113])" office:value-type="currency" office:currency="EUR" office:value="0.33" calcext:value-type="currency">
            <text:p>0,33 €</text:p>
          </table:table-cell>
          <table:table-cell table:style-name="ce67" table:formula="of:=IF([.G113]&lt;&gt;&quot;&quot;; IF([.L113]&lt;&gt;&quot;-&quot;; IF([.R113] &gt; [.N113]*[.$S$1];[.N113]*[.$S$1];[.R113]);[.R113]);&quot;&quot;)" office:value-type="currency" office:currency="EUR" office:value="0.33" calcext:value-type="currency">
            <text:p>0,330 €</text:p>
          </table:table-cell>
          <table:table-cell table:style-name="ce6"/>
          <table:table-cell table:style-name="ce70" table:formula="of:=IF(OR([.T113]&lt;&gt;&quot;&quot;;[.D113]=&quot;Not installed&quot;);&quot;&quot;;[.G11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857BS</text:p>
          </table:table-cell>
          <table:table-cell table:style-name="ce18" office:value-type="string" calcext:value-type="string">
            <text:p>SOT-363</text:p>
          </table:table-cell>
          <table:table-cell table:style-name="ce24" office:value-type="string" calcext:value-type="string">
            <text:p>IC2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4]=&quot;Power board&quot;; [.B114]*2;[.B114])" office:value-type="float" office:value="1" calcext:value-type="float">
            <text:p>1</text:p>
          </table:table-cell>
          <table:table-cell table:style-name="ce33" office:value-type="string" calcext:value-type="string">
            <text:p>771-BC857BS-T/R</text:p>
          </table:table-cell>
          <table:table-cell table:style-name="ce39" office:value-type="float" office:value="0.33" calcext:value-type="float">
            <text:p>0,330</text:p>
          </table:table-cell>
          <table:table-cell table:style-name="ce39" table:formula="of:=[.I114]*[.G114]" office:value-type="float" office:value="0.33" calcext:value-type="float">
            <text:p>0,330</text:p>
          </table:table-cell>
          <table:table-cell table:style-name="ce28"/>
          <table:table-cell table:style-name="ce13" office:value-type="float" office:value="1653608" calcext:value-type="float">
            <text:p>1653608</text:p>
          </table:table-cell>
          <table:table-cell table:style-name="ce52" office:value-type="float" office:value="0.108" calcext:value-type="float">
            <text:p>0,108</text:p>
          </table:table-cell>
          <table:table-cell table:style-name="ce55" table:formula="of:=IF(OR([.L114]=&quot;-&quot;; [.G114]=&quot;&quot;);&quot;&quot;;[.G114]*[.M114])" office:value-type="currency" office:currency="GBP" office:value="0.108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BC857BS</text:p>
          </table:table-cell>
          <table:table-cell table:style-name="ce52" office:value-type="float" office:value="0.0268" calcext:value-type="float">
            <text:p>0,027</text:p>
          </table:table-cell>
          <table:table-cell table:style-name="ce60" table:formula="of:=IF(OR([.P114]=&quot;-&quot;;[.G114]=&quot;&quot;);&quot;&quot;;[.G114]*[.Q114])" office:value-type="currency" office:currency="EUR" office:value="0.0268" calcext:value-type="currency">
            <text:p>0,03 €</text:p>
          </table:table-cell>
          <table:table-cell table:style-name="ce67" table:formula="of:=IF([.G114]&lt;&gt;&quot;&quot;; IF([.L114]&lt;&gt;&quot;-&quot;; IF([.R114] &gt; [.N114]*[.$S$1];[.N114]*[.$S$1];[.R114]);[.R114]);&quot;&quot;)" office:value-type="currency" office:currency="EUR" office:value="0.0268" calcext:value-type="currency">
            <text:p>0,027 €</text:p>
          </table:table-cell>
          <table:table-cell table:style-name="ce68"/>
          <table:table-cell table:style-name="ce68" table:formula="of:=IF(OR([.T114]&lt;&gt;&quot;&quot;;[.D114]=&quot;Not installed&quot;);&quot;&quot;;[.G114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0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5]=&quot;Power board&quot;; [.B115]*2;[.B115])" office:value-type="float" office:value="1" calcext:value-type="float">
            <text:p>1</text:p>
          </table:table-cell>
          <table:table-cell table:style-name="ce34" office:value-type="string" calcext:value-type="string">
            <text:p>595-TLC555CDR</text:p>
          </table:table-cell>
          <table:table-cell table:style-name="ce40" office:value-type="float" office:value="0.624" calcext:value-type="float">
            <text:p>0,624</text:p>
          </table:table-cell>
          <table:table-cell table:style-name="ce40" table:formula="of:=[.G115]*[.I115]" office:value-type="float" office:value="0.624" calcext:value-type="float">
            <text:p>0,624</text:p>
          </table:table-cell>
          <table:table-cell table:style-name="ce29"/>
          <table:table-cell table:style-name="ce48" office:value-type="float" office:value="9589880" calcext:value-type="float">
            <text:p>9589880</text:p>
          </table:table-cell>
          <table:table-cell table:style-name="ce53" office:value-type="float" office:value="0.24" calcext:value-type="float">
            <text:p>0,240</text:p>
          </table:table-cell>
          <table:table-cell table:style-name="ce56" table:formula="of:=IF(OR([.L115]=&quot;-&quot;; [.G115]=&quot;&quot;);&quot;&quot;;[.G115]*[.M115])" office:value-type="currency" office:currency="GBP" office:value="0.24" calcext:value-type="currency">
            <text:p>£0.24</text:p>
          </table:table-cell>
          <table:table-cell table:style-name="ce25"/>
          <table:table-cell table:style-name="ce19" office:value-type="string" calcext:value-type="string">
            <text:p>TLC555CDR</text:p>
          </table:table-cell>
          <table:table-cell table:style-name="ce53" office:value-type="float" office:value="0.365" calcext:value-type="float">
            <text:p>0,365</text:p>
          </table:table-cell>
          <table:table-cell table:style-name="ce61" table:formula="of:=IF(OR([.P115]=&quot;-&quot;;[.G115]=&quot;&quot;);&quot;&quot;;[.G115]*[.Q115])" office:value-type="currency" office:currency="EUR" office:value="0.365" calcext:value-type="currency">
            <text:p>0,37 €</text:p>
          </table:table-cell>
          <table:table-cell table:style-name="ce67" table:formula="of:=IF([.G115]&lt;&gt;&quot;&quot;; IF([.L115]&lt;&gt;&quot;-&quot;; IF([.R115] &gt; [.N115]*[.$S$1];[.N115]*[.$S$1];[.R115]);[.R115]);&quot;&quot;)" office:value-type="currency" office:currency="EUR" office:value="0.2866968" calcext:value-type="currency">
            <text:p>0,287 €</text:p>
          </table:table-cell>
          <table:table-cell table:style-name="ce6"/>
          <table:table-cell table:style-name="ce70" table:formula="of:=IF(OR([.T115]&lt;&gt;&quot;&quot;;[.D115]=&quot;Not installed&quot;);&quot;&quot;;[.G115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18" office:value-type="string" calcext:value-type="string">
            <text:p>SSOP-8</text:p>
          </table:table-cell>
          <table:table-cell table:style-name="ce24" office:value-type="string" calcext:value-type="string">
            <text:p>IC3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6]=&quot;Power board&quot;; [.B116]*2;[.B116])" office:value-type="float" office:value="1" calcext:value-type="float">
            <text:p>1</text:p>
          </table:table-cell>
          <table:table-cell table:style-name="ce33" office:value-type="string" calcext:value-type="string">
            <text:p>595-SN74LVC2G08DCTR</text:p>
          </table:table-cell>
          <table:table-cell table:style-name="ce39" office:value-type="float" office:value="0.516" calcext:value-type="float">
            <text:p>0,516</text:p>
          </table:table-cell>
          <table:table-cell table:style-name="ce39" table:formula="of:=[.I116]*[.G116]" office:value-type="float" office:value="0.516" calcext:value-type="float">
            <text:p>0,516</text:p>
          </table:table-cell>
          <table:table-cell table:style-name="ce28"/>
          <table:table-cell table:style-name="ce13" office:value-type="float" office:value="1470871" calcext:value-type="float">
            <text:p>1470871</text:p>
          </table:table-cell>
          <table:table-cell table:style-name="ce52" office:value-type="float" office:value="0.314" calcext:value-type="float">
            <text:p>0,314</text:p>
          </table:table-cell>
          <table:table-cell table:style-name="ce55" table:formula="of:=IF(OR([.L116]=&quot;-&quot;; [.B116]=&quot;&quot;);&quot;&quot;;IF([.B116]=&quot;&quot;;[.M116];[.G116]*[.M116]))" office:value-type="currency" office:currency="GBP" office:value="0.314" calcext:value-type="currency">
            <text:p>£0.31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6]=&quot;-&quot;;[.B116]=&quot;&quot;);&quot;&quot;;IF([.B116]=&quot;&quot;;[.Q116];[.G116]*[.Q116]))">
            <text:p/>
          </table:table-cell>
          <table:table-cell table:style-name="ce67" table:formula="of:=IF([.G116]&lt;&gt;&quot;&quot;; IF([.L116]&lt;&gt;&quot;-&quot;; IF([.R116] &gt; [.N116]*[.$S$1];[.N116]*[.$S$1];[.R116]);[.R116]);&quot;&quot;)" office:value-type="currency" office:currency="EUR" office:value="0.37509498" calcext:value-type="currency">
            <text:p>0,375 €</text:p>
          </table:table-cell>
          <table:table-cell table:style-name="ce68"/>
          <table:table-cell table:style-name="ce68" table:formula="of:=IF(OR([.T116]&lt;&gt;&quot;&quot;;[.D116]=&quot;Not installed&quot;);&quot;&quot;;[.G11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PS3705-33D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7]=&quot;Power board&quot;; [.B117]*2;[.B117])" office:value-type="float" office:value="1" calcext:value-type="float">
            <text:p>1</text:p>
          </table:table-cell>
          <table:table-cell table:style-name="ce34" office:value-type="string" calcext:value-type="string">
            <text:p>TPS3705-33D</text:p>
          </table:table-cell>
          <table:table-cell table:style-name="ce40" office:value-type="float" office:value="1.84" calcext:value-type="float">
            <text:p>1,840</text:p>
          </table:table-cell>
          <table:table-cell table:style-name="ce40" table:formula="of:=[.G117]*[.I117]" office:value-type="float" office:value="1.84" calcext:value-type="float">
            <text:p>1,840</text:p>
          </table:table-cell>
          <table:table-cell table:style-name="ce29"/>
          <table:table-cell table:style-name="ce48" office:value-type="float" office:value="2296066" calcext:value-type="float">
            <text:p>2296066</text:p>
          </table:table-cell>
          <table:table-cell table:style-name="ce53" office:value-type="float" office:value="0.812" calcext:value-type="float">
            <text:p>0,812</text:p>
          </table:table-cell>
          <table:table-cell table:style-name="ce56" table:formula="of:=IF(OR([.L117]=&quot;-&quot;; [.G117]=&quot;&quot;);&quot;&quot;;[.G117]*[.M117])" office:value-type="currency" office:currency="GBP" office:value="0.812" calcext:value-type="currency">
            <text:p>£0.81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17]=&quot;-&quot;;[.G117]=&quot;&quot;);&quot;&quot;;[.G117]*[.Q117])">
            <text:p/>
          </table:table-cell>
          <table:table-cell table:style-name="ce67" table:formula="of:=IF([.G117]&lt;&gt;&quot;&quot;; IF([.L117]&lt;&gt;&quot;-&quot;; IF([.R117] &gt; [.N117]*[.$S$1];[.N117]*[.$S$1];[.R117]);[.R117]);&quot;&quot;)" office:value-type="currency" office:currency="EUR" office:value="0.96999084" calcext:value-type="currency">
            <text:p>0,970 €</text:p>
          </table:table-cell>
          <table:table-cell table:style-name="ce6"/>
          <table:table-cell table:style-name="ce70" table:formula="of:=IF(OR([.T117]&lt;&gt;&quot;&quot;;[.D117]=&quot;Not installed&quot;);&quot;&quot;;[.G11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IC3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8]=&quot;Power board&quot;; [.B118]*2;[.B118])" office:value-type="float" office:value="1" calcext:value-type="float">
            <text:p>1</text:p>
          </table:table-cell>
          <table:table-cell table:style-name="ce33" office:value-type="string" calcext:value-type="string">
            <text:p>595-SN74LV1T34DBVR</text:p>
          </table:table-cell>
          <table:table-cell table:style-name="ce39" office:value-type="float" office:value="0.398" calcext:value-type="float">
            <text:p>0,398</text:p>
          </table:table-cell>
          <table:table-cell table:style-name="ce39" table:formula="of:=[.I118]*[.G118]" office:value-type="float" office:value="0.398" calcext:value-type="float">
            <text:p>0,398</text:p>
          </table:table-cell>
          <table:table-cell table:style-name="ce28"/>
          <table:table-cell table:style-name="ce13" office:value-type="float" office:value="2499914" calcext:value-type="float">
            <text:p>2499914</text:p>
          </table:table-cell>
          <table:table-cell table:style-name="ce52" office:value-type="float" office:value="0.334" calcext:value-type="float">
            <text:p>0,334</text:p>
          </table:table-cell>
          <table:table-cell table:style-name="ce55" table:formula="of:=IF(OR([.L118]=&quot;-&quot;; [.G118]=&quot;&quot;);&quot;&quot;;[.G118]*[.M118])" office:value-type="currency" office:currency="GBP" office:value="0.334" calcext:value-type="currency">
            <text:p>£0.33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8]=&quot;-&quot;;[.G118]=&quot;&quot;);&quot;&quot;;[.G118]*[.Q118])">
            <text:p/>
          </table:table-cell>
          <table:table-cell table:style-name="ce67" table:formula="of:=IF([.G118]&lt;&gt;&quot;&quot;; IF([.L118]&lt;&gt;&quot;-&quot;; IF([.R118] &gt; [.N118]*[.$S$1];[.N118]*[.$S$1];[.R118]);[.R118]);&quot;&quot;)" office:value-type="currency" office:currency="EUR" office:value="0.39898638" calcext:value-type="currency">
            <text:p>0,399 €</text:p>
          </table:table-cell>
          <table:table-cell table:style-name="ce68"/>
          <table:table-cell table:style-name="ce68" table:formula="of:=IF(OR([.T118]&lt;&gt;&quot;&quot;;[.D118]=&quot;Not installed&quot;);&quot;&quot;;[.G11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N74LVC2G02DCTR</text:p>
          </table:table-cell>
          <table:table-cell table:style-name="ce19" office:value-type="string" calcext:value-type="string">
            <text:p>SSOP-8</text:p>
          </table:table-cell>
          <table:table-cell table:style-name="ce19" office:value-type="string" calcext:value-type="string">
            <text:p>IC3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9]=&quot;Power board&quot;; [.B119]*2;[.B119])" office:value-type="float" office:value="1" calcext:value-type="float">
            <text:p>1</text:p>
          </table:table-cell>
          <table:table-cell table:style-name="ce34" office:value-type="string" calcext:value-type="string">
            <text:p>595-SN74LVC2G02DCTR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19]*[.I119]" office:value-type="float" office:value="0.57" calcext:value-type="float">
            <text:p>0,570</text:p>
          </table:table-cell>
          <table:table-cell table:style-name="ce29"/>
          <table:table-cell table:style-name="ce48" office:value-type="float" office:value="1236358" calcext:value-type="float">
            <text:p>1236358</text:p>
          </table:table-cell>
          <table:table-cell table:style-name="ce53" office:value-type="float" office:value="0.36" calcext:value-type="float">
            <text:p>0,360</text:p>
          </table:table-cell>
          <table:table-cell table:style-name="ce56" table:formula="of:=IF(OR([.L119]=&quot;-&quot;; [.G119]=&quot;&quot;);&quot;&quot;;[.G119]*[.M119])" office:value-type="currency" office:currency="GBP" office:value="0.36" calcext:value-type="currency">
            <text:p>£0.36</text:p>
          </table:table-cell>
          <table:table-cell table:style-name="ce25"/>
          <table:table-cell table:style-name="ce19" office:value-type="string" calcext:value-type="string">
            <text:p>SN74LVC2G02DCTR</text:p>
          </table:table-cell>
          <table:table-cell table:style-name="ce53" office:value-type="float" office:value="0.02359" calcext:value-type="float">
            <text:p>0,024</text:p>
          </table:table-cell>
          <table:table-cell table:style-name="ce61" table:formula="of:=IF(OR([.P119]=&quot;-&quot;;[.G119]=&quot;&quot;);&quot;&quot;;[.G119]*[.Q119])" office:value-type="currency" office:currency="EUR" office:value="0.02359" calcext:value-type="currency">
            <text:p>0,02 €</text:p>
          </table:table-cell>
          <table:table-cell table:style-name="ce67" table:formula="of:=IF([.G119]&lt;&gt;&quot;&quot;; IF([.L119]&lt;&gt;&quot;-&quot;; IF([.R119] &gt; [.N119]*[.$S$1];[.N119]*[.$S$1];[.R119]);[.R119]);&quot;&quot;)" office:value-type="currency" office:currency="EUR" office:value="0.02359" calcext:value-type="currency">
            <text:p>0,024 €</text:p>
          </table:table-cell>
          <table:table-cell table:style-name="ce6"/>
          <table:table-cell table:style-name="ce70" table:formula="of:=IF(OR([.T119]&lt;&gt;&quot;&quot;;[.D119]=&quot;Not installed&quot;);&quot;&quot;;[.G11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5574</text:p>
          </table:table-cell>
          <table:table-cell table:style-name="ce18" office:value-type="string" calcext:value-type="string">
            <text:p>TSSOP-16</text:p>
          </table:table-cell>
          <table:table-cell table:style-name="ce24" office:value-type="string" calcext:value-type="string">
            <text:p>IC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0]=&quot;Power board&quot;; [.B120]*2;[.B120])" office:value-type="float" office:value="2" calcext:value-type="float">
            <text:p>2</text:p>
          </table:table-cell>
          <table:table-cell table:style-name="ce33" office:value-type="string" calcext:value-type="string">
            <text:p>926-LM5574MTX/NOPB</text:p>
          </table:table-cell>
          <table:table-cell table:style-name="ce39" office:value-type="float" office:value="3.34" calcext:value-type="float">
            <text:p>3,340</text:p>
          </table:table-cell>
          <table:table-cell table:style-name="ce39" table:formula="of:=[.I120]*[.G120]" office:value-type="float" office:value="6.68" calcext:value-type="float">
            <text:p>6,680</text:p>
          </table:table-cell>
          <table:table-cell table:style-name="ce28"/>
          <table:table-cell table:style-name="ce13" office:value-type="float" office:value="2323534" calcext:value-type="float">
            <text:p>2323534</text:p>
          </table:table-cell>
          <table:table-cell table:style-name="ce52" office:value-type="float" office:value="2.88" calcext:value-type="float">
            <text:p>2,880</text:p>
          </table:table-cell>
          <table:table-cell table:style-name="ce55" table:formula="of:=IF(OR([.L120]=&quot;-&quot;; [.G120]=&quot;&quot;);&quot;&quot;;[.G120]*[.M120])" office:value-type="currency" office:currency="GBP" office:value="5.76" calcext:value-type="currency">
            <text:p>£5.76</text:p>
          </table:table-cell>
          <table:table-cell table:style-name="ce24"/>
          <table:table-cell table:style-name="ce24" office:value-type="string" calcext:value-type="string">
            <text:p>LM5574MT</text:p>
          </table:table-cell>
          <table:table-cell table:style-name="ce52" office:value-type="float" office:value="4.17" calcext:value-type="float">
            <text:p>4,170</text:p>
          </table:table-cell>
          <table:table-cell table:style-name="ce60" table:formula="of:=IF(OR([.P120]=&quot;-&quot;;[.G120]=&quot;&quot;);&quot;&quot;;[.G120]*[.Q120])" office:value-type="currency" office:currency="EUR" office:value="8.34" calcext:value-type="currency">
            <text:p>8,34 €</text:p>
          </table:table-cell>
          <table:table-cell table:style-name="ce67" table:formula="of:=IF([.G120]&lt;&gt;&quot;&quot;; IF([.L120]&lt;&gt;&quot;-&quot;; IF([.R120] &gt; [.N120]*[.$S$1];[.N120]*[.$S$1];[.R120]);[.R120]);&quot;&quot;)" office:value-type="currency" office:currency="EUR" office:value="6.8807232" calcext:value-type="currency">
            <text:p>6,881 €</text:p>
          </table:table-cell>
          <table:table-cell table:style-name="ce68"/>
          <table:table-cell table:style-name="ce68" table:formula="of:=IF(OR([.T120]&lt;&gt;&quot;&quot;;[.D120]=&quot;Not installed&quot;);&quot;&quot;;[.G120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P2951SO8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21]=&quot;Power board&quot;; [.B121]*2;[.B121])" office:value-type="float" office:value="2" calcext:value-type="float">
            <text:p>2</text:p>
          </table:table-cell>
          <table:table-cell table:style-name="ce34" office:value-type="string" calcext:value-type="string">
            <text:p>595-LP2951DR</text:p>
          </table:table-cell>
          <table:table-cell table:style-name="ce40" office:value-type="float" office:value="0.498" calcext:value-type="float">
            <text:p>0,498</text:p>
          </table:table-cell>
          <table:table-cell table:style-name="ce40" table:formula="of:=[.G121]*[.I121]" office:value-type="float" office:value="0.996" calcext:value-type="float">
            <text:p>0,996</text:p>
          </table:table-cell>
          <table:table-cell table:style-name="ce29"/>
          <table:table-cell table:style-name="ce48" office:value-type="float" office:value="1755066" calcext:value-type="float">
            <text:p>1755066</text:p>
          </table:table-cell>
          <table:table-cell table:style-name="ce53" office:value-type="float" office:value="0.579" calcext:value-type="float">
            <text:p>0,579</text:p>
          </table:table-cell>
          <table:table-cell table:style-name="ce56" table:formula="of:=IF(OR([.L121]=&quot;-&quot;; [.G121]=&quot;&quot;);&quot;&quot;;[.G121]*[.M121])" office:value-type="currency" office:currency="GBP" office:value="1.158" calcext:value-type="currency">
            <text:p>£1.16</text:p>
          </table:table-cell>
          <table:table-cell table:style-name="ce25"/>
          <table:table-cell table:style-name="ce19" office:value-type="string" calcext:value-type="string">
            <text:p>LP2951CM/NOPB</text:p>
          </table:table-cell>
          <table:table-cell table:style-name="ce53" office:value-type="float" office:value="0.5079" calcext:value-type="float">
            <text:p>0,508</text:p>
          </table:table-cell>
          <table:table-cell table:style-name="ce61" table:formula="of:=IF(OR([.P121]=&quot;-&quot;;[.G121]=&quot;&quot;);&quot;&quot;;[.G121]*[.Q121])" office:value-type="currency" office:currency="EUR" office:value="1.0158" calcext:value-type="currency">
            <text:p>1,02 €</text:p>
          </table:table-cell>
          <table:table-cell table:style-name="ce67" table:formula="of:=IF([.G121]&lt;&gt;&quot;&quot;; IF([.L121]&lt;&gt;&quot;-&quot;; IF([.R121] &gt; [.N121]*[.$S$1];[.N121]*[.$S$1];[.R121]);[.R121]);&quot;&quot;)" office:value-type="currency" office:currency="EUR" office:value="1.0158" calcext:value-type="currency">
            <text:p>1,016 €</text:p>
          </table:table-cell>
          <table:table-cell table:style-name="ce6"/>
          <table:table-cell table:style-name="ce70" table:formula="of:=IF(OR([.T121]&lt;&gt;&quot;&quot;;[.D121]=&quot;Not installed&quot;);&quot;&quot;;[.G12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072D</text:p>
          </table:table-cell>
          <table:table-cell table:style-name="ce18" office:value-type="string" calcext:value-type="string">
            <text:p>SOIC-8</text:p>
          </table:table-cell>
          <table:table-cell table:style-name="ce24" office:value-type="string" calcext:value-type="string">
            <text:p>IC6, IC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2]=&quot;Power board&quot;; [.B122]*2;[.B122])" office:value-type="float" office:value="4" calcext:value-type="float">
            <text:p>4</text:p>
          </table:table-cell>
          <table:table-cell table:style-name="ce33" office:value-type="string" calcext:value-type="string">
            <text:p>511-TL072CDT</text:p>
          </table:table-cell>
          <table:table-cell table:style-name="ce39" office:value-type="float" office:value="0.416" calcext:value-type="float">
            <text:p>0,416</text:p>
          </table:table-cell>
          <table:table-cell table:style-name="ce39" table:formula="of:=[.I122]*[.G122]" office:value-type="float" office:value="1.664" calcext:value-type="float">
            <text:p>1,664</text:p>
          </table:table-cell>
          <table:table-cell table:style-name="ce28"/>
          <table:table-cell table:style-name="ce13" office:value-type="string" calcext:value-type="string">
            <text:p>1467663</text:p>
          </table:table-cell>
          <table:table-cell table:style-name="ce52" office:value-type="float" office:value="0.113" calcext:value-type="float">
            <text:p>0,113</text:p>
          </table:table-cell>
          <table:table-cell table:style-name="ce55" table:formula="of:=IF(OR([.L122]=&quot;-&quot;; [.G122]=&quot;&quot;);&quot;&quot;;[.G122]*[.M122])" office:value-type="currency" office:currency="GBP" office:value="0.452" calcext:value-type="currency">
            <text:p>£0.45</text:p>
          </table:table-cell>
          <table:table-cell table:style-name="ce24"/>
          <table:table-cell table:style-name="ce24" office:value-type="string" calcext:value-type="string">
            <text:p>TL072CD</text:p>
          </table:table-cell>
          <table:table-cell table:style-name="ce52" office:value-type="float" office:value="0.1642" calcext:value-type="float">
            <text:p>0,164</text:p>
          </table:table-cell>
          <table:table-cell table:style-name="ce60" table:formula="of:=IF(OR([.P122]=&quot;-&quot;;[.G122]=&quot;&quot;);&quot;&quot;;[.G122]*[.Q122])" office:value-type="currency" office:currency="EUR" office:value="0.6568" calcext:value-type="currency">
            <text:p>0,66 €</text:p>
          </table:table-cell>
          <table:table-cell table:style-name="ce67" table:formula="of:=IF([.G122]&lt;&gt;&quot;&quot;; IF([.L122]&lt;&gt;&quot;-&quot;; IF([.R122] &gt; [.N122]*[.$S$1];[.N122]*[.$S$1];[.R122]);[.R122]);&quot;&quot;)" office:value-type="currency" office:currency="EUR" office:value="0.53994564" calcext:value-type="currency">
            <text:p>0,540 €</text:p>
          </table:table-cell>
          <table:table-cell table:style-name="ce68"/>
          <table:table-cell table:style-name="ce68" table:formula="of:=IF(OR([.T122]&lt;&gt;&quot;&quot;;[.D122]=&quot;Not installed&quot;);&quot;&quot;;[.G12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OP27GSZ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23]=&quot;Power board&quot;; [.B123]*2;[.B123])" office:value-type="float" office:value="2" calcext:value-type="float">
            <text:p>2</text:p>
          </table:table-cell>
          <table:table-cell table:style-name="ce34" office:value-type="string" calcext:value-type="string">
            <text:p>584-OP27GSZ-R7</text:p>
          </table:table-cell>
          <table:table-cell table:style-name="ce40" office:value-type="float" office:value="3.08" calcext:value-type="float">
            <text:p>3,080</text:p>
          </table:table-cell>
          <table:table-cell table:style-name="ce40" table:formula="of:=[.G123]*[.I123]" office:value-type="float" office:value="6.16" calcext:value-type="float">
            <text:p>6,160</text:p>
          </table:table-cell>
          <table:table-cell table:style-name="ce29"/>
          <table:table-cell table:style-name="ce48" office:value-type="float" office:value="9426124" calcext:value-type="float">
            <text:p>9426124</text:p>
          </table:table-cell>
          <table:table-cell table:style-name="ce53" office:value-type="float" office:value="2.02" calcext:value-type="float">
            <text:p>2,020</text:p>
          </table:table-cell>
          <table:table-cell table:style-name="ce56" table:formula="of:=IF(OR([.L123]=&quot;-&quot;; [.G123]=&quot;&quot;);&quot;&quot;;[.G123]*[.M123])" office:value-type="currency" office:currency="GBP" office:value="4.04" calcext:value-type="currency">
            <text:p>£4.04</text:p>
          </table:table-cell>
          <table:table-cell table:style-name="ce25"/>
          <table:table-cell table:style-name="ce19" office:value-type="string" calcext:value-type="string">
            <text:p>OP27GSZ</text:p>
          </table:table-cell>
          <table:table-cell table:style-name="ce53" office:value-type="float" office:value="1.55" calcext:value-type="float">
            <text:p>1,550</text:p>
          </table:table-cell>
          <table:table-cell table:style-name="ce61" table:formula="of:=IF(OR([.P123]=&quot;-&quot;;[.G123]=&quot;&quot;);&quot;&quot;;[.G123]*[.Q123])" office:value-type="currency" office:currency="EUR" office:value="3.1" calcext:value-type="currency">
            <text:p>3,10 €</text:p>
          </table:table-cell>
          <table:table-cell table:style-name="ce67" table:formula="of:=IF([.G123]&lt;&gt;&quot;&quot;; IF([.L123]&lt;&gt;&quot;-&quot;; IF([.R123] &gt; [.N123]*[.$S$1];[.N123]*[.$S$1];[.R123]);[.R123]);&quot;&quot;)" office:value-type="currency" office:currency="EUR" office:value="3.1" calcext:value-type="currency">
            <text:p>3,100 €</text:p>
          </table:table-cell>
          <table:table-cell table:style-name="ce6"/>
          <table:table-cell table:style-name="ce70" table:formula="of:=IF(OR([.T123]&lt;&gt;&quot;&quot;;[.D123]=&quot;Not installed&quot;);&quot;&quot;;[.G12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P23S08-E/SO</text:p>
          </table:table-cell>
          <table:table-cell table:style-name="ce18" office:value-type="string" calcext:value-type="string">
            <text:p>SOIC-18</text:p>
          </table:table-cell>
          <table:table-cell table:style-name="ce24" office:value-type="string" calcext:value-type="string">
            <text:p>IC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4]=&quot;Power board&quot;; [.B124]*2;[.B124])" office:value-type="float" office:value="2" calcext:value-type="float">
            <text:p>2</text:p>
          </table:table-cell>
          <table:table-cell table:style-name="ce33" office:value-type="string" calcext:value-type="string">
            <text:p>579-MCP23S08-E/SO</text:p>
          </table:table-cell>
          <table:table-cell table:style-name="ce39" office:value-type="float" office:value="1.03" calcext:value-type="float">
            <text:p>1,030</text:p>
          </table:table-cell>
          <table:table-cell table:style-name="ce39" table:formula="of:=[.I124]*[.G124]" office:value-type="float" office:value="2.06" calcext:value-type="float">
            <text:p>2,060</text:p>
          </table:table-cell>
          <table:table-cell table:style-name="ce28"/>
          <table:table-cell table:style-name="ce13" office:value-type="float" office:value="1332092" calcext:value-type="float">
            <text:p>1332092</text:p>
          </table:table-cell>
          <table:table-cell table:style-name="ce52" office:value-type="float" office:value="0.866" calcext:value-type="float">
            <text:p>0,866</text:p>
          </table:table-cell>
          <table:table-cell table:style-name="ce55" table:formula="of:=IF(OR([.L124]=&quot;-&quot;; [.G124]=&quot;&quot;);&quot;&quot;;[.G124]*[.M124])" office:value-type="currency" office:currency="GBP" office:value="1.732" calcext:value-type="currency">
            <text:p>£1.73</text:p>
          </table:table-cell>
          <table:table-cell table:style-name="ce24"/>
          <table:table-cell table:style-name="ce24" office:value-type="string" calcext:value-type="string">
            <text:p>MCP23S08-E/SO</text:p>
          </table:table-cell>
          <table:table-cell table:style-name="ce52" office:value-type="float" office:value="1.07" calcext:value-type="float">
            <text:p>1,070</text:p>
          </table:table-cell>
          <table:table-cell table:style-name="ce60" table:formula="of:=IF(OR([.P124]=&quot;-&quot;;[.G124]=&quot;&quot;);&quot;&quot;;[.G124]*[.Q124])" office:value-type="currency" office:currency="EUR" office:value="2.14" calcext:value-type="currency">
            <text:p>2,14 €</text:p>
          </table:table-cell>
          <table:table-cell table:style-name="ce67" table:formula="of:=IF([.G124]&lt;&gt;&quot;&quot;; IF([.L124]&lt;&gt;&quot;-&quot;; IF([.R124] &gt; [.N124]*[.$S$1];[.N124]*[.$S$1];[.R124]);[.R124]);&quot;&quot;)" office:value-type="currency" office:currency="EUR" office:value="2.06899524" calcext:value-type="currency">
            <text:p>2,069 €</text:p>
          </table:table-cell>
          <table:table-cell table:style-name="ce68"/>
          <table:table-cell table:style-name="ce68" table:formula="of:=IF(OR([.T124]&lt;&gt;&quot;&quot;;[.D124]=&quot;Not installed&quot;);&quot;&quot;;[.G12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K_PAR, K_SER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25]=&quot;Power board&quot;; [.B125]*2;[.B125])" office:value-type="float" office:value="2" calcext:value-type="float">
            <text:p>2</text:p>
          </table:table-cell>
          <table:table-cell table:style-name="ce34" office:value-type="string" calcext:value-type="string">
            <text:p>655-RT424005</text:p>
          </table:table-cell>
          <table:table-cell table:style-name="ce40" office:value-type="float" office:value="4.14" calcext:value-type="float">
            <text:p>4,140</text:p>
          </table:table-cell>
          <table:table-cell table:style-name="ce40" table:formula="of:=[.G125]*[.I125]" office:value-type="float" office:value="8.28" calcext:value-type="float">
            <text:p>8,280</text:p>
          </table:table-cell>
          <table:table-cell table:style-name="ce29"/>
          <table:table-cell table:style-name="ce48" office:value-type="float" office:value="9950168" calcext:value-type="float">
            <text:p>9950168</text:p>
          </table:table-cell>
          <table:table-cell table:style-name="ce53" office:value-type="float" office:value="2.43" calcext:value-type="float">
            <text:p>2,430</text:p>
          </table:table-cell>
          <table:table-cell table:style-name="ce56" table:formula="of:=IF(OR([.L125]=&quot;-&quot;; [.G125]=&quot;&quot;);&quot;&quot;;[.G125]*[.M125])" office:value-type="currency" office:currency="GBP" office:value="4.86" calcext:value-type="currency">
            <text:p>£4.86</text:p>
          </table:table-cell>
          <table:table-cell table:style-name="ce25"/>
          <table:table-cell table:style-name="ce19" office:value-type="string" calcext:value-type="string">
            <text:p>RT424005</text:p>
          </table:table-cell>
          <table:table-cell table:style-name="ce53" office:value-type="float" office:value="1.26" calcext:value-type="float">
            <text:p>1,260</text:p>
          </table:table-cell>
          <table:table-cell table:style-name="ce61" table:formula="of:=IF(OR([.P125]=&quot;-&quot;;[.G125]=&quot;&quot;);&quot;&quot;;[.G125]*[.Q125])" office:value-type="currency" office:currency="EUR" office:value="2.52" calcext:value-type="currency">
            <text:p>2,52 €</text:p>
          </table:table-cell>
          <table:table-cell table:style-name="ce67" table:formula="of:=IF([.G125]&lt;&gt;&quot;&quot;; IF([.L125]&lt;&gt;&quot;-&quot;; IF([.R125] &gt; [.N125]*[.$S$1];[.N125]*[.$S$1];[.R125]);[.R125]);&quot;&quot;)" office:value-type="currency" office:currency="EUR" office:value="2.52" calcext:value-type="currency">
            <text:p>2,520 €</text:p>
          </table:table-cell>
          <table:table-cell table:style-name="ce6" table:formula="of:=[.G125]" office:value-type="float" office:value="2" calcext:value-type="float">
            <text:p>2</text:p>
          </table:table-cell>
          <table:table-cell table:style-name="ce70" table:formula="of:=IF(OR([.T125]&lt;&gt;&quot;&quot;;[.D125]=&quot;Not installed&quot;);&quot;&quot;;[.G125])">
            <text:p/>
          </table:table-cell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G6K-2F-5DC</text:p>
          </table:table-cell>
          <table:table-cell table:style-name="ce18" office:value-type="string" calcext:value-type="string">
            <text:p>SMD, relay</text:p>
          </table:table-cell>
          <table:table-cell table:style-name="ce24" office:value-type="string" calcext:value-type="string">
            <text:p>K_S1, K_S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26]=&quot;Power board&quot;; [.B126]*2;[.B126])" office:value-type="float" office:value="2" calcext:value-type="float">
            <text:p>2</text:p>
          </table:table-cell>
          <table:table-cell table:style-name="ce33" office:value-type="string" calcext:value-type="string">
            <text:p>653-G6K-2F-DC5</text:p>
          </table:table-cell>
          <table:table-cell table:style-name="ce39" office:value-type="float" office:value="4" calcext:value-type="float">
            <text:p>4,000</text:p>
          </table:table-cell>
          <table:table-cell table:style-name="ce39" table:formula="of:=[.I126]*[.G126]" office:value-type="float" office:value="8" calcext:value-type="float">
            <text:p>8,000</text:p>
          </table:table-cell>
          <table:table-cell table:style-name="ce28"/>
          <table:table-cell table:style-name="ce13" office:value-type="float" office:value="4446185" calcext:value-type="float">
            <text:p>4446185</text:p>
          </table:table-cell>
          <table:table-cell table:style-name="ce52" office:value-type="float" office:value="2.81" calcext:value-type="float">
            <text:p>2,810</text:p>
          </table:table-cell>
          <table:table-cell table:style-name="ce55" table:formula="of:=IF(OR([.L126]=&quot;-&quot;; [.G126]=&quot;&quot;);&quot;&quot;;[.G126]*[.M126])" office:value-type="currency" office:currency="GBP" office:value="5.62" calcext:value-type="currency">
            <text:p>£5.62</text:p>
          </table:table-cell>
          <table:table-cell table:style-name="ce24"/>
          <table:table-cell table:style-name="ce24" office:value-type="string" calcext:value-type="string">
            <text:p>G6K-2F-5DC</text:p>
          </table:table-cell>
          <table:table-cell table:style-name="ce52" office:value-type="float" office:value="2.49" calcext:value-type="float">
            <text:p>2,490</text:p>
          </table:table-cell>
          <table:table-cell table:style-name="ce60" table:formula="of:=IF(OR([.P126]=&quot;-&quot;;[.G126]=&quot;&quot;);&quot;&quot;;[.G126]*[.Q126])" office:value-type="currency" office:currency="EUR" office:value="4.98" calcext:value-type="currency">
            <text:p>4,98 €</text:p>
          </table:table-cell>
          <table:table-cell table:style-name="ce67" table:formula="of:=IF([.G126]&lt;&gt;&quot;&quot;; IF([.L126]&lt;&gt;&quot;-&quot;; IF([.R126] &gt; [.N126]*[.$S$1];[.N126]*[.$S$1];[.R126]);[.R126]);&quot;&quot;)" office:value-type="currency" office:currency="EUR" office:value="4.98" calcext:value-type="currency">
            <text:p>4,980 €</text:p>
          </table:table-cell>
          <table:table-cell table:style-name="ce68"/>
          <table:table-cell table:style-name="ce68" table:formula="of:=IF(OR([.T126]&lt;&gt;&quot;&quot;;[.D126]=&quot;Not installed&quot;);&quot;&quot;;[.G126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K 145/37,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KK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27]=&quot;Power board&quot;; [.B127]*2;[.B127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G127]*[.I127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4621414" calcext:value-type="float">
            <text:p>4621414</text:p>
          </table:table-cell>
          <table:table-cell table:style-name="ce53" office:value-type="float" office:value="1.6" calcext:value-type="float">
            <text:p>1,600</text:p>
          </table:table-cell>
          <table:table-cell table:style-name="ce56" table:formula="of:=IF(OR([.L127]=&quot;-&quot;; [.G127]=&quot;&quot;);&quot;&quot;;[.G127]*[.M127])" office:value-type="currency" office:currency="GBP" office:value="1.6" calcext:value-type="currency">
            <text:p>£1.6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27]=&quot;-&quot;;[.G127]=&quot;&quot;);&quot;&quot;;[.G127]*[.Q127])">
            <text:p/>
          </table:table-cell>
          <table:table-cell table:style-name="ce67" table:formula="of:=IF([.G127]&lt;&gt;&quot;&quot;; IF([.L127]&lt;&gt;&quot;-&quot;; IF([.R127] &gt; [.N127]*[.$S$1];[.N127]*[.$S$1];[.R127]);[.R127]);&quot;&quot;)" office:value-type="currency" office:currency="EUR" office:value="1.911312" calcext:value-type="currency">
            <text:p>1,911 €</text:p>
          </table:table-cell>
          <table:table-cell table:style-name="ce6" table:formula="of:=[.G127]" office:value-type="float" office:value="1" calcext:value-type="float">
            <text:p>1</text:p>
          </table:table-cell>
          <table:table-cell table:style-name="ce70" table:formula="of:=IF(OR([.T127]&lt;&gt;&quot;&quot;;[.D127]=&quot;Not installed&quot;);&quot;&quot;;[.G127])">
            <text:p/>
          </table:table-cell>
          <table:table-cell table:number-columns-repeated="1003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4-4/02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L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8]=&quot;Power board&quot;; [.B128]*2;[.B128])" office:value-type="float" office:value="2" calcext:value-type="float">
            <text:p>2</text:p>
          </table:table-cell>
          <table:table-cell table:style-name="ce33" office:value-type="string" calcext:value-type="string">
            <text:p>631-RN114-4/02</text:p>
          </table:table-cell>
          <table:table-cell table:style-name="ce39" office:value-type="float" office:value="2.6" calcext:value-type="float">
            <text:p>2,600</text:p>
          </table:table-cell>
          <table:table-cell table:style-name="ce39" table:formula="of:=[.I128]*[.G128]" office:value-type="float" office:value="5.2" calcext:value-type="float">
            <text:p>5,200</text:p>
          </table:table-cell>
          <table:table-cell table:style-name="ce28"/>
          <table:table-cell table:style-name="ce13" office:value-type="string" calcext:value-type="string">
            <text:p>1191484</text:p>
          </table:table-cell>
          <table:table-cell table:style-name="ce52" office:value-type="float" office:value="2.18" calcext:value-type="float">
            <text:p>2,180</text:p>
          </table:table-cell>
          <table:table-cell table:style-name="ce55" table:formula="of:=IF(OR([.L128]=&quot;-&quot;; [.G128]=&quot;&quot;);&quot;&quot;;[.G128]*[.M128])" office:value-type="currency" office:currency="GBP" office:value="4.36" calcext:value-type="currency">
            <text:p>£4.36</text:p>
          </table:table-cell>
          <table:table-cell table:style-name="ce24"/>
          <table:table-cell table:style-name="ce24" office:value-type="string" calcext:value-type="string">
            <text:p>CAF-3.1-1.2</text:p>
          </table:table-cell>
          <table:table-cell table:style-name="ce52" office:value-type="float" office:value="1.82" calcext:value-type="float">
            <text:p>1,820</text:p>
          </table:table-cell>
          <table:table-cell table:style-name="ce60" table:formula="of:=IF(OR([.P128]=&quot;-&quot;;[.G128]=&quot;&quot;);&quot;&quot;;[.G128]*[.Q128])" office:value-type="currency" office:currency="EUR" office:value="3.64" calcext:value-type="currency">
            <text:p>3,64 €</text:p>
          </table:table-cell>
          <table:table-cell table:style-name="ce67" table:formula="of:=IF([.G128]&lt;&gt;&quot;&quot;; IF([.L128]&lt;&gt;&quot;-&quot;; IF([.R128] &gt; [.N128]*[.$S$1];[.N128]*[.$S$1];[.R128]);[.R128]);&quot;&quot;)" office:value-type="currency" office:currency="EUR" office:value="3.64" calcext:value-type="currency">
            <text:p>3,640 €</text:p>
          </table:table-cell>
          <table:table-cell table:style-name="ce68" table:formula="of:=[.G128]" office:value-type="float" office:value="2" calcext:value-type="float">
            <text:p>2</text:p>
          </table:table-cell>
          <table:table-cell table:style-name="ce68" table:formula="of:=IF(OR([.T128]&lt;&gt;&quot;&quot;;[.D128]=&quot;Not installed&quot;);&quot;&quot;;[.G128])">
            <text:p/>
          </table:table-cell>
          <table:table-cell table:number-columns-repeated="100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19" office:value-type="string" calcext:value-type="string">
            <text:p>SMD; 7.3mm x 7.3mm</text:p>
          </table:table-cell>
          <table:table-cell table:style-name="ce19" office:value-type="string" calcext:value-type="string">
            <text:p>L1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29]=&quot;Power board&quot;; [.B129]*2;[.B129])" office:value-type="float" office:value="1" calcext:value-type="float">
            <text:p>1</text:p>
          </table:table-cell>
          <table:table-cell table:style-name="ce34" office:value-type="string" calcext:value-type="string">
            <text:p>652-SRR0745A-471M</text:p>
          </table:table-cell>
          <table:table-cell table:style-name="ce40" office:value-type="float" office:value="0.841" calcext:value-type="float">
            <text:p>0,841</text:p>
          </table:table-cell>
          <table:table-cell table:style-name="ce40" table:formula="of:=[.G129]*[.I129]" office:value-type="float" office:value="0.841" calcext:value-type="float">
            <text:p>0,841</text:p>
          </table:table-cell>
          <table:table-cell table:style-name="ce29"/>
          <table:table-cell table:style-name="ce48" office:value-type="float" office:value="2455059" calcext:value-type="float">
            <text:p>2455059</text:p>
          </table:table-cell>
          <table:table-cell table:style-name="ce53" office:value-type="float" office:value="0.706" calcext:value-type="float">
            <text:p>0,706</text:p>
          </table:table-cell>
          <table:table-cell table:style-name="ce56" table:formula="of:=IF(OR([.L129]=&quot;-&quot;; [.G129]=&quot;&quot;);&quot;&quot;;[.G129]*[.M129])" office:value-type="currency" office:currency="GBP" office:value="0.706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DE0704-470</text:p>
          </table:table-cell>
          <table:table-cell table:style-name="ce53" office:value-type="float" office:value="0.218" calcext:value-type="float">
            <text:p>0,218</text:p>
          </table:table-cell>
          <table:table-cell table:style-name="ce61" table:formula="of:=IF(OR([.P129]=&quot;-&quot;;[.G129]=&quot;&quot;);&quot;&quot;;[.G129]*[.Q129])" office:value-type="currency" office:currency="EUR" office:value="0.218" calcext:value-type="currency">
            <text:p>0,22 €</text:p>
          </table:table-cell>
          <table:table-cell table:style-name="ce67" table:formula="of:=IF([.G129]&lt;&gt;&quot;&quot;; IF([.L129]&lt;&gt;&quot;-&quot;; IF([.R129] &gt; [.N129]*[.$S$1];[.N129]*[.$S$1];[.R129]);[.R129]);&quot;&quot;)" office:value-type="currency" office:currency="EUR" office:value="0.218" calcext:value-type="currency">
            <text:p>0,218 €</text:p>
          </table:table-cell>
          <table:table-cell table:style-name="ce6"/>
          <table:table-cell table:style-name="ce70" table:formula="of:=IF(OR([.T129]&lt;&gt;&quot;&quot;;[.D129]=&quot;Not installed&quot;);&quot;&quot;;[.G12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43551331</text:p>
          </table:table-cell>
          <table:table-cell table:style-name="ce18" office:value-type="string" calcext:value-type="string">
            <text:p>SMD; 13.2mm x 12.8mm</text:p>
          </table:table-cell>
          <table:table-cell table:style-name="ce24" office:value-type="string" calcext:value-type="string">
            <text:p>L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30]=&quot;Power board&quot;; [.B130]*2;[.B130])" office:value-type="float" office:value="2" calcext:value-type="float">
            <text:p>2</text:p>
          </table:table-cell>
          <table:table-cell table:style-name="ce33" office:value-type="string" calcext:value-type="string">
            <text:p>710-7443551331</text:p>
          </table:table-cell>
          <table:table-cell table:style-name="ce39" office:value-type="float" office:value="2.97" calcext:value-type="float">
            <text:p>2,970</text:p>
          </table:table-cell>
          <table:table-cell table:style-name="ce39" table:formula="of:=[.I130]*[.G130]" office:value-type="float" office:value="5.94" calcext:value-type="float">
            <text:p>5,940</text:p>
          </table:table-cell>
          <table:table-cell table:style-name="ce28"/>
          <table:table-cell table:style-name="ce13" office:value-type="float" office:value="2211631" calcext:value-type="float">
            <text:p>2211631</text:p>
          </table:table-cell>
          <table:table-cell table:style-name="ce52" office:value-type="float" office:value="2.56" calcext:value-type="float">
            <text:p>2,560</text:p>
          </table:table-cell>
          <table:table-cell table:style-name="ce55" table:formula="of:=IF(OR([.L130]=&quot;-&quot;; [.G130]=&quot;&quot;);&quot;&quot;;[.G130]*[.M130])" office:value-type="currency" office:currency="GBP" office:value="5.12" calcext:value-type="currency">
            <text:p>£5.12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30]=&quot;-&quot;;[.G130]=&quot;&quot;);&quot;&quot;;[.G130]*[.Q130])">
            <text:p/>
          </table:table-cell>
          <table:table-cell table:style-name="ce67" table:formula="of:=IF([.G130]&lt;&gt;&quot;&quot;; IF([.L130]&lt;&gt;&quot;-&quot;; IF([.R130] &gt; [.N130]*[.$S$1];[.N130]*[.$S$1];[.R130]);[.R130]);&quot;&quot;)" office:value-type="currency" office:currency="EUR" office:value="6.1161984" calcext:value-type="currency">
            <text:p>6,116 €</text:p>
          </table:table-cell>
          <table:table-cell table:style-name="ce68"/>
          <table:table-cell table:style-name="ce68" table:formula="of:=IF(OR([.T130]&lt;&gt;&quot;&quot;;[.D130]=&quot;Not installed&quot;);&quot;&quot;;[.G13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IHLP2020CZER3R3M11</text:p>
          </table:table-cell>
          <table:table-cell table:style-name="ce19" office:value-type="string" calcext:value-type="string">
            <text:p>SMD; 5.49mm x 5.18mm</text:p>
          </table:table-cell>
          <table:table-cell table:style-name="ce19" office:value-type="string" calcext:value-type="string">
            <text:p>L3, L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31]=&quot;Power board&quot;; [.B131]*2;[.B131])" office:value-type="float" office:value="4" calcext:value-type="float">
            <text:p>4</text:p>
          </table:table-cell>
          <table:table-cell table:style-name="ce34" office:value-type="string" calcext:value-type="string">
            <text:p>70-IHLP2020CZER3R3M1</text:p>
          </table:table-cell>
          <table:table-cell table:style-name="ce40" office:value-type="float" office:value="1.03" calcext:value-type="float">
            <text:p>1,030</text:p>
          </table:table-cell>
          <table:table-cell table:style-name="ce40" table:formula="of:=[.G131]*[.I131]" office:value-type="float" office:value="4.12" calcext:value-type="float">
            <text:p>4,120</text:p>
          </table:table-cell>
          <table:table-cell table:style-name="ce29"/>
          <table:table-cell table:style-name="ce48" office:value-type="float" office:value="1741325" calcext:value-type="float">
            <text:p>1741325</text:p>
          </table:table-cell>
          <table:table-cell table:style-name="ce53" office:value-type="float" office:value="1.1" calcext:value-type="float">
            <text:p>1,100</text:p>
          </table:table-cell>
          <table:table-cell table:style-name="ce56" table:formula="of:=IF(OR([.L131]=&quot;-&quot;; [.G131]=&quot;&quot;);&quot;&quot;;[.G131]*[.M131])" office:value-type="currency" office:currency="GBP" office:value="4.4" calcext:value-type="currency">
            <text:p>£4.4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31]=&quot;-&quot;;[.G131]=&quot;&quot;);&quot;&quot;;[.G131]*[.Q131])">
            <text:p/>
          </table:table-cell>
          <table:table-cell table:style-name="ce67" table:formula="of:=IF([.G131]&lt;&gt;&quot;&quot;; IF([.L131]&lt;&gt;&quot;-&quot;; IF([.R131] &gt; [.N131]*[.$S$1];[.N131]*[.$S$1];[.R131]);[.R131]);&quot;&quot;)" office:value-type="currency" office:currency="EUR" office:value="5.256108" calcext:value-type="currency">
            <text:p>5,256 €</text:p>
          </table:table-cell>
          <table:table-cell table:style-name="ce6"/>
          <table:table-cell table:style-name="ce70" table:formula="of:=IF(OR([.T131]&lt;&gt;&quot;&quot;;[.D131]=&quot;Not installed&quot;);&quot;&quot;;[.G13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18" office:value-type="string" calcext:value-type="string">
            <text:p>1210</text:p>
          </table:table-cell>
          <table:table-cell table:style-name="ce24" office:value-type="string" calcext:value-type="string">
            <text:p>L5, L6, L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32]=&quot;Power board&quot;; [.B132]*2;[.B132])" office:value-type="float" office:value="6" calcext:value-type="float">
            <text:p>6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19" office:value-type="string" calcext:value-type="string">
            <text:p>1210</text:p>
          </table:table-cell>
          <table:table-cell table:style-name="ce19" office:value-type="string" calcext:value-type="string">
            <text:p>L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33]=&quot;Power board&quot;; [.B133]*2;[.B13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32:.G133])" office:value-type="float" office:value="7" calcext:value-type="float">
            <text:p>7</text:p>
          </table:table-cell>
          <table:table-cell table:style-name="ce33" office:value-type="string" calcext:value-type="string">
            <text:p>81-LQH32PN2R2NN0L</text:p>
          </table:table-cell>
          <table:table-cell table:style-name="ce39" office:value-type="float" office:value="0.344" calcext:value-type="float">
            <text:p>0,344</text:p>
          </table:table-cell>
          <table:table-cell table:style-name="ce39" table:formula="of:=[.I134]*[.G134]" office:value-type="float" office:value="2.408" calcext:value-type="float">
            <text:p>2,408</text:p>
          </table:table-cell>
          <table:table-cell table:style-name="ce28"/>
          <table:table-cell table:style-name="ce13" office:value-type="string" calcext:value-type="string">
            <text:p>2470305</text:p>
          </table:table-cell>
          <table:table-cell table:style-name="ce52" office:value-type="float" office:value="0.205" calcext:value-type="float">
            <text:p>0,205</text:p>
          </table:table-cell>
          <table:table-cell table:style-name="ce55" table:formula="of:=IF(OR([.L134]=&quot;-&quot;; [.G134]=&quot;&quot;);&quot;&quot;;[.G134]*[.M134])" office:value-type="currency" office:currency="GBP" office:value="1.435" calcext:value-type="currency">
            <text:p>£1.44</text:p>
          </table:table-cell>
          <table:table-cell table:style-name="ce24"/>
          <table:table-cell table:style-name="ce24" office:value-type="string" calcext:value-type="string">
            <text:p>DLJ3015-2.2</text:p>
          </table:table-cell>
          <table:table-cell table:style-name="ce52" office:value-type="float" office:value="0.2746" calcext:value-type="float">
            <text:p>0,275</text:p>
          </table:table-cell>
          <table:table-cell table:style-name="ce60" table:formula="of:=IF(OR([.P134]=&quot;-&quot;;[.G134]=&quot;&quot;);&quot;&quot;;[.G134]*[.Q134])" office:value-type="currency" office:currency="EUR" office:value="1.9222" calcext:value-type="currency">
            <text:p>1,92 €</text:p>
          </table:table-cell>
          <table:table-cell table:style-name="ce67" table:formula="of:=IF([.G134]&lt;&gt;&quot;&quot;; IF([.L134]&lt;&gt;&quot;-&quot;; IF([.R134] &gt; [.N134]*[.$S$1];[.N134]*[.$S$1];[.R134]);[.R134]);&quot;&quot;)" office:value-type="currency" office:currency="EUR" office:value="1.71420795" calcext:value-type="currency">
            <text:p>1,714 €</text:p>
          </table:table-cell>
          <table:table-cell table:style-name="ce68"/>
          <table:table-cell table:style-name="ce68" table:formula="of:=IF(OR([.T134]&lt;&gt;&quot;&quot;;[.D134]=&quot;Not installed&quot;);&quot;&quot;;[.G134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35]=&quot;-&quot;; [.G135]=&quot;&quot;);&quot;&quot;;[.G135]*[.M13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35]=&quot;-&quot;;[.G135]=&quot;&quot;);&quot;&quot;;[.G135]*[.Q13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uH</text:p>
          </table:table-cell>
          <table:table-cell table:style-name="ce18" office:value-type="string" calcext:value-type="string">
            <text:p>SMD, 12mm x 12mm</text:p>
          </table:table-cell>
          <table:table-cell table:style-name="ce24" office:value-type="string" calcext:value-type="string">
            <text:p>L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36]=&quot;Power board&quot;; [.B136]*2;[.B136])" office:value-type="float" office:value="1" calcext:value-type="float">
            <text:p>1</text:p>
          </table:table-cell>
          <table:table-cell table:style-name="ce33" office:value-type="string" calcext:value-type="string">
            <text:p>652-SRU1038-101Y</text:p>
          </table:table-cell>
          <table:table-cell table:style-name="ce39" office:value-type="float" office:value="0.758" calcext:value-type="float">
            <text:p>0,758</text:p>
          </table:table-cell>
          <table:table-cell table:style-name="ce39" table:formula="of:=[.I136]*[.G136]" office:value-type="float" office:value="0.758" calcext:value-type="float">
            <text:p>0,758</text:p>
          </table:table-cell>
          <table:table-cell table:style-name="ce28"/>
          <table:table-cell table:style-name="ce13" office:value-type="string" calcext:value-type="string">
            <text:p>2113014</text:p>
          </table:table-cell>
          <table:table-cell table:style-name="ce52" office:value-type="float" office:value="0.735" calcext:value-type="float">
            <text:p>0,735</text:p>
          </table:table-cell>
          <table:table-cell table:style-name="ce55" table:formula="of:=IF(OR([.L136]=&quot;-&quot;; [.G136]=&quot;&quot;);&quot;&quot;;[.G136]*[.M136])" office:value-type="currency" office:currency="GBP" office:value="0.735" calcext:value-type="currency">
            <text:p>£0.74</text:p>
          </table:table-cell>
          <table:table-cell table:style-name="ce24"/>
          <table:table-cell table:style-name="ce24" office:value-type="string" calcext:value-type="string">
            <text:p>DE1205-100</text:p>
          </table:table-cell>
          <table:table-cell table:style-name="ce52" office:value-type="float" office:value="0.3364" calcext:value-type="float">
            <text:p>0,336</text:p>
          </table:table-cell>
          <table:table-cell table:style-name="ce60" table:formula="of:=IF(OR([.P136]=&quot;-&quot;;[.G136]=&quot;&quot;);&quot;&quot;;[.G136]*[.Q136])" office:value-type="currency" office:currency="EUR" office:value="0.3364" calcext:value-type="currency">
            <text:p>0,34 €</text:p>
          </table:table-cell>
          <table:table-cell table:style-name="ce67" table:formula="of:=IF([.G136]&lt;&gt;&quot;&quot;; IF([.L136]&lt;&gt;&quot;-&quot;; IF([.R136] &gt; [.N136]*[.$S$1];[.N136]*[.$S$1];[.R136]);[.R136]);&quot;&quot;)" office:value-type="currency" office:currency="EUR" office:value="0.3364" calcext:value-type="currency">
            <text:p>0,336 €</text:p>
          </table:table-cell>
          <table:table-cell table:style-name="ce68"/>
          <table:table-cell table:style-name="ce68" table:formula="of:=IF(OR([.T136]&lt;&gt;&quot;&quot;;[.D136]=&quot;Not installed&quot;);&quot;&quot;;[.G13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FT_320QVT</text:p>
          </table:table-cell>
          <table:table-cell table:style-name="ce19" office:value-type="string" calcext:value-type="string">
            <text:p>THT; 2x20-pin socket</text:p>
          </table:table-cell>
          <table:table-cell table:style-name="ce19" office:value-type="string" calcext:value-type="string">
            <text:p>LCD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37]=&quot;Power board&quot;; [.B137]*2;[.B137])" office:value-type="float" office:value="1" calcext:value-type="float">
            <text:p>1</text:p>
          </table:table-cell>
          <table:table-cell table:style-name="ce34" office:value-type="string" calcext:value-type="string">
            <text:p>571-2-2178710-0</text:p>
          </table:table-cell>
          <table:table-cell table:style-name="ce40" office:value-type="float" office:value="1.2" calcext:value-type="float">
            <text:p>1,200</text:p>
          </table:table-cell>
          <table:table-cell table:style-name="ce40" table:formula="of:=[.G137]*[.I137]" office:value-type="float" office:value="1.2" calcext:value-type="float">
            <text:p>1,200</text:p>
          </table:table-cell>
          <table:table-cell table:style-name="ce29"/>
          <table:table-cell table:style-name="ce48" office:value-type="float" office:value="7992033" calcext:value-type="float">
            <text:p>7992033</text:p>
          </table:table-cell>
          <table:table-cell table:style-name="ce53" office:value-type="float" office:value="2.04" calcext:value-type="float">
            <text:p>2,040</text:p>
          </table:table-cell>
          <table:table-cell table:style-name="ce56" table:formula="of:=IF(OR([.L137]=&quot;-&quot;; [.G137]=&quot;&quot;);&quot;&quot;;[.G137]*[.M137])" office:value-type="currency" office:currency="GBP" office:value="2.04" calcext:value-type="currency">
            <text:p>£2.04</text:p>
          </table:table-cell>
          <table:table-cell table:style-name="ce25"/>
          <table:table-cell table:style-name="ce19" office:value-type="string" calcext:value-type="string">
            <text:p>ZL262-40DG</text:p>
          </table:table-cell>
          <table:table-cell table:style-name="ce53" office:value-type="float" office:value="0.3215" calcext:value-type="float">
            <text:p>0,322</text:p>
          </table:table-cell>
          <table:table-cell table:style-name="ce61" table:formula="of:=IF(OR([.P137]=&quot;-&quot;;[.G137]=&quot;&quot;);&quot;&quot;;[.G137]*[.Q137])" office:value-type="currency" office:currency="EUR" office:value="0.3215" calcext:value-type="currency">
            <text:p>0,32 €</text:p>
          </table:table-cell>
          <table:table-cell table:style-name="ce67" table:formula="of:=IF([.G137]&lt;&gt;&quot;&quot;; IF([.L137]&lt;&gt;&quot;-&quot;; IF([.R137] &gt; [.N137]*[.$S$1];[.N137]*[.$S$1];[.R137]);[.R137]);&quot;&quot;)" office:value-type="currency" office:currency="EUR" office:value="0.3215" calcext:value-type="currency">
            <text:p>0,322 €</text:p>
          </table:table-cell>
          <table:table-cell table:style-name="ce6" table:formula="of:=[.G137]" office:value-type="float" office:value="1" calcext:value-type="float">
            <text:p>1</text:p>
          </table:table-cell>
          <table:table-cell table:style-name="ce70" table:formula="of:=IF(OR([.T137]&lt;&gt;&quot;&quot;;[.D137]=&quot;Not installed&quot;);&quot;&quot;;[.G137])">
            <text:p/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SMG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_O1, LED_O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38]=&quot;Power board&quot;; [.B138]*2;[.B138])" office:value-type="float" office:value="2" calcext:value-type="float">
            <text:p>2</text:p>
          </table:table-cell>
          <table:table-cell table:style-name="ce33" office:value-type="string" calcext:value-type="string">
            <text:p>630-HSMG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39" table:formula="of:=[.I138]*[.G138]" office:value-type="float" office:value="0.12" calcext:value-type="float">
            <text:p>0,120</text:p>
          </table:table-cell>
          <table:table-cell table:style-name="ce28"/>
          <table:table-cell table:style-name="ce13" office:value-type="float" office:value="5790852" calcext:value-type="float">
            <text:p>5790852</text:p>
          </table:table-cell>
          <table:table-cell table:style-name="ce52" office:value-type="float" office:value="0.147" calcext:value-type="float">
            <text:p>0,147</text:p>
          </table:table-cell>
          <table:table-cell table:style-name="ce55" table:formula="of:=IF(OR([.L138]=&quot;-&quot;; [.G138]=&quot;&quot;);&quot;&quot;;[.G138]*[.M138])" office:value-type="currency" office:currency="GBP" office:value="0.294" calcext:value-type="currency">
            <text:p>£0.29</text:p>
          </table:table-cell>
          <table:table-cell table:style-name="ce24"/>
          <table:table-cell table:style-name="ce24" office:value-type="string" calcext:value-type="string">
            <text:p>HSMG-C170</text:p>
          </table:table-cell>
          <table:table-cell table:style-name="ce52" office:value-type="float" office:value="0.0952" calcext:value-type="float">
            <text:p>0,095</text:p>
          </table:table-cell>
          <table:table-cell table:style-name="ce60" table:formula="of:=IF(OR([.P138]=&quot;-&quot;;[.G138]=&quot;&quot;);&quot;&quot;;[.G138]*[.Q138])" office:value-type="currency" office:currency="EUR" office:value="0.1904" calcext:value-type="currency">
            <text:p>0,19 €</text:p>
          </table:table-cell>
          <table:table-cell table:style-name="ce67" table:formula="of:=IF([.G138]&lt;&gt;&quot;&quot;; IF([.L138]&lt;&gt;&quot;-&quot;; IF([.R138] &gt; [.N138]*[.$S$1];[.N138]*[.$S$1];[.R138]);[.R138]);&quot;&quot;)" office:value-type="currency" office:currency="EUR" office:value="0.1904" calcext:value-type="currency">
            <text:p>0,190 €</text:p>
          </table:table-cell>
          <table:table-cell table:style-name="ce68"/>
          <table:table-cell table:style-name="ce68" table:formula="of:=IF(OR([.T138]&lt;&gt;&quot;&quot;;[.D138]=&quot;Not installed&quot;);&quot;&quot;;[.G138])" office:value-type="float" office:value="2" calcext:value-type="float">
            <text:p>2</text:p>
          </table:table-cell>
          <table:table-cell table:number-columns-repeated="1003"/>
        </table:table-row>
        <table:table-row table:style-name="ro7">
          <table:table-cell office:value-type="float" office:value="83" calcext:value-type="float">
            <text:p>83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HSMH-C170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LED_CC1, LED_CC2, LED_PROG1, LED_PROG2, LED_SP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39]=&quot;Power board&quot;; [.B139]*2;[.B139])" office:value-type="float" office:value="5" calcext:value-type="float">
            <text:p>5</text:p>
          </table:table-cell>
          <table:table-cell table:style-name="ce34" office:value-type="string" calcext:value-type="string">
            <text:p>630-HSMH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40" table:formula="of:=[.G139]*[.I139]" office:value-type="float" office:value="0.3" calcext:value-type="float">
            <text:p>0,300</text:p>
          </table:table-cell>
          <table:table-cell table:style-name="ce29"/>
          <table:table-cell table:style-name="ce48" office:value-type="float" office:value="5790840" calcext:value-type="float">
            <text:p>5790840</text:p>
          </table:table-cell>
          <table:table-cell table:style-name="ce53" office:value-type="float" office:value="0.144" calcext:value-type="float">
            <text:p>0,144</text:p>
          </table:table-cell>
          <table:table-cell table:style-name="ce56" table:formula="of:=IF(OR([.L139]=&quot;-&quot;; [.G139]=&quot;&quot;);&quot;&quot;;[.G139]*[.M139])" office:value-type="currency" office:currency="GBP" office:value="0.72" calcext:value-type="currency">
            <text:p>£0.72</text:p>
          </table:table-cell>
          <table:table-cell table:style-name="ce25"/>
          <table:table-cell table:style-name="ce19" office:value-type="string" calcext:value-type="string">
            <text:p>HSMH-C170</text:p>
          </table:table-cell>
          <table:table-cell table:style-name="ce53" office:value-type="float" office:value="0.056" calcext:value-type="float">
            <text:p>0,056</text:p>
          </table:table-cell>
          <table:table-cell table:style-name="ce61" table:formula="of:=IF(OR([.P139]=&quot;-&quot;;[.G139]=&quot;&quot;);&quot;&quot;;[.G139]*[.Q139])" office:value-type="currency" office:currency="EUR" office:value="0.28" calcext:value-type="currency">
            <text:p>0,28 €</text:p>
          </table:table-cell>
          <table:table-cell table:style-name="ce67" table:formula="of:=IF([.G139]&lt;&gt;&quot;&quot;; IF([.L139]&lt;&gt;&quot;-&quot;; IF([.R139] &gt; [.N139]*[.$S$1];[.N139]*[.$S$1];[.R139]);[.R139]);&quot;&quot;)" office:value-type="currency" office:currency="EUR" office:value="0.28" calcext:value-type="currency">
            <text:p>0,280 €</text:p>
          </table:table-cell>
          <table:table-cell table:style-name="ce6"/>
          <table:table-cell table:style-name="ce70" table:formula="of:=IF(OR([.T139]&lt;&gt;&quot;&quot;;[.D139]=&quot;Not installed&quot;);&quot;&quot;;[.G139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MR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_PWR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40]=&quot;Power board&quot;; [.B140]*2;[.B140])" office:value-type="float" office:value="1" calcext:value-type="float">
            <text:p>1</text:p>
          </table:table-cell>
          <table:table-cell table:style-name="ce33" office:value-type="string" calcext:value-type="string">
            <text:p>630-HSMR-C170</text:p>
          </table:table-cell>
          <table:table-cell table:style-name="ce39" office:value-type="float" office:value="0.25" calcext:value-type="float">
            <text:p>0,250</text:p>
          </table:table-cell>
          <table:table-cell table:style-name="ce39" table:formula="of:=[.I140]*[.G140]" office:value-type="float" office:value="0.25" calcext:value-type="float">
            <text:p>0,250</text:p>
          </table:table-cell>
          <table:table-cell table:style-name="ce28"/>
          <table:table-cell table:style-name="ce13" office:value-type="string" calcext:value-type="string">
            <text:p>5790864</text:p>
          </table:table-cell>
          <table:table-cell table:style-name="ce52" office:value-type="float" office:value="0.172" calcext:value-type="float">
            <text:p>0,172</text:p>
          </table:table-cell>
          <table:table-cell table:style-name="ce55" table:formula="of:=IF(OR([.L140]=&quot;-&quot;; [.G140]=&quot;&quot;);&quot;&quot;;[.G140]*[.M140])" office:value-type="currency" office:currency="GBP" office:value="0.172" calcext:value-type="currency">
            <text:p>£0.17</text:p>
          </table:table-cell>
          <table:table-cell table:style-name="ce24"/>
          <table:table-cell table:style-name="ce24" office:value-type="string" calcext:value-type="string">
            <text:p>HSMD-C170</text:p>
          </table:table-cell>
          <table:table-cell table:style-name="ce52" office:value-type="float" office:value="0.0586" calcext:value-type="float">
            <text:p>0,059</text:p>
          </table:table-cell>
          <table:table-cell table:style-name="ce60" table:formula="of:=IF(OR([.P140]=&quot;-&quot;;[.G140]=&quot;&quot;);&quot;&quot;;[.G140]*[.Q140])" office:value-type="currency" office:currency="EUR" office:value="0.0586" calcext:value-type="currency">
            <text:p>0,06 €</text:p>
          </table:table-cell>
          <table:table-cell table:style-name="ce67" table:formula="of:=IF([.G140]&lt;&gt;&quot;&quot;; IF([.L140]&lt;&gt;&quot;-&quot;; IF([.R140] &gt; [.N140]*[.$S$1];[.N140]*[.$S$1];[.R140]);[.R140]);&quot;&quot;)" office:value-type="currency" office:currency="EUR" office:value="0.0586" calcext:value-type="currency">
            <text:p>0,059 €</text:p>
          </table:table-cell>
          <table:table-cell table:style-name="ce68"/>
          <table:table-cell table:style-name="ce68" table:formula="of:=IF(OR([.T140]&lt;&gt;&quot;&quot;;[.D140]=&quot;Not installed&quot;);&quot;&quot;;[.G140])" office:value-type="float" office:value="1" calcext:value-type="float">
            <text:p>1</text:p>
          </table:table-cell>
          <table:table-cell table:number-columns-repeated="1003"/>
        </table:table-row>
        <table:table-row table:style-name="ro6">
          <table:table-cell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HSMY-C170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LED_CV1, LED_CV2, LED_S1, LED_S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41]=&quot;Power board&quot;; [.B141]*2;[.B141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MY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42]=&quot;Power board&quot;; [.B142]*2;[.B14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41:.G142])" office:value-type="float" office:value="6" calcext:value-type="float">
            <text:p>6</text:p>
          </table:table-cell>
          <table:table-cell table:style-name="ce34" office:value-type="string" calcext:value-type="string">
            <text:p>630-HSMY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40" table:formula="of:=[.G143]*[.I143]" office:value-type="float" office:value="0.36" calcext:value-type="float">
            <text:p>0,360</text:p>
          </table:table-cell>
          <table:table-cell table:style-name="ce29"/>
          <table:table-cell table:style-name="ce48" office:value-type="float" office:value="5790876" calcext:value-type="float">
            <text:p>5790876</text:p>
          </table:table-cell>
          <table:table-cell table:style-name="ce53" office:value-type="float" office:value="0.144" calcext:value-type="float">
            <text:p>0,144</text:p>
          </table:table-cell>
          <table:table-cell table:style-name="ce56" table:formula="of:=IF(OR([.L143]=&quot;-&quot;; [.G143]=&quot;&quot;);&quot;&quot;;[.G143]*[.M143])" office:value-type="currency" office:currency="GBP" office:value="0.864" calcext:value-type="currency">
            <text:p>£0.86</text:p>
          </table:table-cell>
          <table:table-cell table:style-name="ce25"/>
          <table:table-cell table:style-name="ce19" office:value-type="string" calcext:value-type="string">
            <text:p>HSMY-C170</text:p>
          </table:table-cell>
          <table:table-cell table:style-name="ce53" office:value-type="float" office:value="0.06" calcext:value-type="float">
            <text:p>0,060</text:p>
          </table:table-cell>
          <table:table-cell table:style-name="ce61" table:formula="of:=IF(OR([.P143]=&quot;-&quot;;[.G143]=&quot;&quot;);&quot;&quot;;[.G143]*[.Q143])" office:value-type="currency" office:currency="EUR" office:value="0.36" calcext:value-type="currency">
            <text:p>0,36 €</text:p>
          </table:table-cell>
          <table:table-cell table:style-name="ce67" table:formula="of:=IF([.G143]&lt;&gt;&quot;&quot;; IF([.L143]&lt;&gt;&quot;-&quot;; IF([.R143] &gt; [.N143]*[.$S$1];[.N143]*[.$S$1];[.R143]);[.R143]);&quot;&quot;)" office:value-type="currency" office:currency="EUR" office:value="0.36" calcext:value-type="currency">
            <text:p>0,360 €</text:p>
          </table:table-cell>
          <table:table-cell table:style-name="ce6"/>
          <table:table-cell table:style-name="ce70" table:formula="of:=IF(OR([.T143]&lt;&gt;&quot;&quot;;[.D143]=&quot;Not installed&quot;);&quot;&quot;;[.G143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44]=&quot;-&quot;; [.G144]=&quot;&quot;);&quot;&quot;;[.G144]*[.M14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44]=&quot;-&quot;;[.G144]=&quot;&quot;);&quot;&quot;;[.G144]*[.Q14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K/Beta:357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NTC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45]=&quot;Power board&quot;; [.B145]*2;[.B145])" office:value-type="float" office:value="2" calcext:value-type="float">
            <text:p>2</text:p>
          </table:table-cell>
          <table:table-cell table:style-name="ce34" office:value-type="string" calcext:value-type="string">
            <text:p>594-2381-615-53103</text:p>
          </table:table-cell>
          <table:table-cell table:style-name="ce40" office:value-type="float" office:value="0.145" calcext:value-type="float">
            <text:p>0,145</text:p>
          </table:table-cell>
          <table:table-cell table:style-name="ce40" table:formula="of:=[.G145]*[.I145]" office:value-type="float" office:value="0.29" calcext:value-type="float">
            <text:p>0,290</text:p>
          </table:table-cell>
          <table:table-cell table:style-name="ce29"/>
          <table:table-cell table:style-name="ce48" office:value-type="float" office:value="1612623" calcext:value-type="float">
            <text:p>1612623</text:p>
          </table:table-cell>
          <table:table-cell table:style-name="ce53" office:value-type="float" office:value="0.264" calcext:value-type="float">
            <text:p>0,264</text:p>
          </table:table-cell>
          <table:table-cell table:style-name="ce56" table:formula="of:=IF(OR([.L145]=&quot;-&quot;; [.G145]=&quot;&quot;);&quot;&quot;;[.G145]*[.M145])" office:value-type="currency" office:currency="GBP" office:value="0.528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NTCS0805E3103JMT</text:p>
          </table:table-cell>
          <table:table-cell table:style-name="ce53" office:value-type="float" office:value="0.19" calcext:value-type="float">
            <text:p>0,190</text:p>
          </table:table-cell>
          <table:table-cell table:style-name="ce61" table:formula="of:=IF(OR([.P145]=&quot;-&quot;;[.G145]=&quot;&quot;);&quot;&quot;;[.G145]*[.Q145])" office:value-type="currency" office:currency="EUR" office:value="0.38" calcext:value-type="currency">
            <text:p>0,38 €</text:p>
          </table:table-cell>
          <table:table-cell table:style-name="ce67" table:formula="of:=IF([.G145]&lt;&gt;&quot;&quot;; IF([.L145]&lt;&gt;&quot;-&quot;; IF([.R145] &gt; [.N145]*[.$S$1];[.N145]*[.$S$1];[.R145]);[.R145]);&quot;&quot;)" office:value-type="currency" office:currency="EUR" office:value="0.38" calcext:value-type="currency">
            <text:p>0,380 €</text:p>
          </table:table-cell>
          <table:table-cell table:style-name="ce6"/>
          <table:table-cell table:style-name="ce70" table:formula="of:=IF(OR([.T145]&lt;&gt;&quot;&quot;;[.D145]=&quot;Not installed&quot;);&quot;&quot;;[.G14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18" office:value-type="string" calcext:value-type="string">
            <text:p>SMD; SDIP-6</text:p>
          </table:table-cell>
          <table:table-cell table:style-name="ce24" office:value-type="string" calcext:value-type="string">
            <text:p>OK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46]=&quot;Power board&quot;; [.B146]*2;[.B146])" office:value-type="float" office:value="1" calcext:value-type="float">
            <text:p>1</text:p>
          </table:table-cell>
          <table:table-cell table:style-name="ce33" office:value-type="string" calcext:value-type="string">
            <text:p>512-MOC3052SM</text:p>
          </table:table-cell>
          <table:table-cell table:style-name="ce39" office:value-type="float" office:value="0.75" calcext:value-type="float">
            <text:p>0,750</text:p>
          </table:table-cell>
          <table:table-cell table:style-name="ce39" table:formula="of:=[.I146]*[.G146]" office:value-type="float" office:value="0.75" calcext:value-type="float">
            <text:p>0,750</text:p>
          </table:table-cell>
          <table:table-cell table:style-name="ce28"/>
          <table:table-cell table:style-name="ce13" office:value-type="string" calcext:value-type="string">
            <text:p>2453236</text:p>
          </table:table-cell>
          <table:table-cell table:style-name="ce52" office:value-type="float" office:value="0.655" calcext:value-type="float">
            <text:p>0,655</text:p>
          </table:table-cell>
          <table:table-cell table:style-name="ce55" table:formula="of:=IF(OR([.L146]=&quot;-&quot;; [.G146]=&quot;&quot;);&quot;&quot;;[.G146]*[.M146])" office:value-type="currency" office:currency="GBP" office:value="0.655" calcext:value-type="currency">
            <text:p>£0.66</text:p>
          </table:table-cell>
          <table:table-cell table:style-name="ce24"/>
          <table:table-cell table:style-name="ce24" office:value-type="string" calcext:value-type="string">
            <text:p>MOC3052SR2VM</text:p>
          </table:table-cell>
          <table:table-cell table:style-name="ce52" office:value-type="float" office:value="0.38" calcext:value-type="float">
            <text:p>0,380</text:p>
          </table:table-cell>
          <table:table-cell table:style-name="ce60" table:formula="of:=IF(OR([.P146]=&quot;-&quot;;[.G146]=&quot;&quot;);&quot;&quot;;[.G146]*[.Q146])" office:value-type="currency" office:currency="EUR" office:value="0.38" calcext:value-type="currency">
            <text:p>0,38 €</text:p>
          </table:table-cell>
          <table:table-cell table:style-name="ce67" table:formula="of:=IF([.G146]&lt;&gt;&quot;&quot;; IF([.L146]&lt;&gt;&quot;-&quot;; IF([.R146] &gt; [.N146]*[.$S$1];[.N146]*[.$S$1];[.R146]);[.R146]);&quot;&quot;)" office:value-type="currency" office:currency="EUR" office:value="0.38" calcext:value-type="currency">
            <text:p>0,380 €</text:p>
          </table:table-cell>
          <table:table-cell table:style-name="ce68"/>
          <table:table-cell table:style-name="ce68" table:formula="of:=IF(OR([.T146]&lt;&gt;&quot;&quot;;[.D146]=&quot;Not installed&quot;);&quot;&quot;;[.G14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19" office:value-type="string" calcext:value-type="string">
            <text:p>SMD; SDIP-6</text:p>
          </table:table-cell>
          <table:table-cell table:style-name="ce19" office:value-type="string" calcext:value-type="string">
            <text:p>OK2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47]=&quot;Power board&quot;; [.B147]*2;[.B147])" office:value-type="float" office:value="1" calcext:value-type="float">
            <text:p>1</text:p>
          </table:table-cell>
          <table:table-cell table:style-name="ce34" office:value-type="string" calcext:value-type="string">
            <text:p>512-MOC3062SR2VM</text:p>
          </table:table-cell>
          <table:table-cell table:style-name="ce40" office:value-type="float" office:value="0.997" calcext:value-type="float">
            <text:p>0,997</text:p>
          </table:table-cell>
          <table:table-cell table:style-name="ce40" table:formula="of:=[.G147]*[.I147]" office:value-type="float" office:value="0.997" calcext:value-type="float">
            <text:p>0,997</text:p>
          </table:table-cell>
          <table:table-cell table:style-name="ce29"/>
          <table:table-cell table:style-name="ce48" office:value-type="float" office:value="2322554" calcext:value-type="float">
            <text:p>2322554</text:p>
          </table:table-cell>
          <table:table-cell table:style-name="ce53" office:value-type="float" office:value="0.537" calcext:value-type="float">
            <text:p>0,537</text:p>
          </table:table-cell>
          <table:table-cell table:style-name="ce56" table:formula="of:=IF(OR([.L147]=&quot;-&quot;; [.G147]=&quot;&quot;);&quot;&quot;;[.G147]*[.M147])" office:value-type="currency" office:currency="GBP" office:value="0.537" calcext:value-type="currency">
            <text:p>£0.54</text:p>
          </table:table-cell>
          <table:table-cell table:style-name="ce25"/>
          <table:table-cell table:style-name="ce19" office:value-type="string" calcext:value-type="string">
            <text:p>MOC3062XSM</text:p>
          </table:table-cell>
          <table:table-cell table:style-name="ce53" office:value-type="float" office:value="0.42" calcext:value-type="float">
            <text:p>0,420</text:p>
          </table:table-cell>
          <table:table-cell table:style-name="ce61" table:formula="of:=IF(OR([.P147]=&quot;-&quot;;[.G147]=&quot;&quot;);&quot;&quot;;[.G147]*[.Q147])" office:value-type="currency" office:currency="EUR" office:value="0.42" calcext:value-type="currency">
            <text:p>0,42 €</text:p>
          </table:table-cell>
          <table:table-cell table:style-name="ce67" table:formula="of:=IF([.G147]&lt;&gt;&quot;&quot;; IF([.L147]&lt;&gt;&quot;-&quot;; IF([.R147] &gt; [.N147]*[.$S$1];[.N147]*[.$S$1];[.R147]);[.R147]);&quot;&quot;)" office:value-type="currency" office:currency="EUR" office:value="0.42" calcext:value-type="currency">
            <text:p>0,420 €</text:p>
          </table:table-cell>
          <table:table-cell table:style-name="ce6"/>
          <table:table-cell table:style-name="ce70" table:formula="of:=IF(OR([.T147]&lt;&gt;&quot;&quot;;[.D147]=&quot;Not installed&quot;);&quot;&quot;;[.G14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CPL-181</text:p>
          </table:table-cell>
          <table:table-cell table:style-name="ce18" office:value-type="string" calcext:value-type="string">
            <text:p>SOIC-4</text:p>
          </table:table-cell>
          <table:table-cell table:style-name="ce24" office:value-type="string" calcext:value-type="string">
            <text:p>OK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48]=&quot;Power board&quot;; [.B148]*2;[.B148])" office:value-type="float" office:value="1" calcext:value-type="float">
            <text:p>1</text:p>
          </table:table-cell>
          <table:table-cell table:style-name="ce33" office:value-type="string" calcext:value-type="string">
            <text:p>630-HCPL-181-000E</text:p>
          </table:table-cell>
          <table:table-cell table:style-name="ce39" office:value-type="float" office:value="0.15" calcext:value-type="float">
            <text:p>0,150</text:p>
          </table:table-cell>
          <table:table-cell table:style-name="ce39" table:formula="of:=[.I148]*[.G148]" office:value-type="float" office:value="0.15" calcext:value-type="float">
            <text:p>0,150</text:p>
          </table:table-cell>
          <table:table-cell table:style-name="ce28"/>
          <table:table-cell table:style-name="ce13" office:value-type="string" calcext:value-type="string">
            <text:p>1244525</text:p>
          </table:table-cell>
          <table:table-cell table:style-name="ce52" office:value-type="float" office:value="0.255" calcext:value-type="float">
            <text:p>0,255</text:p>
          </table:table-cell>
          <table:table-cell table:style-name="ce55" table:formula="of:=IF(OR([.L148]=&quot;-&quot;; [.G148]=&quot;&quot;);&quot;&quot;;[.G148]*[.M148])" office:value-type="currency" office:currency="GBP" office:value="0.255" calcext:value-type="currency">
            <text:p>£0.26</text:p>
          </table:table-cell>
          <table:table-cell table:style-name="ce24"/>
          <table:table-cell table:style-name="ce24" office:value-type="string" calcext:value-type="string">
            <text:p>HCPL-181-000E</text:p>
          </table:table-cell>
          <table:table-cell table:style-name="ce52" office:value-type="float" office:value="0.25" calcext:value-type="float">
            <text:p>0,250</text:p>
          </table:table-cell>
          <table:table-cell table:style-name="ce60" table:formula="of:=IF(OR([.P148]=&quot;-&quot;;[.G148]=&quot;&quot;);&quot;&quot;;[.G148]*[.Q148])" office:value-type="currency" office:currency="EUR" office:value="0.25" calcext:value-type="currency">
            <text:p>0,25 €</text:p>
          </table:table-cell>
          <table:table-cell table:style-name="ce67" table:formula="of:=IF([.G148]&lt;&gt;&quot;&quot;; IF([.L148]&lt;&gt;&quot;-&quot;; IF([.R148] &gt; [.N148]*[.$S$1];[.N148]*[.$S$1];[.R148]);[.R148]);&quot;&quot;)" office:value-type="currency" office:currency="EUR" office:value="0.25" calcext:value-type="currency">
            <text:p>0,250 €</text:p>
          </table:table-cell>
          <table:table-cell table:style-name="ce68"/>
          <table:table-cell table:style-name="ce68" table:formula="of:=IF(OR([.T148]&lt;&gt;&quot;&quot;;[.D148]=&quot;Not installed&quot;);&quot;&quot;;[.G14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Q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49]=&quot;Power board&quot;; [.B149]*2;[.B149])" office:value-type="float" office:value="2" calcext:value-type="float">
            <text:p>2</text:p>
          </table:table-cell>
          <table:table-cell table:style-name="ce34" office:value-type="string" calcext:value-type="string">
            <text:p>781-SUD19P06-60-GE3</text:p>
          </table:table-cell>
          <table:table-cell table:style-name="ce40" office:value-type="float" office:value="1.07" calcext:value-type="float">
            <text:p>1,070</text:p>
          </table:table-cell>
          <table:table-cell table:style-name="ce40" table:formula="of:=[.G149]*[.I149]" office:value-type="float" office:value="2.14" calcext:value-type="float">
            <text:p>2,140</text:p>
          </table:table-cell>
          <table:table-cell table:style-name="ce29"/>
          <table:table-cell table:style-name="ce48" office:value-type="float" office:value="2101465" calcext:value-type="float">
            <text:p>2101465</text:p>
          </table:table-cell>
          <table:table-cell table:style-name="ce53" office:value-type="float" office:value="1.47" calcext:value-type="float">
            <text:p>1,470</text:p>
          </table:table-cell>
          <table:table-cell table:style-name="ce56" table:formula="of:=IF(OR([.L149]=&quot;-&quot;; [.G149]=&quot;&quot;);&quot;&quot;;[.G149]*[.M149])" office:value-type="currency" office:currency="GBP" office:value="2.94" calcext:value-type="currency">
            <text:p>£2.94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49]=&quot;-&quot;;[.G149]=&quot;&quot;);&quot;&quot;;[.G149]*[.Q149])">
            <text:p/>
          </table:table-cell>
          <table:table-cell table:style-name="ce67" table:formula="of:=IF([.G149]&lt;&gt;&quot;&quot;; IF([.L149]&lt;&gt;&quot;-&quot;; IF([.R149] &gt; [.N149]*[.$S$1];[.N149]*[.$S$1];[.R149]);[.R149]);&quot;&quot;)" office:value-type="currency" office:currency="EUR" office:value="3.5120358" calcext:value-type="currency">
            <text:p>3,512 €</text:p>
          </table:table-cell>
          <table:table-cell table:style-name="ce6"/>
          <table:table-cell table:style-name="ce70" table:formula="of:=IF(OR([.T149]&lt;&gt;&quot;&quot;;[.D149]=&quot;Not installed&quot;);&quot;&quot;;[.G14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MBT5551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12, Q13, Q16, Q18, Q1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50]=&quot;Power board&quot;; [.B150]*2;[.B150])" office:value-type="float" office:value="10" calcext:value-type="float">
            <text:p>10</text:p>
          </table:table-cell>
          <table:table-cell table:style-name="ce33" office:value-type="string" calcext:value-type="string">
            <text:p>863-MMBT5551LT1G</text:p>
          </table:table-cell>
          <table:table-cell table:style-name="ce39" office:value-type="float" office:value="0.154" calcext:value-type="float">
            <text:p>0,154</text:p>
          </table:table-cell>
          <table:table-cell table:style-name="ce39" table:formula="of:=[.I150]*[.G150]" office:value-type="float" office:value="1.54" calcext:value-type="float">
            <text:p>1,540</text:p>
          </table:table-cell>
          <table:table-cell table:style-name="ce28"/>
          <table:table-cell table:style-name="ce13" office:value-type="string" calcext:value-type="string">
            <text:p>1459109</text:p>
          </table:table-cell>
          <table:table-cell table:style-name="ce52" office:value-type="float" office:value="0.127" calcext:value-type="float">
            <text:p>0,127</text:p>
          </table:table-cell>
          <table:table-cell table:style-name="ce55" table:formula="of:=IF(OR([.L150]=&quot;-&quot;; [.G150]=&quot;&quot;);&quot;&quot;;[.G150]*[.M150])" office:value-type="currency" office:currency="GBP" office:value="1.27" calcext:value-type="currency">
            <text:p>£1.27</text:p>
          </table:table-cell>
          <table:table-cell table:style-name="ce24"/>
          <table:table-cell table:style-name="ce24" office:value-type="string" calcext:value-type="string">
            <text:p>MMBT5551</text:p>
          </table:table-cell>
          <table:table-cell table:style-name="ce52" office:value-type="float" office:value="0.0204" calcext:value-type="float">
            <text:p>0,020</text:p>
          </table:table-cell>
          <table:table-cell table:style-name="ce60" table:formula="of:=IF(OR([.P150]=&quot;-&quot;;[.G150]=&quot;&quot;);&quot;&quot;;[.G150]*[.Q150])" office:value-type="currency" office:currency="EUR" office:value="0.204" calcext:value-type="currency">
            <text:p>0,20 €</text:p>
          </table:table-cell>
          <table:table-cell table:style-name="ce67" table:formula="of:=IF([.G150]&lt;&gt;&quot;&quot;; IF([.L150]&lt;&gt;&quot;-&quot;; IF([.R150] &gt; [.N150]*[.$S$1];[.N150]*[.$S$1];[.R150]);[.R150]);&quot;&quot;)" office:value-type="currency" office:currency="EUR" office:value="0.204" calcext:value-type="currency">
            <text:p>0,204 €</text:p>
          </table:table-cell>
          <table:table-cell table:style-name="ce68"/>
          <table:table-cell table:style-name="ce68" table:formula="of:=IF(OR([.T150]&lt;&gt;&quot;&quot;;[.D150]=&quot;Not installed&quot;);&quot;&quot;;[.G150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1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51]=&quot;Power board&quot;; [.B151]*2;[.B151])" office:value-type="float" office:value="2" calcext:value-type="float">
            <text:p>2</text:p>
          </table:table-cell>
          <table:table-cell table:style-name="ce34" office:value-type="string" calcext:value-type="string">
            <text:p>726-BSS84PH6327</text:p>
          </table:table-cell>
          <table:table-cell table:style-name="ce40" office:value-type="float" office:value="0.242" calcext:value-type="float">
            <text:p>0,242</text:p>
          </table:table-cell>
          <table:table-cell table:style-name="ce40" table:formula="of:=[.G151]*[.I151]" office:value-type="float" office:value="0.484" calcext:value-type="float">
            <text:p>0,484</text:p>
          </table:table-cell>
          <table:table-cell table:style-name="ce29"/>
          <table:table-cell table:style-name="ce48" office:value-type="float" office:value="1056526" calcext:value-type="float">
            <text:p>1056526</text:p>
          </table:table-cell>
          <table:table-cell table:style-name="ce53" office:value-type="float" office:value="0.085" calcext:value-type="float">
            <text:p>0,085</text:p>
          </table:table-cell>
          <table:table-cell table:style-name="ce56" table:formula="of:=IF(OR([.L151]=&quot;-&quot;; [.G151]=&quot;&quot;);&quot;&quot;;[.G151]*[.M151])" office:value-type="currency" office:currency="GBP" office:value="0.17" calcext:value-type="currency">
            <text:p>£0.17</text:p>
          </table:table-cell>
          <table:table-cell table:style-name="ce25"/>
          <table:table-cell table:style-name="ce19" office:value-type="string" calcext:value-type="string">
            <text:p>BSS84P</text:p>
          </table:table-cell>
          <table:table-cell table:style-name="ce53" office:value-type="float" office:value="0.048" calcext:value-type="float">
            <text:p>0,048</text:p>
          </table:table-cell>
          <table:table-cell table:style-name="ce61" table:formula="of:=IF(OR([.P151]=&quot;-&quot;;[.G151]=&quot;&quot;);&quot;&quot;;[.G151]*[.Q151])" office:value-type="currency" office:currency="EUR" office:value="0.096" calcext:value-type="currency">
            <text:p>0,10 €</text:p>
          </table:table-cell>
          <table:table-cell table:style-name="ce67" table:formula="of:=IF([.G151]&lt;&gt;&quot;&quot;; IF([.L151]&lt;&gt;&quot;-&quot;; IF([.R151] &gt; [.N151]*[.$S$1];[.N151]*[.$S$1];[.R151]);[.R151]);&quot;&quot;)" office:value-type="currency" office:currency="EUR" office:value="0.096" calcext:value-type="currency">
            <text:p>0,096 €</text:p>
          </table:table-cell>
          <table:table-cell table:style-name="ce6"/>
          <table:table-cell table:style-name="ce70" table:formula="of:=IF(OR([.T151]&lt;&gt;&quot;&quot;;[.D151]=&quot;Not installed&quot;);&quot;&quot;;[.G15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MMBT5401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2, Q10, Q11, Q1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52]=&quot;Power board&quot;; [.B152]*2;[.B152])" office:value-type="float" office:value="8" calcext:value-type="float">
            <text:p>8</text:p>
          </table:table-cell>
          <table:table-cell table:style-name="ce33" office:value-type="string" calcext:value-type="string">
            <text:p>863-MMBT5401LT1G</text:p>
          </table:table-cell>
          <table:table-cell table:style-name="ce39" office:value-type="float" office:value="0.163" calcext:value-type="float">
            <text:p>0,163</text:p>
          </table:table-cell>
          <table:table-cell table:style-name="ce39" table:formula="of:=[.I152]*[.G152]" office:value-type="float" office:value="1.304" calcext:value-type="float">
            <text:p>1,304</text:p>
          </table:table-cell>
          <table:table-cell table:style-name="ce28"/>
          <table:table-cell table:style-name="ce13" office:value-type="string" calcext:value-type="string">
            <text:p>1459108</text:p>
          </table:table-cell>
          <table:table-cell table:style-name="ce52" office:value-type="float" office:value="0.121" calcext:value-type="float">
            <text:p>0,121</text:p>
          </table:table-cell>
          <table:table-cell table:style-name="ce55" table:formula="of:=IF(OR([.L152]=&quot;-&quot;; [.G152]=&quot;&quot;);&quot;&quot;;[.G152]*[.M152])" office:value-type="currency" office:currency="GBP" office:value="0.968" calcext:value-type="currency">
            <text:p>£0.97</text:p>
          </table:table-cell>
          <table:table-cell table:style-name="ce24"/>
          <table:table-cell table:style-name="ce24" office:value-type="string" calcext:value-type="string">
            <text:p>MMBT5401</text:p>
          </table:table-cell>
          <table:table-cell table:style-name="ce52" office:value-type="float" office:value="0.0205" calcext:value-type="float">
            <text:p>0,021</text:p>
          </table:table-cell>
          <table:table-cell table:style-name="ce60" table:formula="of:=IF(OR([.P152]=&quot;-&quot;;[.G152]=&quot;&quot;);&quot;&quot;;[.G152]*[.Q152])" office:value-type="currency" office:currency="EUR" office:value="0.164" calcext:value-type="currency">
            <text:p>0,16 €</text:p>
          </table:table-cell>
          <table:table-cell table:style-name="ce67" table:formula="of:=IF([.G152]&lt;&gt;&quot;&quot;; IF([.L152]&lt;&gt;&quot;-&quot;; IF([.R152] &gt; [.N152]*[.$S$1];[.N152]*[.$S$1];[.R152]);[.R152]);&quot;&quot;)" office:value-type="currency" office:currency="EUR" office:value="0.164" calcext:value-type="currency">
            <text:p>0,164 €</text:p>
          </table:table-cell>
          <table:table-cell table:style-name="ce68"/>
          <table:table-cell table:style-name="ce68" table:formula="of:=IF(OR([.T152]&lt;&gt;&quot;&quot;;[.D152]=&quot;Not installed&quot;);&quot;&quot;;[.G152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Q20, Q2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53]=&quot;Power board&quot;; [.B153]*2;[.B153])" office:value-type="float" office:value="2" calcext:value-type="float">
            <text:p>2</text:p>
          </table:table-cell>
          <table:table-cell table:style-name="ce34" office:value-type="string" calcext:value-type="string">
            <text:p>511-BTA26-600B</text:p>
          </table:table-cell>
          <table:table-cell table:style-name="ce40" office:value-type="float" office:value="3.11" calcext:value-type="float">
            <text:p>3,110</text:p>
          </table:table-cell>
          <table:table-cell table:style-name="ce40" table:formula="of:=[.G153]*[.I153]" office:value-type="float" office:value="6.22" calcext:value-type="float">
            <text:p>6,220</text:p>
          </table:table-cell>
          <table:table-cell table:style-name="ce29"/>
          <table:table-cell table:style-name="ce48" office:value-type="float" office:value="1057286" calcext:value-type="float">
            <text:p>1057286</text:p>
          </table:table-cell>
          <table:table-cell table:style-name="ce53" office:value-type="float" office:value="2.07" calcext:value-type="float">
            <text:p>2,070</text:p>
          </table:table-cell>
          <table:table-cell table:style-name="ce56" table:formula="of:=IF(OR([.L153]=&quot;-&quot;; [.G153]=&quot;&quot;);&quot;&quot;;[.G153]*[.M153])" office:value-type="currency" office:currency="GBP" office:value="4.14" calcext:value-type="currency">
            <text:p>£4.14</text:p>
          </table:table-cell>
          <table:table-cell table:style-name="ce25"/>
          <table:table-cell table:style-name="ce19" office:value-type="string" calcext:value-type="string">
            <text:p>BTA26-600BRG</text:p>
          </table:table-cell>
          <table:table-cell table:style-name="ce53" office:value-type="float" office:value="2.54" calcext:value-type="float">
            <text:p>2,540</text:p>
          </table:table-cell>
          <table:table-cell table:style-name="ce61" table:formula="of:=IF(OR([.P153]=&quot;-&quot;;[.G153]=&quot;&quot;);&quot;&quot;;[.G153]*[.Q153])" office:value-type="currency" office:currency="EUR" office:value="5.08" calcext:value-type="currency">
            <text:p>5,08 €</text:p>
          </table:table-cell>
          <table:table-cell table:style-name="ce67" table:formula="of:=IF([.G153]&lt;&gt;&quot;&quot;; IF([.L153]&lt;&gt;&quot;-&quot;; IF([.R153] &gt; [.N153]*[.$S$1];[.N153]*[.$S$1];[.R153]);[.R153]);&quot;&quot;)" office:value-type="currency" office:currency="EUR" office:value="4.9455198" calcext:value-type="currency">
            <text:p>4,946 €</text:p>
          </table:table-cell>
          <table:table-cell table:style-name="ce6" table:formula="of:=[.G153]" office:value-type="float" office:value="2" calcext:value-type="float">
            <text:p>2</text:p>
          </table:table-cell>
          <table:table-cell table:style-name="ce70" table:formula="of:=IF(OR([.T153]&lt;&gt;&quot;&quot;;[.D153]=&quot;Not installed&quot;);&quot;&quot;;[.G153])">
            <text:p/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LL014N</text:p>
          </table:table-cell>
          <table:table-cell table:style-name="ce18" office:value-type="string" calcext:value-type="string">
            <text:p>SOT-232</text:p>
          </table:table-cell>
          <table:table-cell table:style-name="ce24" office:value-type="string" calcext:value-type="string">
            <text:p>Q2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54]=&quot;Power board&quot;; [.B154]*2;[.B154])" office:value-type="float" office:value="1" calcext:value-type="float">
            <text:p>1</text:p>
          </table:table-cell>
          <table:table-cell table:style-name="ce33" office:value-type="string" calcext:value-type="string">
            <text:p>942-IRLL014NPBF</text:p>
          </table:table-cell>
          <table:table-cell table:style-name="ce39" office:value-type="float" office:value="0.561" calcext:value-type="float">
            <text:p>0,561</text:p>
          </table:table-cell>
          <table:table-cell table:style-name="ce39" table:formula="of:=[.I154]*[.G154]" office:value-type="float" office:value="0.561" calcext:value-type="float">
            <text:p>0,561</text:p>
          </table:table-cell>
          <table:table-cell table:style-name="ce28"/>
          <table:table-cell table:style-name="ce13" office:value-type="string" calcext:value-type="string">
            <text:p>8651183</text:p>
          </table:table-cell>
          <table:table-cell table:style-name="ce52" office:value-type="float" office:value="0.392" calcext:value-type="float">
            <text:p>0,392</text:p>
          </table:table-cell>
          <table:table-cell table:style-name="ce55" table:formula="of:=IF(OR([.L154]=&quot;-&quot;; [.G154]=&quot;&quot;);&quot;&quot;;[.G154]*[.M154])" office:value-type="currency" office:currency="GBP" office:value="0.392" calcext:value-type="currency">
            <text:p>£0.39</text:p>
          </table:table-cell>
          <table:table-cell table:style-name="ce24"/>
          <table:table-cell table:style-name="ce24" office:value-type="string" calcext:value-type="string">
            <text:p>IRLL014NPBF</text:p>
          </table:table-cell>
          <table:table-cell table:style-name="ce52" office:value-type="float" office:value="0.214" calcext:value-type="float">
            <text:p>0,214</text:p>
          </table:table-cell>
          <table:table-cell table:style-name="ce60" table:formula="of:=IF(OR([.P154]=&quot;-&quot;;[.G154]=&quot;&quot;);&quot;&quot;;[.G154]*[.Q154])" office:value-type="currency" office:currency="EUR" office:value="0.214" calcext:value-type="currency">
            <text:p>0,21 €</text:p>
          </table:table-cell>
          <table:table-cell table:style-name="ce67" table:formula="of:=IF([.G154]&lt;&gt;&quot;&quot;; IF([.L154]&lt;&gt;&quot;-&quot;; IF([.R154] &gt; [.N154]*[.$S$1];[.N154]*[.$S$1];[.R154]);[.R154]);&quot;&quot;)" office:value-type="currency" office:currency="EUR" office:value="0.214" calcext:value-type="currency">
            <text:p>0,214 €</text:p>
          </table:table-cell>
          <table:table-cell table:style-name="ce68"/>
          <table:table-cell table:style-name="ce68" table:formula="of:=IF(OR([.T154]&lt;&gt;&quot;&quot;;[.D154]=&quot;Not installed&quot;);&quot;&quot;;[.G154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IRLML2246TRPBF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23, Q24, Q25, Q26, Q2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55]=&quot;Power board&quot;; [.B155]*2;[.B155])" office:value-type="float" office:value="5" calcext:value-type="float">
            <text:p>5</text:p>
          </table:table-cell>
          <table:table-cell table:style-name="ce34" office:value-type="string" calcext:value-type="string">
            <text:p>942-IRLML2246TRPBF</text:p>
          </table:table-cell>
          <table:table-cell table:style-name="ce40" office:value-type="float" office:value="0.389" calcext:value-type="float">
            <text:p>0,389</text:p>
          </table:table-cell>
          <table:table-cell table:style-name="ce40" table:formula="of:=[.G155]*[.I155]" office:value-type="float" office:value="1.945" calcext:value-type="float">
            <text:p>1,945</text:p>
          </table:table-cell>
          <table:table-cell table:style-name="ce29"/>
          <table:table-cell table:style-name="ce48" office:value-type="float" office:value="1888166" calcext:value-type="float">
            <text:p>1888166</text:p>
          </table:table-cell>
          <table:table-cell table:style-name="ce53" office:value-type="float" office:value="0.212" calcext:value-type="float">
            <text:p>0,212</text:p>
          </table:table-cell>
          <table:table-cell table:style-name="ce56" table:formula="of:=IF(OR([.L155]=&quot;-&quot;; [.G155]=&quot;&quot;);&quot;&quot;;[.G155]*[.M155])" office:value-type="currency" office:currency="GBP" office:value="1.06" calcext:value-type="currency">
            <text:p>£1.06</text:p>
          </table:table-cell>
          <table:table-cell table:style-name="ce25"/>
          <table:table-cell table:style-name="ce19" office:value-type="string" calcext:value-type="string">
            <text:p>IRLML2246TRPBF</text:p>
          </table:table-cell>
          <table:table-cell table:style-name="ce53" office:value-type="float" office:value="0.1" calcext:value-type="float">
            <text:p>0,100</text:p>
          </table:table-cell>
          <table:table-cell table:style-name="ce61" table:formula="of:=IF(OR([.P155]=&quot;-&quot;;[.G155]=&quot;&quot;);&quot;&quot;;[.G155]*[.Q155])" office:value-type="currency" office:currency="EUR" office:value="0.5" calcext:value-type="currency">
            <text:p>0,50 €</text:p>
          </table:table-cell>
          <table:table-cell table:style-name="ce67" table:formula="of:=IF([.G155]&lt;&gt;&quot;&quot;; IF([.L155]&lt;&gt;&quot;-&quot;; IF([.R155] &gt; [.N155]*[.$S$1];[.N155]*[.$S$1];[.R155]);[.R155]);&quot;&quot;)" office:value-type="currency" office:currency="EUR" office:value="0.5" calcext:value-type="currency">
            <text:p>0,500 €</text:p>
          </table:table-cell>
          <table:table-cell table:style-name="ce6"/>
          <table:table-cell table:style-name="ce70" table:formula="of:=IF(OR([.T155]&lt;&gt;&quot;&quot;;[.D155]=&quot;Not installed&quot;);&quot;&quot;;[.G155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27, Q29, Q3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56]=&quot;Power board&quot;; [.B156]*2;[.B156])" office:value-type="float" office:value="3" calcext:value-type="float">
            <text:p>3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3, Q1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57]=&quot;Power board&quot;; [.B157]*2;[.B157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56:.G157])" office:value-type="float" office:value="7" calcext:value-type="float">
            <text:p>7</text:p>
          </table:table-cell>
          <table:table-cell table:style-name="ce33" office:value-type="string" calcext:value-type="string">
            <text:p>621-2N7002-F</text:p>
          </table:table-cell>
          <table:table-cell table:style-name="ce39" office:value-type="float" office:value="0.128" calcext:value-type="float">
            <text:p>0,128</text:p>
          </table:table-cell>
          <table:table-cell table:style-name="ce39" table:formula="of:=[.I158]*[.G158]" office:value-type="float" office:value="0.896" calcext:value-type="float">
            <text:p>0,896</text:p>
          </table:table-cell>
          <table:table-cell table:style-name="ce28"/>
          <table:table-cell table:style-name="ce13" office:value-type="string" calcext:value-type="string">
            <text:p>1713823</text:p>
          </table:table-cell>
          <table:table-cell table:style-name="ce52" office:value-type="float" office:value="0.0928" calcext:value-type="float">
            <text:p>0,093</text:p>
          </table:table-cell>
          <table:table-cell table:style-name="ce55" table:formula="of:=IF(OR([.L158]=&quot;-&quot;; [.G158]=&quot;&quot;);&quot;&quot;;[.G158]*[.M158])" office:value-type="currency" office:currency="GBP" office:value="0.6496" calcext:value-type="currency">
            <text:p>£0.65</text:p>
          </table:table-cell>
          <table:table-cell table:style-name="ce24"/>
          <table:table-cell table:style-name="ce24" office:value-type="string" calcext:value-type="string">
            <text:p>2N7002LT1G</text:p>
          </table:table-cell>
          <table:table-cell table:style-name="ce52" office:value-type="float" office:value="0.019" calcext:value-type="float">
            <text:p>0,019</text:p>
          </table:table-cell>
          <table:table-cell table:style-name="ce60" table:formula="of:=IF(OR([.P158]=&quot;-&quot;;[.G158]=&quot;&quot;);&quot;&quot;;[.G158]*[.Q158])" office:value-type="currency" office:currency="EUR" office:value="0.133" calcext:value-type="currency">
            <text:p>0,13 €</text:p>
          </table:table-cell>
          <table:table-cell table:style-name="ce67" table:formula="of:=IF([.G158]&lt;&gt;&quot;&quot;; IF([.L158]&lt;&gt;&quot;-&quot;; IF([.R158] &gt; [.N158]*[.$S$1];[.N158]*[.$S$1];[.R158]);[.R158]);&quot;&quot;)" office:value-type="currency" office:currency="EUR" office:value="0.133" calcext:value-type="currency">
            <text:p>0,133 €</text:p>
          </table:table-cell>
          <table:table-cell table:style-name="ce68"/>
          <table:table-cell table:style-name="ce68" table:formula="of:=IF(OR([.T158]&lt;&gt;&quot;&quot;;[.D158]=&quot;Not installed&quot;);&quot;&quot;;[.G158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59]=&quot;-&quot;; [.G159]=&quot;&quot;);&quot;&quot;;[.G159]*[.M15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59]=&quot;-&quot;;[.G159]=&quot;&quot;);&quot;&quot;;[.G159]*[.Q15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FP250N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Q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0]=&quot;Power board&quot;; [.B160]*2;[.B160])" office:value-type="float" office:value="2" calcext:value-type="float">
            <text:p>2</text:p>
          </table:table-cell>
          <table:table-cell table:style-name="ce33" office:value-type="string" calcext:value-type="string">
            <text:p>942-IRFP250NPBF</text:p>
          </table:table-cell>
          <table:table-cell table:style-name="ce39" office:value-type="float" office:value="1.87" calcext:value-type="float">
            <text:p>1,870</text:p>
          </table:table-cell>
          <table:table-cell table:style-name="ce39" table:formula="of:=[.I160]*[.G160]" office:value-type="float" office:value="3.74" calcext:value-type="float">
            <text:p>3,740</text:p>
          </table:table-cell>
          <table:table-cell table:style-name="ce28"/>
          <table:table-cell table:style-name="ce13" office:value-type="string" calcext:value-type="string">
            <text:p>8649260</text:p>
          </table:table-cell>
          <table:table-cell table:style-name="ce52" office:value-type="float" office:value="1.51" calcext:value-type="float">
            <text:p>1,510</text:p>
          </table:table-cell>
          <table:table-cell table:style-name="ce55" table:formula="of:=IF(OR([.L160]=&quot;-&quot;; [.G160]=&quot;&quot;);&quot;&quot;;[.G160]*[.M160])" office:value-type="currency" office:currency="GBP" office:value="3.02" calcext:value-type="currency">
            <text:p>£3.02</text:p>
          </table:table-cell>
          <table:table-cell table:style-name="ce24"/>
          <table:table-cell table:style-name="ce24" office:value-type="string" calcext:value-type="string">
            <text:p>IRFP250NPBF</text:p>
          </table:table-cell>
          <table:table-cell table:style-name="ce52" office:value-type="float" office:value="1.06" calcext:value-type="float">
            <text:p>1,060</text:p>
          </table:table-cell>
          <table:table-cell table:style-name="ce60" table:formula="of:=IF(OR([.P160]=&quot;-&quot;;[.G160]=&quot;&quot;);&quot;&quot;;[.G160]*[.Q160])" office:value-type="currency" office:currency="EUR" office:value="2.12" calcext:value-type="currency">
            <text:p>2,12 €</text:p>
          </table:table-cell>
          <table:table-cell table:style-name="ce67" table:formula="of:=IF([.G160]&lt;&gt;&quot;&quot;; IF([.L160]&lt;&gt;&quot;-&quot;; IF([.R160] &gt; [.N160]*[.$S$1];[.N160]*[.$S$1];[.R160]);[.R160]);&quot;&quot;)" office:value-type="currency" office:currency="EUR" office:value="2.12" calcext:value-type="currency">
            <text:p>2,120 €</text:p>
          </table:table-cell>
          <table:table-cell table:style-name="ce68" table:formula="of:=[.G160]" office:value-type="float" office:value="2" calcext:value-type="float">
            <text:p>2</text:p>
          </table:table-cell>
          <table:table-cell table:style-name="ce68" table:formula="of:=IF(OR([.T160]&lt;&gt;&quot;&quot;;[.D160]=&quot;Not installed&quot;);&quot;&quot;;[.G160])">
            <text:p/>
          </table:table-cell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C857C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1]=&quot;Power board&quot;; [.B161]*2;[.B161])" office:value-type="float" office:value="2" calcext:value-type="float">
            <text:p>2</text:p>
          </table:table-cell>
          <table:table-cell table:style-name="ce34" office:value-type="string" calcext:value-type="string">
            <text:p>771-BC857C-T/R</text:p>
          </table:table-cell>
          <table:table-cell table:style-name="ce40" office:value-type="float" office:value="0.07" calcext:value-type="float">
            <text:p>0,070</text:p>
          </table:table-cell>
          <table:table-cell table:style-name="ce40" table:formula="of:=[.G161]*[.I161]" office:value-type="float" office:value="0.14" calcext:value-type="float">
            <text:p>0,140</text:p>
          </table:table-cell>
          <table:table-cell table:style-name="ce29"/>
          <table:table-cell table:style-name="ce48" office:value-type="float" office:value="8734771" calcext:value-type="float">
            <text:p>8734771</text:p>
          </table:table-cell>
          <table:table-cell table:style-name="ce53" office:value-type="float" office:value="0.018" calcext:value-type="float">
            <text:p>0,018</text:p>
          </table:table-cell>
          <table:table-cell table:style-name="ce56" table:formula="of:=IF(OR([.L161]=&quot;-&quot;; [.G161]=&quot;&quot;);&quot;&quot;;[.G161]*[.M161])" office:value-type="currency" office:currency="GBP" office:value="0.036" calcext:value-type="currency">
            <text:p>£0.04</text:p>
          </table:table-cell>
          <table:table-cell table:style-name="ce25"/>
          <table:table-cell table:style-name="ce19" office:value-type="string" calcext:value-type="string">
            <text:p>BC857C-DIO</text:p>
          </table:table-cell>
          <table:table-cell table:style-name="ce53" office:value-type="float" office:value="0.02" calcext:value-type="float">
            <text:p>0,020</text:p>
          </table:table-cell>
          <table:table-cell table:style-name="ce61" table:formula="of:=IF(OR([.P161]=&quot;-&quot;;[.G161]=&quot;&quot;);&quot;&quot;;[.G161]*[.Q161])" office:value-type="currency" office:currency="EUR" office:value="0.04" calcext:value-type="currency">
            <text:p>0,04 €</text:p>
          </table:table-cell>
          <table:table-cell table:style-name="ce67" table:formula="of:=IF([.G161]&lt;&gt;&quot;&quot;; IF([.L161]&lt;&gt;&quot;-&quot;; IF([.R161] &gt; [.N161]*[.$S$1];[.N161]*[.$S$1];[.R161]);[.R161]);&quot;&quot;)" office:value-type="currency" office:currency="EUR" office:value="0.04" calcext:value-type="currency">
            <text:p>0,040 €</text:p>
          </table:table-cell>
          <table:table-cell table:style-name="ce6"/>
          <table:table-cell table:style-name="ce70" table:formula="of:=IF(OR([.T161]&lt;&gt;&quot;&quot;;[.D161]=&quot;Not installed&quot;);&quot;&quot;;[.G16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846C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2]=&quot;Power board&quot;; [.B162]*2;[.B162])" office:value-type="float" office:value="2" calcext:value-type="float">
            <text:p>2</text:p>
          </table:table-cell>
          <table:table-cell table:style-name="ce33" office:value-type="string" calcext:value-type="string">
            <text:p>512-BC846CMTF</text:p>
          </table:table-cell>
          <table:table-cell table:style-name="ce39" office:value-type="float" office:value="0.146" calcext:value-type="float">
            <text:p>0,146</text:p>
          </table:table-cell>
          <table:table-cell table:style-name="ce39" table:formula="of:=[.I162]*[.G162]" office:value-type="float" office:value="0.292" calcext:value-type="float">
            <text:p>0,292</text:p>
          </table:table-cell>
          <table:table-cell table:style-name="ce28"/>
          <table:table-cell table:style-name="ce13" office:value-type="float" office:value="2453325" calcext:value-type="float">
            <text:p>2453325</text:p>
          </table:table-cell>
          <table:table-cell table:style-name="ce52" office:value-type="float" office:value="0.0401" calcext:value-type="float">
            <text:p>0,040</text:p>
          </table:table-cell>
          <table:table-cell table:style-name="ce55" table:formula="of:=IF(OR([.L162]=&quot;-&quot;; [.G162]=&quot;&quot;);&quot;&quot;;[.G162]*[.M162])" office:value-type="currency" office:currency="GBP" office:value="0.0802" calcext:value-type="currency">
            <text:p>£0.08</text:p>
          </table:table-cell>
          <table:table-cell table:style-name="ce24"/>
          <table:table-cell table:style-name="ce24" office:value-type="string" calcext:value-type="string">
            <text:p>BC846C-DIO</text:p>
          </table:table-cell>
          <table:table-cell table:style-name="ce52" office:value-type="float" office:value="0.00198" calcext:value-type="float">
            <text:p>0,002</text:p>
          </table:table-cell>
          <table:table-cell table:style-name="ce60" table:formula="of:=IF(OR([.P162]=&quot;-&quot;;[.G162]=&quot;&quot;);&quot;&quot;;[.G162]*[.Q162])" office:value-type="currency" office:currency="EUR" office:value="0.00396" calcext:value-type="currency">
            <text:p>0,00 €</text:p>
          </table:table-cell>
          <table:table-cell table:style-name="ce67" table:formula="of:=IF([.G162]&lt;&gt;&quot;&quot;; IF([.L162]&lt;&gt;&quot;-&quot;; IF([.R162] &gt; [.N162]*[.$S$1];[.N162]*[.$S$1];[.R162]);[.R162]);&quot;&quot;)" office:value-type="currency" office:currency="EUR" office:value="0.00396" calcext:value-type="currency">
            <text:p>0,004 €</text:p>
          </table:table-cell>
          <table:table-cell table:style-name="ce68"/>
          <table:table-cell table:style-name="ce68" table:formula="of:=IF(OR([.T162]&lt;&gt;&quot;&quot;;[.D162]=&quot;Not installed&quot;);&quot;&quot;;[.G16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BCP56-16.115</text:p>
          </table:table-cell>
          <table:table-cell table:style-name="ce19" office:value-type="string" calcext:value-type="string">
            <text:p>SOT-223</text:p>
          </table:table-cell>
          <table:table-cell table:style-name="ce19" office:value-type="string" calcext:value-type="string">
            <text:p>Q7, Q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3]=&quot;Power board&quot;; [.B163]*2;[.B163])" office:value-type="float" office:value="4" calcext:value-type="float">
            <text:p>4</text:p>
          </table:table-cell>
          <table:table-cell table:style-name="ce34" office:value-type="string" calcext:value-type="string">
            <text:p>771-BCP56-16-T/R</text:p>
          </table:table-cell>
          <table:table-cell table:style-name="ce40" office:value-type="float" office:value="0.34" calcext:value-type="float">
            <text:p>0,340</text:p>
          </table:table-cell>
          <table:table-cell table:style-name="ce40" table:formula="of:=[.G163]*[.I163]" office:value-type="float" office:value="1.36" calcext:value-type="float">
            <text:p>1,360</text:p>
          </table:table-cell>
          <table:table-cell table:style-name="ce29"/>
          <table:table-cell table:style-name="ce48" office:value-type="float" office:value="1081258" calcext:value-type="float">
            <text:p>1081258</text:p>
          </table:table-cell>
          <table:table-cell table:style-name="ce53" office:value-type="float" office:value="0.187" calcext:value-type="float">
            <text:p>0,187</text:p>
          </table:table-cell>
          <table:table-cell table:style-name="ce56" table:formula="of:=IF(OR([.L163]=&quot;-&quot;; [.G163]=&quot;&quot;);&quot;&quot;;[.G163]*[.M163])" office:value-type="currency" office:currency="GBP" office:value="0.748" calcext:value-type="currency">
            <text:p>£0.75</text:p>
          </table:table-cell>
          <table:table-cell table:style-name="ce25"/>
          <table:table-cell table:style-name="ce19" office:value-type="string" calcext:value-type="string">
            <text:p>BCP56-16.115</text:p>
          </table:table-cell>
          <table:table-cell table:style-name="ce53" office:value-type="float" office:value="0.106" calcext:value-type="float">
            <text:p>0,106</text:p>
          </table:table-cell>
          <table:table-cell table:style-name="ce61" table:formula="of:=IF(OR([.P163]=&quot;-&quot;;[.G163]=&quot;&quot;);&quot;&quot;;[.G163]*[.Q163])" office:value-type="currency" office:currency="EUR" office:value="0.424" calcext:value-type="currency">
            <text:p>0,42 €</text:p>
          </table:table-cell>
          <table:table-cell table:style-name="ce67" table:formula="of:=IF([.G163]&lt;&gt;&quot;&quot;; IF([.L163]&lt;&gt;&quot;-&quot;; IF([.R163] &gt; [.N163]*[.$S$1];[.N163]*[.$S$1];[.R163]);[.R163]);&quot;&quot;)" office:value-type="currency" office:currency="EUR" office:value="0.424" calcext:value-type="currency">
            <text:p>0,424 €</text:p>
          </table:table-cell>
          <table:table-cell table:style-name="ce6"/>
          <table:table-cell table:style-name="ce70" table:formula="of:=IF(OR([.T163]&lt;&gt;&quot;&quot;;[.D163]=&quot;Not installed&quot;);&quot;&quot;;[.G163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FR5410</text:p>
          </table:table-cell>
          <table:table-cell table:style-name="ce18" office:value-type="string" calcext:value-type="string">
            <text:p>TO-252</text:p>
          </table:table-cell>
          <table:table-cell table:style-name="ce24" office:value-type="string" calcext:value-type="string">
            <text:p>Q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4]=&quot;Power board&quot;; [.B164]*2;[.B164])" office:value-type="float" office:value="2" calcext:value-type="float">
            <text:p>2</text:p>
          </table:table-cell>
          <table:table-cell table:style-name="ce33" office:value-type="string" calcext:value-type="string">
            <text:p>942-IRFR5410TRPBF</text:p>
          </table:table-cell>
          <table:table-cell table:style-name="ce39" office:value-type="float" office:value="0.842" calcext:value-type="float">
            <text:p>0,842</text:p>
          </table:table-cell>
          <table:table-cell table:style-name="ce39" table:formula="of:=[.I164]*[.G164]" office:value-type="float" office:value="1.684" calcext:value-type="float">
            <text:p>1,684</text:p>
          </table:table-cell>
          <table:table-cell table:style-name="ce28"/>
          <table:table-cell table:style-name="ce13" office:value-type="string" calcext:value-type="string">
            <text:p>2468040</text:p>
          </table:table-cell>
          <table:table-cell table:style-name="ce52" office:value-type="float" office:value="0.846" calcext:value-type="float">
            <text:p>0,846</text:p>
          </table:table-cell>
          <table:table-cell table:style-name="ce55" table:formula="of:=IF(OR([.L164]=&quot;-&quot;; [.G164]=&quot;&quot;);&quot;&quot;;[.G164]*[.M164])" office:value-type="currency" office:currency="GBP" office:value="1.692" calcext:value-type="currency">
            <text:p>£1.69</text:p>
          </table:table-cell>
          <table:table-cell table:style-name="ce24"/>
          <table:table-cell table:style-name="ce24" office:value-type="string" calcext:value-type="string">
            <text:p>IRFR5410PBF</text:p>
          </table:table-cell>
          <table:table-cell table:style-name="ce52" office:value-type="float" office:value="0.55" calcext:value-type="float">
            <text:p>0,550</text:p>
          </table:table-cell>
          <table:table-cell table:style-name="ce60" table:formula="of:=IF(OR([.P164]=&quot;-&quot;;[.G164]=&quot;&quot;);&quot;&quot;;[.G164]*[.Q164])" office:value-type="currency" office:currency="EUR" office:value="1.1" calcext:value-type="currency">
            <text:p>1,10 €</text:p>
          </table:table-cell>
          <table:table-cell table:style-name="ce67" table:formula="of:=IF([.G164]&lt;&gt;&quot;&quot;; IF([.L164]&lt;&gt;&quot;-&quot;; IF([.R164] &gt; [.N164]*[.$S$1];[.N164]*[.$S$1];[.R164]);[.R164]);&quot;&quot;)" office:value-type="currency" office:currency="EUR" office:value="1.1" calcext:value-type="currency">
            <text:p>1,100 €</text:p>
          </table:table-cell>
          <table:table-cell table:style-name="ce68"/>
          <table:table-cell table:style-name="ce68" table:formula="of:=IF(OR([.T164]&lt;&gt;&quot;&quot;;[.D164]=&quot;Not installed&quot;);&quot;&quot;;[.G16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3, R21, R57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5]=&quot;Power board&quot;; [.B165]*2;[.B165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JP1, JP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6]=&quot;Power board&quot;; [.B166]*2;[.B166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JP4, JP5, JP6, JP7, JP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67]=&quot;Power board&quot;; [.B167]*2;[.B167])" office:value-type="float" office:value="5" calcext:value-type="float">
            <text:p>5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65:.G167])" office:value-type="float" office:value="15" calcext:value-type="float">
            <text:p>15</text:p>
          </table:table-cell>
          <table:table-cell table:style-name="ce33" office:value-type="string" calcext:value-type="string">
            <text:p>603-RC0805JR-070RL</text:p>
          </table:table-cell>
          <table:table-cell table:style-name="ce39" office:value-type="float" office:value="0.012" calcext:value-type="float">
            <text:p>0,012</text:p>
          </table:table-cell>
          <table:table-cell table:style-name="ce39" table:formula="of:=[.I168]*[.G168]" office:value-type="float" office:value="0.18" calcext:value-type="float">
            <text:p>0,180</text:p>
          </table:table-cell>
          <table:table-cell table:style-name="ce28"/>
          <table:table-cell table:style-name="ce13" office:value-type="float" office:value="9233750" calcext:value-type="float">
            <text:p>9233750</text:p>
          </table:table-cell>
          <table:table-cell table:style-name="ce52" office:value-type="float" office:value="0.0071" calcext:value-type="float">
            <text:p>0,007</text:p>
          </table:table-cell>
          <table:table-cell table:style-name="ce55" table:formula="of:=IF(OR([.L168]=&quot;-&quot;; [.G168]=&quot;&quot;);&quot;&quot;;[.G168]*[.M168])" office:value-type="currency" office:currency="GBP" office:value="0.1065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SMD0805-0R</text:p>
          </table:table-cell>
          <table:table-cell table:style-name="ce52" office:value-type="float" office:value="0.0583" calcext:value-type="float">
            <text:p>0,058</text:p>
          </table:table-cell>
          <table:table-cell table:style-name="ce60" table:formula="of:=IF(OR([.P168]=&quot;-&quot;;[.G168]=&quot;&quot;);&quot;&quot;;[.G168]*[.Q168])" office:value-type="currency" office:currency="EUR" office:value="0.8745" calcext:value-type="currency">
            <text:p>0,87 €</text:p>
          </table:table-cell>
          <table:table-cell table:style-name="ce67" table:formula="of:=IF([.G168]&lt;&gt;&quot;&quot;; IF([.L168]&lt;&gt;&quot;-&quot;; IF([.R168] &gt; [.N168]*[.$S$1];[.N168]*[.$S$1];[.R168]);[.R168]);&quot;&quot;)" office:value-type="currency" office:currency="EUR" office:value="0.127221705" calcext:value-type="currency">
            <text:p>0,127 €</text:p>
          </table:table-cell>
          <table:table-cell table:style-name="ce68"/>
          <table:table-cell table:style-name="ce68" table:formula="of:=IF(OR([.T168]&lt;&gt;&quot;&quot;;[.D168]=&quot;Not installed&quot;);&quot;&quot;;[.G168])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69]=&quot;-&quot;; [.G169]=&quot;&quot;);&quot;&quot;;[.G169]*[.M16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69]=&quot;-&quot;;[.G169]=&quot;&quot;);&quot;&quot;;[.G169]*[.Q16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, R14, R77, R7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70]=&quot;Power board&quot;; [.B170]*2;[.B170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3, R15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71]=&quot;Power board&quot;; [.B171]*2;[.B171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70:.G171])" office:value-type="float" office:value="10" calcext:value-type="float">
            <text:p>10</text:p>
          </table:table-cell>
          <table:table-cell table:style-name="ce33" office:value-type="string" calcext:value-type="string">
            <text:p>71-RCV0805100KFKEA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39" table:formula="of:=[.I172]*[.G172]" office:value-type="float" office:value="2.72" calcext:value-type="float">
            <text:p>2,720</text:p>
          </table:table-cell>
          <table:table-cell table:style-name="ce28"/>
          <table:table-cell table:style-name="ce13" office:value-type="string" calcext:value-type="string">
            <text:p>2352619</text:p>
          </table:table-cell>
          <table:table-cell table:style-name="ce52" office:value-type="float" office:value="0.0627" calcext:value-type="float">
            <text:p>0,063</text:p>
          </table:table-cell>
          <table:table-cell table:style-name="ce55" table:formula="of:=IF(OR([.L172]=&quot;-&quot;; [.G172]=&quot;&quot;);&quot;&quot;;[.G172]*[.M172])" office:value-type="currency" office:currency="GBP" office:value="0.627" calcext:value-type="currency">
            <text:p>£0.63</text:p>
          </table:table-cell>
          <table:table-cell table:style-name="ce24"/>
          <table:table-cell table:style-name="ce24" office:value-type="string" calcext:value-type="string">
            <text:p>SMD0805-100K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172]=&quot;-&quot;;[.G172]=&quot;&quot;);&quot;&quot;;[.G172]*[.Q172])" office:value-type="currency" office:currency="EUR" office:value="0.0807" calcext:value-type="currency">
            <text:p>0,08 €</text:p>
          </table:table-cell>
          <table:table-cell table:style-name="ce67" table:formula="of:=IF([.G172]&lt;&gt;&quot;&quot;; IF([.L172]&lt;&gt;&quot;-&quot;; IF([.R172] &gt; [.N172]*[.$S$1];[.N172]*[.$S$1];[.R172]);[.R172]);&quot;&quot;)" office:value-type="currency" office:currency="EUR" office:value="0.0807" calcext:value-type="currency">
            <text:p>0,081 €</text:p>
          </table:table-cell>
          <table:table-cell table:style-name="ce68"/>
          <table:table-cell table:style-name="ce68" table:formula="of:=IF(OR([.T172]&lt;&gt;&quot;&quot;;[.D172]=&quot;Not installed&quot;);&quot;&quot;;[.G172])" office:value-type="float" office:value="10" calcext:value-type="float">
            <text:p>1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73]=&quot;-&quot;; [.G173]=&quot;&quot;);&quot;&quot;;[.G173]*[.M173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73]=&quot;-&quot;;[.G173]=&quot;&quot;);&quot;&quot;;[.G173]*[.Q173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18" office:value-type="string" calcext:value-type="string">
            <text:p>0805,<text:span text:style-name="T3"> </text:span><text:span text:style-name="T4">0.1%</text:span></text:p>
          </table:table-cell>
          <table:table-cell table:style-name="ce24" office:value-type="string" calcext:value-type="string">
            <text:p>R49, R5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74]=&quot;Power board&quot;; [.B174]*2;[.B174])" office:value-type="float" office:value="4" calcext:value-type="float">
            <text:p>4</text:p>
          </table:table-cell>
          <table:table-cell table:style-name="ce33" office:value-type="string" calcext:value-type="string">
            <text:p>667-ERA-6AEB104V</text:p>
          </table:table-cell>
          <table:table-cell table:style-name="ce39" office:value-type="float" office:value="0.57" calcext:value-type="float">
            <text:p>0,570</text:p>
          </table:table-cell>
          <table:table-cell table:style-name="ce39" table:formula="of:=[.I174]*[.G174]" office:value-type="float" office:value="2.28" calcext:value-type="float">
            <text:p>2,280</text:p>
          </table:table-cell>
          <table:table-cell table:style-name="ce28"/>
          <table:table-cell table:style-name="ce13" office:value-type="float" office:value="1577686" calcext:value-type="float">
            <text:p>1577686</text:p>
          </table:table-cell>
          <table:table-cell table:style-name="ce52" office:value-type="float" office:value="0.197" calcext:value-type="float">
            <text:p>0,197</text:p>
          </table:table-cell>
          <table:table-cell table:style-name="ce55" table:formula="of:=IF(OR([.L174]=&quot;-&quot;; [.G174]=&quot;&quot;);&quot;&quot;;[.G174]*[.M174])" office:value-type="currency" office:currency="GBP" office:value="0.788" calcext:value-type="currency">
            <text:p>£0.79</text:p>
          </table:table-cell>
          <table:table-cell table:style-name="ce24"/>
          <table:table-cell table:style-name="ce24" office:value-type="string" calcext:value-type="string">
            <text:p>RN73C2A100KBTDF</text:p>
          </table:table-cell>
          <table:table-cell table:style-name="ce52" office:value-type="float" office:value="0.513" calcext:value-type="float">
            <text:p>0,513</text:p>
          </table:table-cell>
          <table:table-cell table:style-name="ce60" table:formula="of:=IF(OR([.P174]=&quot;-&quot;;[.G174]=&quot;&quot;);&quot;&quot;;[.G174]*[.Q174])" office:value-type="currency" office:currency="EUR" office:value="2.052" calcext:value-type="currency">
            <text:p>2,05 €</text:p>
          </table:table-cell>
          <table:table-cell table:style-name="ce67" table:formula="of:=IF([.G174]&lt;&gt;&quot;&quot;; IF([.L174]&lt;&gt;&quot;-&quot;; IF([.R174] &gt; [.N174]*[.$S$1];[.N174]*[.$S$1];[.R174]);[.R174]);&quot;&quot;)" office:value-type="currency" office:currency="EUR" office:value="0.94132116" calcext:value-type="currency">
            <text:p>0,941 €</text:p>
          </table:table-cell>
          <table:table-cell table:style-name="ce68"/>
          <table:table-cell table:style-name="ce68" table:formula="of:=IF(OR([.T174]&lt;&gt;&quot;&quot;;[.D174]=&quot;Not installed&quot;);&quot;&quot;;[.G174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75]=&quot;Power board&quot;; [.B175]*2;[.B17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4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76]=&quot;Power board&quot;; [.B176]*2;[.B17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5, R6, R4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77]=&quot;Power board&quot;; [.B177]*2;[.B17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75:.G177])" office:value-type="float" office:value="8" calcext:value-type="float">
            <text:p>8</text:p>
          </table:table-cell>
          <table:table-cell table:style-name="ce33" office:value-type="string" calcext:value-type="string">
            <text:p>279-CPF0805B100RE1</text:p>
          </table:table-cell>
          <table:table-cell table:style-name="ce39" office:value-type="float" office:value="0.152" calcext:value-type="float">
            <text:p>0,152</text:p>
          </table:table-cell>
          <table:table-cell table:style-name="ce39" table:formula="of:=[.I178]*[.G178]" office:value-type="float" office:value="1.216" calcext:value-type="float">
            <text:p>1,216</text:p>
          </table:table-cell>
          <table:table-cell table:style-name="ce28"/>
          <table:table-cell table:style-name="ce13" office:value-type="string" calcext:value-type="string">
            <text:p>9332375</text:p>
          </table:table-cell>
          <table:table-cell table:style-name="ce52" office:value-type="float" office:value="0.016" calcext:value-type="float">
            <text:p>0,016</text:p>
          </table:table-cell>
          <table:table-cell table:style-name="ce55" table:formula="of:=IF(OR([.L178]=&quot;-&quot;; [.G178]=&quot;&quot;);&quot;&quot;;[.G178]*[.M178])" office:value-type="currency" office:currency="GBP" office:value="0.128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RC0805FR-07100R</text:p>
          </table:table-cell>
          <table:table-cell table:style-name="ce52" office:value-type="float" office:value="0.00661" calcext:value-type="float">
            <text:p>0,007</text:p>
          </table:table-cell>
          <table:table-cell table:style-name="ce60" table:formula="of:=IF(OR([.P178]=&quot;-&quot;;[.G178]=&quot;&quot;);&quot;&quot;;[.G178]*[.Q178])" office:value-type="currency" office:currency="EUR" office:value="0.05288" calcext:value-type="currency">
            <text:p>0,05 €</text:p>
          </table:table-cell>
          <table:table-cell table:style-name="ce67" table:formula="of:=IF([.G178]&lt;&gt;&quot;&quot;; IF([.L178]&lt;&gt;&quot;-&quot;; IF([.R178] &gt; [.N178]*[.$S$1];[.N178]*[.$S$1];[.R178]);[.R178]);&quot;&quot;)" office:value-type="currency" office:currency="EUR" office:value="0.05288" calcext:value-type="currency">
            <text:p>0,053 €</text:p>
          </table:table-cell>
          <table:table-cell table:style-name="ce68"/>
          <table:table-cell table:style-name="ce68" table:formula="of:=IF(OR([.T178]&lt;&gt;&quot;&quot;;[.D178]=&quot;Not installed&quot;);&quot;&quot;;[.G17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79]=&quot;-&quot;; [.G179]=&quot;&quot;);&quot;&quot;;[.G179]*[.M17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79]=&quot;-&quot;;[.G179]=&quot;&quot;);&quot;&quot;;[.G179]*[.Q17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4, R125, R13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80]=&quot;Power board&quot;; [.B180]*2;[.B180])" office:value-type="float" office:value="3" calcext:value-type="float">
            <text:p>3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7, R153, R157, R170, R17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81]=&quot;Power board&quot;; [.B181]*2;[.B181])" office:value-type="float" office:value="5" calcext:value-type="float">
            <text:p>5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9, R10, R22, R23, R29, R45, R52, R54, R61, R75, R76, R78, R86, R98, R99, R10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82]=&quot;Power board&quot;; [.B182]*2;[.B182])" office:value-type="float" office:value="32" calcext:value-type="float">
            <text:p>3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80:.G182])" office:value-type="float" office:value="40" calcext:value-type="float">
            <text:p>40</text:p>
          </table:table-cell>
          <table:table-cell table:style-name="ce34" office:value-type="string" calcext:value-type="string">
            <text:p>603-RC0805FR-0710KL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0" table:formula="of:=[.G183]*[.I183]" office:value-type="float" office:value="0.6" calcext:value-type="float">
            <text:p>0,600</text:p>
          </table:table-cell>
          <table:table-cell table:style-name="ce29"/>
          <table:table-cell table:style-name="ce48" office:value-type="float" office:value="9237755" calcext:value-type="float">
            <text:p>9237755</text:p>
          </table:table-cell>
          <table:table-cell table:style-name="ce53" office:value-type="float" office:value="0.0091" calcext:value-type="float">
            <text:p>0,009</text:p>
          </table:table-cell>
          <table:table-cell table:style-name="ce56" table:formula="of:=IF(OR([.L183]=&quot;-&quot;; [.G183]=&quot;&quot;);&quot;&quot;;[.G183]*[.M183])" office:value-type="currency" office:currency="GBP" office:value="0.364" calcext:value-type="currency">
            <text:p>£0.36</text:p>
          </table:table-cell>
          <table:table-cell table:style-name="ce25"/>
          <table:table-cell table:style-name="ce19" office:value-type="string" calcext:value-type="string">
            <text:p>RC0805FR-0710K</text:p>
          </table:table-cell>
          <table:table-cell table:style-name="ce53" office:value-type="float" office:value="0.00664" calcext:value-type="float">
            <text:p>0,007</text:p>
          </table:table-cell>
          <table:table-cell table:style-name="ce61" table:formula="of:=IF(OR([.P183]=&quot;-&quot;;[.G183]=&quot;&quot;);&quot;&quot;;[.G183]*[.Q183])" office:value-type="currency" office:currency="EUR" office:value="0.2656" calcext:value-type="currency">
            <text:p>0,27 €</text:p>
          </table:table-cell>
          <table:table-cell table:style-name="ce67" table:formula="of:=IF([.G183]&lt;&gt;&quot;&quot;; IF([.L183]&lt;&gt;&quot;-&quot;; IF([.R183] &gt; [.N183]*[.$S$1];[.N183]*[.$S$1];[.R183]);[.R183]);&quot;&quot;)" office:value-type="currency" office:currency="EUR" office:value="0.2656" calcext:value-type="currency">
            <text:p>0,266 €</text:p>
          </table:table-cell>
          <table:table-cell table:style-name="ce6"/>
          <table:table-cell table:style-name="ce70" table:formula="of:=IF(OR([.T183]&lt;&gt;&quot;&quot;;[.D183]=&quot;Not installed&quot;);&quot;&quot;;[.G183])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84]=&quot;-&quot;; [.G184]=&quot;&quot;);&quot;&quot;;[.G184]*[.M18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84]=&quot;-&quot;;[.G184]=&quot;&quot;);&quot;&quot;;[.G184]*[.Q18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R12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85]=&quot;Power board&quot;; [.B185]*2;[.B18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18" office:value-type="string" calcext:value-type="string">
            <text:p>1206</text:p>
          </table:table-cell>
          <table:table-cell table:style-name="ce24" office:value-type="string" calcext:value-type="string">
            <text:p>R15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86]=&quot;Power board&quot;; [.B186]*2;[.B18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R8, R18, R8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87]=&quot;Power board&quot;; [.B187]*2;[.B18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85:.G187])" office:value-type="float" office:value="8" calcext:value-type="float">
            <text:p>8</text:p>
          </table:table-cell>
          <table:table-cell table:style-name="ce33" office:value-type="string" calcext:value-type="string">
            <text:p>RC1206FR-0710RL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188]*[.G188]" office:value-type="float" office:value="0.728" calcext:value-type="float">
            <text:p>0,728</text:p>
          </table:table-cell>
          <table:table-cell table:style-name="ce28"/>
          <table:table-cell table:style-name="ce13" office:value-type="string" calcext:value-type="string">
            <text:p>9236643</text:p>
          </table:table-cell>
          <table:table-cell table:style-name="ce52" office:value-type="float" office:value="0.0132" calcext:value-type="float">
            <text:p>0,013</text:p>
          </table:table-cell>
          <table:table-cell table:style-name="ce55" table:formula="of:=IF(OR([.L188]=&quot;-&quot;; [.G188]=&quot;&quot;);&quot;&quot;;[.G188]*[.M188])" office:value-type="currency" office:currency="GBP" office:value="0.1056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CRCW120610R0FKTABC</text:p>
          </table:table-cell>
          <table:table-cell table:style-name="ce52" office:value-type="float" office:value="0.0137" calcext:value-type="float">
            <text:p>0,014</text:p>
          </table:table-cell>
          <table:table-cell table:style-name="ce60" table:formula="of:=IF(OR([.P188]=&quot;-&quot;;[.G188]=&quot;&quot;);&quot;&quot;;[.G188]*[.Q188])" office:value-type="currency" office:currency="EUR" office:value="0.1096" calcext:value-type="currency">
            <text:p>0,11 €</text:p>
          </table:table-cell>
          <table:table-cell table:style-name="ce67" table:formula="of:=IF([.G188]&lt;&gt;&quot;&quot;; IF([.L188]&lt;&gt;&quot;-&quot;; IF([.R188] &gt; [.N188]*[.$S$1];[.N188]*[.$S$1];[.R188]);[.R188]);&quot;&quot;)" office:value-type="currency" office:currency="EUR" office:value="0.1096" calcext:value-type="currency">
            <text:p>0,110 €</text:p>
          </table:table-cell>
          <table:table-cell table:style-name="ce68"/>
          <table:table-cell table:style-name="ce68" table:formula="of:=IF(OR([.T188]&lt;&gt;&quot;&quot;;[.D188]=&quot;Not installed&quot;);&quot;&quot;;[.G18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89]=&quot;-&quot;; [.G189]=&quot;&quot;);&quot;&quot;;[.G189]*[.M18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89]=&quot;-&quot;;[.G189]=&quot;&quot;);&quot;&quot;;[.G189]*[.Q18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2K4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5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90]=&quot;Power board&quot;; [.B190]*2;[.B190])" office:value-type="float" office:value="1" calcext:value-type="float">
            <text:p>1</text:p>
          </table:table-cell>
          <table:table-cell table:style-name="ce33" office:value-type="string" calcext:value-type="string">
            <text:p>279-RN73CA-12.4K</text:p>
          </table:table-cell>
          <table:table-cell table:style-name="ce39" office:value-type="float" office:value="0.779" calcext:value-type="float">
            <text:p>0,779</text:p>
          </table:table-cell>
          <table:table-cell table:style-name="ce39" table:formula="of:=[.I190]*[.G190]" office:value-type="float" office:value="0.779" calcext:value-type="float">
            <text:p>0,779</text:p>
          </table:table-cell>
          <table:table-cell table:style-name="ce28"/>
          <table:table-cell table:style-name="ce13" office:value-type="string" calcext:value-type="string">
            <text:p>2141850</text:p>
          </table:table-cell>
          <table:table-cell table:style-name="ce52" office:value-type="float" office:value="0.0018" calcext:value-type="float">
            <text:p>0,002</text:p>
          </table:table-cell>
          <table:table-cell table:style-name="ce55" table:formula="of:=IF(OR([.L190]=&quot;-&quot;; [.G190]=&quot;&quot;);&quot;&quot;;[.G190]*[.M190])" office:value-type="currency" office:currency="GBP" office:value="0.0018" calcext:value-type="currency">
            <text:p>£0.00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90]=&quot;-&quot;;[.G190]=&quot;&quot;);&quot;&quot;;[.G190]*[.Q190])">
            <text:p/>
          </table:table-cell>
          <table:table-cell table:style-name="ce67" table:formula="of:=IF([.G190]&lt;&gt;&quot;&quot;; IF([.L190]&lt;&gt;&quot;-&quot;; IF([.R190] &gt; [.N190]*[.$S$1];[.N190]*[.$S$1];[.R190]);[.R190]);&quot;&quot;)" office:value-type="currency" office:currency="EUR" office:value="0.002150226" calcext:value-type="currency">
            <text:p>0,002 €</text:p>
          </table:table-cell>
          <table:table-cell table:style-name="ce68"/>
          <table:table-cell table:style-name="ce68" table:formula="of:=IF(OR([.T190]&lt;&gt;&quot;&quot;;[.D190]=&quot;Not installed&quot;);&quot;&quot;;[.G19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R/7W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R10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91]=&quot;Power board&quot;; [.B191]*2;[.B191])" office:value-type="float" office:value="1" calcext:value-type="float">
            <text:p>1</text:p>
          </table:table-cell>
          <table:table-cell table:style-name="ce34" office:value-type="string" calcext:value-type="string">
            <text:p>66-W2222R0JRLF</text:p>
          </table:table-cell>
          <table:table-cell table:style-name="ce40" office:value-type="float" office:value="1.07" calcext:value-type="float">
            <text:p>1,070</text:p>
          </table:table-cell>
          <table:table-cell table:style-name="ce40" table:formula="of:=[.G191]*[.I191]" office:value-type="float" office:value="1.07" calcext:value-type="float">
            <text:p>1,070</text:p>
          </table:table-cell>
          <table:table-cell table:style-name="ce29"/>
          <table:table-cell table:style-name="ce48" office:value-type="float" office:value="1687978" calcext:value-type="float">
            <text:p>1687978</text:p>
          </table:table-cell>
          <table:table-cell table:style-name="ce53" office:value-type="float" office:value="0.272" calcext:value-type="float">
            <text:p>0,272</text:p>
          </table:table-cell>
          <table:table-cell table:style-name="ce56" table:formula="of:=IF(OR([.L191]=&quot;-&quot;; [.G191]=&quot;&quot;);&quot;&quot;;[.G191]*[.M191])" office:value-type="currency" office:currency="GBP" office:value="0.272" calcext:value-type="currency">
            <text:p>£0.27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91]=&quot;-&quot;;[.G191]=&quot;&quot;);&quot;&quot;;[.G191]*[.Q191])">
            <text:p/>
          </table:table-cell>
          <table:table-cell table:style-name="ce67" table:formula="of:=IF([.G191]&lt;&gt;&quot;&quot;; IF([.L191]&lt;&gt;&quot;-&quot;; IF([.R191] &gt; [.N191]*[.$S$1];[.N191]*[.$S$1];[.R191]);[.R191]);&quot;&quot;)" office:value-type="currency" office:currency="EUR" office:value="0.32492304" calcext:value-type="currency">
            <text:p>0,325 €</text:p>
          </table:table-cell>
          <table:table-cell table:style-name="ce6" table:formula="of:=[.G191]" office:value-type="float" office:value="1" calcext:value-type="float">
            <text:p>1</text:p>
          </table:table-cell>
          <table:table-cell table:style-name="ce70" table:formula="of:=IF(OR([.T191]&lt;&gt;&quot;&quot;;[.D191]=&quot;Not installed&quot;);&quot;&quot;;[.G191])">
            <text:p/>
          </table:table-cell>
          <table:table-cell table:number-columns-repeated="100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8, R12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92]=&quot;Power board&quot;; [.B192]*2;[.B19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5, R3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93]=&quot;Power board&quot;; [.B193]*2;[.B193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92:.G193])" office:value-type="float" office:value="6" calcext:value-type="float">
            <text:p>6</text:p>
          </table:table-cell>
          <table:table-cell table:style-name="ce33" office:value-type="string" calcext:value-type="string">
            <text:p>652-CR0805FX-1602ELF</text:p>
          </table:table-cell>
          <table:table-cell table:style-name="ce39" office:value-type="float" office:value="0.114" calcext:value-type="float">
            <text:p>0,114</text:p>
          </table:table-cell>
          <table:table-cell table:style-name="ce39" table:formula="of:=[.I194]*[.G194]" office:value-type="float" office:value="0.684" calcext:value-type="float">
            <text:p>0,684</text:p>
          </table:table-cell>
          <table:table-cell table:style-name="ce28"/>
          <table:table-cell table:style-name="ce13" office:value-type="string" calcext:value-type="string">
            <text:p>9332677</text:p>
          </table:table-cell>
          <table:table-cell table:style-name="ce52" office:value-type="float" office:value="0.016" calcext:value-type="float">
            <text:p>0,016</text:p>
          </table:table-cell>
          <table:table-cell table:style-name="ce55" table:formula="of:=IF(OR([.L194]=&quot;-&quot;; [.G194]=&quot;&quot;);&quot;&quot;;[.G194]*[.M194])" office:value-type="currency" office:currency="GBP" office:value="0.096" calcext:value-type="currency">
            <text:p>£0.10</text:p>
          </table:table-cell>
          <table:table-cell table:style-name="ce24"/>
          <table:table-cell table:style-name="ce24" office:value-type="string" calcext:value-type="string">
            <text:p>SMD0805-16K-1%</text:p>
          </table:table-cell>
          <table:table-cell table:style-name="ce52" office:value-type="float" office:value="0.00817" calcext:value-type="float">
            <text:p>0,008</text:p>
          </table:table-cell>
          <table:table-cell table:style-name="ce60" table:formula="of:=IF(OR([.P194]=&quot;-&quot;;[.G194]=&quot;&quot;);&quot;&quot;;[.G194]*[.Q194])" office:value-type="currency" office:currency="EUR" office:value="0.04902" calcext:value-type="currency">
            <text:p>0,05 €</text:p>
          </table:table-cell>
          <table:table-cell table:style-name="ce67" table:formula="of:=IF([.G194]&lt;&gt;&quot;&quot;; IF([.L194]&lt;&gt;&quot;-&quot;; IF([.R194] &gt; [.N194]*[.$S$1];[.N194]*[.$S$1];[.R194]);[.R194]);&quot;&quot;)" office:value-type="currency" office:currency="EUR" office:value="0.04902" calcext:value-type="currency">
            <text:p>0,049 €</text:p>
          </table:table-cell>
          <table:table-cell table:style-name="ce68"/>
          <table:table-cell table:style-name="ce68" table:formula="of:=IF(OR([.T194]&lt;&gt;&quot;&quot;;[.D194]=&quot;Not installed&quot;);&quot;&quot;;[.G194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95]=&quot;-&quot;; [.G195]=&quot;&quot;);&quot;&quot;;[.G195]*[.M19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95]=&quot;-&quot;;[.G195]=&quot;&quot;);&quot;&quot;;[.G195]*[.Q19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8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42, R155, R156, R15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96]=&quot;Power board&quot;; [.B196]*2;[.B196])" office:value-type="float" office:value="4" calcext:value-type="float">
            <text:p>4</text:p>
          </table:table-cell>
          <table:table-cell table:style-name="ce33" office:value-type="string" calcext:value-type="string">
            <text:p>667-ERJ-U06F1800V</text:p>
          </table:table-cell>
          <table:table-cell table:style-name="ce39" office:value-type="float" office:value="0.244" calcext:value-type="float">
            <text:p>0,244</text:p>
          </table:table-cell>
          <table:table-cell table:style-name="ce39" table:formula="of:=[.I196]*[.G196]" office:value-type="float" office:value="0.976" calcext:value-type="float">
            <text:p>0,976</text:p>
          </table:table-cell>
          <table:table-cell table:style-name="ce28"/>
          <table:table-cell table:style-name="ce13" office:value-type="float" office:value="2447583" calcext:value-type="float">
            <text:p>2447583</text:p>
          </table:table-cell>
          <table:table-cell table:style-name="ce52" office:value-type="float" office:value="0.005" calcext:value-type="float">
            <text:p>0,005</text:p>
          </table:table-cell>
          <table:table-cell table:style-name="ce55" table:formula="of:=IF(OR([.L196]=&quot;-&quot;; [.G196]=&quot;&quot;);&quot;&quot;;[.G196]*[.M196])" office:value-type="currency" office:currency="GBP" office:value="0.02" calcext:value-type="currency">
            <text:p>£0.02</text:p>
          </table:table-cell>
          <table:table-cell table:style-name="ce24"/>
          <table:table-cell table:style-name="ce24" office:value-type="string" calcext:value-type="string">
            <text:p>SMD0805-180R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196]=&quot;-&quot;;[.G196]=&quot;&quot;);&quot;&quot;;[.G196]*[.Q196])" office:value-type="currency" office:currency="EUR" office:value="0.03228" calcext:value-type="currency">
            <text:p>0,03 €</text:p>
          </table:table-cell>
          <table:table-cell table:style-name="ce67" table:formula="of:=IF([.G196]&lt;&gt;&quot;&quot;; IF([.L196]&lt;&gt;&quot;-&quot;; IF([.R196] &gt; [.N196]*[.$S$1];[.N196]*[.$S$1];[.R196]);[.R196]);&quot;&quot;)" office:value-type="currency" office:currency="EUR" office:value="0.0238914" calcext:value-type="currency">
            <text:p>0,024 €</text:p>
          </table:table-cell>
          <table:table-cell table:style-name="ce68"/>
          <table:table-cell table:style-name="ce68" table:formula="of:=IF(OR([.T196]&lt;&gt;&quot;&quot;;[.D196]=&quot;Not installed&quot;);&quot;&quot;;[.G196]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63, R7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97]=&quot;Power board&quot;; [.B197]*2;[.B197])" office:value-type="float" office:value="4" calcext:value-type="float">
            <text:p>4</text:p>
          </table:table-cell>
          <table:table-cell table:style-name="ce34" office:value-type="string" calcext:value-type="string">
            <text:p>667-ERA-3AEB181V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97]*[.I197]" office:value-type="float" office:value="2.28" calcext:value-type="float">
            <text:p>2,280</text:p>
          </table:table-cell>
          <table:table-cell table:style-name="ce29"/>
          <table:table-cell table:style-name="ce48" office:value-type="float" office:value="1577596" calcext:value-type="float">
            <text:p>1577596</text:p>
          </table:table-cell>
          <table:table-cell table:style-name="ce53" office:value-type="float" office:value="0.143" calcext:value-type="float">
            <text:p>0,143</text:p>
          </table:table-cell>
          <table:table-cell table:style-name="ce56" table:formula="of:=IF(OR([.L197]=&quot;-&quot;; [.G197]=&quot;&quot;);&quot;&quot;;[.G197]*[.M197])" office:value-type="currency" office:currency="GBP" office:value="0.572" calcext:value-type="currency">
            <text:p>£0.57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97]=&quot;-&quot;;[.G197]=&quot;&quot;);&quot;&quot;;[.G197]*[.Q197])">
            <text:p/>
          </table:table-cell>
          <table:table-cell table:style-name="ce67" table:formula="of:=IF([.G197]&lt;&gt;&quot;&quot;; IF([.L197]&lt;&gt;&quot;-&quot;; IF([.R197] &gt; [.N197]*[.$S$1];[.N197]*[.$S$1];[.R197]);[.R197]);&quot;&quot;)" office:value-type="currency" office:currency="EUR" office:value="0.68329404" calcext:value-type="currency">
            <text:p>0,683 €</text:p>
          </table:table-cell>
          <table:table-cell table:style-name="ce6"/>
          <table:table-cell table:style-name="ce70" table:formula="of:=IF(OR([.T197]&lt;&gt;&quot;&quot;;[.D197]=&quot;Not installed&quot;);&quot;&quot;;[.G19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98]=&quot;Power board&quot;; [.B198]*2;[.B198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67, R16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99]=&quot;Power board&quot;; [.B199]*2;[.B199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4, R33, R41, R74, R82, R9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00]=&quot;Power board&quot;; [.B200]*2;[.B200])" office:value-type="float" office:value="12" calcext:value-type="float">
            <text:p>1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98:.G200])" office:value-type="float" office:value="15" calcext:value-type="float">
            <text:p>15</text:p>
          </table:table-cell>
          <table:table-cell table:style-name="ce34" office:value-type="string" calcext:value-type="string">
            <text:p>71-CRCW0805-1.0K-E3</text:p>
          </table:table-cell>
          <table:table-cell table:style-name="ce40" office:value-type="float" office:value="0.044" calcext:value-type="float">
            <text:p>0,044</text:p>
          </table:table-cell>
          <table:table-cell table:style-name="ce40" table:formula="of:=[.G201]*[.I201]" office:value-type="float" office:value="0.66" calcext:value-type="float">
            <text:p>0,660</text:p>
          </table:table-cell>
          <table:table-cell table:style-name="ce29"/>
          <table:table-cell table:style-name="ce48" office:value-type="float" office:value="1099800" calcext:value-type="float">
            <text:p>1099800</text:p>
          </table:table-cell>
          <table:table-cell table:style-name="ce53" office:value-type="float" office:value="0.0092" calcext:value-type="float">
            <text:p>0,009</text:p>
          </table:table-cell>
          <table:table-cell table:style-name="ce56" table:formula="of:=IF(OR([.L201]=&quot;-&quot;; [.G201]=&quot;&quot;);&quot;&quot;;[.G201]*[.M201])" office:value-type="currency" office:currency="GBP" office:value="0.138" calcext:value-type="currency">
            <text:p>£0.14</text:p>
          </table:table-cell>
          <table:table-cell table:style-name="ce25"/>
          <table:table-cell table:style-name="ce19" office:value-type="string" calcext:value-type="string">
            <text:p>RC0805FR-071K</text:p>
          </table:table-cell>
          <table:table-cell table:style-name="ce53" office:value-type="float" office:value="0.00657" calcext:value-type="float">
            <text:p>0,007</text:p>
          </table:table-cell>
          <table:table-cell table:style-name="ce61" table:formula="of:=IF(OR([.P201]=&quot;-&quot;;[.G201]=&quot;&quot;);&quot;&quot;;[.G201]*[.Q201])" office:value-type="currency" office:currency="EUR" office:value="0.09855" calcext:value-type="currency">
            <text:p>0,10 €</text:p>
          </table:table-cell>
          <table:table-cell table:style-name="ce67" table:formula="of:=IF([.G201]&lt;&gt;&quot;&quot;; IF([.L201]&lt;&gt;&quot;-&quot;; IF([.R201] &gt; [.N201]*[.$S$1];[.N201]*[.$S$1];[.R201]);[.R201]);&quot;&quot;)" office:value-type="currency" office:currency="EUR" office:value="0.09855" calcext:value-type="currency">
            <text:p>0,099 €</text:p>
          </table:table-cell>
          <table:table-cell table:style-name="ce6"/>
          <table:table-cell table:style-name="ce70" table:formula="of:=IF(OR([.T201]&lt;&gt;&quot;&quot;;[.D201]=&quot;Not installed&quot;);&quot;&quot;;[.G201])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02]=&quot;-&quot;; [.G202]=&quot;&quot;);&quot;&quot;;[.G202]*[.M202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02]=&quot;-&quot;;[.G202]=&quot;&quot;);&quot;&quot;;[.G202]*[.Q202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6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03]=&quot;Power board&quot;; [.B203]*2;[.B20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28, R5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04]=&quot;Power board&quot;; [.B204]*2;[.B20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K8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38, R159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05]=&quot;Power board&quot;; [.B205]*2;[.B20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03:.G205])" office:value-type="float" office:value="7" calcext:value-type="float">
            <text:p>7</text:p>
          </table:table-cell>
          <table:table-cell table:style-name="ce33" office:value-type="string" calcext:value-type="string">
            <text:p>71-CRCW08051K80FKEB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206]*[.G206]" office:value-type="float" office:value="0.637" calcext:value-type="float">
            <text:p>0,637</text:p>
          </table:table-cell>
          <table:table-cell table:style-name="ce28"/>
          <table:table-cell table:style-name="ce13" office:value-type="string" calcext:value-type="string">
            <text:p>2447595</text:p>
          </table:table-cell>
          <table:table-cell table:style-name="ce52" office:value-type="float" office:value="0.0049" calcext:value-type="float">
            <text:p>0,005</text:p>
          </table:table-cell>
          <table:table-cell table:style-name="ce55" table:formula="of:=IF(OR([.L206]=&quot;-&quot;; [.G206]=&quot;&quot;);&quot;&quot;;[.G206]*[.M206])" office:value-type="currency" office:currency="GBP" office:value="0.0343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SMD0805-1K8-1%</text:p>
          </table:table-cell>
          <table:table-cell table:style-name="ce52" office:value-type="float" office:value="0.00817" calcext:value-type="float">
            <text:p>0,008</text:p>
          </table:table-cell>
          <table:table-cell table:style-name="ce60" table:formula="of:=IF(OR([.P206]=&quot;-&quot;;[.G206]=&quot;&quot;);&quot;&quot;;[.G206]*[.Q206])" office:value-type="currency" office:currency="EUR" office:value="0.05719" calcext:value-type="currency">
            <text:p>0,06 €</text:p>
          </table:table-cell>
          <table:table-cell table:style-name="ce67" table:formula="of:=IF([.G206]&lt;&gt;&quot;&quot;; IF([.L206]&lt;&gt;&quot;-&quot;; IF([.R206] &gt; [.N206]*[.$S$1];[.N206]*[.$S$1];[.R206]);[.R206]);&quot;&quot;)" office:value-type="currency" office:currency="EUR" office:value="0.040973751" calcext:value-type="currency">
            <text:p>0,041 €</text:p>
          </table:table-cell>
          <table:table-cell table:style-name="ce68"/>
          <table:table-cell table:style-name="ce68" table:formula="of:=IF(OR([.T206]&lt;&gt;&quot;&quot;;[.D206]=&quot;Not installed&quot;);&quot;&quot;;[.G206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207]=&quot;-&quot;; [.G207]=&quot;&quot;);&quot;&quot;;[.G207]*[.M207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207]=&quot;-&quot;;[.G207]=&quot;&quot;);&quot;&quot;;[.G207]*[.Q207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6, R14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08]=&quot;Power board&quot;; [.B208]*2;[.B208])" office:value-type="float" office:value="2" calcext:value-type="float">
            <text:p>2</text:p>
          </table:table-cell>
          <table:table-cell table:style-name="ce33" office:value-type="string" calcext:value-type="string">
            <text:p>71-CRCW0805-1-E3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208]*[.G208]" office:value-type="float" office:value="0.182" calcext:value-type="float">
            <text:p>0,182</text:p>
          </table:table-cell>
          <table:table-cell table:style-name="ce28"/>
          <table:table-cell table:style-name="ce13" office:value-type="float" office:value="2141629" calcext:value-type="float">
            <text:p>2141629</text:p>
          </table:table-cell>
          <table:table-cell table:style-name="ce52" office:value-type="float" office:value="0.017" calcext:value-type="float">
            <text:p>0,017</text:p>
          </table:table-cell>
          <table:table-cell table:style-name="ce55" table:formula="of:=IF(OR([.L208]=&quot;-&quot;; [.G208]=&quot;&quot;);&quot;&quot;;[.G208]*[.M208])" office:value-type="currency" office:currency="GBP" office:value="0.034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RC0805FR-071R</text:p>
          </table:table-cell>
          <table:table-cell table:style-name="ce52" office:value-type="float" office:value="0.00934" calcext:value-type="float">
            <text:p>0,009</text:p>
          </table:table-cell>
          <table:table-cell table:style-name="ce60" table:formula="of:=IF(OR([.P208]=&quot;-&quot;;[.G208]=&quot;&quot;);&quot;&quot;;[.G208]*[.Q208])" office:value-type="currency" office:currency="EUR" office:value="0.01868" calcext:value-type="currency">
            <text:p>0,02 €</text:p>
          </table:table-cell>
          <table:table-cell table:style-name="ce67" table:formula="of:=IF([.G208]&lt;&gt;&quot;&quot;; IF([.L208]&lt;&gt;&quot;-&quot;; IF([.R208] &gt; [.N208]*[.$S$1];[.N208]*[.$S$1];[.R208]);[.R208]);&quot;&quot;)" office:value-type="currency" office:currency="EUR" office:value="0.01868" calcext:value-type="currency">
            <text:p>0,019 €</text:p>
          </table:table-cell>
          <table:table-cell table:style-name="ce68"/>
          <table:table-cell table:style-name="ce68" table:formula="of:=IF(OR([.T208]&lt;&gt;&quot;&quot;;[.D208]=&quot;Not installed&quot;);&quot;&quot;;[.G208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0K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50, R6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09]=&quot;Power board&quot;; [.B209]*2;[.B209])" office:value-type="float" office:value="4" calcext:value-type="float">
            <text:p>4</text:p>
          </table:table-cell>
          <table:table-cell table:style-name="ce34" office:value-type="string" calcext:value-type="string">
            <text:p>754-RG2012P-203-B-T5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0" table:formula="of:=[.G209]*[.I209]" office:value-type="float" office:value="2.048" calcext:value-type="float">
            <text:p>2,048</text:p>
          </table:table-cell>
          <table:table-cell table:style-name="ce29"/>
          <table:table-cell table:style-name="ce48" office:value-type="float" office:value="1575937" calcext:value-type="float">
            <text:p>1575937</text:p>
          </table:table-cell>
          <table:table-cell table:style-name="ce53" office:value-type="float" office:value="0.393" calcext:value-type="float">
            <text:p>0,393</text:p>
          </table:table-cell>
          <table:table-cell table:style-name="ce56" table:formula="of:=IF(OR([.L209]=&quot;-&quot;; [.G209]=&quot;&quot;);&quot;&quot;;[.G209]*[.M209])" office:value-type="currency" office:currency="GBP" office:value="1.572" calcext:value-type="currency">
            <text:p>£1.57</text:p>
          </table:table-cell>
          <table:table-cell table:style-name="ce25"/>
          <table:table-cell table:style-name="ce19" office:value-type="string" calcext:value-type="string">
            <text:p>TC0525B2002T1E</text:p>
          </table:table-cell>
          <table:table-cell table:style-name="ce53" office:value-type="float" office:value="0.10766" calcext:value-type="float">
            <text:p>0,108</text:p>
          </table:table-cell>
          <table:table-cell table:style-name="ce61" table:formula="of:=IF(OR([.P209]=&quot;-&quot;;[.G209]=&quot;&quot;);&quot;&quot;;[.G209]*[.Q209])" office:value-type="currency" office:currency="EUR" office:value="0.43064" calcext:value-type="currency">
            <text:p>0,43 €</text:p>
          </table:table-cell>
          <table:table-cell table:style-name="ce67" table:formula="of:=IF([.G209]&lt;&gt;&quot;&quot;; IF([.L209]&lt;&gt;&quot;-&quot;; IF([.R209] &gt; [.N209]*[.$S$1];[.N209]*[.$S$1];[.R209]);[.R209]);&quot;&quot;)" office:value-type="currency" office:currency="EUR" office:value="0.43064" calcext:value-type="currency">
            <text:p>0,431 €</text:p>
          </table:table-cell>
          <table:table-cell table:style-name="ce6"/>
          <table:table-cell table:style-name="ce70" table:formula="of:=IF(OR([.T209]&lt;&gt;&quot;&quot;;[.D209]=&quot;Not installed&quot;);&quot;&quot;;[.G209])" office:value-type="float" office:value="4" calcext:value-type="float">
            <text:p>4</text:p>
          </table:table-cell>
          <table:table-cell table:number-columns-repeated="1003"/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2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38, R39, R42, R48, R58, R80, R81, R83, R8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10]=&quot;Power board&quot;; [.B210]*2;[.B210])" office:value-type="float" office:value="18" calcext:value-type="float">
            <text:p>1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14, R11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11]=&quot;Power board&quot;; [.B211]*2;[.B211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10:.G211])" office:value-type="float" office:value="20" calcext:value-type="float">
            <text:p>20</text:p>
          </table:table-cell>
          <table:table-cell table:style-name="ce33" office:value-type="string" calcext:value-type="string">
            <text:p>71-CRCW0805-22-E3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39" table:formula="of:=[.I212]*[.G212]" office:value-type="float" office:value="0.88" calcext:value-type="float">
            <text:p>0,880</text:p>
          </table:table-cell>
          <table:table-cell table:style-name="ce28"/>
          <table:table-cell table:style-name="ce13" office:value-type="string" calcext:value-type="string">
            <text:p>1099795</text:p>
          </table:table-cell>
          <table:table-cell table:style-name="ce52" office:value-type="float" office:value="0.0123" calcext:value-type="float">
            <text:p>0,012</text:p>
          </table:table-cell>
          <table:table-cell table:style-name="ce55" table:formula="of:=IF(OR([.L212]=&quot;-&quot;; [.G212]=&quot;&quot;);&quot;&quot;;[.G212]*[.M212])" office:value-type="currency" office:currency="GBP" office:value="0.246" calcext:value-type="currency">
            <text:p>£0.25</text:p>
          </table:table-cell>
          <table:table-cell table:style-name="ce24"/>
          <table:table-cell table:style-name="ce24" office:value-type="string" calcext:value-type="string">
            <text:p>RC0805FR-07220R</text:p>
          </table:table-cell>
          <table:table-cell table:style-name="ce52" office:value-type="float" office:value="0.00714" calcext:value-type="float">
            <text:p>0,007</text:p>
          </table:table-cell>
          <table:table-cell table:style-name="ce60" table:formula="of:=IF(OR([.P212]=&quot;-&quot;;[.G212]=&quot;&quot;);&quot;&quot;;[.G212]*[.Q212])" office:value-type="currency" office:currency="EUR" office:value="0.1428" calcext:value-type="currency">
            <text:p>0,14 €</text:p>
          </table:table-cell>
          <table:table-cell table:style-name="ce67" table:formula="of:=IF([.G212]&lt;&gt;&quot;&quot;; IF([.L212]&lt;&gt;&quot;-&quot;; IF([.R212] &gt; [.N212]*[.$S$1];[.N212]*[.$S$1];[.R212]);[.R212]);&quot;&quot;)" office:value-type="currency" office:currency="EUR" office:value="0.1428" calcext:value-type="currency">
            <text:p>0,143 €</text:p>
          </table:table-cell>
          <table:table-cell table:style-name="ce68"/>
          <table:table-cell table:style-name="ce68" table:formula="of:=IF(OR([.T212]&lt;&gt;&quot;&quot;;[.D212]=&quot;Not installed&quot;);&quot;&quot;;[.G212])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213]=&quot;-&quot;; [.G213]=&quot;&quot;);&quot;&quot;;[.G213]*[.M213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213]=&quot;-&quot;;[.G213]=&quot;&quot;);&quot;&quot;;[.G213]*[.Q213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K2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0, R111, R119, R1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14]=&quot;Power board&quot;; [.B214]*2;[.B21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2K2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7, R32, R34, R35, R37, R46, R62, R65, R68, R94, R9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15]=&quot;Power board&quot;; [.B215]*2;[.B215])" office:value-type="float" office:value="22" calcext:value-type="float">
            <text:p>2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14:.G215])" office:value-type="float" office:value="26" calcext:value-type="float">
            <text:p>26</text:p>
          </table:table-cell>
          <table:table-cell table:style-name="ce33" office:value-type="string" calcext:value-type="string">
            <text:p>603-RC0805FR-072K2L</text:p>
          </table:table-cell>
          <table:table-cell table:style-name="ce39" office:value-type="float" office:value="0.015" calcext:value-type="float">
            <text:p>0,015</text:p>
          </table:table-cell>
          <table:table-cell table:style-name="ce39" table:formula="of:=[.I216]*[.G216]" office:value-type="float" office:value="0.39" calcext:value-type="float">
            <text:p>0,390</text:p>
          </table:table-cell>
          <table:table-cell table:style-name="ce28"/>
          <table:table-cell table:style-name="ce13" office:value-type="string" calcext:value-type="string">
            <text:p>9237534</text:p>
          </table:table-cell>
          <table:table-cell table:style-name="ce52" office:value-type="float" office:value="0.0087" calcext:value-type="float">
            <text:p>0,009</text:p>
          </table:table-cell>
          <table:table-cell table:style-name="ce55" table:formula="of:=IF(OR([.L216]=&quot;-&quot;; [.G216]=&quot;&quot;);&quot;&quot;;[.G216]*[.M216])" office:value-type="currency" office:currency="GBP" office:value="0.2262" calcext:value-type="currency">
            <text:p>£0.23</text:p>
          </table:table-cell>
          <table:table-cell table:style-name="ce24"/>
          <table:table-cell table:style-name="ce24" office:value-type="string" calcext:value-type="string">
            <text:p>SMD0805-2K2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216]=&quot;-&quot;;[.G216]=&quot;&quot;);&quot;&quot;;[.G216]*[.Q216])" office:value-type="currency" office:currency="EUR" office:value="0.20982" calcext:value-type="currency">
            <text:p>0,21 €</text:p>
          </table:table-cell>
          <table:table-cell table:style-name="ce67" table:formula="of:=IF([.G216]&lt;&gt;&quot;&quot;; IF([.L216]&lt;&gt;&quot;-&quot;; IF([.R216] &gt; [.N216]*[.$S$1];[.N216]*[.$S$1];[.R216]);[.R216]);&quot;&quot;)" office:value-type="currency" office:currency="EUR" office:value="0.20982" calcext:value-type="currency">
            <text:p>0,210 €</text:p>
          </table:table-cell>
          <table:table-cell table:style-name="ce68"/>
          <table:table-cell table:style-name="ce68" table:formula="of:=IF(OR([.T216]&lt;&gt;&quot;&quot;;[.D216]=&quot;Not installed&quot;);&quot;&quot;;[.G216])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K37</text:p>
          </table:table-cell>
          <table:table-cell table:style-name="ce18" office:value-type="string" calcext:value-type="string">
            <text:p>0805, <text:span text:style-name="T5">0.1%</text:span></text:p>
          </table:table-cell>
          <table:table-cell table:style-name="ce24" office:value-type="string" calcext:value-type="string">
            <text:p>R64, R7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18]=&quot;Power board&quot;; [.B218]*2;[.B218])" office:value-type="float" office:value="4" calcext:value-type="float">
            <text:p>4</text:p>
          </table:table-cell>
          <table:table-cell table:style-name="ce33" office:value-type="string" calcext:value-type="string">
            <text:p>279-RN73CA-2.37K</text:p>
          </table:table-cell>
          <table:table-cell table:style-name="ce39" office:value-type="float" office:value="0.779" calcext:value-type="float">
            <text:p>0,779</text:p>
          </table:table-cell>
          <table:table-cell table:style-name="ce39" table:formula="of:=[.I218]*[.G218]" office:value-type="float" office:value="3.116" calcext:value-type="float">
            <text:p>3,116</text:p>
          </table:table-cell>
          <table:table-cell table:style-name="ce28"/>
          <table:table-cell table:style-name="ce13" office:value-type="string" calcext:value-type="string">
            <text:p>1575834</text:p>
          </table:table-cell>
          <table:table-cell table:style-name="ce52" office:value-type="float" office:value="0.343" calcext:value-type="float">
            <text:p>0,343</text:p>
          </table:table-cell>
          <table:table-cell table:style-name="ce55" table:formula="of:=IF(OR([.L218]=&quot;-&quot;; [.G218]=&quot;&quot;);&quot;&quot;;[.G218]*[.M218])" office:value-type="currency" office:currency="GBP" office:value="1.372" calcext:value-type="currency">
            <text:p>£1.37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18]=&quot;-&quot;;[.G218]=&quot;&quot;);&quot;&quot;;[.G218]*[.Q218])">
            <text:p/>
          </table:table-cell>
          <table:table-cell table:style-name="ce67" table:formula="of:=IF([.G218]&lt;&gt;&quot;&quot;; IF([.L218]&lt;&gt;&quot;-&quot;; IF([.R218] &gt; [.N218]*[.$S$1];[.N218]*[.$S$1];[.R218]);[.R218]);&quot;&quot;)" office:value-type="currency" office:currency="EUR" office:value="1.63895004" calcext:value-type="currency">
            <text:p>1,639 €</text:p>
          </table:table-cell>
          <table:table-cell table:style-name="ce68"/>
          <table:table-cell table:style-name="ce68" table:formula="of:=IF(OR([.T218]&lt;&gt;&quot;&quot;;[.D218]=&quot;Not installed&quot;);&quot;&quot;;[.G218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R2/2W</text:p>
          </table:table-cell>
          <table:table-cell table:style-name="ce19" office:value-type="string" calcext:value-type="string">
            <text:p>2512</text:p>
          </table:table-cell>
          <table:table-cell table:style-name="ce19" office:value-type="string" calcext:value-type="string">
            <text:p>R3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19]=&quot;Power board&quot;; [.B219]*2;[.B219])" office:value-type="float" office:value="2" calcext:value-type="float">
            <text:p>2</text:p>
          </table:table-cell>
          <table:table-cell table:style-name="ce34" office:value-type="string" calcext:value-type="string">
            <text:p>603-RC2512JK-7W2R2L</text:p>
          </table:table-cell>
          <table:table-cell table:style-name="ce40" office:value-type="float" office:value="0.558" calcext:value-type="float">
            <text:p>0,558</text:p>
          </table:table-cell>
          <table:table-cell table:style-name="ce40" table:formula="of:=[.G219]*[.I219]" office:value-type="float" office:value="1.116" calcext:value-type="float">
            <text:p>1,116</text:p>
          </table:table-cell>
          <table:table-cell table:style-name="ce29"/>
          <table:table-cell table:style-name="ce48" office:value-type="float" office:value="1376975" calcext:value-type="float">
            <text:p>1376975</text:p>
          </table:table-cell>
          <table:table-cell table:style-name="ce53" office:value-type="float" office:value="0.353" calcext:value-type="float">
            <text:p>0,353</text:p>
          </table:table-cell>
          <table:table-cell table:style-name="ce56" table:formula="of:=IF(OR([.L219]=&quot;-&quot;; [.G219]=&quot;&quot;);&quot;&quot;;[.G219]*[.M219])" office:value-type="currency" office:currency="GBP" office:value="0.706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WF25P-2R2-5%</text:p>
          </table:table-cell>
          <table:table-cell table:style-name="ce53" office:value-type="float" office:value="0.0419" calcext:value-type="float">
            <text:p>0,042</text:p>
          </table:table-cell>
          <table:table-cell table:style-name="ce61" table:formula="of:=IF(OR([.P219]=&quot;-&quot;;[.G219]=&quot;&quot;);&quot;&quot;;[.G219]*[.Q219])" office:value-type="currency" office:currency="EUR" office:value="0.0838" calcext:value-type="currency">
            <text:p>0,08 €</text:p>
          </table:table-cell>
          <table:table-cell table:style-name="ce67" table:formula="of:=IF([.G219]&lt;&gt;&quot;&quot;; IF([.L219]&lt;&gt;&quot;-&quot;; IF([.R219] &gt; [.N219]*[.$S$1];[.N219]*[.$S$1];[.R219]);[.R219]);&quot;&quot;)" office:value-type="currency" office:currency="EUR" office:value="0.0838" calcext:value-type="currency">
            <text:p>0,084 €</text:p>
          </table:table-cell>
          <table:table-cell table:style-name="ce6"/>
          <table:table-cell table:style-name="ce70" table:formula="of:=IF(OR([.T219]&lt;&gt;&quot;&quot;;[.D219]=&quot;Not installed&quot;);&quot;&quot;;[.G21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0]=&quot;Power board&quot;; [.B220]*2;[.B220])" office:value-type="float" office:value="2" calcext:value-type="float">
            <text:p>2</text:p>
          </table:table-cell>
          <table:table-cell table:style-name="ce33" office:value-type="string" calcext:value-type="string">
            <text:p>279-CPF0805B330KE1</text:p>
          </table:table-cell>
          <table:table-cell table:style-name="ce39" office:value-type="float" office:value="0.181" calcext:value-type="float">
            <text:p>0,181</text:p>
          </table:table-cell>
          <table:table-cell table:style-name="ce39" table:formula="of:=[.I220]*[.G220]" office:value-type="float" office:value="0.362" calcext:value-type="float">
            <text:p>0,362</text:p>
          </table:table-cell>
          <table:table-cell table:style-name="ce28"/>
          <table:table-cell table:style-name="ce13" office:value-type="string" calcext:value-type="string">
            <text:p>9333070</text:p>
          </table:table-cell>
          <table:table-cell table:style-name="ce52" office:value-type="float" office:value="0.0016" calcext:value-type="float">
            <text:p>0,002</text:p>
          </table:table-cell>
          <table:table-cell table:style-name="ce55" table:formula="of:=IF(OR([.L220]=&quot;-&quot;; [.G220]=&quot;&quot;);&quot;&quot;;[.G220]*[.M220])" office:value-type="currency" office:currency="GBP" office:value="0.0032" calcext:value-type="currency">
            <text:p>£0.00</text:p>
          </table:table-cell>
          <table:table-cell table:style-name="ce24"/>
          <table:table-cell table:style-name="ce24" office:value-type="string" calcext:value-type="string">
            <text:p>RC0805FR-07330K</text:p>
          </table:table-cell>
          <table:table-cell table:style-name="ce52" office:value-type="float" office:value="0.00746" calcext:value-type="float">
            <text:p>0,007</text:p>
          </table:table-cell>
          <table:table-cell table:style-name="ce60" table:formula="of:=IF(OR([.P220]=&quot;-&quot;;[.G220]=&quot;&quot;);&quot;&quot;;[.G220]*[.Q220])" office:value-type="currency" office:currency="EUR" office:value="0.01492" calcext:value-type="currency">
            <text:p>0,01 €</text:p>
          </table:table-cell>
          <table:table-cell table:style-name="ce67" table:formula="of:=IF([.G220]&lt;&gt;&quot;&quot;; IF([.L220]&lt;&gt;&quot;-&quot;; IF([.R220] &gt; [.N220]*[.$S$1];[.N220]*[.$S$1];[.R220]);[.R220]);&quot;&quot;)" office:value-type="currency" office:currency="EUR" office:value="0.003822624" calcext:value-type="currency">
            <text:p>0,004 €</text:p>
          </table:table-cell>
          <table:table-cell table:style-name="ce68"/>
          <table:table-cell table:style-name="ce68" table:formula="of:=IF(OR([.T220]&lt;&gt;&quot;&quot;;[.D220]=&quot;Not installed&quot;);&quot;&quot;;[.G22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33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87, R10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21]=&quot;Power board&quot;; [.B221]*2;[.B221])" office:value-type="float" office:value="4" calcext:value-type="float">
            <text:p>4</text:p>
          </table:table-cell>
          <table:table-cell table:style-name="ce34" office:value-type="string" calcext:value-type="string">
            <text:p>71-CRCW0805-330-E3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221]*[.G221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9333037" calcext:value-type="float">
            <text:p>9333037</text:p>
          </table:table-cell>
          <table:table-cell table:style-name="ce53" office:value-type="float" office:value="0.0016" calcext:value-type="float">
            <text:p>0,002</text:p>
          </table:table-cell>
          <table:table-cell table:style-name="ce56" table:formula="of:=IF(OR([.L221]=&quot;-&quot;; [.G221]=&quot;&quot;);&quot;&quot;;[.G221]*[.M221])" office:value-type="currency" office:currency="GBP" office:value="0.0064" calcext:value-type="currency">
            <text:p>£0.01</text:p>
          </table:table-cell>
          <table:table-cell table:style-name="ce25"/>
          <table:table-cell table:style-name="ce19" office:value-type="string" calcext:value-type="string">
            <text:p>RC0805FR-07330R</text:p>
          </table:table-cell>
          <table:table-cell table:style-name="ce53" office:value-type="float" office:value="0.00693" calcext:value-type="float">
            <text:p>0,007</text:p>
          </table:table-cell>
          <table:table-cell table:style-name="ce61" table:formula="of:=IF(OR([.P221]=&quot;-&quot;;[.G221]=&quot;&quot;);&quot;&quot;;[.G221]*[.Q221])" office:value-type="currency" office:currency="EUR" office:value="0.02772" calcext:value-type="currency">
            <text:p>0,03 €</text:p>
          </table:table-cell>
          <table:table-cell table:style-name="ce67" table:formula="of:=IF([.G221]&lt;&gt;&quot;&quot;; IF([.L221]&lt;&gt;&quot;-&quot;; IF([.R221] &gt; [.N221]*[.$S$1];[.N221]*[.$S$1];[.R221]);[.R221]);&quot;&quot;)" office:value-type="currency" office:currency="EUR" office:value="0.007645248" calcext:value-type="currency">
            <text:p>0,008 €</text:p>
          </table:table-cell>
          <table:table-cell table:style-name="ce6"/>
          <table:table-cell table:style-name="ce70" table:formula="of:=IF(OR([.T221]&lt;&gt;&quot;&quot;;[.D221]=&quot;Not installed&quot;);&quot;&quot;;[.G22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30R/2W</text:p>
          </table:table-cell>
          <table:table-cell table:style-name="ce18" office:value-type="string" calcext:value-type="string">
            <text:p>2512</text:p>
          </table:table-cell>
          <table:table-cell table:style-name="ce24" office:value-type="string" calcext:value-type="string">
            <text:p>R108, R109, R112, R11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22]=&quot;Power board&quot;; [.B222]*2;[.B222])" office:value-type="float" office:value="4" calcext:value-type="float">
            <text:p>4</text:p>
          </table:table-cell>
          <table:table-cell table:style-name="ce33" office:value-type="string" calcext:value-type="string">
            <text:p>279-3520330RJT</text:p>
          </table:table-cell>
          <table:table-cell table:style-name="ce39" office:value-type="float" office:value="0.124" calcext:value-type="float">
            <text:p>0,124</text:p>
          </table:table-cell>
          <table:table-cell table:style-name="ce39" table:formula="of:=[.I222]*[.G222]" office:value-type="float" office:value="0.496" calcext:value-type="float">
            <text:p>0,496</text:p>
          </table:table-cell>
          <table:table-cell table:style-name="ce28"/>
          <table:table-cell table:style-name="ce13" office:value-type="string" calcext:value-type="string">
            <text:p>1265196</text:p>
          </table:table-cell>
          <table:table-cell table:style-name="ce52" office:value-type="float" office:value="0.106" calcext:value-type="float">
            <text:p>0,106</text:p>
          </table:table-cell>
          <table:table-cell table:style-name="ce55" table:formula="of:=IF(OR([.L222]=&quot;-&quot;; [.G222]=&quot;&quot;);&quot;&quot;;[.G222]*[.M222])" office:value-type="currency" office:currency="GBP" office:value="0.424" calcext:value-type="currency">
            <text:p>£0.42</text:p>
          </table:table-cell>
          <table:table-cell table:style-name="ce24"/>
          <table:table-cell table:style-name="ce24" office:value-type="string" calcext:value-type="string">
            <text:p>WF25P-330R-5%</text:p>
          </table:table-cell>
          <table:table-cell table:style-name="ce52" office:value-type="float" office:value="0.0419" calcext:value-type="float">
            <text:p>0,042</text:p>
          </table:table-cell>
          <table:table-cell table:style-name="ce60" table:formula="of:=IF(OR([.P222]=&quot;-&quot;;[.G222]=&quot;&quot;);&quot;&quot;;[.G222]*[.Q222])" office:value-type="currency" office:currency="EUR" office:value="0.1676" calcext:value-type="currency">
            <text:p>0,17 €</text:p>
          </table:table-cell>
          <table:table-cell table:style-name="ce67" table:formula="of:=IF([.G222]&lt;&gt;&quot;&quot;; IF([.L222]&lt;&gt;&quot;-&quot;; IF([.R222] &gt; [.N222]*[.$S$1];[.N222]*[.$S$1];[.R222]);[.R222]);&quot;&quot;)" office:value-type="currency" office:currency="EUR" office:value="0.1676" calcext:value-type="currency">
            <text:p>0,168 €</text:p>
          </table:table-cell>
          <table:table-cell table:style-name="ce68"/>
          <table:table-cell table:style-name="ce68" table:formula="of:=IF(OR([.T222]&lt;&gt;&quot;&quot;;[.D222]=&quot;Not installed&quot;);&quot;&quot;;[.G22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7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0, R40, R5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23]=&quot;Power board&quot;; [.B223]*2;[.B223])" office:value-type="float" office:value="6" calcext:value-type="float">
            <text:p>6</text:p>
          </table:table-cell>
          <table:table-cell table:style-name="ce34" office:value-type="string" calcext:value-type="string">
            <text:p>71-CRCW0805-47-E3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223]*[.G223]" office:value-type="float" office:value="0.546" calcext:value-type="float">
            <text:p>0,546</text:p>
          </table:table-cell>
          <table:table-cell table:style-name="ce29"/>
          <table:table-cell table:style-name="ce48" office:value-type="float" office:value="1099798" calcext:value-type="float">
            <text:p>1099798</text:p>
          </table:table-cell>
          <table:table-cell table:style-name="ce53" office:value-type="float" office:value="0.0123" calcext:value-type="float">
            <text:p>0,012</text:p>
          </table:table-cell>
          <table:table-cell table:style-name="ce56" table:formula="of:=IF(OR([.L223]=&quot;-&quot;; [.G223]=&quot;&quot;);&quot;&quot;;[.G223]*[.M223])" office:value-type="currency" office:currency="GBP" office:value="0.0738" calcext:value-type="currency">
            <text:p>£0.07</text:p>
          </table:table-cell>
          <table:table-cell table:style-name="ce25"/>
          <table:table-cell table:style-name="ce19" office:value-type="string" calcext:value-type="string">
            <text:p>RC0805FR-07470R</text:p>
          </table:table-cell>
          <table:table-cell table:style-name="ce53" office:value-type="float" office:value="0.00727" calcext:value-type="float">
            <text:p>0,007</text:p>
          </table:table-cell>
          <table:table-cell table:style-name="ce61" table:formula="of:=IF(OR([.P223]=&quot;-&quot;;[.G223]=&quot;&quot;);&quot;&quot;;[.G223]*[.Q223])" office:value-type="currency" office:currency="EUR" office:value="0.04362" calcext:value-type="currency">
            <text:p>0,04 €</text:p>
          </table:table-cell>
          <table:table-cell table:style-name="ce67" table:formula="of:=IF([.G223]&lt;&gt;&quot;&quot;; IF([.L223]&lt;&gt;&quot;-&quot;; IF([.R223] &gt; [.N223]*[.$S$1];[.N223]*[.$S$1];[.R223]);[.R223]);&quot;&quot;)" office:value-type="currency" office:currency="EUR" office:value="0.04362" calcext:value-type="currency">
            <text:p>0,044 €</text:p>
          </table:table-cell>
          <table:table-cell table:style-name="ce6"/>
          <table:table-cell table:style-name="ce70" table:formula="of:=IF(OR([.T223]&lt;&gt;&quot;&quot;;[.D223]=&quot;Not installed&quot;);&quot;&quot;;[.G223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8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24]=&quot;Power board&quot;; [.B224]*2;[.B22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62, R163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25]=&quot;Power board&quot;; [.B225]*2;[.B22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7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7, R16, R19, R89, R90, R91, R10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6]=&quot;Power board&quot;; [.B226]*2;[.B226])" office:value-type="float" office:value="14" calcext:value-type="float">
            <text:p>1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24:.G226])" office:value-type="float" office:value="17" calcext:value-type="float">
            <text:p>17</text:p>
          </table:table-cell>
          <table:table-cell table:style-name="ce34" office:value-type="string" calcext:value-type="string">
            <text:p>755-ESR10EZPF4702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0" table:formula="of:=[.I227]*[.G227]" office:value-type="float" office:value="2.21" calcext:value-type="float">
            <text:p>2,210</text:p>
          </table:table-cell>
          <table:table-cell table:style-name="ce29"/>
          <table:table-cell table:style-name="ce48" office:value-type="float" office:value="2447664" calcext:value-type="float">
            <text:p>2447664</text:p>
          </table:table-cell>
          <table:table-cell table:style-name="ce53" office:value-type="float" office:value="0.0049" calcext:value-type="float">
            <text:p>0,005</text:p>
          </table:table-cell>
          <table:table-cell table:style-name="ce56" table:formula="of:=IF(OR([.L227]=&quot;-&quot;; [.G227]=&quot;&quot;);&quot;&quot;;[.G227]*[.M227])" office:value-type="currency" office:currency="GBP" office:value="0.0833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RC0805FR-0747K</text:p>
          </table:table-cell>
          <table:table-cell table:style-name="ce53" office:value-type="float" office:value="0.00714" calcext:value-type="float">
            <text:p>0,007</text:p>
          </table:table-cell>
          <table:table-cell table:style-name="ce61" table:formula="of:=IF(OR([.P227]=&quot;-&quot;;[.G227]=&quot;&quot;);&quot;&quot;;[.G227]*[.Q227])" office:value-type="currency" office:currency="EUR" office:value="0.12138" calcext:value-type="currency">
            <text:p>0,12 €</text:p>
          </table:table-cell>
          <table:table-cell table:style-name="ce67" table:formula="of:=IF([.G227]&lt;&gt;&quot;&quot;; IF([.L227]&lt;&gt;&quot;-&quot;; IF([.R227] &gt; [.N227]*[.$S$1];[.N227]*[.$S$1];[.R227]);[.R227]);&quot;&quot;)" office:value-type="currency" office:currency="EUR" office:value="0.099507681" calcext:value-type="currency">
            <text:p>0,100 €</text:p>
          </table:table-cell>
          <table:table-cell table:style-name="ce6"/>
          <table:table-cell table:style-name="ce70" table:formula="of:=IF(OR([.T227]&lt;&gt;&quot;&quot;;[.D227]=&quot;Not installed&quot;);&quot;&quot;;[.G227])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28]=&quot;-&quot;; [.G228]=&quot;&quot;);&quot;&quot;;[.G228]*[.M228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28]=&quot;-&quot;;[.G228]=&quot;&quot;);&quot;&quot;;[.G228]*[.Q228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49R9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6, R148, R149, R150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29]=&quot;Power board&quot;; [.B229]*2;[.B229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9R9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3, R116,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30]=&quot;Power board&quot;; [.B230]*2;[.B230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29:.G230])" office:value-type="float" office:value="6" calcext:value-type="float">
            <text:p>6</text:p>
          </table:table-cell>
          <table:table-cell table:style-name="ce34" office:value-type="string" calcext:value-type="string">
            <text:p>791-WR08X1003FTL</text:p>
          </table:table-cell>
          <table:table-cell table:style-name="ce40" office:value-type="float" office:value="0.108" calcext:value-type="float">
            <text:p>0,108</text:p>
          </table:table-cell>
          <table:table-cell table:style-name="ce40" table:formula="of:=[.I231]*[.G231]" office:value-type="float" office:value="0.648" calcext:value-type="float">
            <text:p>0,648</text:p>
          </table:table-cell>
          <table:table-cell table:style-name="ce29"/>
          <table:table-cell table:style-name="ce48" office:value-type="float" office:value="2141727" calcext:value-type="float">
            <text:p>2141727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31]=&quot;-&quot;; [.G231]=&quot;&quot;);&quot;&quot;;[.G231]*[.M231])" office:value-type="currency" office:currency="GBP" office:value="0.096" calcext:value-type="currency">
            <text:p>£0.10</text:p>
          </table:table-cell>
          <table:table-cell table:style-name="ce25"/>
          <table:table-cell table:style-name="ce19" office:value-type="string" calcext:value-type="string">
            <text:p>RC0805FR-0749R9</text:p>
          </table:table-cell>
          <table:table-cell table:style-name="ce53" office:value-type="float" office:value="0.00714" calcext:value-type="float">
            <text:p>0,007</text:p>
          </table:table-cell>
          <table:table-cell table:style-name="ce61" table:formula="of:=IF(OR([.P231]=&quot;-&quot;;[.G231]=&quot;&quot;);&quot;&quot;;[.G231]*[.Q231])" office:value-type="currency" office:currency="EUR" office:value="0.04284" calcext:value-type="currency">
            <text:p>0,04 €</text:p>
          </table:table-cell>
          <table:table-cell table:style-name="ce67" table:formula="of:=IF([.G231]&lt;&gt;&quot;&quot;; IF([.L231]&lt;&gt;&quot;-&quot;; IF([.R231] &gt; [.N231]*[.$S$1];[.N231]*[.$S$1];[.R231]);[.R231]);&quot;&quot;)" office:value-type="currency" office:currency="EUR" office:value="0.04284" calcext:value-type="currency">
            <text:p>0,043 €</text:p>
          </table:table-cell>
          <table:table-cell table:style-name="ce6"/>
          <table:table-cell table:style-name="ce70" table:formula="of:=IF(OR([.T231]&lt;&gt;&quot;&quot;;[.D231]=&quot;Not installed&quot;);&quot;&quot;;[.G231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32]=&quot;-&quot;; [.G232]=&quot;&quot;);&quot;&quot;;[.G232]*[.M232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32]=&quot;-&quot;;[.G232]=&quot;&quot;);&quot;&quot;;[.G232]*[.Q232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 office:value-type="float" office:value="128" calcext:value-type="float">
            <text:p>128</text:p>
          </table:table-cell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4K7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34, R135, R137, R139, R141, R144, R145, R169, R17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33]=&quot;Power board&quot;; [.B233]*2;[.B233])" office:value-type="float" office:value="9" calcext:value-type="float">
            <text:p>9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5, R10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34]=&quot;Power board&quot;; [.B234]*2;[.B23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33:.G234])" office:value-type="float" office:value="13" calcext:value-type="float">
            <text:p>13</text:p>
          </table:table-cell>
          <table:table-cell table:style-name="ce34" office:value-type="string" calcext:value-type="string">
            <text:p>755-ESR10EZPF4701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35]*[.G235]" office:value-type="float" office:value="1.781" calcext:value-type="float">
            <text:p>1,781</text:p>
          </table:table-cell>
          <table:table-cell table:style-name="ce29"/>
          <table:table-cell table:style-name="ce48" office:value-type="float" office:value="9333266" calcext:value-type="float">
            <text:p>9333266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35]=&quot;-&quot;; [.G235]=&quot;&quot;);&quot;&quot;;[.G235]*[.M235])" office:value-type="currency" office:currency="GBP" office:value="0.208" calcext:value-type="currency">
            <text:p>£0.21</text:p>
          </table:table-cell>
          <table:table-cell table:style-name="ce25"/>
          <table:table-cell table:style-name="ce19" office:value-type="string" calcext:value-type="string">
            <text:p>RC0805FR-074K7</text:p>
          </table:table-cell>
          <table:table-cell table:style-name="ce53" office:value-type="float" office:value="0.00645" calcext:value-type="float">
            <text:p>0,006</text:p>
          </table:table-cell>
          <table:table-cell table:style-name="ce61" table:formula="of:=IF(OR([.P235]=&quot;-&quot;;[.G235]=&quot;&quot;);&quot;&quot;;[.G235]*[.Q235])" office:value-type="currency" office:currency="EUR" office:value="0.08385" calcext:value-type="currency">
            <text:p>0,08 €</text:p>
          </table:table-cell>
          <table:table-cell table:style-name="ce67" table:formula="of:=IF([.G235]&lt;&gt;&quot;&quot;; IF([.L235]&lt;&gt;&quot;-&quot;; IF([.R235] &gt; [.N235]*[.$S$1];[.N235]*[.$S$1];[.R235]);[.R235]);&quot;&quot;)" office:value-type="currency" office:currency="EUR" office:value="0.08385" calcext:value-type="currency">
            <text:p>0,084 €</text:p>
          </table:table-cell>
          <table:table-cell table:style-name="ce6"/>
          <table:table-cell table:style-name="ce70" table:formula="of:=IF(OR([.T235]&lt;&gt;&quot;&quot;;[.D235]=&quot;Not installed&quot;);&quot;&quot;;[.G235])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36]=&quot;-&quot;; [.G236]=&quot;&quot;);&quot;&quot;;[.G236]*[.M23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36]=&quot;-&quot;;[.G236]=&quot;&quot;);&quot;&quot;;[.G236]*[.Q23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51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4, R5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37]=&quot;Power board&quot;; [.B237]*2;[.B237])" office:value-type="float" office:value="4" calcext:value-type="float">
            <text:p>4</text:p>
          </table:table-cell>
          <table:table-cell table:style-name="ce34" office:value-type="string" calcext:value-type="string">
            <text:p>755-ESR10EZPF5102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37]*[.G237]" office:value-type="float" office:value="0.548" calcext:value-type="float">
            <text:p>0,548</text:p>
          </table:table-cell>
          <table:table-cell table:style-name="ce29"/>
          <table:table-cell table:style-name="ce48" office:value-type="float" office:value="9334653" calcext:value-type="float">
            <text:p>9334653</text:p>
          </table:table-cell>
          <table:table-cell table:style-name="ce53" office:value-type="float" office:value="0.0112" calcext:value-type="float">
            <text:p>0,011</text:p>
          </table:table-cell>
          <table:table-cell table:style-name="ce56" table:formula="of:=IF(OR([.L237]=&quot;-&quot;; [.G237]=&quot;&quot;);&quot;&quot;;[.G237]*[.M237])" office:value-type="currency" office:currency="GBP" office:value="0.0448" calcext:value-type="currency">
            <text:p>£0.04</text:p>
          </table:table-cell>
          <table:table-cell table:style-name="ce25"/>
          <table:table-cell table:style-name="ce19" office:value-type="string" calcext:value-type="string">
            <text:p>RC0805FR-0751K</text:p>
          </table:table-cell>
          <table:table-cell table:style-name="ce53" office:value-type="float" office:value="0.00605" calcext:value-type="float">
            <text:p>0,006</text:p>
          </table:table-cell>
          <table:table-cell table:style-name="ce61" table:formula="of:=IF(OR([.P237]=&quot;-&quot;;[.G237]=&quot;&quot;);&quot;&quot;;[.G237]*[.Q237])" office:value-type="currency" office:currency="EUR" office:value="0.0242" calcext:value-type="currency">
            <text:p>0,02 €</text:p>
          </table:table-cell>
          <table:table-cell table:style-name="ce67" table:formula="of:=IF([.G237]&lt;&gt;&quot;&quot;; IF([.L237]&lt;&gt;&quot;-&quot;; IF([.R237] &gt; [.N237]*[.$S$1];[.N237]*[.$S$1];[.R237]);[.R237]);&quot;&quot;)" office:value-type="currency" office:currency="EUR" office:value="0.0242" calcext:value-type="currency">
            <text:p>0,024 €</text:p>
          </table:table-cell>
          <table:table-cell table:style-name="ce6"/>
          <table:table-cell table:style-name="ce70" table:formula="of:=IF(OR([.T237]&lt;&gt;&quot;&quot;;[.D237]=&quot;Not installed&quot;);&quot;&quot;;[.G23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1R</text:p>
          </table:table-cell>
          <table:table-cell table:style-name="ce18" office:value-type="string" calcext:value-type="string">
            <text:p>0805, <text:span text:style-name="T5">0.1%</text:span></text:p>
          </table:table-cell>
          <table:table-cell table:style-name="ce24" office:value-type="string" calcext:value-type="string">
            <text:p>R66, R67, R70, R7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38]=&quot;Power board&quot;; [.B238]*2;[.B238])" office:value-type="float" office:value="8" calcext:value-type="float">
            <text:p>8</text:p>
          </table:table-cell>
          <table:table-cell table:style-name="ce33" office:value-type="string" calcext:value-type="string">
            <text:p>279-CPF0805B51RE1</text:p>
          </table:table-cell>
          <table:table-cell table:style-name="ce39" office:value-type="float" office:value="0.181" calcext:value-type="float">
            <text:p>0,181</text:p>
          </table:table-cell>
          <table:table-cell table:style-name="ce39" table:formula="of:=[.I238]*[.G238]" office:value-type="float" office:value="1.448" calcext:value-type="float">
            <text:p>1,448</text:p>
          </table:table-cell>
          <table:table-cell table:style-name="ce28"/>
          <table:table-cell table:style-name="ce13" office:value-type="string" calcext:value-type="string">
            <text:p>1670210</text:p>
          </table:table-cell>
          <table:table-cell table:style-name="ce52" office:value-type="float" office:value="0.207" calcext:value-type="float">
            <text:p>0,207</text:p>
          </table:table-cell>
          <table:table-cell table:style-name="ce55" table:formula="of:=IF(OR([.L238]=&quot;-&quot;; [.G238]=&quot;&quot;);&quot;&quot;;[.G238]*[.M238])" office:value-type="currency" office:currency="GBP" office:value="1.656" calcext:value-type="currency">
            <text:p>£1.6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38]=&quot;-&quot;;[.G238]=&quot;&quot;);&quot;&quot;;[.G238]*[.Q238])">
            <text:p/>
          </table:table-cell>
          <table:table-cell table:style-name="ce67" table:formula="of:=IF([.G238]&lt;&gt;&quot;&quot;; IF([.L238]&lt;&gt;&quot;-&quot;; IF([.R238] &gt; [.N238]*[.$S$1];[.N238]*[.$S$1];[.R238]);[.R238]);&quot;&quot;)" office:value-type="currency" office:currency="EUR" office:value="1.97820792" calcext:value-type="currency">
            <text:p>1,978 €</text:p>
          </table:table-cell>
          <table:table-cell table:style-name="ce68"/>
          <table:table-cell table:style-name="ce68" table:formula="of:=IF(OR([.T238]&lt;&gt;&quot;&quot;;[.D238]=&quot;Not installed&quot;);&quot;&quot;;[.G238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5K1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7, R88, R10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39]=&quot;Power board&quot;; [.B239]*2;[.B239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K1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5, R16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40]=&quot;Power board&quot;; [.B240]*2;[.B240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39:.G240])" office:value-type="float" office:value="8" calcext:value-type="float">
            <text:p>8</text:p>
          </table:table-cell>
          <table:table-cell table:style-name="ce34" office:value-type="string" calcext:value-type="string">
            <text:p>755-ESR10EZPF5101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41]*[.G241]" office:value-type="float" office:value="1.096" calcext:value-type="float">
            <text:p>1,096</text:p>
          </table:table-cell>
          <table:table-cell table:style-name="ce29"/>
          <table:table-cell table:style-name="ce48" office:value-type="float" office:value="9333320" calcext:value-type="float">
            <text:p>9333320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41]=&quot;-&quot;; [.G241]=&quot;&quot;);&quot;&quot;;[.G241]*[.M241])" office:value-type="currency" office:currency="GBP" office:value="0.128" calcext:value-type="currency">
            <text:p>£0.13</text:p>
          </table:table-cell>
          <table:table-cell table:style-name="ce25"/>
          <table:table-cell table:style-name="ce19" office:value-type="string" calcext:value-type="string">
            <text:p>RC0805FR-075K1</text:p>
          </table:table-cell>
          <table:table-cell table:style-name="ce53" office:value-type="float" office:value="0.00654" calcext:value-type="float">
            <text:p>0,007</text:p>
          </table:table-cell>
          <table:table-cell table:style-name="ce61" table:formula="of:=IF(OR([.P241]=&quot;-&quot;;[.G241]=&quot;&quot;);&quot;&quot;;[.G241]*[.Q241])" office:value-type="currency" office:currency="EUR" office:value="0.05232" calcext:value-type="currency">
            <text:p>0,05 €</text:p>
          </table:table-cell>
          <table:table-cell table:style-name="ce67" table:formula="of:=IF([.G241]&lt;&gt;&quot;&quot;; IF([.L241]&lt;&gt;&quot;-&quot;; IF([.R241] &gt; [.N241]*[.$S$1];[.N241]*[.$S$1];[.R241]);[.R241]);&quot;&quot;)" office:value-type="currency" office:currency="EUR" office:value="0.05232" calcext:value-type="currency">
            <text:p>0,052 €</text:p>
          </table:table-cell>
          <table:table-cell table:style-name="ce6"/>
          <table:table-cell table:style-name="ce70" table:formula="of:=IF(OR([.T241]&lt;&gt;&quot;&quot;;[.D240]=&quot;Not installed&quot;);&quot;&quot;;[.G241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5K6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1, R13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43]=&quot;Power board&quot;; [.B243]*2;[.B243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K6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26, R92, R97, R10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44]=&quot;Power board&quot;; [.B244]*2;[.B244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43:.G244])" office:value-type="float" office:value="10" calcext:value-type="float">
            <text:p>10</text:p>
          </table:table-cell>
          <table:table-cell table:style-name="ce34" office:value-type="string" calcext:value-type="string">
            <text:p>755-ESR10EZPF5601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0" table:formula="of:=[.I245]*[.G245]" office:value-type="float" office:value="1.3" calcext:value-type="float">
            <text:p>1,300</text:p>
          </table:table-cell>
          <table:table-cell table:style-name="ce29"/>
          <table:table-cell table:style-name="ce48" office:value-type="float" office:value="2447693" calcext:value-type="float">
            <text:p>2447693</text:p>
          </table:table-cell>
          <table:table-cell table:style-name="ce53" office:value-type="float" office:value="0.0049" calcext:value-type="float">
            <text:p>0,005</text:p>
          </table:table-cell>
          <table:table-cell table:style-name="ce56" table:formula="of:=IF(OR([.L245]=&quot;-&quot;; [.G245]=&quot;&quot;);&quot;&quot;;[.G245]*[.M245])" office:value-type="currency" office:currency="GBP" office:value="0.049" calcext:value-type="currency">
            <text:p>£0.05</text:p>
          </table:table-cell>
          <table:table-cell table:style-name="ce25"/>
          <table:table-cell table:style-name="ce19" office:value-type="string" calcext:value-type="string">
            <text:p>SMD0805-5K6-1%</text:p>
          </table:table-cell>
          <table:table-cell table:style-name="ce53" office:value-type="float" office:value="0.00807" calcext:value-type="float">
            <text:p>0,008</text:p>
          </table:table-cell>
          <table:table-cell table:style-name="ce61" table:formula="of:=IF(OR([.P245]=&quot;-&quot;;[.G245]=&quot;&quot;);&quot;&quot;;[.G245]*[.Q245])" office:value-type="currency" office:currency="EUR" office:value="0.0807" calcext:value-type="currency">
            <text:p>0,08 €</text:p>
          </table:table-cell>
          <table:table-cell table:style-name="ce67" table:formula="of:=IF([.G245]&lt;&gt;&quot;&quot;; IF([.L245]&lt;&gt;&quot;-&quot;; IF([.R245] &gt; [.N245]*[.$S$1];[.N245]*[.$S$1];[.R245]);[.R245]);&quot;&quot;)" office:value-type="currency" office:currency="EUR" office:value="0.05853393" calcext:value-type="currency">
            <text:p>0,059 €</text:p>
          </table:table-cell>
          <table:table-cell table:style-name="ce6"/>
          <table:table-cell table:style-name="ce70" table:formula="of:=IF(OR([.T245]&lt;&gt;&quot;&quot;;[.D245]=&quot;Not installed&quot;);&quot;&quot;;[.G245])" office:value-type="float" office:value="10" calcext:value-type="float">
            <text:p>1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46]=&quot;-&quot;; [.G246]=&quot;&quot;);&quot;&quot;;[.G246]*[.M24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46]=&quot;-&quot;;[.G246]=&quot;&quot;);&quot;&quot;;[.G246]*[.Q24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75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47, R93, R10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47]=&quot;Power board&quot;; [.B247]*2;[.B247])" office:value-type="float" office:value="10" calcext:value-type="float">
            <text:p>10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5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0, R16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48]=&quot;Power board&quot;; [.B248]*2;[.B248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8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47:.G248])" office:value-type="float" office:value="12" calcext:value-type="float">
            <text:p>12</text:p>
          </table:table-cell>
          <table:table-cell table:style-name="ce34" office:value-type="string" calcext:value-type="string">
            <text:p>71-CRCW0805-750-E3</text:p>
          </table:table-cell>
          <table:table-cell table:style-name="ce40" office:value-type="float" office:value="0.044" calcext:value-type="float">
            <text:p>0,044</text:p>
          </table:table-cell>
          <table:table-cell table:style-name="ce40" table:formula="of:=[.I249]*[.G249]" office:value-type="float" office:value="0.528" calcext:value-type="float">
            <text:p>0,528</text:p>
          </table:table-cell>
          <table:table-cell table:style-name="ce29"/>
          <table:table-cell table:style-name="ce48" office:value-type="float" office:value="9333525" calcext:value-type="float">
            <text:p>9333525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49]=&quot;-&quot;; [.G249]=&quot;&quot;);&quot;&quot;;[.G249]*[.M249])" office:value-type="currency" office:currency="GBP" office:value="0.192" calcext:value-type="currency">
            <text:p>£0.19</text:p>
          </table:table-cell>
          <table:table-cell table:style-name="ce25"/>
          <table:table-cell table:style-name="ce19" office:value-type="string" calcext:value-type="string">
            <text:p>CRCW0805750RFKTABC</text:p>
          </table:table-cell>
          <table:table-cell table:style-name="ce53" office:value-type="float" office:value="0.0116" calcext:value-type="float">
            <text:p>0,012</text:p>
          </table:table-cell>
          <table:table-cell table:style-name="ce61" table:formula="of:=IF(OR([.P249]=&quot;-&quot;;[.G249]=&quot;&quot;);&quot;&quot;;[.G249]*[.Q249])" office:value-type="currency" office:currency="EUR" office:value="0.1392" calcext:value-type="currency">
            <text:p>0,14 €</text:p>
          </table:table-cell>
          <table:table-cell table:style-name="ce67" table:formula="of:=IF([.B249]&lt;&gt;&quot;&quot;; IF([.L249]&lt;&gt;&quot;-&quot;; IF([.R249] &gt; [.N249]*[.$S$1];[.N249]*[.$S$1];[.R249]);[.R249]);&quot;&quot;)">
            <text:p/>
          </table:table-cell>
          <table:table-cell table:style-name="ce6"/>
          <table:table-cell table:style-name="ce70" table:formula="of:=IF(OR([.T249]&lt;&gt;&quot;&quot;;[.D249]=&quot;Not installed&quot;);&quot;&quot;;[.G249])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7K5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44, R5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1]=&quot;Power board&quot;; [.B251]*2;[.B251])" office:value-type="float" office:value="4" calcext:value-type="float">
            <text:p>4</text:p>
          </table:table-cell>
          <table:table-cell table:style-name="ce34" office:value-type="string" calcext:value-type="string">
            <text:p>754-RG2012P-752-B-T5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0" table:formula="of:=[.I251]*[.G251]" office:value-type="float" office:value="2.048" calcext:value-type="float">
            <text:p>2,048</text:p>
          </table:table-cell>
          <table:table-cell table:style-name="ce29"/>
          <table:table-cell table:style-name="ce48" office:value-type="float" office:value="1670239" calcext:value-type="float">
            <text:p>1670239</text:p>
          </table:table-cell>
          <table:table-cell table:style-name="ce53" office:value-type="float" office:value="0.206" calcext:value-type="float">
            <text:p>0,206</text:p>
          </table:table-cell>
          <table:table-cell table:style-name="ce56" table:formula="of:=IF(OR([.L251]=&quot;-&quot;; [.G251]=&quot;&quot;);&quot;&quot;;[.G251]*[.M251])" office:value-type="currency" office:currency="GBP" office:value="0.824" calcext:value-type="currency">
            <text:p>£0.82</text:p>
          </table:table-cell>
          <table:table-cell table:style-name="ce25"/>
          <table:table-cell table:style-name="ce19" office:value-type="string" calcext:value-type="string">
            <text:p>RN73C2A7K5BTDF</text:p>
          </table:table-cell>
          <table:table-cell table:style-name="ce53" office:value-type="float" office:value="0.475" calcext:value-type="float">
            <text:p>0,475</text:p>
          </table:table-cell>
          <table:table-cell table:style-name="ce61" table:formula="of:=IF(OR([.P251]=&quot;-&quot;;[.G251]=&quot;&quot;);&quot;&quot;;[.G251]*[.Q251])" office:value-type="currency" office:currency="EUR" office:value="1.9" calcext:value-type="currency">
            <text:p>1,90 €</text:p>
          </table:table-cell>
          <table:table-cell table:style-name="ce67" table:formula="of:=IF([.G251]&lt;&gt;&quot;&quot;; IF([.L251]&lt;&gt;&quot;-&quot;; IF([.R251] &gt; [.N251]*[.$S$1];[.N251]*[.$S$1];[.R251]);[.R251]);&quot;&quot;)" office:value-type="currency" office:currency="EUR" office:value="0.98432568" calcext:value-type="currency">
            <text:p>0,984 €</text:p>
          </table:table-cell>
          <table:table-cell table:style-name="ce6"/>
          <table:table-cell table:style-name="ce70" table:formula="of:=IF(OR([.T251]&lt;&gt;&quot;&quot;;[.D251]=&quot;Not installed&quot;);&quot;&quot;;[.G25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010/2W</text:p>
          </table:table-cell>
          <table:table-cell table:style-name="ce18" office:value-type="string" calcext:value-type="string">
            <text:p>2512, 2W</text:p>
          </table:table-cell>
          <table:table-cell table:style-name="ce24" office:value-type="string" calcext:value-type="string">
            <text:p>R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52]=&quot;Power board&quot;; [.B252]*2;[.B252])" office:value-type="float" office:value="2" calcext:value-type="float">
            <text:p>2</text:p>
          </table:table-cell>
          <table:table-cell table:style-name="ce33" office:value-type="string" calcext:value-type="string">
            <text:p>652-CRA2512FZR010ELF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39" table:formula="of:=[.I252]*[.G252]" office:value-type="float" office:value="1.136" calcext:value-type="float">
            <text:p>1,136</text:p>
          </table:table-cell>
          <table:table-cell table:style-name="ce28"/>
          <table:table-cell table:style-name="ce13" office:value-type="string" calcext:value-type="string">
            <text:p>1435947</text:p>
          </table:table-cell>
          <table:table-cell table:style-name="ce52" office:value-type="float" office:value="0.386" calcext:value-type="float">
            <text:p>0,386</text:p>
          </table:table-cell>
          <table:table-cell table:style-name="ce55" table:formula="of:=IF(OR([.L252]=&quot;-&quot;; [.G252]=&quot;&quot;);&quot;&quot;;[.G252]*[.M252])" office:value-type="currency" office:currency="GBP" office:value="0.772" calcext:value-type="currency">
            <text:p>£0.77</text:p>
          </table:table-cell>
          <table:table-cell table:style-name="ce24"/>
          <table:table-cell table:style-name="ce24" office:value-type="string" calcext:value-type="string">
            <text:p>WW25RR010FTL</text:p>
          </table:table-cell>
          <table:table-cell table:style-name="ce52" office:value-type="float" office:value="0.189" calcext:value-type="float">
            <text:p>0,189</text:p>
          </table:table-cell>
          <table:table-cell table:style-name="ce60" table:formula="of:=IF(OR([.P252]=&quot;-&quot;;[.G252]=&quot;&quot;);&quot;&quot;;[.G252]*[.Q252])" office:value-type="currency" office:currency="EUR" office:value="0.378" calcext:value-type="currency">
            <text:p>0,38 €</text:p>
          </table:table-cell>
          <table:table-cell table:style-name="ce67" table:formula="of:=IF([.G252]&lt;&gt;&quot;&quot;; IF([.L252]&lt;&gt;&quot;-&quot;; IF([.R252] &gt; [.N252]*[.$S$1];[.N252]*[.$S$1];[.R252]);[.R252]);&quot;&quot;)" office:value-type="currency" office:currency="EUR" office:value="0.378" calcext:value-type="currency">
            <text:p>0,378 €</text:p>
          </table:table-cell>
          <table:table-cell table:style-name="ce68"/>
          <table:table-cell table:style-name="ce68" table:formula="of:=IF(OR([.T252]&lt;&gt;&quot;&quot;;[.D252]=&quot;Not installed&quot;);&quot;&quot;;[.G25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R020/2W</text:p>
          </table:table-cell>
          <table:table-cell table:style-name="ce19" office:value-type="string" calcext:value-type="string">
            <text:p>2512, 2W</text:p>
          </table:table-cell>
          <table:table-cell table:style-name="ce19" office:value-type="string" calcext:value-type="string">
            <text:p>R6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3]=&quot;Power board&quot;; [.B253]*2;[.B253])" office:value-type="float" office:value="2" calcext:value-type="float">
            <text:p>2</text:p>
          </table:table-cell>
          <table:table-cell table:style-name="ce34" office:value-type="string" calcext:value-type="string">
            <text:p>756-LRMAM2512R02FT4</text:p>
          </table:table-cell>
          <table:table-cell table:style-name="ce40" office:value-type="float" office:value="0.352" calcext:value-type="float">
            <text:p>0,352</text:p>
          </table:table-cell>
          <table:table-cell table:style-name="ce40" table:formula="of:=[.I253]*[.G253]" office:value-type="float" office:value="0.704" calcext:value-type="float">
            <text:p>0,704</text:p>
          </table:table-cell>
          <table:table-cell table:style-name="ce29"/>
          <table:table-cell table:style-name="ce48" office:value-type="float" office:value="2079436" calcext:value-type="float">
            <text:p>2079436</text:p>
          </table:table-cell>
          <table:table-cell table:style-name="ce53" office:value-type="float" office:value="0.156" calcext:value-type="float">
            <text:p>0,156</text:p>
          </table:table-cell>
          <table:table-cell table:style-name="ce56" table:formula="of:=IF(OR([.L253]=&quot;-&quot;; [.G253]=&quot;&quot;);&quot;&quot;;[.G253]*[.M253])" office:value-type="currency" office:currency="GBP" office:value="0.312" calcext:value-type="currency">
            <text:p>£0.31</text:p>
          </table:table-cell>
          <table:table-cell table:style-name="ce25"/>
          <table:table-cell table:style-name="ce19" office:value-type="string" calcext:value-type="string">
            <text:p>WW25NR020FTL</text:p>
          </table:table-cell>
          <table:table-cell table:style-name="ce53" office:value-type="float" office:value="0.189" calcext:value-type="float">
            <text:p>0,189</text:p>
          </table:table-cell>
          <table:table-cell table:style-name="ce61" table:formula="of:=IF(OR([.P253]=&quot;-&quot;;[.G253]=&quot;&quot;);&quot;&quot;;[.G253]*[.Q253])" office:value-type="currency" office:currency="EUR" office:value="0.378" calcext:value-type="currency">
            <text:p>0,38 €</text:p>
          </table:table-cell>
          <table:table-cell table:style-name="ce67" table:formula="of:=IF([.G253]&lt;&gt;&quot;&quot;; IF([.L253]&lt;&gt;&quot;-&quot;; IF([.R253] &gt; [.N253]*[.$S$1];[.N253]*[.$S$1];[.R253]);[.R253]);&quot;&quot;)" office:value-type="currency" office:currency="EUR" office:value="0.37270584" calcext:value-type="currency">
            <text:p>0,373 €</text:p>
          </table:table-cell>
          <table:table-cell table:style-name="ce6"/>
          <table:table-cell table:style-name="ce70" table:formula="of:=IF(OR([.T253]&lt;&gt;&quot;&quot;;[.D253]=&quot;Not installed&quot;);&quot;&quot;;[.G25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080/3W</text:p>
          </table:table-cell>
          <table:table-cell table:style-name="ce18" office:value-type="string" calcext:value-type="string">
            <text:p>2512, <text:span text:style-name="T5">3W</text:span></text:p>
          </table:table-cell>
          <table:table-cell table:style-name="ce24" office:value-type="string" calcext:value-type="string">
            <text:p>R3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54]=&quot;Power board&quot;; [.B254]*2;[.B254])" office:value-type="float" office:value="2" calcext:value-type="float">
            <text:p>2</text:p>
          </table:table-cell>
          <table:table-cell table:style-name="ce33" office:value-type="string" calcext:value-type="string">
            <text:p>652-CRA2512FZ-R80ELF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39" table:formula="of:=[.I254]*[.G254]" office:value-type="float" office:value="1.136" calcext:value-type="float">
            <text:p>1,136</text:p>
          </table:table-cell>
          <table:table-cell table:style-name="ce28"/>
          <table:table-cell table:style-name="ce13" office:value-type="string" calcext:value-type="string">
            <text:p>1435951</text:p>
          </table:table-cell>
          <table:table-cell table:style-name="ce52" office:value-type="float" office:value="0.524" calcext:value-type="float">
            <text:p>0,524</text:p>
          </table:table-cell>
          <table:table-cell table:style-name="ce55" table:formula="of:=IF(OR([.L254]=&quot;-&quot;; [.G254]=&quot;&quot;);&quot;&quot;;[.G254]*[.M254])" office:value-type="currency" office:currency="GBP" office:value="1.048" calcext:value-type="currency">
            <text:p>£1.05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54]=&quot;-&quot;;[.G254]=&quot;&quot;);&quot;&quot;;[.G254]*[.Q254])">
            <text:p/>
          </table:table-cell>
          <table:table-cell table:style-name="ce67" table:formula="of:=IF([.G254]&lt;&gt;&quot;&quot;; IF([.L254]&lt;&gt;&quot;-&quot;; IF([.R254] &gt; [.N254]*[.$S$1];[.N254]*[.$S$1];[.R254]);[.R254]);&quot;&quot;)" office:value-type="currency" office:currency="EUR" office:value="1.25190936" calcext:value-type="currency">
            <text:p>1,252 €</text:p>
          </table:table-cell>
          <table:table-cell table:style-name="ce68"/>
          <table:table-cell table:style-name="ce68" table:formula="of:=IF(OR([.T254]&lt;&gt;&quot;&quot;;[.D254]=&quot;Not installed&quot;);&quot;&quot;;[.G25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x10K</text:p>
          </table:table-cell>
          <table:table-cell table:style-name="ce19" office:value-type="string" calcext:value-type="string">
            <text:p>1206; resistor array</text:p>
          </table:table-cell>
          <table:table-cell table:style-name="ce19" office:value-type="string" calcext:value-type="string">
            <text:p>RN1, RN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55]=&quot;Power board&quot;; [.B255]*2;[.B255])" office:value-type="float" office:value="2" calcext:value-type="float">
            <text:p>2</text:p>
          </table:table-cell>
          <table:table-cell table:style-name="ce34" office:value-type="string" calcext:value-type="string">
            <text:p>652-CAY16-103J4LF</text:p>
          </table:table-cell>
          <table:table-cell table:style-name="ce40" office:value-type="float" office:value="0" calcext:value-type="float">
            <text:p>0,000</text:p>
          </table:table-cell>
          <table:table-cell table:style-name="ce40" table:formula="of:=[.I255]*[.G255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1770137" calcext:value-type="float">
            <text:p>1770137</text:p>
          </table:table-cell>
          <table:table-cell table:style-name="ce53" office:value-type="float" office:value="0.0884" calcext:value-type="float">
            <text:p>0,088</text:p>
          </table:table-cell>
          <table:table-cell table:style-name="ce56" table:formula="of:=IF(OR([.L255]=&quot;-&quot;; [.G255]=&quot;&quot;);&quot;&quot;;[.G255]*[.M255])" office:value-type="currency" office:currency="GBP" office:value="0.1768" calcext:value-type="currency">
            <text:p>£0.18</text:p>
          </table:table-cell>
          <table:table-cell table:style-name="ce25"/>
          <table:table-cell table:style-name="ce19" office:value-type="string" calcext:value-type="string">
            <text:p>DR1206-10K-4/8</text:p>
          </table:table-cell>
          <table:table-cell table:style-name="ce53" office:value-type="float" office:value="0.00673" calcext:value-type="float">
            <text:p>0,007</text:p>
          </table:table-cell>
          <table:table-cell table:style-name="ce61" table:formula="of:=IF(OR([.P255]=&quot;-&quot;;[.G255]=&quot;&quot;);&quot;&quot;;[.G255]*[.Q255])" office:value-type="currency" office:currency="EUR" office:value="0.01346" calcext:value-type="currency">
            <text:p>0,01 €</text:p>
          </table:table-cell>
          <table:table-cell table:style-name="ce67" table:formula="of:=IF([.G255]&lt;&gt;&quot;&quot;; IF([.L255]&lt;&gt;&quot;-&quot;; IF([.R255] &gt; [.N255]*[.$S$1];[.N255]*[.$S$1];[.R255]);[.R255]);&quot;&quot;)" office:value-type="currency" office:currency="EUR" office:value="0.01346" calcext:value-type="currency">
            <text:p>0,013 €</text:p>
          </table:table-cell>
          <table:table-cell table:style-name="ce6"/>
          <table:table-cell table:style-name="ce70" table:formula="of:=IF(OR([.T255]&lt;&gt;&quot;&quot;;[.D255]=&quot;Not installed&quot;);&quot;&quot;;[.G25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D-BZEN-0903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SP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56]=&quot;Power board&quot;; [.B256]*2;[.B256])" office:value-type="float" office:value="1" calcext:value-type="float">
            <text:p>1</text:p>
          </table:table-cell>
          <table:table-cell table:style-name="ce33" office:value-type="string" calcext:value-type="string">
            <text:p>490-CST-951AP</text:p>
          </table:table-cell>
          <table:table-cell table:style-name="ce39" office:value-type="float" office:value="1.43" calcext:value-type="float">
            <text:p>1,430</text:p>
          </table:table-cell>
          <table:table-cell table:style-name="ce39" table:formula="of:=[.I256]*[.G256]" office:value-type="float" office:value="1.43" calcext:value-type="float">
            <text:p>1,43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56]=&quot;-&quot;; [.G256]=&quot;&quot;);&quot;&quot;;[.G256]*[.M256])">
            <text:p/>
          </table:table-cell>
          <table:table-cell table:style-name="ce24"/>
          <table:table-cell table:style-name="ce24" office:value-type="string" calcext:value-type="string">
            <text:p>LD-BZEN-0903</text:p>
          </table:table-cell>
          <table:table-cell table:style-name="ce52" office:value-type="float" office:value="0.5081" calcext:value-type="float">
            <text:p>0,508</text:p>
          </table:table-cell>
          <table:table-cell table:style-name="ce60" table:formula="of:=IF(OR([.P256]=&quot;-&quot;;[.G256]=&quot;&quot;);&quot;&quot;;[.G256]*[.Q256])" office:value-type="currency" office:currency="EUR" office:value="0.5081" calcext:value-type="currency">
            <text:p>0,51 €</text:p>
          </table:table-cell>
          <table:table-cell table:style-name="ce67" table:formula="of:=IF([.G256]&lt;&gt;&quot;&quot;; IF([.L256]&lt;&gt;&quot;-&quot;; IF([.R256] &gt; [.N256]*[.$S$1];[.N256]*[.$S$1];[.R256]);[.R256]);&quot;&quot;)" office:value-type="currency" office:currency="EUR" office:value="0.5081" calcext:value-type="currency">
            <text:p>0,508 €</text:p>
          </table:table-cell>
          <table:table-cell table:style-name="ce68" table:formula="of:=[.G256]" office:value-type="float" office:value="1" calcext:value-type="float">
            <text:p>1</text:p>
          </table:table-cell>
          <table:table-cell table:style-name="ce68" table:formula="of:=IF(OR([.T256]&lt;&gt;&quot;&quot;;[.D256]=&quot;Not installed&quot;);&quot;&quot;;[.G256])">
            <text:p/>
          </table:table-cell>
          <table:table-cell table:number-columns-repeated="100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101SYCQ04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SW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57]=&quot;Power board&quot;; [.B257]*2;[.B257])" office:value-type="float" office:value="1" calcext:value-type="float">
            <text:p>1</text:p>
          </table:table-cell>
          <table:table-cell table:style-name="ce34" office:value-type="string" calcext:value-type="string">
            <text:p>506-A101SYCQ04</text:p>
          </table:table-cell>
          <table:table-cell table:style-name="ce40" office:value-type="float" office:value="2.64" calcext:value-type="float">
            <text:p>2,640</text:p>
          </table:table-cell>
          <table:table-cell table:style-name="ce40" table:formula="of:=[.I257]*[.G257]" office:value-type="float" office:value="2.64" calcext:value-type="float">
            <text:p>2,640</text:p>
          </table:table-cell>
          <table:table-cell table:style-name="ce29"/>
          <table:table-cell table:style-name="ce48" office:value-type="float" office:value="2292959" calcext:value-type="float">
            <text:p>2292959</text:p>
          </table:table-cell>
          <table:table-cell table:style-name="ce53" office:value-type="float" office:value="1.96" calcext:value-type="float">
            <text:p>1,960</text:p>
          </table:table-cell>
          <table:table-cell table:style-name="ce56" table:formula="of:=IF(OR([.L257]=&quot;-&quot;; [.G257]=&quot;&quot;);&quot;&quot;;[.G257]*[.M257])" office:value-type="currency" office:currency="GBP" office:value="1.96" calcext:value-type="currency">
            <text:p>£1.96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57]=&quot;-&quot;;[.G257]=&quot;&quot;);&quot;&quot;;[.G257]*[.Q257])">
            <text:p/>
          </table:table-cell>
          <table:table-cell table:style-name="ce67" table:formula="of:=IF([.G257]&lt;&gt;&quot;&quot;; IF([.L257]&lt;&gt;&quot;-&quot;; IF([.R257] &gt; [.N257]*[.$S$1];[.N257]*[.$S$1];[.R257]);[.R257]);&quot;&quot;)" office:value-type="currency" office:currency="EUR" office:value="2.3413572" calcext:value-type="currency">
            <text:p>2,341 €</text:p>
          </table:table-cell>
          <table:table-cell table:style-name="ce6" table:formula="of:=[.G257]" office:value-type="float" office:value="1" calcext:value-type="float">
            <text:p>1</text:p>
          </table:table-cell>
          <table:table-cell table:style-name="ce70" table:formula="of:=IF(OR([.T257]&lt;&gt;&quot;&quot;;[.D257]=&quot;Not installed&quot;);&quot;&quot;;[.G257])">
            <text:p/>
          </table:table-cell>
          <table:table-cell table:number-columns-repeated="100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301.9316</text:p>
          </table:table-cell>
          <table:table-cell table:style-name="ce18" office:value-type="string" calcext:value-type="string">
            <text:p>SMD; tactile switch</text:p>
          </table:table-cell>
          <table:table-cell table:style-name="ce24" office:value-type="string" calcext:value-type="string">
            <text:p>SW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58]=&quot;Power board&quot;; [.B258]*2;[.B258])" office:value-type="float" office:value="1" calcext:value-type="float">
            <text:p>1</text:p>
          </table:table-cell>
          <table:table-cell table:style-name="ce33" office:value-type="string" calcext:value-type="string">
            <text:p>693-1301.9316</text:p>
          </table:table-cell>
          <table:table-cell table:style-name="ce39" office:value-type="float" office:value="0.27" calcext:value-type="float">
            <text:p>0,270</text:p>
          </table:table-cell>
          <table:table-cell table:style-name="ce39" table:formula="of:=[.I258]*[.G258]" office:value-type="float" office:value="0.27" calcext:value-type="float">
            <text:p>0,270</text:p>
          </table:table-cell>
          <table:table-cell table:style-name="ce28"/>
          <table:table-cell table:style-name="ce13" office:value-type="float" office:value="1217765" calcext:value-type="float">
            <text:p>1217765</text:p>
          </table:table-cell>
          <table:table-cell table:style-name="ce52" office:value-type="float" office:value="0.51" calcext:value-type="float">
            <text:p>0,510</text:p>
          </table:table-cell>
          <table:table-cell table:style-name="ce55" table:formula="of:=IF(OR([.L258]=&quot;-&quot;; [.G258]=&quot;&quot;);&quot;&quot;;[.G258]*[.M258])" office:value-type="currency" office:currency="GBP" office:value="0.51" calcext:value-type="currency">
            <text:p>£0.51</text:p>
          </table:table-cell>
          <table:table-cell table:style-name="ce24"/>
          <table:table-cell table:style-name="ce24" office:value-type="string" calcext:value-type="string">
            <text:p>1301.9316</text:p>
          </table:table-cell>
          <table:table-cell table:style-name="ce52" office:value-type="float" office:value="0.22" calcext:value-type="float">
            <text:p>0,220</text:p>
          </table:table-cell>
          <table:table-cell table:style-name="ce60" table:formula="of:=IF(OR([.P258]=&quot;-&quot;;[.G258]=&quot;&quot;);&quot;&quot;;[.G258]*[.Q258])" office:value-type="currency" office:currency="EUR" office:value="0.22" calcext:value-type="currency">
            <text:p>0,22 €</text:p>
          </table:table-cell>
          <table:table-cell table:style-name="ce67" table:formula="of:=IF([.G258]&lt;&gt;&quot;&quot;; IF([.L258]&lt;&gt;&quot;-&quot;; IF([.R258] &gt; [.N258]*[.$S$1];[.N258]*[.$S$1];[.R258]);[.R258]);&quot;&quot;)" office:value-type="currency" office:currency="EUR" office:value="0.22" calcext:value-type="currency">
            <text:p>0,220 €</text:p>
          </table:table-cell>
          <table:table-cell table:style-name="ce68"/>
          <table:table-cell table:style-name="ce68" table:formula="of:=IF(OR([.T258]&lt;&gt;&quot;&quot;;[.D258]=&quot;Not installed&quot;);&quot;&quot;;[.G25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19" office:value-type="string" calcext:value-type="string">
            <text:p>SMD; 7.6mm x 7.6mm</text:p>
          </table:table-cell>
          <table:table-cell table:style-name="ce19" office:value-type="string" calcext:value-type="string">
            <text:p>TR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9]=&quot;Power board&quot;; [.B259]*2;[.B259])" office:value-type="float" office:value="2" calcext:value-type="float">
            <text:p>2</text:p>
          </table:table-cell>
          <table:table-cell table:style-name="ce34" office:value-type="string" calcext:value-type="string">
            <text:p>652-SRF0703-821M</text:p>
          </table:table-cell>
          <table:table-cell table:style-name="ce40" office:value-type="float" office:value="0.758" calcext:value-type="float">
            <text:p>0,758</text:p>
          </table:table-cell>
          <table:table-cell table:style-name="ce40" table:formula="of:=[.I259]*[.G259]" office:value-type="float" office:value="1.516" calcext:value-type="float">
            <text:p>1,516</text:p>
          </table:table-cell>
          <table:table-cell table:style-name="ce29"/>
          <table:table-cell table:style-name="ce48" office:value-type="float" office:value="1852832" calcext:value-type="float">
            <text:p>1852832</text:p>
          </table:table-cell>
          <table:table-cell table:style-name="ce53" office:value-type="float" office:value="0.608" calcext:value-type="float">
            <text:p>0,608</text:p>
          </table:table-cell>
          <table:table-cell table:style-name="ce56" table:formula="of:=IF(OR([.L259]=&quot;-&quot;; [.G259]=&quot;&quot;);&quot;&quot;;[.G259]*[.M259])" office:value-type="currency" office:currency="GBP" office:value="1.216" calcext:value-type="currency">
            <text:p>£1.22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59]=&quot;-&quot;;[.G259]=&quot;&quot;);&quot;&quot;;[.G259]*[.Q259])">
            <text:p/>
          </table:table-cell>
          <table:table-cell table:style-name="ce67" table:formula="of:=IF([.G259]&lt;&gt;&quot;&quot;; IF([.L259]&lt;&gt;&quot;-&quot;; IF([.R259] &gt; [.N259]*[.$S$1];[.N259]*[.$S$1];[.R259]);[.R259]);&quot;&quot;)" office:value-type="currency" office:currency="EUR" office:value="1.45259712" calcext:value-type="currency">
            <text:p>1,453 €</text:p>
          </table:table-cell>
          <table:table-cell table:style-name="ce6"/>
          <table:table-cell table:style-name="ce70" table:formula="of:=IF(OR([.T259]&lt;&gt;&quot;&quot;;[.D259]=&quot;Not installed&quot;);&quot;&quot;;[.G25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TX-214-005-112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TR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0]=&quot;Power board&quot;; [.B260]*2;[.B260])" office:value-type="float" office:value="1" calcext:value-type="float">
            <text:p>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260]*[.G260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2401044" calcext:value-type="float">
            <text:p>2401044</text:p>
          </table:table-cell>
          <table:table-cell table:style-name="ce52" office:value-type="float" office:value="6.49" calcext:value-type="float">
            <text:p>6,490</text:p>
          </table:table-cell>
          <table:table-cell table:style-name="ce55" table:formula="of:=IF(OR([.L260]=&quot;-&quot;; [.G260]=&quot;&quot;);&quot;&quot;;[.G260]*[.M260])" office:value-type="currency" office:currency="GBP" office:value="6.49" calcext:value-type="currency">
            <text:p>£6.49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60]=&quot;-&quot;;[.G260]=&quot;&quot;);&quot;&quot;;[.G260]*[.Q260])">
            <text:p/>
          </table:table-cell>
          <table:table-cell table:style-name="ce67" table:formula="of:=IF([.G260]&lt;&gt;&quot;&quot;; IF([.L260]&lt;&gt;&quot;-&quot;; IF([.R260] &gt; [.N260]*[.$S$1];[.N260]*[.$S$1];[.R260]);[.R260]);&quot;&quot;)" office:value-type="currency" office:currency="EUR" office:value="7.7527593" calcext:value-type="currency">
            <text:p>7,753 €</text:p>
          </table:table-cell>
          <table:table-cell table:style-name="ce68" table:formula="of:=[.G260]" office:value-type="float" office:value="1" calcext:value-type="float">
            <text:p>1</text:p>
          </table:table-cell>
          <table:table-cell table:style-name="ce68" table:formula="of:=IF(OR([.T260]&lt;&gt;&quot;&quot;;[.D260]=&quot;Not installed&quot;);&quot;&quot;;[.G260])">
            <text:p/>
          </table:table-cell>
          <table:table-cell table:number-columns-repeated="100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930303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61]=&quot;Power board&quot;; [.B261]*2;[.B261])" office:value-type="float" office:value="2" calcext:value-type="float">
            <text:p>2</text:p>
          </table:table-cell>
          <table:table-cell table:style-name="ce34" office:value-type="string" calcext:value-type="string">
            <text:p>538-39-30-3035</text:p>
          </table:table-cell>
          <table:table-cell table:style-name="ce40" office:value-type="float" office:value="0.603" calcext:value-type="float">
            <text:p>0,603</text:p>
          </table:table-cell>
          <table:table-cell table:style-name="ce40" table:formula="of:=[.I261]*[.G261]" office:value-type="float" office:value="1.206" calcext:value-type="float">
            <text:p>1,206</text:p>
          </table:table-cell>
          <table:table-cell table:style-name="ce29"/>
          <table:table-cell table:style-name="ce48" office:value-type="float" office:value="9963545" calcext:value-type="float">
            <text:p>9963545</text:p>
          </table:table-cell>
          <table:table-cell table:style-name="ce53" office:value-type="float" office:value="0.568" calcext:value-type="float">
            <text:p>0,568</text:p>
          </table:table-cell>
          <table:table-cell table:style-name="ce56" table:formula="of:=IF(OR([.L261]=&quot;-&quot;; [.G261]=&quot;&quot;);&quot;&quot;;[.G261]*[.M261])" office:value-type="currency" office:currency="GBP" office:value="1.136" calcext:value-type="currency">
            <text:p>£1.14</text:p>
          </table:table-cell>
          <table:table-cell table:style-name="ce25"/>
          <table:table-cell table:style-name="ce19" office:value-type="string" calcext:value-type="string">
            <text:p>MX-5569-03A4</text:p>
          </table:table-cell>
          <table:table-cell table:style-name="ce53" office:value-type="float" office:value="0.476" calcext:value-type="float">
            <text:p>0,476</text:p>
          </table:table-cell>
          <table:table-cell table:style-name="ce61" table:formula="of:=IF(OR([.P261]=&quot;-&quot;;[.G261]=&quot;&quot;);&quot;&quot;;[.G261]*[.Q261])" office:value-type="currency" office:currency="EUR" office:value="0.952" calcext:value-type="currency">
            <text:p>0,95 €</text:p>
          </table:table-cell>
          <table:table-cell table:style-name="ce67" table:formula="of:=IF([.G261]&lt;&gt;&quot;&quot;; IF([.L261]&lt;&gt;&quot;-&quot;; IF([.R261] &gt; [.N261]*[.$S$1];[.N261]*[.$S$1];[.R261]);[.R261]);&quot;&quot;)" office:value-type="currency" office:currency="EUR" office:value="0.952" calcext:value-type="currency">
            <text:p>0,952 €</text:p>
          </table:table-cell>
          <table:table-cell table:style-name="ce6" table:formula="of:=[.G261]" office:value-type="float" office:value="2" calcext:value-type="float">
            <text:p>2</text:p>
          </table:table-cell>
          <table:table-cell table:style-name="ce70" table:formula="of:=IF(OR([.T261]&lt;&gt;&quot;&quot;;[.D261]=&quot;Not installed&quot;);&quot;&quot;;[.G261])">
            <text:p/>
          </table:table-cell>
          <table:table-cell table:number-columns-repeated="1003"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411-01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X1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2]=&quot;Power board&quot;; [.B262]*2;[.B262])" office:value-type="float" office:value="1" calcext:value-type="float">
            <text:p>1</text:p>
          </table:table-cell>
          <table:table-cell table:style-name="ce33" office:value-type="string" calcext:value-type="string">
            <text:p>710-61400413321</text:p>
          </table:table-cell>
          <table:table-cell table:style-name="ce39" office:value-type="float" office:value="1.2" calcext:value-type="float">
            <text:p>1,200</text:p>
          </table:table-cell>
          <table:table-cell table:style-name="ce39" table:formula="of:=[.I262]*[.G262]" office:value-type="float" office:value="1.2" calcext:value-type="float">
            <text:p>1,200</text:p>
          </table:table-cell>
          <table:table-cell table:style-name="ce28"/>
          <table:table-cell table:style-name="ce13" office:value-type="string" calcext:value-type="string">
            <text:p>1177884</text:p>
          </table:table-cell>
          <table:table-cell table:style-name="ce52" office:value-type="float" office:value="0.841" calcext:value-type="float">
            <text:p>0,841</text:p>
          </table:table-cell>
          <table:table-cell table:style-name="ce55" table:formula="of:=IF(OR([.L262]=&quot;-&quot;; [.G262]=&quot;&quot;);&quot;&quot;;[.G262]*[.M262])" office:value-type="currency" office:currency="GBP" office:value="0.841" calcext:value-type="currency">
            <text:p>£0.84</text:p>
          </table:table-cell>
          <table:table-cell table:style-name="ce24"/>
          <table:table-cell table:style-name="ce24" office:value-type="string" calcext:value-type="string">
            <text:p>2411-01</text:p>
          </table:table-cell>
          <table:table-cell table:style-name="ce52" office:value-type="float" office:value="0.66" calcext:value-type="float">
            <text:p>0,660</text:p>
          </table:table-cell>
          <table:table-cell table:style-name="ce60" table:formula="of:=IF(OR([.P262]=&quot;-&quot;;[.G262]=&quot;&quot;);&quot;&quot;;[.G262]*[.Q262])" office:value-type="currency" office:currency="EUR" office:value="0.66" calcext:value-type="currency">
            <text:p>0,66 €</text:p>
          </table:table-cell>
          <table:table-cell table:style-name="ce67" table:formula="of:=IF([.G262]&lt;&gt;&quot;&quot;; IF([.L262]&lt;&gt;&quot;-&quot;; IF([.R262] &gt; [.N262]*[.$S$1];[.N262]*[.$S$1];[.R262]);[.R262]);&quot;&quot;)" office:value-type="currency" office:currency="EUR" office:value="0.66" calcext:value-type="currency">
            <text:p>0,660 €</text:p>
          </table:table-cell>
          <table:table-cell table:style-name="ce68" table:formula="of:=[.G262]" office:value-type="float" office:value="1" calcext:value-type="float">
            <text:p>1</text:p>
          </table:table-cell>
          <table:table-cell table:style-name="ce68" table:formula="of:=IF(OR([.T262]&lt;&gt;&quot;&quot;;[.D262]=&quot;Not installed&quot;);&quot;&quot;;[.G262])">
            <text:p/>
          </table:table-cell>
          <table:table-cell table:number-columns-repeated="1003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000006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3]=&quot;Power board&quot;; [.B263]*2;[.B263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263]*[.G263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007972" calcext:value-type="float">
            <text:p>2007972</text:p>
          </table:table-cell>
          <table:table-cell table:style-name="ce53" office:value-type="float" office:value="1.53" calcext:value-type="float">
            <text:p>1,530</text:p>
          </table:table-cell>
          <table:table-cell table:style-name="ce56" table:formula="of:=IF(OR([.L263]=&quot;-&quot;; [.G263]=&quot;&quot;);&quot;&quot;;[.G263]*[.M263])" office:value-type="currency" office:currency="GBP" office:value="1.53" calcext:value-type="currency">
            <text:p>£1.5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3]=&quot;-&quot;;[.G263]=&quot;&quot;);&quot;&quot;;[.G263]*[.Q263])">
            <text:p/>
          </table:table-cell>
          <table:table-cell table:style-name="ce67" table:formula="of:=IF([.G263]&lt;&gt;&quot;&quot;; IF([.L263]&lt;&gt;&quot;-&quot;; IF([.R263] &gt; [.N263]*[.$S$1];[.N263]*[.$S$1];[.R263]);[.R263]);&quot;&quot;)" office:value-type="currency" office:currency="EUR" office:value="1.8276921" calcext:value-type="currency">
            <text:p>1,828 €</text:p>
          </table:table-cell>
          <table:table-cell table:style-name="ce6" table:formula="of:=[.G263]" office:value-type="float" office:value="1" calcext:value-type="float">
            <text:p>1</text:p>
          </table:table-cell>
          <table:table-cell table:style-name="ce70" table:formula="of:=IF(OR([.T263]&lt;&gt;&quot;&quot;;[.D263]=&quot;Not installed&quot;);&quot;&quot;;[.G263])">
            <text:p/>
          </table:table-cell>
          <table:table-cell table:number-columns-repeated="100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SW-113-07-F-D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3, X1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4]=&quot;Power board&quot;; [.B264]*2;[.B264])" office:value-type="float" office:value="2" calcext:value-type="float">
            <text:p>2</text:p>
          </table:table-cell>
          <table:table-cell table:style-name="ce33" office:value-type="string" calcext:value-type="string">
            <text:p>710-61302621121</text:p>
          </table:table-cell>
          <table:table-cell table:style-name="ce39" office:value-type="float" office:value="1.41" calcext:value-type="float">
            <text:p>1,410</text:p>
          </table:table-cell>
          <table:table-cell table:style-name="ce39" table:formula="of:=[.I264]*[.G264]" office:value-type="float" office:value="2.82" calcext:value-type="float">
            <text:p>2,820</text:p>
          </table:table-cell>
          <table:table-cell table:style-name="ce28"/>
          <table:table-cell table:style-name="ce13" office:value-type="string" calcext:value-type="string">
            <text:p>2025182</text:p>
          </table:table-cell>
          <table:table-cell table:style-name="ce52" office:value-type="float" office:value="1.64" calcext:value-type="float">
            <text:p>1,640</text:p>
          </table:table-cell>
          <table:table-cell table:style-name="ce55" table:formula="of:=IF(OR([.L264]=&quot;-&quot;; [.G264]=&quot;&quot;);&quot;&quot;;[.G264]*[.M264])" office:value-type="currency" office:currency="GBP" office:value="3.28" calcext:value-type="currency">
            <text:p>£3.28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64]=&quot;-&quot;;[.G264]=&quot;&quot;);&quot;&quot;;[.G264]*[.Q264])">
            <text:p/>
          </table:table-cell>
          <table:table-cell table:style-name="ce67" table:formula="of:=IF([.G264]&lt;&gt;&quot;&quot;; IF([.L264]&lt;&gt;&quot;-&quot;; IF([.R264] &gt; [.N264]*[.$S$1];[.N264]*[.$S$1];[.R264]);[.R264]);&quot;&quot;)" office:value-type="currency" office:currency="EUR" office:value="3.9181896" calcext:value-type="currency">
            <text:p>3,918 €</text:p>
          </table:table-cell>
          <table:table-cell table:style-name="ce68" table:formula="of:=[.G264]" office:value-type="float" office:value="2" calcext:value-type="float">
            <text:p>2</text:p>
          </table:table-cell>
          <table:table-cell table:style-name="ce68" table:formula="of:=IF(OR([.T264]&lt;&gt;&quot;&quot;;[.D264]=&quot;Not installed&quot;);&quot;&quot;;[.G264])">
            <text:p/>
          </table:table-cell>
          <table:table-cell table:number-columns-repeated="1003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000005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5]=&quot;Power board&quot;; [.B265]*2;[.B265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265]*[.G265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007971" calcext:value-type="float">
            <text:p>2007971</text:p>
          </table:table-cell>
          <table:table-cell table:style-name="ce53" office:value-type="float" office:value="1.19" calcext:value-type="float">
            <text:p>1,190</text:p>
          </table:table-cell>
          <table:table-cell table:style-name="ce56" table:formula="of:=IF(OR([.L265]=&quot;-&quot;; [.G265]=&quot;&quot;);&quot;&quot;;[.G265]*[.M265])" office:value-type="currency" office:currency="GBP" office:value="1.19" calcext:value-type="currency">
            <text:p>£1.1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5]=&quot;-&quot;;[.G265]=&quot;&quot;);&quot;&quot;;[.G265]*[.Q265])">
            <text:p/>
          </table:table-cell>
          <table:table-cell table:style-name="ce67" table:formula="of:=IF([.G265]&lt;&gt;&quot;&quot;; IF([.L265]&lt;&gt;&quot;-&quot;; IF([.R265] &gt; [.N265]*[.$S$1];[.N265]*[.$S$1];[.R265]);[.R265]);&quot;&quot;)" office:value-type="currency" office:currency="EUR" office:value="1.4215383" calcext:value-type="currency">
            <text:p>1,422 €</text:p>
          </table:table-cell>
          <table:table-cell table:style-name="ce6" table:formula="of:=[.G265]" office:value-type="float" office:value="1" calcext:value-type="float">
            <text:p>1</text:p>
          </table:table-cell>
          <table:table-cell table:style-name="ce70" table:formula="of:=IF(OR([.T265]&lt;&gt;&quot;&quot;;[.D265]=&quot;Not installed&quot;);&quot;&quot;;[.G265])">
            <text:p/>
          </table:table-cell>
          <table:table-cell table:number-columns-repeated="100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21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6]=&quot;Power board&quot;; [.B266]*2;[.B266])" office:value-type="float" office:value="1" calcext:value-type="float">
            <text:p>1</text:p>
          </table:table-cell>
          <table:table-cell table:style-name="ce33" office:value-type="string" calcext:value-type="string">
            <text:p>538-22-23-2021</text:p>
          </table:table-cell>
          <table:table-cell table:style-name="ce39" office:value-type="float" office:value="0.141" calcext:value-type="float">
            <text:p>0,141</text:p>
          </table:table-cell>
          <table:table-cell table:style-name="ce39" table:formula="of:=[.I266]*[.G266]" office:value-type="float" office:value="0.141" calcext:value-type="float">
            <text:p>0,141</text:p>
          </table:table-cell>
          <table:table-cell table:style-name="ce28"/>
          <table:table-cell table:style-name="ce13" office:value-type="float" office:value="1462926" calcext:value-type="float">
            <text:p>1462926</text:p>
          </table:table-cell>
          <table:table-cell table:style-name="ce52" office:value-type="float" office:value="0.0399" calcext:value-type="float">
            <text:p>0,040</text:p>
          </table:table-cell>
          <table:table-cell table:style-name="ce55" table:formula="of:=IF(OR([.L266]=&quot;-&quot;; [.G266]=&quot;&quot;);&quot;&quot;;[.G266]*[.M266])" office:value-type="currency" office:currency="GBP" office:value="0.0399" calcext:value-type="currency">
            <text:p>£0.04</text:p>
          </table:table-cell>
          <table:table-cell table:style-name="ce24"/>
          <table:table-cell table:style-name="ce24" office:value-type="string" calcext:value-type="string">
            <text:p>MX-22-23-2021</text:p>
          </table:table-cell>
          <table:table-cell table:style-name="ce52" office:value-type="float" office:value="0.07" calcext:value-type="float">
            <text:p>0,070</text:p>
          </table:table-cell>
          <table:table-cell table:style-name="ce60" table:formula="of:=IF(OR([.P266]=&quot;-&quot;;[.G266]=&quot;&quot;);&quot;&quot;;[.G266]*[.Q266])" office:value-type="currency" office:currency="EUR" office:value="0.07" calcext:value-type="currency">
            <text:p>0,07 €</text:p>
          </table:table-cell>
          <table:table-cell table:style-name="ce67" table:formula="of:=IF([.G266]&lt;&gt;&quot;&quot;; IF([.L266]&lt;&gt;&quot;-&quot;; IF([.R266] &gt; [.N266]*[.$S$1];[.N266]*[.$S$1];[.R266]);[.R266]);&quot;&quot;)" office:value-type="currency" office:currency="EUR" office:value="0.047663343" calcext:value-type="currency">
            <text:p>0,048 €</text:p>
          </table:table-cell>
          <table:table-cell table:style-name="ce68" table:formula="of:=[.G266]" office:value-type="float" office:value="1" calcext:value-type="float">
            <text:p>1</text:p>
          </table:table-cell>
          <table:table-cell table:style-name="ce68" table:formula="of:=IF(OR([.T266]&lt;&gt;&quot;&quot;;[.D266]=&quot;Not installed&quot;);&quot;&quot;;[.G266])">
            <text:p/>
          </table:table-cell>
          <table:table-cell table:number-columns-repeated="100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34753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1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7]=&quot;Power board&quot;; [.B267]*2;[.B267])" office:value-type="float" office:value="1" calcext:value-type="float">
            <text:p>1</text:p>
          </table:table-cell>
          <table:table-cell table:style-name="ce34" office:value-type="string" calcext:value-type="string">
            <text:p>710-61300811021</text:p>
          </table:table-cell>
          <table:table-cell table:style-name="ce40" office:value-type="float" office:value="0.67" calcext:value-type="float">
            <text:p>0,670</text:p>
          </table:table-cell>
          <table:table-cell table:style-name="ce40" table:formula="of:=[.I267]*[.G267]" office:value-type="float" office:value="0.67" calcext:value-type="float">
            <text:p>0,670</text:p>
          </table:table-cell>
          <table:table-cell table:style-name="ce29"/>
          <table:table-cell table:style-name="ce48" office:value-type="float" office:value="1593431" calcext:value-type="float">
            <text:p>1593431</text:p>
          </table:table-cell>
          <table:table-cell table:style-name="ce53" office:value-type="float" office:value="0.331" calcext:value-type="float">
            <text:p>0,331</text:p>
          </table:table-cell>
          <table:table-cell table:style-name="ce56" table:formula="of:=IF(OR([.L267]=&quot;-&quot;; [.G267]=&quot;&quot;);&quot;&quot;;[.G267]*[.M267])" office:value-type="currency" office:currency="GBP" office:value="0.331" calcext:value-type="currency">
            <text:p>£0.3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7]=&quot;-&quot;;[.G267]=&quot;&quot;);&quot;&quot;;[.G267]*[.Q267])">
            <text:p/>
          </table:table-cell>
          <table:table-cell table:style-name="ce67" table:formula="of:=IF([.G267]&lt;&gt;&quot;&quot;; IF([.L267]&lt;&gt;&quot;-&quot;; IF([.R267] &gt; [.N267]*[.$S$1];[.N267]*[.$S$1];[.R267]);[.R267]);&quot;&quot;)" office:value-type="currency" office:currency="EUR" office:value="0.39540267" calcext:value-type="currency">
            <text:p>0,395 €</text:p>
          </table:table-cell>
          <table:table-cell table:style-name="ce6" table:formula="of:=[.G267]" office:value-type="float" office:value="1" calcext:value-type="float">
            <text:p>1</text:p>
          </table:table-cell>
          <table:table-cell table:style-name="ce70" table:formula="of:=IF(OR([.T267]&lt;&gt;&quot;&quot;;[.D267]=&quot;Not installed&quot;);&quot;&quot;;[.G267])">
            <text:p/>
          </table:table-cell>
          <table:table-cell table:number-columns-repeated="100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8]=&quot;Power board&quot;; [.B268]*2;[.B268])" office:value-type="float" office:value="1" calcext:value-type="float">
            <text:p>1</text:p>
          </table:table-cell>
          <table:table-cell table:style-name="ce33" office:value-type="string" calcext:value-type="string">
            <text:p>538-22-23-2041</text:p>
          </table:table-cell>
          <table:table-cell table:style-name="ce39" office:value-type="float" office:value="0.217" calcext:value-type="float">
            <text:p>0,217</text:p>
          </table:table-cell>
          <table:table-cell table:style-name="ce39" table:formula="of:=[.I268]*[.G268]" office:value-type="float" office:value="0.217" calcext:value-type="float">
            <text:p>0,217</text:p>
          </table:table-cell>
          <table:table-cell table:style-name="ce28"/>
          <table:table-cell table:style-name="ce13" office:value-type="string" calcext:value-type="string">
            <text:p>1462920</text:p>
          </table:table-cell>
          <table:table-cell table:style-name="ce52" office:value-type="float" office:value="0.13" calcext:value-type="float">
            <text:p>0,130</text:p>
          </table:table-cell>
          <table:table-cell table:style-name="ce55" table:formula="of:=IF(OR([.L268]=&quot;-&quot;; [.G268]=&quot;&quot;);&quot;&quot;;[.G268]*[.M268])" office:value-type="currency" office:currency="GBP" office:value="0.13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MX-22-23-2041</text:p>
          </table:table-cell>
          <table:table-cell table:style-name="ce52" office:value-type="float" office:value="0.106" calcext:value-type="float">
            <text:p>0,106</text:p>
          </table:table-cell>
          <table:table-cell table:style-name="ce60" table:formula="of:=IF(OR([.P268]=&quot;-&quot;;[.G268]=&quot;&quot;);&quot;&quot;;[.G268]*[.Q268])" office:value-type="currency" office:currency="EUR" office:value="0.106" calcext:value-type="currency">
            <text:p>0,11 €</text:p>
          </table:table-cell>
          <table:table-cell table:style-name="ce67" table:formula="of:=IF([.G268]&lt;&gt;&quot;&quot;; IF([.L268]&lt;&gt;&quot;-&quot;; IF([.R268] &gt; [.N268]*[.$S$1];[.N268]*[.$S$1];[.R268]);[.R268]);&quot;&quot;)" office:value-type="currency" office:currency="EUR" office:value="0.106" calcext:value-type="currency">
            <text:p>0,106 €</text:p>
          </table:table-cell>
          <table:table-cell table:style-name="ce68" table:formula="of:=[.G268]" office:value-type="float" office:value="1" calcext:value-type="float">
            <text:p>1</text:p>
          </table:table-cell>
          <table:table-cell table:style-name="ce68" table:formula="of:=IF(OR([.T268]&lt;&gt;&quot;&quot;;[.D268]=&quot;Not installed&quot;);&quot;&quot;;[.G268])">
            <text:p/>
          </table:table-cell>
          <table:table-cell table:number-columns-repeated="100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SW-113-02-T-D-RA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69]=&quot;Power board&quot;; [.B269]*2;[.B269])" office:value-type="float" office:value="2" calcext:value-type="float">
            <text:p>2</text:p>
          </table:table-cell>
          <table:table-cell table:style-name="ce34" office:value-type="string" calcext:value-type="string">
            <text:p>710-610126249221</text:p>
          </table:table-cell>
          <table:table-cell table:style-name="ce40" office:value-type="float" office:value="4.26" calcext:value-type="float">
            <text:p>4,260</text:p>
          </table:table-cell>
          <table:table-cell table:style-name="ce40" table:formula="of:=[.I269]*[.G269]" office:value-type="float" office:value="8.52" calcext:value-type="float">
            <text:p>8,520</text:p>
          </table:table-cell>
          <table:table-cell table:style-name="ce29"/>
          <table:table-cell table:style-name="ce48" office:value-type="float" office:value="1805583" calcext:value-type="float">
            <text:p>1805583</text:p>
          </table:table-cell>
          <table:table-cell table:style-name="ce53" office:value-type="float" office:value="4.17" calcext:value-type="float">
            <text:p>4,170</text:p>
          </table:table-cell>
          <table:table-cell table:style-name="ce56" table:formula="of:=IF(OR([.L269]=&quot;-&quot;; [.G269]=&quot;&quot;);&quot;&quot;;[.G269]*[.M269])" office:value-type="currency" office:currency="GBP" office:value="8.34" calcext:value-type="currency">
            <text:p>£8.34</text:p>
          </table:table-cell>
          <table:table-cell table:style-name="ce25"/>
          <table:table-cell table:style-name="ce19" office:value-type="string" calcext:value-type="string">
            <text:p>ZL263-26DG</text:p>
          </table:table-cell>
          <table:table-cell table:style-name="ce53" office:value-type="float" office:value="0.3994" calcext:value-type="float">
            <text:p>0,399</text:p>
          </table:table-cell>
          <table:table-cell table:style-name="ce61" table:formula="of:=IF(OR([.P269]=&quot;-&quot;;[.G269]=&quot;&quot;);&quot;&quot;;[.G269]*[.Q269])" office:value-type="currency" office:currency="EUR" office:value="0.7988" calcext:value-type="currency">
            <text:p>0,80 €</text:p>
          </table:table-cell>
          <table:table-cell table:style-name="ce67" table:formula="of:=IF([.G269]&lt;&gt;&quot;&quot;; IF([.L269]&lt;&gt;&quot;-&quot;; IF([.R269] &gt; [.N269]*[.$S$1];[.N269]*[.$S$1];[.R269]);[.R269]);&quot;&quot;)" office:value-type="currency" office:currency="EUR" office:value="0.7988" calcext:value-type="currency">
            <text:p>0,799 €</text:p>
          </table:table-cell>
          <table:table-cell table:style-name="ce6" table:formula="of:=[.G269]" office:value-type="float" office:value="2" calcext:value-type="float">
            <text:p>2</text:p>
          </table:table-cell>
          <table:table-cell table:style-name="ce70" table:formula="of:=IF(OR([.T269]&lt;&gt;&quot;&quot;;[.D269]=&quot;Not installed&quot;);&quot;&quot;;[.G269])">
            <text:p/>
          </table:table-cell>
          <table:table-cell table:number-columns-repeated="100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4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70]=&quot;Power board&quot;; [.B270]*2;[.B270])" office:value-type="float" office:value="1" calcext:value-type="float">
            <text:p>1</text:p>
          </table:table-cell>
          <table:table-cell table:style-name="ce33" office:value-type="string" calcext:value-type="string">
            <text:p>538-39-30-3055</text:p>
          </table:table-cell>
          <table:table-cell table:style-name="ce39" office:value-type="float" office:value="0.92" calcext:value-type="float">
            <text:p>0,920</text:p>
          </table:table-cell>
          <table:table-cell table:style-name="ce39" table:formula="of:=[.I270]*[.G270]" office:value-type="float" office:value="0.92" calcext:value-type="float">
            <text:p>0,920</text:p>
          </table:table-cell>
          <table:table-cell table:style-name="ce28"/>
          <table:table-cell table:style-name="ce13" office:value-type="string" calcext:value-type="string">
            <text:p>9963561</text:p>
          </table:table-cell>
          <table:table-cell table:style-name="ce52" office:value-type="float" office:value="0.374" calcext:value-type="float">
            <text:p>0,374</text:p>
          </table:table-cell>
          <table:table-cell table:style-name="ce55" table:formula="of:=IF(OR([.L270]=&quot;-&quot;; [.G270]=&quot;&quot;);&quot;&quot;;[.G270]*[.M270])" office:value-type="currency" office:currency="GBP" office:value="0.374" calcext:value-type="currency">
            <text:p>£0.37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70]=&quot;-&quot;;[.G270]=&quot;&quot;);&quot;&quot;;[.G270]*[.Q270])">
            <text:p/>
          </table:table-cell>
          <table:table-cell table:style-name="ce67" table:formula="of:=IF([.G270]&lt;&gt;&quot;&quot;; IF([.L270]&lt;&gt;&quot;-&quot;; IF([.R270] &gt; [.N270]*[.$S$1];[.N270]*[.$S$1];[.R270]);[.R270]);&quot;&quot;)" office:value-type="currency" office:currency="EUR" office:value="0.44676918" calcext:value-type="currency">
            <text:p>0,447 €</text:p>
          </table:table-cell>
          <table:table-cell table:style-name="ce68" table:formula="of:=[.G270]" office:value-type="float" office:value="1" calcext:value-type="float">
            <text:p>1</text:p>
          </table:table-cell>
          <table:table-cell table:style-name="ce68" table:formula="of:=IF(OR([.T270]&lt;&gt;&quot;&quot;;[.D270]=&quot;Not installed&quot;);&quot;&quot;;[.G270])">
            <text:p/>
          </table:table-cell>
          <table:table-cell table:number-columns-repeated="100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9185067324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5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1]=&quot;Power board&quot;; [.B271]*2;[.B27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72]=&quot;Power board&quot;; [.B272]*2;[.B272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71:.G272])" office:value-type="float" office:value="2" calcext:value-type="float">
            <text:p>2</text:p>
          </table:table-cell>
          <table:table-cell table:style-name="ce34" office:value-type="string" calcext:value-type="string">
            <text:p>617-09-18-506-7324</text:p>
          </table:table-cell>
          <table:table-cell table:style-name="ce40" office:value-type="float" office:value="1.24" calcext:value-type="float">
            <text:p>1,240</text:p>
          </table:table-cell>
          <table:table-cell table:style-name="ce40" table:formula="of:=[.I273]*[.G273]" office:value-type="float" office:value="2.48" calcext:value-type="float">
            <text:p>2,480</text:p>
          </table:table-cell>
          <table:table-cell table:style-name="ce29"/>
          <table:table-cell table:style-name="ce48" office:value-type="float" office:value="1096984" calcext:value-type="float">
            <text:p>1096984</text:p>
          </table:table-cell>
          <table:table-cell table:style-name="ce53" office:value-type="float" office:value="0.745" calcext:value-type="float">
            <text:p>0,745</text:p>
          </table:table-cell>
          <table:table-cell table:style-name="ce56" table:formula="of:=IF(OR([.L273]=&quot;-&quot;; [.G273]=&quot;&quot;);&quot;&quot;;[.G273]*[.M273])" office:value-type="currency" office:currency="GBP" office:value="1.49" calcext:value-type="currency">
            <text:p>£1.49</text:p>
          </table:table-cell>
          <table:table-cell table:style-name="ce25"/>
          <table:table-cell table:style-name="ce19" office:value-type="string" calcext:value-type="string">
            <text:p>T821-1-10-S1</text:p>
          </table:table-cell>
          <table:table-cell table:style-name="ce53" office:value-type="float" office:value="0.29" calcext:value-type="float">
            <text:p>0,290</text:p>
          </table:table-cell>
          <table:table-cell table:style-name="ce61" table:formula="of:=IF(OR([.P273]=&quot;-&quot;;[.G273]=&quot;&quot;);&quot;&quot;;[.G273]*[.Q273])" office:value-type="currency" office:currency="EUR" office:value="0.58" calcext:value-type="currency">
            <text:p>0,58 €</text:p>
          </table:table-cell>
          <table:table-cell table:style-name="ce67" table:formula="of:=IF([.B273]&lt;&gt;&quot;&quot;; IF([.L273]&lt;&gt;&quot;-&quot;; IF([.R273] &gt; [.N273]*[.$S$1];[.N273]*[.$S$1];[.R273]);[.R273]);&quot;&quot;)">
            <text:p/>
          </table:table-cell>
          <table:table-cell table:style-name="ce6" table:formula="of:=[.G273]" office:value-type="float" office:value="2" calcext:value-type="float">
            <text:p>2</text:p>
          </table:table-cell>
          <table:table-cell table:style-name="ce70" table:formula="of:=IF(OR([.T273]&lt;&gt;&quot;&quot;;[.D273]=&quot;Not installed&quot;);&quot;&quot;;[.G273])">
            <text:p/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6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5]=&quot;Power board&quot;; [.B275]*2;[.B275])" office:value-type="float" office:value="1" calcext:value-type="float">
            <text:p>1</text:p>
          </table:table-cell>
          <table:table-cell table:style-name="ce34" office:value-type="string" calcext:value-type="string">
            <text:p>538-22-23-2031</text:p>
          </table:table-cell>
          <table:table-cell table:style-name="ce40" office:value-type="float" office:value="0.198" calcext:value-type="float">
            <text:p>0,198</text:p>
          </table:table-cell>
          <table:table-cell table:style-name="ce40" table:formula="of:=[.I275]*[.G275]" office:value-type="float" office:value="0.198" calcext:value-type="float">
            <text:p>0,198</text:p>
          </table:table-cell>
          <table:table-cell table:style-name="ce29"/>
          <table:table-cell table:style-name="ce48" office:value-type="float" office:value="1462950" calcext:value-type="float">
            <text:p>1462950</text:p>
          </table:table-cell>
          <table:table-cell table:style-name="ce53" office:value-type="float" office:value="0.0785" calcext:value-type="float">
            <text:p>0,079</text:p>
          </table:table-cell>
          <table:table-cell table:style-name="ce56" table:formula="of:=IF(OR([.L275]=&quot;-&quot;; [.G275]=&quot;&quot;);&quot;&quot;;[.G275]*[.M275])" office:value-type="currency" office:currency="GBP" office:value="0.0785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MX-22-23-2031</text:p>
          </table:table-cell>
          <table:table-cell table:style-name="ce53" office:value-type="float" office:value="0.08" calcext:value-type="float">
            <text:p>0,080</text:p>
          </table:table-cell>
          <table:table-cell table:style-name="ce61" table:formula="of:=IF(OR([.P275]=&quot;-&quot;;[.G275]=&quot;&quot;);&quot;&quot;;[.G275]*[.Q275])" office:value-type="currency" office:currency="EUR" office:value="0.08" calcext:value-type="currency">
            <text:p>0,08 €</text:p>
          </table:table-cell>
          <table:table-cell table:style-name="ce67" table:formula="of:=IF([.G275]&lt;&gt;&quot;&quot;; IF([.L275]&lt;&gt;&quot;-&quot;; IF([.R275] &gt; [.N275]*[.$S$1];[.N275]*[.$S$1];[.R275]);[.R275]);&quot;&quot;)" office:value-type="currency" office:currency="EUR" office:value="0.08" calcext:value-type="currency">
            <text:p>0,080 €</text:p>
          </table:table-cell>
          <table:table-cell table:style-name="ce6" table:formula="of:=[.G275]" office:value-type="float" office:value="1" calcext:value-type="float">
            <text:p>1</text:p>
          </table:table-cell>
          <table:table-cell table:style-name="ce70" table:formula="of:=IF(OR([.T275]&lt;&gt;&quot;&quot;;[.D275]=&quot;Not installed&quot;);&quot;&quot;;[.G275])">
            <text:p/>
          </table:table-cell>
          <table:table-cell table:number-columns-repeated="1003"/>
        </table:table-row>
        <table:table-row table:style-name="ro6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X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76]=&quot;Power board&quot;; [.B276]*2;[.B276])" office:value-type="float" office:value="1" calcext:value-type="float">
            <text:p>1</text:p>
          </table:table-cell>
          <table:table-cell table:style-name="ce33" office:value-type="string" calcext:value-type="string">
            <text:p>710-615008138321</text:p>
          </table:table-cell>
          <table:table-cell table:style-name="ce39" office:value-type="float" office:value="4.35" calcext:value-type="float">
            <text:p>4,350</text:p>
          </table:table-cell>
          <table:table-cell table:style-name="ce39" table:formula="of:=[.I276]*[.G276]" office:value-type="float" office:value="4.35" calcext:value-type="float">
            <text:p>4,35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76]=&quot;-&quot;; [.G276]=&quot;&quot;);&quot;&quot;;[.G276]*[.M276])">
            <text:p/>
          </table:table-cell>
          <table:table-cell table:style-name="ce24"/>
          <table:table-cell table:style-name="ce24" office:value-type="string" calcext:value-type="string">
            <text:p>RJ45-TRAFO-LP</text:p>
          </table:table-cell>
          <table:table-cell table:style-name="ce52" office:value-type="float" office:value="2.82" calcext:value-type="float">
            <text:p>2,820</text:p>
          </table:table-cell>
          <table:table-cell table:style-name="ce60" table:formula="of:=IF(OR([.P276]=&quot;-&quot;;[.G276]=&quot;&quot;);&quot;&quot;;[.G276]*[.Q276])" office:value-type="currency" office:currency="EUR" office:value="2.82" calcext:value-type="currency">
            <text:p>2,82 €</text:p>
          </table:table-cell>
          <table:table-cell table:style-name="ce67" table:formula="of:=IF([.G276]&lt;&gt;&quot;&quot;; IF([.L276]&lt;&gt;&quot;-&quot;; IF([.R276] &gt; [.N276]*[.$S$1];[.N276]*[.$S$1];[.R276]);[.R276]);&quot;&quot;)" office:value-type="currency" office:currency="EUR" office:value="2.82" calcext:value-type="currency">
            <text:p>2,820 €</text:p>
          </table:table-cell>
          <table:table-cell table:style-name="ce68" table:formula="of:=[.G276]" office:value-type="float" office:value="1" calcext:value-type="float">
            <text:p>1</text:p>
          </table:table-cell>
          <table:table-cell table:style-name="ce68" table:formula="of:=IF(OR([.T276]&lt;&gt;&quot;&quot;;[.D276]=&quot;Not installed&quot;);&quot;&quot;;[.G276])">
            <text:p/>
          </table:table-cell>
          <table:table-cell table:number-columns-repeated="100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629-8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7]=&quot;Power board&quot;; [.B277]*2;[.B277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26629-8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MCU-ADCL, MCU-ADCH, MCU-COMM, MCU-PWML, MCU-PWMH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78]=&quot;Power board&quot;; [.B278]*2;[.B278])" office:value-type="float" office:value="5" calcext:value-type="float">
            <text:p>5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77:.G278])" office:value-type="float" office:value="6" calcext:value-type="float">
            <text:p>6</text:p>
          </table:table-cell>
          <table:table-cell table:style-name="ce34" office:value-type="string" calcext:value-type="string">
            <text:p>571-826629-8</text:p>
          </table:table-cell>
          <table:table-cell table:style-name="ce40" office:value-type="float" office:value="0.949" calcext:value-type="float">
            <text:p>0,949</text:p>
          </table:table-cell>
          <table:table-cell table:style-name="ce40" table:formula="of:=[.I279]*[.G279]" office:value-type="float" office:value="5.694" calcext:value-type="float">
            <text:p>5,694</text:p>
          </table:table-cell>
          <table:table-cell table:style-name="ce29"/>
          <table:table-cell table:style-name="ce48" office:value-type="float" office:value="1022256" calcext:value-type="float">
            <text:p>1022256</text:p>
          </table:table-cell>
          <table:table-cell table:style-name="ce53" office:value-type="float" office:value="0.0836" calcext:value-type="float">
            <text:p>0,084</text:p>
          </table:table-cell>
          <table:table-cell table:style-name="ce56" table:formula="of:=IF(OR([.L279]=&quot;-&quot;; [.G279]=&quot;&quot;);&quot;&quot;;[.G279]*[.M279])" office:value-type="currency" office:currency="GBP" office:value="0.5016" calcext:value-type="currency">
            <text:p>£0.50</text:p>
          </table:table-cell>
          <table:table-cell table:style-name="ce25"/>
          <table:table-cell table:style-name="ce19" office:value-type="string" calcext:value-type="string">
            <text:p>ZL201-08G</text:p>
          </table:table-cell>
          <table:table-cell table:style-name="ce53" office:value-type="float" office:value="0.06486" calcext:value-type="float">
            <text:p>0,065</text:p>
          </table:table-cell>
          <table:table-cell table:style-name="ce61" table:formula="of:=IF(OR([.P279]=&quot;-&quot;;[.G279]=&quot;&quot;);&quot;&quot;;[.G279]*[.Q279])" office:value-type="currency" office:currency="EUR" office:value="0.38916" calcext:value-type="currency">
            <text:p>0,39 €</text:p>
          </table:table-cell>
          <table:table-cell table:style-name="ce67" table:formula="of:=IF([.B279]&lt;&gt;&quot;&quot;; IF([.L279]&lt;&gt;&quot;-&quot;; IF([.R279] &gt; [.N279]*[.$S$1];[.N279]*[.$S$1];[.R279]);[.R279]);&quot;&quot;)">
            <text:p/>
          </table:table-cell>
          <table:table-cell table:style-name="ce6" table:formula="of:=[.G279]" office:value-type="float" office:value="6" calcext:value-type="float">
            <text:p>6</text:p>
          </table:table-cell>
          <table:table-cell table:style-name="ce70" table:formula="of:=IF(OR([.T279]&lt;&gt;&quot;&quot;;[.D279]=&quot;Not installed&quot;);&quot;&quot;;[.G279])">
            <text:p/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9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81]=&quot;Power board&quot;; [.B281]*2;[.B281])" office:value-type="float" office:value="1" calcext:value-type="float">
            <text:p>1</text:p>
          </table:table-cell>
          <table:table-cell table:style-name="ce34" office:value-type="string" calcext:value-type="string">
            <text:p>571-826629-5</text:p>
          </table:table-cell>
          <table:table-cell table:style-name="ce40" office:value-type="float" office:value="0.686" calcext:value-type="float">
            <text:p>0,686</text:p>
          </table:table-cell>
          <table:table-cell table:style-name="ce40" table:formula="of:=[.I281]*[.G281]" office:value-type="float" office:value="0.686" calcext:value-type="float">
            <text:p>0,686</text:p>
          </table:table-cell>
          <table:table-cell table:style-name="ce29"/>
          <table:table-cell table:style-name="ce48" office:value-type="float" office:value="1593416" calcext:value-type="float">
            <text:p>1593416</text:p>
          </table:table-cell>
          <table:table-cell table:style-name="ce53" office:value-type="float" office:value="0.281" calcext:value-type="float">
            <text:p>0,281</text:p>
          </table:table-cell>
          <table:table-cell table:style-name="ce56" table:formula="of:=IF(OR([.L281]=&quot;-&quot;; [.G281]=&quot;&quot;);&quot;&quot;;[.G281]*[.M281])" office:value-type="currency" office:currency="GBP" office:value="0.281" calcext:value-type="currency">
            <text:p>£0.28</text:p>
          </table:table-cell>
          <table:table-cell table:style-name="ce25"/>
          <table:table-cell table:style-name="ce19" office:value-type="string" calcext:value-type="string">
            <text:p>ZL201-05G</text:p>
          </table:table-cell>
          <table:table-cell table:style-name="ce53" office:value-type="float" office:value="0.03165" calcext:value-type="float">
            <text:p>0,032</text:p>
          </table:table-cell>
          <table:table-cell table:style-name="ce61" table:formula="of:=IF(OR([.P281]=&quot;-&quot;;[.G281]=&quot;&quot;);&quot;&quot;;[.G281]*[.Q281])" office:value-type="currency" office:currency="EUR" office:value="0.03165" calcext:value-type="currency">
            <text:p>0,03 €</text:p>
          </table:table-cell>
          <table:table-cell table:style-name="ce67" table:formula="of:=IF([.G281]&lt;&gt;&quot;&quot;; IF([.L281]&lt;&gt;&quot;-&quot;; IF([.R281] &gt; [.N281]*[.$S$1];[.N281]*[.$S$1];[.R281]);[.R281]);&quot;&quot;)" office:value-type="currency" office:currency="EUR" office:value="0.03165" calcext:value-type="currency">
            <text:p>0,032 €</text:p>
          </table:table-cell>
          <table:table-cell table:style-name="ce6" table:formula="of:=[.G281]" office:value-type="float" office:value="1" calcext:value-type="float">
            <text:p>1</text:p>
          </table:table-cell>
          <table:table-cell table:style-name="ce70" table:formula="of:=IF(OR([.T281]&lt;&gt;&quot;&quot;;[.D281]=&quot;Not installed&quot;);&quot;&quot;;[.G281])">
            <text:p/>
          </table:table-cell>
          <table:table-cell table:number-columns-repeated="100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Y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2]=&quot;Power board&quot;; [.B282]*2;[.B282])" office:value-type="float" office:value="1" calcext:value-type="float">
            <text:p>1</text:p>
          </table:table-cell>
          <table:table-cell table:style-name="ce33" office:value-type="string" calcext:value-type="string">
            <text:p>815-AB38T-32.768KHZ</text:p>
          </table:table-cell>
          <table:table-cell table:style-name="ce39" office:value-type="float" office:value="0.155" calcext:value-type="float">
            <text:p>0,155</text:p>
          </table:table-cell>
          <table:table-cell table:style-name="ce39" table:formula="of:=[.I282]*[.G282]" office:value-type="float" office:value="0.155" calcext:value-type="float">
            <text:p>0,155</text:p>
          </table:table-cell>
          <table:table-cell table:style-name="ce28"/>
          <table:table-cell table:style-name="ce13" office:value-type="string" calcext:value-type="string">
            <text:p>1611828</text:p>
          </table:table-cell>
          <table:table-cell table:style-name="ce52" office:value-type="float" office:value="0.131" calcext:value-type="float">
            <text:p>0,131</text:p>
          </table:table-cell>
          <table:table-cell table:style-name="ce55" table:formula="of:=IF(OR([.L282]=&quot;-&quot;; [.G282]=&quot;&quot;);&quot;&quot;;[.G282]*[.M282])" office:value-type="currency" office:currency="GBP" office:value="0.131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32.768K-TC38</text:p>
          </table:table-cell>
          <table:table-cell table:style-name="ce52" office:value-type="float" office:value="0.1444" calcext:value-type="float">
            <text:p>0,144</text:p>
          </table:table-cell>
          <table:table-cell table:style-name="ce60" table:formula="of:=IF(OR([.P282]=&quot;-&quot;;[.G282]=&quot;&quot;);&quot;&quot;;[.G282]*[.Q282])" office:value-type="currency" office:currency="EUR" office:value="0.1444" calcext:value-type="currency">
            <text:p>0,14 €</text:p>
          </table:table-cell>
          <table:table-cell table:style-name="ce67" table:formula="of:=IF([.G282]&lt;&gt;&quot;&quot;; IF([.L282]&lt;&gt;&quot;-&quot;; IF([.R282] &gt; [.N282]*[.$S$1];[.N282]*[.$S$1];[.R282]);[.R282]);&quot;&quot;)" office:value-type="currency" office:currency="EUR" office:value="0.1444" calcext:value-type="currency">
            <text:p>0,144 €</text:p>
          </table:table-cell>
          <table:table-cell table:style-name="ce68" table:formula="of:=[.G282]" office:value-type="float" office:value="1" calcext:value-type="float">
            <text:p>1</text:p>
          </table:table-cell>
          <table:table-cell table:style-name="ce68" table:formula="of:=IF(OR([.T282]&lt;&gt;&quot;&quot;;[.D282]=&quot;Not installed&quot;);&quot;&quot;;[.G282])">
            <text:p/>
          </table:table-cell>
          <table:table-cell table:number-columns-repeated="100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5MHz</text:p>
          </table:table-cell>
          <table:table-cell table:style-name="ce19" office:value-type="string" calcext:value-type="string">
            <text:p>SMD, 11.5mm x 4.7mm</text:p>
          </table:table-cell>
          <table:table-cell table:style-name="ce19" office:value-type="string" calcext:value-type="string">
            <text:p>Y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83]=&quot;Power board&quot;; [.B283]*2;[.B283])" office:value-type="float" office:value="1" calcext:value-type="float">
            <text:p>1</text:p>
          </table:table-cell>
          <table:table-cell table:style-name="ce34" office:value-type="string" calcext:value-type="string">
            <text:p>815-ABLS-25.0M-F-T</text:p>
          </table:table-cell>
          <table:table-cell table:style-name="ce40" office:value-type="float" office:value="0.26" calcext:value-type="float">
            <text:p>0,260</text:p>
          </table:table-cell>
          <table:table-cell table:style-name="ce40" table:formula="of:=[.I283]*[.G283]" office:value-type="float" office:value="0.26" calcext:value-type="float">
            <text:p>0,260</text:p>
          </table:table-cell>
          <table:table-cell table:style-name="ce29"/>
          <table:table-cell table:style-name="ce48" office:value-type="float" office:value="2467741" calcext:value-type="float">
            <text:p>2467741</text:p>
          </table:table-cell>
          <table:table-cell table:style-name="ce53" office:value-type="float" office:value="0.111" calcext:value-type="float">
            <text:p>0,111</text:p>
          </table:table-cell>
          <table:table-cell table:style-name="ce56" table:formula="of:=IF(OR([.L283]=&quot;-&quot;; [.G283]=&quot;&quot;);&quot;&quot;;[.G283]*[.M283])" office:value-type="currency" office:currency="GBP" office:value="0.111" calcext:value-type="currency">
            <text:p>£0.11</text:p>
          </table:table-cell>
          <table:table-cell table:style-name="ce25"/>
          <table:table-cell table:style-name="ce19" office:value-type="string" calcext:value-type="string">
            <text:p>25.00M-SMDHC49S</text:p>
          </table:table-cell>
          <table:table-cell table:style-name="ce53" office:value-type="float" office:value="0.3732" calcext:value-type="float">
            <text:p>0,373</text:p>
          </table:table-cell>
          <table:table-cell table:style-name="ce61" table:formula="of:=IF(OR([.P283]=&quot;-&quot;;[.G283]=&quot;&quot;);&quot;&quot;;[.G283]*[.Q283])" office:value-type="currency" office:currency="EUR" office:value="0.3732" calcext:value-type="currency">
            <text:p>0,37 €</text:p>
          </table:table-cell>
          <table:table-cell table:style-name="ce67" table:formula="of:=IF([.G283]&lt;&gt;&quot;&quot;; IF([.L283]&lt;&gt;&quot;-&quot;; IF([.R283] &gt; [.N283]*[.$S$1];[.N283]*[.$S$1];[.R283]);[.R283]);&quot;&quot;)" office:value-type="currency" office:currency="EUR" office:value="0.13259727" calcext:value-type="currency">
            <text:p>0,133 €</text:p>
          </table:table-cell>
          <table:table-cell table:style-name="ce6"/>
          <table:table-cell table:style-name="ce70" table:formula="of:=IF(OR([.T283]&lt;&gt;&quot;&quot;;[.D283]=&quot;Not installed&quot;);&quot;&quot;;[.G283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18" office:value-type="string" calcext:value-type="string">
            <text:p>DO-214AC</text:p>
          </table:table-cell>
          <table:table-cell table:style-name="ce24" office:value-type="string" calcext:value-type="string">
            <text:p>ZD10, ZD1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4]=&quot;Power board&quot;; [.B284]*2;[.B284])" office:value-type="float" office:value="2" calcext:value-type="float">
            <text:p>2</text:p>
          </table:table-cell>
          <table:table-cell table:style-name="ce33" office:value-type="string" calcext:value-type="string">
            <text:p>576-SMAJ18A</text:p>
          </table:table-cell>
          <table:table-cell table:style-name="ce39" office:value-type="float" office:value="0.425" calcext:value-type="float">
            <text:p>0,425</text:p>
          </table:table-cell>
          <table:table-cell table:style-name="ce39" table:formula="of:=[.I284]*[.G284]" office:value-type="float" office:value="0.85" calcext:value-type="float">
            <text:p>0,850</text:p>
          </table:table-cell>
          <table:table-cell table:style-name="ce28"/>
          <table:table-cell table:style-name="ce13" office:value-type="string" calcext:value-type="string">
            <text:p>1749305</text:p>
          </table:table-cell>
          <table:table-cell table:style-name="ce52" office:value-type="float" office:value="0.0398" calcext:value-type="float">
            <text:p>0,040</text:p>
          </table:table-cell>
          <table:table-cell table:style-name="ce55" table:formula="of:=IF(OR([.L284]=&quot;-&quot;; [.G284]=&quot;&quot;);&quot;&quot;;[.G284]*[.M284])" office:value-type="currency" office:currency="GBP" office:value="0.0796" calcext:value-type="currency">
            <text:p>£0.08</text:p>
          </table:table-cell>
          <table:table-cell table:style-name="ce24"/>
          <table:table-cell table:style-name="ce24" office:value-type="string" calcext:value-type="string">
            <text:p>P4SMAJ18A-DIO</text:p>
          </table:table-cell>
          <table:table-cell table:style-name="ce52" office:value-type="float" office:value="0.105" calcext:value-type="float">
            <text:p>0,105</text:p>
          </table:table-cell>
          <table:table-cell table:style-name="ce60" table:formula="of:=IF(OR([.P284]=&quot;-&quot;;[.G284]=&quot;&quot;);&quot;&quot;;[.G284]*[.Q284])" office:value-type="currency" office:currency="EUR" office:value="0.21" calcext:value-type="currency">
            <text:p>0,21 €</text:p>
          </table:table-cell>
          <table:table-cell table:style-name="ce67" table:formula="of:=IF([.G284]&lt;&gt;&quot;&quot;; IF([.L284]&lt;&gt;&quot;-&quot;; IF([.R284] &gt; [.N284]*[.$S$1];[.N284]*[.$S$1];[.R284]);[.R284]);&quot;&quot;)" office:value-type="currency" office:currency="EUR" office:value="0.095087772" calcext:value-type="currency">
            <text:p>0,095 €</text:p>
          </table:table-cell>
          <table:table-cell table:style-name="ce68"/>
          <table:table-cell table:style-name="ce68" table:formula="of:=IF(OR([.T284]&lt;&gt;&quot;&quot;;[.D284]=&quot;Not installed&quot;);&quot;&quot;;[.G28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ZX384-C4V3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ZD1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85]=&quot;Power board&quot;; [.B285]*2;[.B285])" office:value-type="float" office:value="1" calcext:value-type="float">
            <text:p>1</text:p>
          </table:table-cell>
          <table:table-cell table:style-name="ce34" office:value-type="string" calcext:value-type="string">
            <text:p>771-BZX384-C4V3115</text:p>
          </table:table-cell>
          <table:table-cell table:style-name="ce40" office:value-type="float" office:value="0.11" calcext:value-type="float">
            <text:p>0,110</text:p>
          </table:table-cell>
          <table:table-cell table:style-name="ce40" table:formula="of:=[.I285]*[.G285]" office:value-type="float" office:value="0.11" calcext:value-type="float">
            <text:p>0,110</text:p>
          </table:table-cell>
          <table:table-cell table:style-name="ce29"/>
          <table:table-cell table:style-name="ce48" office:value-type="float" office:value="8735697" calcext:value-type="float">
            <text:p>8735697</text:p>
          </table:table-cell>
          <table:table-cell table:style-name="ce53" office:value-type="float" office:value="0.133" calcext:value-type="float">
            <text:p>0,133</text:p>
          </table:table-cell>
          <table:table-cell table:style-name="ce56" table:formula="of:=IF(OR([.L285]=&quot;-&quot;; [.G285]=&quot;&quot;);&quot;&quot;;[.G285]*[.M285])" office:value-type="currency" office:currency="GBP" office:value="0.133" calcext:value-type="currency">
            <text:p>£0.13</text:p>
          </table:table-cell>
          <table:table-cell table:style-name="ce25"/>
          <table:table-cell table:style-name="ce19" office:value-type="string" calcext:value-type="string">
            <text:p>BZT52C4V3-DIO</text:p>
          </table:table-cell>
          <table:table-cell table:style-name="ce53" office:value-type="float" office:value="0.0189" calcext:value-type="float">
            <text:p>0,019</text:p>
          </table:table-cell>
          <table:table-cell table:style-name="ce61" table:formula="of:=IF(OR([.P285]=&quot;-&quot;;[.G285]=&quot;&quot;);&quot;&quot;;[.G285]*[.Q285])" office:value-type="currency" office:currency="EUR" office:value="0.0189" calcext:value-type="currency">
            <text:p>0,02 €</text:p>
          </table:table-cell>
          <table:table-cell table:style-name="ce67" table:formula="of:=IF([.G285]&lt;&gt;&quot;&quot;; IF([.L285]&lt;&gt;&quot;-&quot;; IF([.R285] &gt; [.N285]*[.$S$1];[.N285]*[.$S$1];[.R285]);[.R285]);&quot;&quot;)" office:value-type="currency" office:currency="EUR" office:value="0.0189" calcext:value-type="currency">
            <text:p>0,019 €</text:p>
          </table:table-cell>
          <table:table-cell table:style-name="ce6"/>
          <table:table-cell table:style-name="ce70" table:formula="of:=IF(OR([.T285]&lt;&gt;&quot;&quot;;[.D285]=&quot;Not installed&quot;);&quot;&quot;;[.G285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ZD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86]=&quot;Power board&quot;; [.B286]*2;[.B286])" office:value-type="float" office:value="2" calcext:value-type="float">
            <text:p>2</text:p>
          </table:table-cell>
          <table:table-cell table:style-name="ce33" office:value-type="string" calcext:value-type="string">
            <text:p>771-BZX384-C15115</text:p>
          </table:table-cell>
          <table:table-cell table:style-name="ce39" office:value-type="float" office:value="0.22" calcext:value-type="float">
            <text:p>0,220</text:p>
          </table:table-cell>
          <table:table-cell table:style-name="ce39" table:formula="of:=[.I286]*[.G286]" office:value-type="float" office:value="0.44" calcext:value-type="float">
            <text:p>0,440</text:p>
          </table:table-cell>
          <table:table-cell table:style-name="ce28"/>
          <table:table-cell table:style-name="ce13" office:value-type="string" calcext:value-type="string">
            <text:p>8735506</text:p>
          </table:table-cell>
          <table:table-cell table:style-name="ce52" office:value-type="float" office:value="0.133" calcext:value-type="float">
            <text:p>0,133</text:p>
          </table:table-cell>
          <table:table-cell table:style-name="ce55" table:formula="of:=IF(OR([.L286]=&quot;-&quot;; [.G286]=&quot;&quot;);&quot;&quot;;[.G286]*[.M286])" office:value-type="currency" office:currency="GBP" office:value="0.266" calcext:value-type="currency">
            <text:p>£0.27</text:p>
          </table:table-cell>
          <table:table-cell table:style-name="ce24"/>
          <table:table-cell table:style-name="ce24" office:value-type="string" calcext:value-type="string">
            <text:p>BZX384-C15.115</text:p>
          </table:table-cell>
          <table:table-cell table:style-name="ce52" office:value-type="float" office:value="0.019" calcext:value-type="float">
            <text:p>0,019</text:p>
          </table:table-cell>
          <table:table-cell table:style-name="ce60" table:formula="of:=IF(OR([.P286]=&quot;-&quot;;[.G286]=&quot;&quot;);&quot;&quot;;[.G286]*[.Q286])" office:value-type="currency" office:currency="EUR" office:value="0.038" calcext:value-type="currency">
            <text:p>0,04 €</text:p>
          </table:table-cell>
          <table:table-cell table:style-name="ce67" table:formula="of:=IF([.G286]&lt;&gt;&quot;&quot;; IF([.L286]&lt;&gt;&quot;-&quot;; IF([.R286] &gt; [.N286]*[.$S$1];[.N286]*[.$S$1];[.R286]);[.R286]);&quot;&quot;)" office:value-type="currency" office:currency="EUR" office:value="0.038" calcext:value-type="currency">
            <text:p>0,038 €</text:p>
          </table:table-cell>
          <table:table-cell table:style-name="ce68"/>
          <table:table-cell table:style-name="ce68" table:formula="of:=IF(OR([.T286]&lt;&gt;&quot;&quot;;[.D286]=&quot;Not installed&quot;);&quot;&quot;;[.G286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ZD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87]=&quot;Power board&quot;; [.B287]*2;[.B287])" office:value-type="float" office:value="2" calcext:value-type="float">
            <text:p>2</text:p>
          </table:table-cell>
          <table:table-cell table:style-name="ce34" office:value-type="string" calcext:value-type="string">
            <text:p>771-PDZ6.2BT/R</text:p>
          </table:table-cell>
          <table:table-cell table:style-name="ce40" office:value-type="float" office:value="0.08" calcext:value-type="float">
            <text:p>0,080</text:p>
          </table:table-cell>
          <table:table-cell table:style-name="ce40" table:formula="of:=[.I287]*[.G287]" office:value-type="float" office:value="0.16" calcext:value-type="float">
            <text:p>0,160</text:p>
          </table:table-cell>
          <table:table-cell table:style-name="ce29"/>
          <table:table-cell table:style-name="ce48" office:value-type="float" office:value="1757863" calcext:value-type="float">
            <text:p>1757863</text:p>
          </table:table-cell>
          <table:table-cell table:style-name="ce53" office:value-type="float" office:value="0.194" calcext:value-type="float">
            <text:p>0,194</text:p>
          </table:table-cell>
          <table:table-cell table:style-name="ce56" table:formula="of:=IF(OR([.L287]=&quot;-&quot;; [.G287]=&quot;&quot;);&quot;&quot;;[.G287]*[.M287])" office:value-type="currency" office:currency="GBP" office:value="0.388" calcext:value-type="currency">
            <text:p>£0.39</text:p>
          </table:table-cell>
          <table:table-cell table:style-name="ce25"/>
          <table:table-cell table:style-name="ce19" office:value-type="string" calcext:value-type="string">
            <text:p>PDZ6.2B</text:p>
          </table:table-cell>
          <table:table-cell table:style-name="ce53" office:value-type="float" office:value="0.0187" calcext:value-type="float">
            <text:p>0,019</text:p>
          </table:table-cell>
          <table:table-cell table:style-name="ce61" table:formula="of:=IF(OR([.P287]=&quot;-&quot;;[.G287]=&quot;&quot;);&quot;&quot;;[.G287]*[.Q287])" office:value-type="currency" office:currency="EUR" office:value="0.0374" calcext:value-type="currency">
            <text:p>0,04 €</text:p>
          </table:table-cell>
          <table:table-cell table:style-name="ce67" table:formula="of:=IF([.G287]&lt;&gt;&quot;&quot;; IF([.L287]&lt;&gt;&quot;-&quot;; IF([.R287] &gt; [.N287]*[.$S$1];[.N287]*[.$S$1];[.R287]);[.R287]);&quot;&quot;)" office:value-type="currency" office:currency="EUR" office:value="0.0374" calcext:value-type="currency">
            <text:p>0,037 €</text:p>
          </table:table-cell>
          <table:table-cell table:style-name="ce6"/>
          <table:table-cell table:style-name="ce70" table:formula="of:=IF(OR([.T287]&lt;&gt;&quot;&quot;;[.D287]=&quot;Not installed&quot;);&quot;&quot;;[.G287])" office:value-type="float" office:value="2" calcext:value-type="float">
            <text:p>2</text:p>
          </table:table-cell>
          <table:table-cell table:number-columns-repeated="1003"/>
        </table:table-row>
        <table:table-row table:style-name="ro6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18" office:value-type="string" calcext:value-type="string">
            <text:p>DO-214AC</text:p>
          </table:table-cell>
          <table:table-cell table:style-name="ce24" office:value-type="string" calcext:value-type="string">
            <text:p>ZD8, ZD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8]=&quot;Power board&quot;; [.B288]*2;[.B288])" office:value-type="float" office:value="2" calcext:value-type="float">
            <text:p>2</text:p>
          </table:table-cell>
          <table:table-cell table:style-name="ce33" office:value-type="string" calcext:value-type="string">
            <text:p>511-SMAJ48A-TR</text:p>
            <text:p/>
          </table:table-cell>
          <table:table-cell table:style-name="ce39" office:value-type="float" office:value="0.34" calcext:value-type="float">
            <text:p>0,340</text:p>
          </table:table-cell>
          <table:table-cell table:style-name="ce39" table:formula="of:=[.I288]*[.G288]" office:value-type="float" office:value="0.68" calcext:value-type="float">
            <text:p>0,680</text:p>
          </table:table-cell>
          <table:table-cell table:style-name="ce28"/>
          <table:table-cell table:style-name="ce13" office:value-type="string" calcext:value-type="string">
            <text:p>1749310</text:p>
          </table:table-cell>
          <table:table-cell table:style-name="ce52" office:value-type="float" office:value="0.157" calcext:value-type="float">
            <text:p>0,157</text:p>
          </table:table-cell>
          <table:table-cell table:style-name="ce55" table:formula="of:=IF(OR([.L288]=&quot;-&quot;; [.G288]=&quot;&quot;);&quot;&quot;;[.G288]*[.M288])" office:value-type="currency" office:currency="GBP" office:value="0.314" calcext:value-type="currency">
            <text:p>£0.31</text:p>
          </table:table-cell>
          <table:table-cell table:style-name="ce24"/>
          <table:table-cell table:style-name="ce24" office:value-type="string" calcext:value-type="string">
            <text:p>P4SMAJ48A-DIO</text:p>
          </table:table-cell>
          <table:table-cell table:style-name="ce52" office:value-type="float" office:value="0.102" calcext:value-type="float">
            <text:p>0,102</text:p>
          </table:table-cell>
          <table:table-cell table:style-name="ce60" table:formula="of:=IF(OR([.P288]=&quot;-&quot;;[.G288]=&quot;&quot;);&quot;&quot;;[.G288]*[.Q288])" office:value-type="currency" office:currency="EUR" office:value="0.204" calcext:value-type="currency">
            <text:p>0,20 €</text:p>
          </table:table-cell>
          <table:table-cell table:style-name="ce67" table:formula="of:=IF([.G288]&lt;&gt;&quot;&quot;; IF([.L288]&lt;&gt;&quot;-&quot;; IF([.R288] &gt; [.N288]*[.$S$1];[.N288]*[.$S$1];[.R288]);[.R288]);&quot;&quot;)" office:value-type="currency" office:currency="EUR" office:value="0.204" calcext:value-type="currency">
            <text:p>0,204 €</text:p>
          </table:table-cell>
          <table:table-cell table:style-name="ce68"/>
          <table:table-cell table:style-name="ce68" table:formula="of:=IF(OR([.T288]&lt;&gt;&quot;&quot;;[.D288]=&quot;Not installed&quot;);&quot;&quot;;[.G28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57" table:formula="of:=SUM([.N4:.N288])" office:value-type="currency" office:currency="GBP" office:value="215.966" calcext:value-type="currency">
            <text:p>£215.97</text:p>
          </table:table-cell>
          <table:table-cell table:number-columns-repeated="3"/>
          <table:table-cell table:style-name="ce62" table:formula="of:=SUM([.R4:.R288])" office:value-type="currency" office:currency="EUR" office:value="75.00472" calcext:value-type="currency">
            <text:p>75,00 €</text:p>
          </table:table-cell>
          <table:table-cell table:style-name="ce62" table:formula="of:=SUM([.S4:.S288])" office:value-type="currency" office:currency="EUR" office:value="194.67809582" calcext:value-type="currency">
            <text:p>194,68 €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/>
          <table:table-cell table:style-name="ce21" table:number-columns-repeated="2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SAR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2]=&quot;Power board&quot;; [.B292]*2;[.B292])" office:value-type="float" office:value="1" calcext:value-type="float">
            <text:p>1</text:p>
          </table:table-cell>
          <table:table-cell table:style-name="ce33" office:value-type="string" calcext:value-type="string">
            <text:p>652-2027-47-BLF</text:p>
          </table:table-cell>
          <table:table-cell table:style-name="ce39" office:value-type="float" office:value="1.34" calcext:value-type="float">
            <text:p>1,340</text:p>
          </table:table-cell>
          <table:table-cell table:style-name="ce39" table:formula="of:=[.I292]*[.G292]" office:value-type="float" office:value="1.34" calcext:value-type="float">
            <text:p>1,340</text:p>
          </table:table-cell>
          <table:table-cell table:style-name="ce28"/>
          <table:table-cell table:style-name="ce13" office:value-type="string" calcext:value-type="string">
            <text:p>1846854</text:p>
          </table:table-cell>
          <table:table-cell table:style-name="ce52" office:value-type="float" office:value="1.39" calcext:value-type="float">
            <text:p>1,390</text:p>
          </table:table-cell>
          <table:table-cell table:style-name="ce55" table:formula="of:=IF(OR([.L292]=&quot;-&quot;; [.G292]=&quot;&quot;);&quot;&quot;;[.G292]*[.M292])" office:value-type="currency" office:currency="GBP" office:value="1.39" calcext:value-type="currency">
            <text:p>£1.39</text:p>
          </table:table-cell>
          <table:table-cell table:style-name="ce24"/>
          <table:table-cell table:style-name="ce24" office:value-type="string" calcext:value-type="string">
            <text:p>CG2-470L</text:p>
          </table:table-cell>
          <table:table-cell table:style-name="ce52" office:value-type="float" office:value="1.45" calcext:value-type="float">
            <text:p>1,450</text:p>
          </table:table-cell>
          <table:table-cell table:style-name="ce60" table:formula="of:=IF(OR([.P292]=&quot;-&quot;;[.G292]=&quot;&quot;);&quot;&quot;;[.G292]*[.Q292])" office:value-type="currency" office:currency="EUR" office:value="1.45" calcext:value-type="currency">
            <text:p>1,45 €</text:p>
          </table:table-cell>
          <table:table-cell table:style-name="ce67" table:formula="of:=IF([.G292]&lt;&gt;&quot;&quot;; IF([.L292]&lt;&gt;&quot;-&quot;; IF([.R292] &gt; [.N292]*[.$S$1];[.N292]*[.$S$1];[.R292]);[.R292]);&quot;&quot;)" office:value-type="currency" office:currency="EUR" office:value="1.45" calcext:value-type="currency">
            <text:p>1,450 €</text:p>
          </table:table-cell>
          <table:table-cell table:style-name="ce68" table:formula="of:=[.G292]" office:value-type="float" office:value="1" calcext:value-type="float">
            <text:p>1</text:p>
          </table:table-cell>
          <table:table-cell table:style-name="ce68" table:formula="of:=IF(OR([.T292]&lt;&gt;&quot;&quot;;[.D292]=&quot;Not installed&quot;);&quot;&quot;;[.G292])">
            <text:p/>
          </table:table-cell>
          <table:table-cell table:number-columns-repeated="100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20K250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VAR1, VAR2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93]=&quot;Power board&quot;; [.B293]*2;[.B293])" office:value-type="float" office:value="2" calcext:value-type="float">
            <text:p>2</text:p>
          </table:table-cell>
          <table:table-cell table:style-name="ce34" office:value-type="string" calcext:value-type="string">
            <text:p>871-B72220S251K101</text:p>
          </table:table-cell>
          <table:table-cell table:style-name="ce40" office:value-type="float" office:value="0.936" calcext:value-type="float">
            <text:p>0,936</text:p>
          </table:table-cell>
          <table:table-cell table:style-name="ce40" table:formula="of:=[.I293]*[.G293]" office:value-type="float" office:value="1.872" calcext:value-type="float">
            <text:p>1,872</text:p>
          </table:table-cell>
          <table:table-cell table:style-name="ce29"/>
          <table:table-cell table:style-name="ce48" office:value-type="float" office:value="1004357" calcext:value-type="float">
            <text:p>1004357</text:p>
          </table:table-cell>
          <table:table-cell table:style-name="ce53" office:value-type="float" office:value="0.563" calcext:value-type="float">
            <text:p>0,563</text:p>
          </table:table-cell>
          <table:table-cell table:style-name="ce56" table:formula="of:=IF(OR([.L293]=&quot;-&quot;; [.G293]=&quot;&quot;);&quot;&quot;;[.G293]*[.M293])" office:value-type="currency" office:currency="GBP" office:value="1.126" calcext:value-type="currency">
            <text:p>£1.13</text:p>
          </table:table-cell>
          <table:table-cell table:style-name="ce25"/>
          <table:table-cell table:style-name="ce19" office:value-type="string" calcext:value-type="string">
            <text:p>SIOV-S20K250</text:p>
          </table:table-cell>
          <table:table-cell table:style-name="ce53" office:value-type="float" office:value="0.5168" calcext:value-type="float">
            <text:p>0,517</text:p>
          </table:table-cell>
          <table:table-cell table:style-name="ce61" table:formula="of:=IF(OR([.P293]=&quot;-&quot;;[.G293]=&quot;&quot;);&quot;&quot;;[.G293]*[.Q293])" office:value-type="currency" office:currency="EUR" office:value="1.0336" calcext:value-type="currency">
            <text:p>1,03 €</text:p>
          </table:table-cell>
          <table:table-cell table:style-name="ce67" table:formula="of:=IF([.G293]&lt;&gt;&quot;&quot;; IF([.L293]&lt;&gt;&quot;-&quot;; IF([.R293] &gt; [.N293]*[.$S$1];[.N293]*[.$S$1];[.R293]);[.R293]);&quot;&quot;)" office:value-type="currency" office:currency="EUR" office:value="1.0336" calcext:value-type="currency">
            <text:p>1,034 €</text:p>
          </table:table-cell>
          <table:table-cell table:style-name="ce6" table:formula="of:=[.G293]" office:value-type="float" office:value="2" calcext:value-type="float">
            <text:p>2</text:p>
          </table:table-cell>
          <table:table-cell table:style-name="ce70" table:formula="of:=IF(OR([.T293]&lt;&gt;&quot;&quot;;[.D293]=&quot;Not installed&quot;);&quot;&quot;;[.G293])">
            <text:p/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ZD6, ZD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4]=&quot;Power board&quot;; [.B294]*2;[.B294])" office:value-type="float" office:value="2" calcext:value-type="float">
            <text:p>2</text:p>
          </table:table-cell>
          <table:table-cell table:style-name="ce33" office:value-type="string" calcext:value-type="string">
            <text:p>511-1.5KE400CARL</text:p>
          </table:table-cell>
          <table:table-cell table:style-name="ce39" office:value-type="float" office:value="0.724" calcext:value-type="float">
            <text:p>0,724</text:p>
          </table:table-cell>
          <table:table-cell table:style-name="ce39" table:formula="of:=[.I294]*[.G294]" office:value-type="float" office:value="1.448" calcext:value-type="float">
            <text:p>1,448</text:p>
          </table:table-cell>
          <table:table-cell table:style-name="ce28"/>
          <table:table-cell table:style-name="ce13" office:value-type="float" office:value="2341650" calcext:value-type="float">
            <text:p>2341650</text:p>
          </table:table-cell>
          <table:table-cell table:style-name="ce52" office:value-type="float" office:value="0.346" calcext:value-type="float">
            <text:p>0,346</text:p>
          </table:table-cell>
          <table:table-cell table:style-name="ce55" table:formula="of:=IF(OR([.L294]=&quot;-&quot;; [.G294]=&quot;&quot;);&quot;&quot;;[.G294]*[.M294])" office:value-type="currency" office:currency="GBP" office:value="0.692" calcext:value-type="currency">
            <text:p>£0.69</text:p>
          </table:table-cell>
          <table:table-cell table:style-name="ce24"/>
          <table:table-cell table:style-name="ce24" office:value-type="string" calcext:value-type="string">
            <text:p>1.5KE400CA</text:p>
          </table:table-cell>
          <table:table-cell table:style-name="ce52" office:value-type="float" office:value="0.256" calcext:value-type="float">
            <text:p>0,256</text:p>
          </table:table-cell>
          <table:table-cell table:style-name="ce60" table:formula="of:=IF(OR([.P294]=&quot;-&quot;;[.G294]=&quot;&quot;);&quot;&quot;;[.G294]*[.Q294])" office:value-type="currency" office:currency="EUR" office:value="0.512" calcext:value-type="currency">
            <text:p>0,51 €</text:p>
          </table:table-cell>
          <table:table-cell table:style-name="ce67" table:formula="of:=IF([.G294]&lt;&gt;&quot;&quot;; IF([.L294]&lt;&gt;&quot;-&quot;; IF([.R294] &gt; [.N294]*[.$S$1];[.N294]*[.$S$1];[.R294]);[.R294]);&quot;&quot;)" office:value-type="currency" office:currency="EUR" office:value="0.512" calcext:value-type="currency">
            <text:p>0,512 €</text:p>
          </table:table-cell>
          <table:table-cell table:style-name="ce68" table:formula="of:=[.G294]" office:value-type="float" office:value="2" calcext:value-type="float">
            <text:p>2</text:p>
          </table:table-cell>
          <table:table-cell table:style-name="ce68" table:formula="of:=IF(OR([.T294]&lt;&gt;&quot;&quot;;[.D294]=&quot;Not installed&quot;);&quot;&quot;;[.G294])">
            <text:p/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57" table:formula="of:=SUM([.N292:.N294])" office:value-type="currency" office:currency="GBP" office:value="3.208" calcext:value-type="currency">
            <text:p>£3.21</text:p>
          </table:table-cell>
          <table:table-cell table:number-columns-repeated="3"/>
          <table:table-cell table:style-name="ce62" table:formula="of:=SUM([.R292:.R294])" office:value-type="currency" office:currency="EUR" office:value="2.9956" calcext:value-type="currency">
            <text:p>3,00 €</text:p>
          </table:table-cell>
          <table:table-cell table:style-name="ce62" table:formula="of:=SUM([.S292:.S294])" office:value-type="currency" office:currency="EUR" office:value="2.9956" calcext:value-type="currency">
            <text:p>3,00 €</text:p>
          </table:table-cell>
          <table:table-cell table:style-name="ce69" table:formula="of:=SUM([.T4:.T294])" office:value-type="float" office:value="48" calcext:value-type="float">
            <text:p>48</text:p>
          </table:table-cell>
          <table:table-cell table:style-name="ce69" table:formula="of:=SUM([.U4:.U294])" office:value-type="float" office:value="697" calcext:value-type="float">
            <text:p>697</text:p>
          </table:table-cell>
          <table:table-cell table:number-columns-repeated="1003"/>
        </table:table-row>
        <table:table-row table:style-name="ro5">
          <table:table-cell table:number-columns-repeated="13"/>
          <table:table-cell table:style-name="ce57"/>
          <table:table-cell table:number-columns-repeated="3"/>
          <table:table-cell table:style-name="ce62" table:number-columns-repeated="2"/>
          <table:table-cell table:style-name="ce69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Not installed</text:p>
          </table:table-cell>
          <table:table-cell table:style-name="ce21" table:number-columns-repeated="3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99, C100, C101, C102, C10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8]=&quot;Power board&quot;; [.B298]*2;[.B298])" office:value-type="float" office:value="5" calcext:value-type="float">
            <text:p>5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98]=&quot;-&quot;; [.G298]=&quot;&quot;);&quot;&quot;;[.G298]*[.M29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98]=&quot;-&quot;;[.G298]=&quot;&quot;);&quot;&quot;;[.G298]*[.Q298])">
            <text:p/>
          </table:table-cell>
          <table:table-cell table:style-name="ce67" table:formula="of:=IF([.B298]&lt;&gt;&quot;&quot;; IF([.L298]&lt;&gt;&quot;-&quot;; IF([.R298] &gt; [.N298]*[.$S$1];[.N298]*[.$S$1];[.R298]);[.R298]);&quot;&quot;)">
            <text:p/>
          </table:table-cell>
          <table:table-cell table:style-name="ce68"/>
          <table:table-cell table:style-name="ce68" table:formula="of:=IF(OR([.T298]&lt;&gt;&quot;&quot;;[.D298]=&quot;Not installed&quot;);&quot;&quot;;[.G29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u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C1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99]=&quot;Power board&quot;; [.B299]*2;[.B299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299]=&quot;-&quot;; [.G299]=&quot;&quot;);&quot;&quot;;[.G299]*[.M299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99]=&quot;-&quot;;[.G299]=&quot;&quot;);&quot;&quot;;[.G299]*[.Q299])">
            <text:p/>
          </table:table-cell>
          <table:table-cell table:style-name="ce67" table:formula="of:=IF([.B299]&lt;&gt;&quot;&quot;; IF([.L299]&lt;&gt;&quot;-&quot;; IF([.R299] &gt; [.N299]*[.$S$1];[.N299]*[.$S$1];[.R299]);[.R299]);&quot;&quot;)">
            <text:p/>
          </table:table-cell>
          <table:table-cell table:style-name="ce6"/>
          <table:table-cell table:style-name="ce70" table:formula="of:=IF(OR([.T299]&lt;&gt;&quot;&quot;;[.D299]=&quot;Not installed&quot;);&quot;&quot;;[.G29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5, C1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00]=&quot;Power board&quot;; [.B300]*2;[.B300])" office:value-type="float" office:value="4" calcext:value-type="float">
            <text:p>4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0]=&quot;-&quot;; [.G300]=&quot;&quot;);&quot;&quot;;[.G300]*[.M300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0]=&quot;-&quot;;[.G300]=&quot;&quot;);&quot;&quot;;[.G300]*[.Q300])">
            <text:p/>
          </table:table-cell>
          <table:table-cell table:style-name="ce67" table:formula="of:=IF([.B300]&lt;&gt;&quot;&quot;; IF([.L300]&lt;&gt;&quot;-&quot;; IF([.R300] &gt; [.N300]*[.$S$1];[.N300]*[.$S$1];[.R300]);[.R300]);&quot;&quot;)">
            <text:p/>
          </table:table-cell>
          <table:table-cell table:style-name="ce68"/>
          <table:table-cell table:style-name="ce68" table:formula="of:=IF(OR([.T300]&lt;&gt;&quot;&quot;;[.D300]=&quot;Not installed&quot;);&quot;&quot;;[.G300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3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1]=&quot;Power board&quot;; [.B301]*2;[.B301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1]=&quot;-&quot;; [.G301]=&quot;&quot;);&quot;&quot;;[.G301]*[.M301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1]=&quot;-&quot;;[.G301]=&quot;&quot;);&quot;&quot;;[.G301]*[.Q301])">
            <text:p/>
          </table:table-cell>
          <table:table-cell table:style-name="ce67" table:formula="of:=IF([.B301]&lt;&gt;&quot;&quot;; IF([.L301]&lt;&gt;&quot;-&quot;; IF([.R301] &gt; [.N301]*[.$S$1];[.N301]*[.$S$1];[.R301]);[.R301]);&quot;&quot;)">
            <text:p/>
          </table:table-cell>
          <table:table-cell table:style-name="ce6"/>
          <table:table-cell table:style-name="ce70" table:formula="of:=IF(OR([.T301]&lt;&gt;&quot;&quot;;[.D301]=&quot;Not installed&quot;);&quot;&quot;;[.G301])" office:value-type="float" office:value="2" calcext:value-type="float">
            <text:p>2</text:p>
          </table:table-cell>
          <table:table-cell table:number-columns-repeated="1003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18" office:value-type="string" calcext:value-type="string">
            <text:p>THT, Ø18mm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02]=&quot;Power board&quot;; [.B302]*2;[.B302])" office:value-type="float" office:value="4" calcext:value-type="float">
            <text:p>4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2]=&quot;-&quot;; [.G302]=&quot;&quot;);&quot;&quot;;[.G302]*[.M302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2]=&quot;-&quot;;[.G302]=&quot;&quot;);&quot;&quot;;[.G302]*[.Q302])">
            <text:p/>
          </table:table-cell>
          <table:table-cell table:style-name="ce67" table:formula="of:=IF([.B302]&lt;&gt;&quot;&quot;; IF([.L302]&lt;&gt;&quot;-&quot;; IF([.R302] &gt; [.N302]*[.$S$1];[.N302]*[.$S$1];[.R302]);[.R302]);&quot;&quot;)">
            <text:p/>
          </table:table-cell>
          <table:table-cell table:style-name="ce68" office:value-type="float" office:value="4" calcext:value-type="float">
            <text:p>4</text:p>
          </table:table-cell>
          <table:table-cell table:style-name="ce68" table:formula="of:=IF(OR([.T302]&lt;&gt;&quot;&quot;;[.D302]=&quot;Not installed&quot;);&quot;&quot;;[.G302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1, D2, D3, D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3]=&quot;Power board&quot;; [.B303]*2;[.B303])" office:value-type="float" office:value="8" calcext:value-type="float">
            <text:p>8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3]=&quot;-&quot;; [.G303]=&quot;&quot;);&quot;&quot;;[.G303]*[.M303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3]=&quot;-&quot;;[.G303]=&quot;&quot;);&quot;&quot;;[.G303]*[.Q303])">
            <text:p/>
          </table:table-cell>
          <table:table-cell table:style-name="ce67" table:formula="of:=IF([.B303]&lt;&gt;&quot;&quot;; IF([.L303]&lt;&gt;&quot;-&quot;; IF([.R303] &gt; [.N303]*[.$S$1];[.N303]*[.$S$1];[.R303]);[.R303]);&quot;&quot;)">
            <text:p/>
          </table:table-cell>
          <table:table-cell table:style-name="ce6"/>
          <table:table-cell table:style-name="ce70" table:formula="of:=IF(OR([.T303]&lt;&gt;&quot;&quot;;[.D303]=&quot;Not installed&quot;);&quot;&quot;;[.G303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5, FB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4]=&quot;Power board&quot;; [.B304]*2;[.B304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4]=&quot;-&quot;; [.G304]=&quot;&quot;);&quot;&quot;;[.G304]*[.M304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4]=&quot;-&quot;;[.G304]=&quot;&quot;);&quot;&quot;;[.G304]*[.Q30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1751-46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GND, SW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5]=&quot;Power board&quot;; [.B305]*2;[.B305])" office:value-type="float" office:value="4" calcext:value-type="float">
            <text:p>4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5]=&quot;-&quot;; [.G305]=&quot;&quot;);&quot;&quot;;[.G305]*[.M305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5]=&quot;-&quot;;[.G305]=&quot;&quot;);&quot;&quot;;[.G305]*[.Q305])">
            <text:p/>
          </table:table-cell>
          <table:table-cell table:style-name="ce67" table:formula="of:=IF([.B305]&lt;&gt;&quot;&quot;; IF([.L305]&lt;&gt;&quot;-&quot;; IF([.R305] &gt; [.N305]*[.$S$1];[.N305]*[.$S$1];[.R305]);[.R305]);&quot;&quot;)">
            <text:p/>
          </table:table-cell>
          <table:table-cell table:style-name="ce6"/>
          <table:table-cell table:style-name="ce70" table:formula="of:=IF(OR([.T305]&lt;&gt;&quot;&quot;;[.D305]=&quot;Not installed&quot;);&quot;&quot;;[.G30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D4E002DRLR</text:p>
          </table:table-cell>
          <table:table-cell table:style-name="ce18"/>
          <table:table-cell table:style-name="ce24" office:value-type="string" calcext:value-type="string">
            <text:p>IC1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6]=&quot;Power board&quot;; [.B306]*2;[.B306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6]=&quot;-&quot;; [.G306]=&quot;&quot;);&quot;&quot;;[.G306]*[.M306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6]=&quot;-&quot;;[.G306]=&quot;&quot;);&quot;&quot;;[.G306]*[.Q306])">
            <text:p/>
          </table:table-cell>
          <table:table-cell table:style-name="ce67" table:formula="of:=IF([.B306]&lt;&gt;&quot;&quot;; IF([.L306]&lt;&gt;&quot;-&quot;; IF([.R306] &gt; [.N306]*[.$S$1];[.N306]*[.$S$1];[.R306]);[.R306]);&quot;&quot;)">
            <text:p/>
          </table:table-cell>
          <table:table-cell table:style-name="ce68"/>
          <table:table-cell table:style-name="ce68" table:formula="of:=IF(OR([.T306]&lt;&gt;&quot;&quot;;[.D306]=&quot;Not installed&quot;);&quot;&quot;;[.G30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PD2E001DZDR</text:p>
          </table:table-cell>
          <table:table-cell table:style-name="ce19"/>
          <table:table-cell table:style-name="ce19" office:value-type="string" calcext:value-type="string">
            <text:p>IC1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307]=&quot;Power board&quot;; [.B307]*2;[.B307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7]=&quot;-&quot;; [.G307]=&quot;&quot;);&quot;&quot;;[.G307]*[.M307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7]=&quot;-&quot;;[.G307]=&quot;&quot;);&quot;&quot;;[.G307]*[.Q307])">
            <text:p/>
          </table:table-cell>
          <table:table-cell table:style-name="ce67" table:formula="of:=IF([.B307]&lt;&gt;&quot;&quot;; IF([.L307]&lt;&gt;&quot;-&quot;; IF([.R307] &gt; [.N307]*[.$S$1];[.N307]*[.$S$1];[.R307]);[.R307]);&quot;&quot;)">
            <text:p/>
          </table:table-cell>
          <table:table-cell table:style-name="ce6"/>
          <table:table-cell table:style-name="ce70" table:formula="of:=IF(OR([.T307]&lt;&gt;&quot;&quot;;[.D307]=&quot;Not installed&quot;);&quot;&quot;;[.G30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UM3160BRWZ</text:p>
          </table:table-cell>
          <table:table-cell table:style-name="ce18"/>
          <table:table-cell table:style-name="ce24" office:value-type="string" calcext:value-type="string">
            <text:p>IC1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8]=&quot;Power board&quot;; [.B308]*2;[.B308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8]=&quot;-&quot;; [.G308]=&quot;&quot;);&quot;&quot;;[.G308]*[.M30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8]=&quot;-&quot;;[.G308]=&quot;&quot;);&quot;&quot;;[.G308]*[.Q308])">
            <text:p/>
          </table:table-cell>
          <table:table-cell table:style-name="ce67" table:formula="of:=IF([.B308]&lt;&gt;&quot;&quot;; IF([.L308]&lt;&gt;&quot;-&quot;; IF([.R308] &gt; [.N308]*[.$S$1];[.N308]*[.$S$1];[.R308]);[.R308]);&quot;&quot;)">
            <text:p/>
          </table:table-cell>
          <table:table-cell table:style-name="ce68"/>
          <table:table-cell table:style-name="ce68" table:formula="of:=IF(OR([.T308]&lt;&gt;&quot;&quot;;[.D308]=&quot;Not installed&quot;);&quot;&quot;;[.G308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92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JP3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09]=&quot;Power board&quot;; [.B309]*2;[.B309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9]=&quot;-&quot;; [.G309]=&quot;&quot;);&quot;&quot;;[.G309]*[.M309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9]=&quot;-&quot;;[.G309]=&quot;&quot;);&quot;&quot;;[.G309]*[.Q309])">
            <text:p/>
          </table:table-cell>
          <table:table-cell table:style-name="ce67" table:formula="of:=IF([.B309]&lt;&gt;&quot;&quot;; IF([.L309]&lt;&gt;&quot;-&quot;; IF([.R309] &gt; [.N309]*[.$S$1];[.N309]*[.$S$1];[.R309]);[.R309]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70" table:formula="of:=IF(OR([.T309]&lt;&gt;&quot;&quot;;[.D309]=&quot;Not installed&quot;);&quot;&quot;;[.G309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10]=&quot;Power board&quot;; [.B310]*2;[.B310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0]=&quot;-&quot;; [.G310]=&quot;&quot;);&quot;&quot;;[.G310]*[.M310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0]=&quot;-&quot;;[.G310]=&quot;&quot;);&quot;&quot;;[.G310]*[.Q310])">
            <text:p/>
          </table:table-cell>
          <table:table-cell table:style-name="ce67" table:formula="of:=IF([.B310]&lt;&gt;&quot;&quot;; IF([.L310]&lt;&gt;&quot;-&quot;; IF([.R310] &gt; [.N310]*[.$S$1];[.N310]*[.$S$1];[.R310]);[.R310]);&quot;&quot;)">
            <text:p/>
          </table:table-cell>
          <table:table-cell table:style-name="ce68"/>
          <table:table-cell table:style-name="ce68" table:formula="of:=IF(OR([.T310]&lt;&gt;&quot;&quot;;[.D310]=&quot;Not installed&quot;);&quot;&quot;;[.G310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19" office:value-type="string" calcext:value-type="string">
            <text:p>1208</text:p>
          </table:table-cell>
          <table:table-cell table:style-name="ce19" office:value-type="string" calcext:value-type="string">
            <text:p>R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1]=&quot;Power board&quot;; [.B311]*2;[.B311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1]=&quot;-&quot;; [.G311]=&quot;&quot;);&quot;&quot;;[.G311]*[.M311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1]=&quot;-&quot;;[.G311]=&quot;&quot;);&quot;&quot;;[.G311]*[.Q311])">
            <text:p/>
          </table:table-cell>
          <table:table-cell table:style-name="ce67" table:formula="of:=IF([.B311]&lt;&gt;&quot;&quot;; IF([.L311]&lt;&gt;&quot;-&quot;; IF([.R311] &gt; [.N311]*[.$S$1];[.N311]*[.$S$1];[.R311]);[.R311]);&quot;&quot;)">
            <text:p/>
          </table:table-cell>
          <table:table-cell table:style-name="ce6"/>
          <table:table-cell table:style-name="ce70" table:formula="of:=IF(OR([.T311]&lt;&gt;&quot;&quot;;[.D311]=&quot;Not installed&quot;);&quot;&quot;;[.G31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2, R13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12]=&quot;Power board&quot;; [.B312]*2;[.B312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2]=&quot;-&quot;; [.G312]=&quot;&quot;);&quot;&quot;;[.G312]*[.M312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2]=&quot;-&quot;;[.G312]=&quot;&quot;);&quot;&quot;;[.G312]*[.Q312])">
            <text:p/>
          </table:table-cell>
          <table:table-cell table:style-name="ce67" table:formula="of:=IF([.B312]&lt;&gt;&quot;&quot;; IF([.L312]&lt;&gt;&quot;-&quot;; IF([.R312] &gt; [.N312]*[.$S$1];[.N312]*[.$S$1];[.R312]);[.R312]);&quot;&quot;)">
            <text:p/>
          </table:table-cell>
          <table:table-cell table:style-name="ce68"/>
          <table:table-cell table:style-name="ce68" table:formula="of:=IF(OR([.T312]&lt;&gt;&quot;&quot;;[.D312]=&quot;Not installed&quot;);&quot;&quot;;[.G31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RF24L01 module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WIFI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13]=&quot;Power board&quot;; [.B313]*2;[.B313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3]=&quot;-&quot;; [.G313]=&quot;&quot;);&quot;&quot;;[.G313]*[.M313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3]=&quot;-&quot;;[.G313]=&quot;&quot;);&quot;&quot;;[.G313]*[.Q313])">
            <text:p/>
          </table:table-cell>
          <table:table-cell table:style-name="ce67" table:formula="of:=IF([.B313]&lt;&gt;&quot;&quot;; IF([.L313]&lt;&gt;&quot;-&quot;; IF([.R313] &gt; [.N313]*[.$S$1];[.N313]*[.$S$1];[.R313]);[.R313]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70" table:formula="of:=IF(OR([.T313]&lt;&gt;&quot;&quot;;[.D313]=&quot;Not installed&quot;);&quot;&quot;;[.G313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0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14]=&quot;Power board&quot;; [.B314]*2;[.B314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4]=&quot;-&quot;; [.G314]=&quot;&quot;);&quot;&quot;;[.G314]*[.M314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4]=&quot;-&quot;;[.G314]=&quot;&quot;);&quot;&quot;;[.G314]*[.Q314])">
            <text:p/>
          </table:table-cell>
          <table:table-cell table:style-name="ce67" table:formula="of:=IF([.B314]&lt;&gt;&quot;&quot;; IF([.L314]&lt;&gt;&quot;-&quot;; IF([.R314] &gt; [.N314]*[.$S$1];[.N314]*[.$S$1];[.R314]);[.R314]);&quot;&quot;)">
            <text:p/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IF(OR([.T314]&lt;&gt;&quot;&quot;;[.D314]=&quot;Not installed&quot;);&quot;&quot;;[.G314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8283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5]=&quot;Power board&quot;; [.B315]*2;[.B315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5]=&quot;-&quot;; [.G315]=&quot;&quot;);&quot;&quot;;[.G315]*[.M315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5]=&quot;-&quot;;[.G315]=&quot;&quot;);&quot;&quot;;[.G315]*[.Q315])">
            <text:p/>
          </table:table-cell>
          <table:table-cell table:style-name="ce67" table:formula="of:=IF([.B315]&lt;&gt;&quot;&quot;; IF([.L315]&lt;&gt;&quot;-&quot;; IF([.R315] &gt; [.N315]*[.$S$1];[.N315]*[.$S$1];[.R315]);[.R315]);&quot;&quot;)">
            <text:p/>
          </table:table-cell>
          <table:table-cell table:style-name="ce6" office:value-type="float" office:value="2" calcext:value-type="float">
            <text:p>2</text:p>
          </table:table-cell>
          <table:table-cell table:style-name="ce70" table:formula="of:=IF(OR([.T315]&lt;&gt;&quot;&quot;;[.D315]=&quot;Not installed&quot;);&quot;&quot;;[.G315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SW-105-02-S-D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16]=&quot;Power board&quot;; [.B316]*2;[.B316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6]=&quot;-&quot;; [.G316]=&quot;&quot;);&quot;&quot;;[.G316]*[.M316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6]=&quot;-&quot;;[.G316]=&quot;&quot;);&quot;&quot;;[.G316]*[.Q316])">
            <text:p/>
          </table:table-cell>
          <table:table-cell table:style-name="ce67" table:formula="of:=IF([.B316]&lt;&gt;&quot;&quot;; IF([.L316]&lt;&gt;&quot;-&quot;; IF([.R316] &gt; [.N316]*[.$S$1];[.N316]*[.$S$1];[.R316]);[.R316]);&quot;&quot;)">
            <text:p/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IF(OR([.T316]&lt;&gt;&quot;&quot;;[.D316]=&quot;Not installed&quot;);&quot;&quot;;[.G316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19"/>
          <table:table-cell table:style-name="ce19" office:value-type="string" calcext:value-type="string">
            <text:p>ZD1, ZD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7]=&quot;Power board&quot;; [.B317]*2;[.B317])" office:value-type="float" office:value="4" calcext:value-type="float">
            <text:p>4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7]=&quot;-&quot;; [.G317]=&quot;&quot;);&quot;&quot;;[.G317]*[.M317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7]=&quot;-&quot;;[.G317]=&quot;&quot;);&quot;&quot;;[.G317]*[.Q317])">
            <text:p/>
          </table:table-cell>
          <table:table-cell table:style-name="ce67" table:formula="of:=IF([.B317]&lt;&gt;&quot;&quot;; IF([.L317]&lt;&gt;&quot;-&quot;; IF([.R317] &gt; [.N317]*[.$S$1];[.N317]*[.$S$1];[.R317]);[.R317]);&quot;&quot;)">
            <text:p/>
          </table:table-cell>
          <table:table-cell table:style-name="ce6"/>
          <table:table-cell table:style-name="ce70" table:formula="of:=IF(OR([.T317]&lt;&gt;&quot;&quot;;[.D317]=&quot;Not installed&quot;);&quot;&quot;;[.G31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ee Note 3.2</text:p>
          </table:table-cell>
          <table:table-cell table:style-name="ce18"/>
          <table:table-cell table:style-name="ce24" office:value-type="string" calcext:value-type="string">
            <text:p>ZD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18]=&quot;Power board&quot;; [.B318]*2;[.B318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8]=&quot;-&quot;; [.G318]=&quot;&quot;);&quot;&quot;;[.G318]*[.M31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8]=&quot;-&quot;;[.G318]=&quot;&quot;);&quot;&quot;;[.G318]*[.Q318])">
            <text:p/>
          </table:table-cell>
          <table:table-cell table:style-name="ce67" table:formula="of:=IF([.B318]&lt;&gt;&quot;&quot;; IF([.L318]&lt;&gt;&quot;-&quot;; IF([.R318] &gt; [.N318]*[.$S$1];[.N318]*[.$S$1];[.R318]);[.R318]);&quot;&quot;)">
            <text:p/>
          </table:table-cell>
          <table:table-cell table:style-name="ce68"/>
          <table:table-cell table:style-name="ce68" table:formula="of:=IF(OR([.T318]&lt;&gt;&quot;&quot;;[.D318]=&quot;Not installed&quot;);&quot;&quot;;[.G318])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6" office:value-type="string" calcext:value-type="string" table:number-columns-spanned="15" table:number-rows-spanned="1">
            <text:p>Power module AC input option</text:p>
          </table:table-cell>
          <table:covered-table-cell table:number-columns-repeated="14"/>
          <table:table-cell table:style-name="ce50" table:number-columns-repeated="2"/>
          <table:table-cell table:style-name="ce7" table:number-columns-repeated="2"/>
          <table:table-cell table:number-columns-repeated="1003"/>
        </table:table-row>
        <table:table-row table:style-name="ro9">
          <table:table-cell/>
          <table:table-cell office:value-type="string" calcext:value-type="string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1]=&quot;Power board&quot;; [.B321]*2;[.B321])" office:value-type="float" office:value="4" calcext:value-type="float">
            <text:p>4</text:p>
          </table:table-cell>
          <table:table-cell table:style-name="ce33" office:value-type="string" calcext:value-type="string">
            <text:p>647-UVR1J222MHD</text:p>
          </table:table-cell>
          <table:table-cell table:style-name="ce39" office:value-type="float" office:value="1.63" calcext:value-type="float">
            <text:p>1,630</text:p>
          </table:table-cell>
          <table:table-cell table:style-name="ce39" table:formula="of:=[.I321]*[.G321]" office:value-type="float" office:value="6.52" calcext:value-type="float">
            <text:p>6,520</text:p>
          </table:table-cell>
          <table:table-cell table:style-name="ce28"/>
          <table:table-cell table:style-name="ce13" office:value-type="string" calcext:value-type="string">
            <text:p>1822562</text:p>
          </table:table-cell>
          <table:table-cell table:style-name="ce52" office:value-type="float" office:value="1.651" calcext:value-type="float">
            <text:p>1,651</text:p>
          </table:table-cell>
          <table:table-cell table:style-name="ce55" table:formula="of:=IF([.L321]=&quot;-&quot;;&quot;&quot;;IF([.B321]=&quot;&quot;;[.M321];[.G321]*[.M321]))" office:value-type="currency" office:currency="GBP" office:value="6.604" calcext:value-type="currency">
            <text:p>£6.60</text:p>
          </table:table-cell>
          <table:table-cell table:style-name="ce24"/>
          <table:table-cell table:style-name="ce24" office:value-type="string" calcext:value-type="string">
            <text:p>UVR1H222MHD</text:p>
          </table:table-cell>
          <table:table-cell table:style-name="ce52" office:value-type="float" office:value="1.1" calcext:value-type="float">
            <text:p>1,100</text:p>
          </table:table-cell>
          <table:table-cell table:style-name="ce60" table:formula="of:=IF([.P321]=&quot;-&quot;;&quot;&quot;;IF([.B321]=&quot;&quot;;[.Q321];[.G321]*[.Q321]))" office:value-type="currency" office:currency="EUR" office:value="4.4" calcext:value-type="currency">
            <text:p>4,40 €</text:p>
          </table:table-cell>
          <table:table-cell table:style-name="ce67" table:formula="of:=IF([.B321]&lt;&gt;&quot;&quot;; IF([.L321]&lt;&gt;&quot;-&quot;; IF([.R321] &gt; [.N321]*[.$R$1];[.N321]*[.$R$1];[.R321]);[.R321]);&quot;&quot;)" office:value-type="currency" office:currency="EUR" office:value="0" calcext:value-type="currency">
            <text:p>0,000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Option #1: UVZ1H222MHD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C4, C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2]=&quot;Power board&quot;; [.B322]*2;[.B322])" office:value-type="float" office:value="0" calcext:value-type="float">
            <text:p>0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22]*[.G322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[.L322]=&quot;-&quot;;&quot;&quot;;IF([.B322]=&quot;&quot;;[.M322];[.G322]*[.M322]))">
            <text:p/>
          </table:table-cell>
          <table:table-cell table:style-name="ce25"/>
          <table:table-cell table:style-name="ce19" office:value-type="string" calcext:value-type="string">
            <text:p>UVZ1H222MHD</text:p>
          </table:table-cell>
          <table:table-cell table:style-name="ce53" office:value-type="float" office:value="0.97282" calcext:value-type="float">
            <text:p>0,973</text:p>
          </table:table-cell>
          <table:table-cell table:style-name="ce61" table:formula="of:=IF([.P322]=&quot;-&quot;;&quot;&quot;;IF([.B322]=&quot;&quot;;[.Q322];[.G322]*[.Q322]))" office:value-type="currency" office:currency="EUR" office:value="0.97282" calcext:value-type="currency">
            <text:p>0,97 €</text:p>
          </table:table-cell>
          <table:table-cell table:style-name="ce67" table:formula="of:=IF([.B322]&lt;&gt;&quot;&quot;; IF([.L322]&lt;&gt;&quot;-&quot;; IF([.R322] &gt; [.N322]*[.$R$1];[.N322]*[.$R$1];[.R322]);[.R322]);&quot;&quot;)">
            <text:p/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table:number-columns-repeated="2"/>
          <table:table-cell table:style-name="ce13" office:value-type="string" calcext:value-type="string">
            <text:p>Option #2: UVZ1J222MHD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3]=&quot;Power board&quot;; [.B323]*2;[.B323])" office:value-type="float" office:value="0" calcext:value-type="float">
            <text:p>0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23]*[.G323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[.L323]=&quot;-&quot;;&quot;&quot;;IF([.B323]=&quot;&quot;;[.M323];[.G323]*[.M323]))">
            <text:p/>
          </table:table-cell>
          <table:table-cell table:style-name="ce24"/>
          <table:table-cell table:style-name="ce24" office:value-type="string" calcext:value-type="string">
            <text:p>UVZ1J222MHD</text:p>
          </table:table-cell>
          <table:table-cell table:style-name="ce52" office:value-type="float" office:value="1.59292" calcext:value-type="float">
            <text:p>1,593</text:p>
          </table:table-cell>
          <table:table-cell table:style-name="ce60" table:formula="of:=IF([.P323]=&quot;-&quot;;&quot;&quot;;IF([.B323]=&quot;&quot;;[.Q323];[.G323]*[.Q323]))" office:value-type="currency" office:currency="EUR" office:value="1.59292" calcext:value-type="currency">
            <text:p>1,59 €</text:p>
          </table:table-cell>
          <table:table-cell table:style-name="ce67" table:formula="of:=IF([.B323]&lt;&gt;&quot;&quot;; IF([.L323]&lt;&gt;&quot;-&quot;; IF([.R323] &gt; [.N323]*[.$R$1];[.N323]*[.$R$1];[.R323]);[.R323]);&quot;&quot;)">
            <text:p/>
          </table:table-cell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>
            <text:p>4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1, D2, D3, D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4]=&quot;Power board&quot;; [.B324]*2;[.B324])" office:value-type="float" office:value="8" calcext:value-type="float">
            <text:p>8</text:p>
          </table:table-cell>
          <table:table-cell table:style-name="ce34" office:value-type="string" calcext:value-type="string">
            <text:p>511-STPS15H100CB-TR</text:p>
          </table:table-cell>
          <table:table-cell table:style-name="ce40" office:value-type="float" office:value="0.941" calcext:value-type="float">
            <text:p>0,941</text:p>
          </table:table-cell>
          <table:table-cell table:style-name="ce40" table:formula="of:=[.I324]*[.G324]" office:value-type="float" office:value="7.528" calcext:value-type="float">
            <text:p>7,528</text:p>
          </table:table-cell>
          <table:table-cell table:style-name="ce29"/>
          <table:table-cell table:style-name="ce48" office:value-type="float" office:value="2344052" calcext:value-type="float">
            <text:p>2344052</text:p>
          </table:table-cell>
          <table:table-cell table:style-name="ce53" office:value-type="float" office:value="0.549" calcext:value-type="float">
            <text:p>0,549</text:p>
          </table:table-cell>
          <table:table-cell table:style-name="ce56" table:formula="of:=IF([.L324]=&quot;-&quot;;&quot;&quot;;IF([.B324]=&quot;&quot;;[.M324];[.G324]*[.M324]))" office:value-type="currency" office:currency="GBP" office:value="4.392" calcext:value-type="currency">
            <text:p>£4.3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[.P324]=&quot;-&quot;;&quot;&quot;;IF([.B324]=&quot;&quot;;[.Q324];[.G324]*[.Q324]))">
            <text:p/>
          </table:table-cell>
          <table:table-cell table:style-name="ce67" table:formula="of:=IF([.B324]&lt;&gt;&quot;&quot;; IF([.L324]&lt;&gt;&quot;-&quot;; IF([.R324] &gt; [.N324]*[.$R$1];[.N324]*[.$R$1];[.R324]);[.R324]);&quot;&quot;)" office:value-type="currency" office:currency="EUR" office:value="0" calcext:value-type="currency">
            <text:p>0,000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18" office:value-type="string" calcext:value-type="string">
            <text:p>1206</text:p>
          </table:table-cell>
          <table:table-cell table:style-name="ce24" office:value-type="string" calcext:value-type="string">
            <text:p>R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5]=&quot;Power board&quot;; [.B325]*2;[.B325])" office:value-type="float" office:value="2" calcext:value-type="float">
            <text:p>2</text:p>
          </table:table-cell>
          <table:table-cell table:style-name="ce33" office:value-type="string" calcext:value-type="string">
            <text:p>71-CRCW1206-12K-E3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325]*[.G325]" office:value-type="float" office:value="0.182" calcext:value-type="float">
            <text:p>0,182</text:p>
          </table:table-cell>
          <table:table-cell table:style-name="ce28"/>
          <table:table-cell table:style-name="ce13" office:value-type="string" calcext:value-type="string">
            <text:p>1100220</text:p>
          </table:table-cell>
          <table:table-cell table:style-name="ce52" office:value-type="float" office:value="0.0133" calcext:value-type="float">
            <text:p>0,013</text:p>
          </table:table-cell>
          <table:table-cell table:style-name="ce55" table:formula="of:=IF([.L325]=&quot;-&quot;;&quot;&quot;;IF([.B325]=&quot;&quot;;[.M325];[.G325]*[.M325]))" office:value-type="currency" office:currency="GBP" office:value="0.0266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RC1206JR-0712K</text:p>
          </table:table-cell>
          <table:table-cell table:style-name="ce52" office:value-type="float" office:value="0.0063" calcext:value-type="float">
            <text:p>0,006</text:p>
          </table:table-cell>
          <table:table-cell table:style-name="ce60" table:formula="of:=IF([.P325]=&quot;-&quot;;&quot;&quot;;IF([.B325]=&quot;&quot;;[.Q325];[.G325]*[.Q325]))" office:value-type="currency" office:currency="EUR" office:value="0.0126" calcext:value-type="currency">
            <text:p>0,01 €</text:p>
          </table:table-cell>
          <table:table-cell table:style-name="ce67" table:formula="of:=IF([.B325]&lt;&gt;&quot;&quot;; IF([.L325]&lt;&gt;&quot;-&quot;; IF([.R325] &gt; [.N325]*[.$R$1];[.N325]*[.$R$1];[.R325]);[.R325]);&quot;&quot;)" office:value-type="currency" office:currency="EUR" office:value="0" calcext:value-type="currency">
            <text:p>0,000 €</text:p>
          </table:table-cell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8283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6]=&quot;Power board&quot;; [.B326]*2;[.B326])" office:value-type="float" office:value="2" calcext:value-type="float">
            <text:p>2</text:p>
          </table:table-cell>
          <table:table-cell table:style-name="ce34" office:value-type="string" calcext:value-type="string">
            <text:p>571-2828362</text:p>
          </table:table-cell>
          <table:table-cell table:style-name="ce40" office:value-type="float" office:value="0.385" calcext:value-type="float">
            <text:p>0,385</text:p>
          </table:table-cell>
          <table:table-cell table:style-name="ce40" table:formula="of:=[.I326]*[.G326]" office:value-type="float" office:value="0.77" calcext:value-type="float">
            <text:p>0,770</text:p>
          </table:table-cell>
          <table:table-cell table:style-name="ce29"/>
          <table:table-cell table:style-name="ce48" office:value-type="float" office:value="3089034" calcext:value-type="float">
            <text:p>3089034</text:p>
          </table:table-cell>
          <table:table-cell table:style-name="ce53" office:value-type="float" office:value="0.264" calcext:value-type="float">
            <text:p>0,264</text:p>
          </table:table-cell>
          <table:table-cell table:style-name="ce56" table:formula="of:=IF([.L326]=&quot;-&quot;;&quot;&quot;;IF([.B326]=&quot;&quot;;[.M326];[.G326]*[.M326]))" office:value-type="currency" office:currency="GBP" office:value="0.528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282836-2</text:p>
          </table:table-cell>
          <table:table-cell table:style-name="ce53" office:value-type="float" office:value="0.27" calcext:value-type="float">
            <text:p>0,270</text:p>
          </table:table-cell>
          <table:table-cell table:style-name="ce61" table:formula="of:=IF([.P326]=&quot;-&quot;;&quot;&quot;;IF([.B326]=&quot;&quot;;[.Q326];[.G326]*[.Q326]))" office:value-type="currency" office:currency="EUR" office:value="0.54" calcext:value-type="currency">
            <text:p>0,54 €</text:p>
          </table:table-cell>
          <table:table-cell table:style-name="ce67" table:formula="of:=IF([.B326]&lt;&gt;&quot;&quot;; IF([.L326]&lt;&gt;&quot;-&quot;; IF([.R326] &gt; [.N326]*[.$R$1];[.N326]*[.$R$1];[.R326]);[.R326]);&quot;&quot;)" office:value-type="currency" office:currency="EUR" office:value="0" calcext:value-type="currency">
            <text:p>0,000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INDEL TST450/014</text:p>
          </table:table-cell>
          <table:table-cell table:style-name="ce18" office:value-type="string" calcext:value-type="string">
            <text:p>-</text:p>
          </table:table-cell>
          <table:table-cell table:style-name="ce24" office:value-type="string" calcext:value-type="string">
            <text:p>Transformer: toroidal; 450VA; 230VAC; 2x40V; 2x5.62A; 4kg</text:p>
          </table:table-cell>
          <table:table-cell table:style-name="ce18" office:value-type="string" calcext:value-type="string">
            <text:p>Enclosure</text:p>
          </table:table-cell>
          <table:table-cell table:style-name="ce28" table:formula="of:=IF([.F327]=&quot;Power board&quot;; [.B327]*2;[.B327])" office:value-type="string" office:string-value="1" calcext:value-type="string">
            <text:p>1</text:p>
          </table:table-cell>
          <table:table-cell table:style-name="ce33"/>
          <table:table-cell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/>
          <table:table-cell table:style-name="ce24"/>
          <table:table-cell table:style-name="ce24" office:value-type="string" calcext:value-type="string">
            <text:p>TST450/014</text:p>
          </table:table-cell>
          <table:table-cell table:style-name="ce52" office:value-type="float" office:value="35.9" calcext:value-type="float">
            <text:p>35,900</text:p>
          </table:table-cell>
          <table:table-cell table:style-name="ce60" table:formula="of:=IF([.P327]=&quot;-&quot;;&quot;&quot;;IF([.B327]=&quot;&quot;;[.Q327];[.G327]*[.Q327]))" office:value-type="currency" office:currency="EUR" office:value="35.9" calcext:value-type="currency">
            <text:p>35,90 €</text:p>
          </table:table-cell>
          <table:table-cell table:style-name="ce67" table:formula="of:=IF([.B327]&lt;&gt;&quot;&quot;; IF([.L327]&lt;&gt;&quot;-&quot;; IF([.R327] &gt; [.N327]*[.$R$1];[.N327]*[.$R$1];[.R327]);[.R327]);&quot;&quot;)" office:value-type="currency" office:currency="EUR" office:value="35.9" calcext:value-type="currency">
            <text:p>35,900 €</text:p>
          </table:table-cell>
          <table:table-cell table:style-name="ce68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Other</text:p>
          </table:table-cell>
          <table:table-cell table:style-name="ce21" table:number-columns-repeated="3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-244DSM-R</text:p>
          </table:table-cell>
          <table:table-cell table:style-name="ce18" office:value-type="string" calcext:value-type="string">
            <text:p>Binding post 4mm, red</text:p>
          </table:table-cell>
          <table:table-cell table:style-name="ce24" office:value-type="string" calcext:value-type="string">
            <text:p>J1, J4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30]=&quot;Power board&quot;; [.B330]*2;[.B330])" office:value-type="float" office:value="2" calcext:value-type="float">
            <text:p>2</text:p>
          </table:table-cell>
          <table:table-cell table:style-name="ce33" office:value-type="string" calcext:value-type="string">
            <text:p>510-CT2234-2</text:p>
          </table:table-cell>
          <table:table-cell table:style-name="ce39" office:value-type="float" office:value="3.62" calcext:value-type="float">
            <text:p>3,620</text:p>
          </table:table-cell>
          <table:table-cell table:style-name="ce39" table:formula="of:=[.I330]*[.G327]" office:value-type="float" office:value="3.62" calcext:value-type="float">
            <text:p>3,620</text:p>
          </table:table-cell>
          <table:table-cell table:style-name="ce28"/>
          <table:table-cell table:style-name="ce13" office:value-type="string" calcext:value-type="string">
            <text:p>1815818</text:p>
          </table:table-cell>
          <table:table-cell table:style-name="ce52" office:value-type="float" office:value="2.12" calcext:value-type="float">
            <text:p>2,120</text:p>
          </table:table-cell>
          <table:table-cell table:style-name="ce55" table:formula="of:=IF(OR([.L330]=&quot;-&quot;; [.G330]=&quot;&quot;);&quot;&quot;;[.G330]*[.M330])" office:value-type="currency" office:currency="GBP" office:value="4.24" calcext:value-type="currency">
            <text:p>£4.24</text:p>
          </table:table-cell>
          <table:table-cell table:style-name="ce24"/>
          <table:table-cell table:style-name="ce24" office:value-type="string" calcext:value-type="string">
            <text:p>BS-244DSM-R</text:p>
          </table:table-cell>
          <table:table-cell table:style-name="ce52" office:value-type="float" office:value="1.12" calcext:value-type="float">
            <text:p>1,120</text:p>
          </table:table-cell>
          <table:table-cell table:style-name="ce60" table:formula="of:=IF(OR([.P330]=&quot;-&quot;;[.G330]=&quot;&quot;);&quot;&quot;;[.G330]*[.Q330])" office:value-type="currency" office:currency="EUR" office:value="2.24" calcext:value-type="currency">
            <text:p>2,24 €</text:p>
          </table:table-cell>
          <table:table-cell table:style-name="ce67" table:formula="of:=IF([.G330]&lt;&gt;&quot;&quot;; IF([.L330]&lt;&gt;&quot;-&quot;; IF([.R330] &gt; [.N330]*[.$S$1];[.N330]*[.$S$1];[.R330]);[.R330]);&quot;&quot;)" office:value-type="currency" office:currency="EUR" office:value="2.24" calcext:value-type="currency">
            <text:p>2,24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0]&lt;&gt;&quot;&quot;;[.D330]=&quot;Not installed&quot;);&quot;&quot;;[.G330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S-244DSM-G</text:p>
          </table:table-cell>
          <table:table-cell table:style-name="ce19" office:value-type="string" calcext:value-type="string">
            <text:p>Binding post 4mm, green</text:p>
          </table:table-cell>
          <table:table-cell table:style-name="ce19" office:value-type="string" calcext:value-type="string">
            <text:p>J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31]=&quot;Power board&quot;; [.B331]*2;[.B331])" office:value-type="float" office:value="1" calcext:value-type="float">
            <text:p>1</text:p>
          </table:table-cell>
          <table:table-cell table:style-name="ce34" office:value-type="string" calcext:value-type="string">
            <text:p>510-CT2234-5</text:p>
          </table:table-cell>
          <table:table-cell table:style-name="ce40" office:value-type="float" office:value="3.62" calcext:value-type="float">
            <text:p>3,620</text:p>
          </table:table-cell>
          <table:table-cell table:style-name="ce40" table:formula="of:=[.I331]*[.G331]" office:value-type="float" office:value="3.62" calcext:value-type="float">
            <text:p>3,620</text:p>
          </table:table-cell>
          <table:table-cell table:style-name="ce29"/>
          <table:table-cell table:style-name="ce48" office:value-type="float" office:value="1815820" calcext:value-type="float">
            <text:p>1815820</text:p>
          </table:table-cell>
          <table:table-cell table:style-name="ce53" office:value-type="float" office:value="2.17" calcext:value-type="float">
            <text:p>2,170</text:p>
          </table:table-cell>
          <table:table-cell table:style-name="ce56" table:formula="of:=IF(OR([.L331]=&quot;-&quot;; [.G331]=&quot;&quot;);&quot;&quot;;[.G331]*[.M331])" office:value-type="currency" office:currency="GBP" office:value="2.17" calcext:value-type="currency">
            <text:p>£2.17</text:p>
          </table:table-cell>
          <table:table-cell table:style-name="ce25"/>
          <table:table-cell table:style-name="ce19" office:value-type="string" calcext:value-type="string">
            <text:p>BS-244DSM-G</text:p>
          </table:table-cell>
          <table:table-cell table:style-name="ce53" office:value-type="float" office:value="1.12" calcext:value-type="float">
            <text:p>1,120</text:p>
          </table:table-cell>
          <table:table-cell table:style-name="ce61" table:formula="of:=IF(OR([.P331]=&quot;-&quot;;[.G331]=&quot;&quot;);&quot;&quot;;[.G331]*[.Q331])" office:value-type="currency" office:currency="EUR" office:value="1.12" calcext:value-type="currency">
            <text:p>1,12 €</text:p>
          </table:table-cell>
          <table:table-cell table:style-name="ce67" table:formula="of:=IF([.G331]&lt;&gt;&quot;&quot;; IF([.L331]&lt;&gt;&quot;-&quot;; IF([.R331] &gt; [.N331]*[.$S$1];[.N331]*[.$S$1];[.R331]);[.R331]);&quot;&quot;)" office:value-type="currency" office:currency="EUR" office:value="1.12" calcext:value-type="currency">
            <text:p>1,12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31]&lt;&gt;&quot;&quot;;[.D331]=&quot;Not installed&quot;);&quot;&quot;;[.G331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-244DSM-B</text:p>
          </table:table-cell>
          <table:table-cell table:style-name="ce18" office:value-type="string" calcext:value-type="string">
            <text:p>Binding post 4mm, black</text:p>
          </table:table-cell>
          <table:table-cell table:style-name="ce24" office:value-type="string" calcext:value-type="string">
            <text:p>J3, J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32]=&quot;Power board&quot;; [.B332]*2;[.B332])" office:value-type="float" office:value="2" calcext:value-type="float">
            <text:p>2</text:p>
          </table:table-cell>
          <table:table-cell table:style-name="ce33" office:value-type="string" calcext:value-type="string">
            <text:p>510-CT2234-0</text:p>
          </table:table-cell>
          <table:table-cell table:style-name="ce39" office:value-type="float" office:value="3.62" calcext:value-type="float">
            <text:p>3,620</text:p>
          </table:table-cell>
          <table:table-cell table:style-name="ce39" table:formula="of:=[.I332]*[.G332]" office:value-type="float" office:value="7.24" calcext:value-type="float">
            <text:p>7,240</text:p>
          </table:table-cell>
          <table:table-cell table:style-name="ce28"/>
          <table:table-cell table:style-name="ce13" office:value-type="string" calcext:value-type="string">
            <text:p>1815819</text:p>
          </table:table-cell>
          <table:table-cell table:style-name="ce52" office:value-type="float" office:value="2.11" calcext:value-type="float">
            <text:p>2,110</text:p>
          </table:table-cell>
          <table:table-cell table:style-name="ce55" table:formula="of:=IF(OR([.L332]=&quot;-&quot;; [.G332]=&quot;&quot;);&quot;&quot;;[.G332]*[.M332])" office:value-type="currency" office:currency="GBP" office:value="4.22" calcext:value-type="currency">
            <text:p>£4.22</text:p>
          </table:table-cell>
          <table:table-cell table:style-name="ce24"/>
          <table:table-cell table:style-name="ce24" office:value-type="string" calcext:value-type="string">
            <text:p>BS-244DSM-B</text:p>
          </table:table-cell>
          <table:table-cell table:style-name="ce52" office:value-type="float" office:value="1.14" calcext:value-type="float">
            <text:p>1,140</text:p>
          </table:table-cell>
          <table:table-cell table:style-name="ce60" table:formula="of:=IF(OR([.P332]=&quot;-&quot;;[.G332]=&quot;&quot;);&quot;&quot;;[.G332]*[.Q332])" office:value-type="currency" office:currency="EUR" office:value="2.28" calcext:value-type="currency">
            <text:p>2,28 €</text:p>
          </table:table-cell>
          <table:table-cell table:style-name="ce67" table:formula="of:=IF([.G332]&lt;&gt;&quot;&quot;; IF([.L332]&lt;&gt;&quot;-&quot;; IF([.R332] &gt; [.N332]*[.$S$1];[.N332]*[.$S$1];[.R332]);[.R332]);&quot;&quot;)" office:value-type="currency" office:currency="EUR" office:value="2.28" calcext:value-type="currency">
            <text:p>2,28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2]&lt;&gt;&quot;&quot;;[.D332]=&quot;Not installed&quot;);&quot;&quot;;[.G332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9-01-4030</text:p>
          </table:table-cell>
          <table:table-cell table:style-name="ce19" office:value-type="string" calcext:value-type="string">
            <text:p>Receptacle for X1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33]=&quot;Power board&quot;; [.B333]*2;[.B333])" office:value-type="float" office:value="2" calcext:value-type="float">
            <text:p>2</text:p>
          </table:table-cell>
          <table:table-cell table:style-name="ce34" office:value-type="string" calcext:value-type="string">
            <text:p>538-39-01-4030</text:p>
          </table:table-cell>
          <table:table-cell table:style-name="ce40" office:value-type="float" office:value="0.292" calcext:value-type="float">
            <text:p>0,292</text:p>
          </table:table-cell>
          <table:table-cell table:style-name="ce40" table:formula="of:=[.I333]*[.G333]" office:value-type="float" office:value="0.584" calcext:value-type="float">
            <text:p>0,584</text:p>
          </table:table-cell>
          <table:table-cell table:style-name="ce29"/>
          <table:table-cell table:style-name="ce48" office:value-type="float" office:value="9963480" calcext:value-type="float">
            <text:p>9963480</text:p>
          </table:table-cell>
          <table:table-cell table:style-name="ce53" office:value-type="float" office:value="0.1716" calcext:value-type="float">
            <text:p>0,172</text:p>
          </table:table-cell>
          <table:table-cell table:style-name="ce56" table:formula="of:=IF(OR([.L333]=&quot;-&quot;; [.G333]=&quot;&quot;);&quot;&quot;;[.G333]*[.M333])" office:value-type="currency" office:currency="GBP" office:value="0.3432" calcext:value-type="currency">
            <text:p>£0.34</text:p>
          </table:table-cell>
          <table:table-cell table:style-name="ce25"/>
          <table:table-cell table:style-name="ce19" office:value-type="string" calcext:value-type="string">
            <text:p>MX-5557-03R2</text:p>
          </table:table-cell>
          <table:table-cell table:style-name="ce53" office:value-type="float" office:value="0.132" calcext:value-type="float">
            <text:p>0,132</text:p>
          </table:table-cell>
          <table:table-cell table:style-name="ce61" table:formula="of:=IF(OR([.P333]=&quot;-&quot;;[.G333]=&quot;&quot;);&quot;&quot;;[.G333]*[.Q333])" office:value-type="currency" office:currency="EUR" office:value="0.264" calcext:value-type="currency">
            <text:p>0,26 €</text:p>
          </table:table-cell>
          <table:table-cell table:style-name="ce67" table:formula="of:=IF([.G333]&lt;&gt;&quot;&quot;; IF([.L333]&lt;&gt;&quot;-&quot;; IF([.R333] &gt; [.N333]*[.$S$1];[.N333]*[.$S$1];[.R333]);[.R333]);&quot;&quot;)" office:value-type="currency" office:currency="EUR" office:value="0.264" calcext:value-type="currency">
            <text:p>0,264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33]&lt;&gt;&quot;&quot;;[.D333]=&quot;Not installed&quot;);&quot;&quot;;[.G333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18" office:value-type="string" calcext:value-type="string">
            <text:p>Receptacle for X4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34]=&quot;Power board&quot;; [.B334]*2;[.B334])" office:value-type="float" office:value="1" calcext:value-type="float">
            <text:p>1</text:p>
          </table:table-cell>
          <table:table-cell table:style-name="ce33" office:value-type="string" calcext:value-type="string">
            <text:p>538-39-01-4050</text:p>
          </table:table-cell>
          <table:table-cell table:style-name="ce39" office:value-type="float" office:value="0.358" calcext:value-type="float">
            <text:p>0,358</text:p>
          </table:table-cell>
          <table:table-cell table:style-name="ce39" table:formula="of:=[.I334]*[.G334]" office:value-type="float" office:value="0.358" calcext:value-type="float">
            <text:p>0,358</text:p>
          </table:table-cell>
          <table:table-cell table:style-name="ce28"/>
          <table:table-cell table:style-name="ce13" office:value-type="string" calcext:value-type="string">
            <text:p>9963502</text:p>
          </table:table-cell>
          <table:table-cell table:style-name="ce52" office:value-type="float" office:value="0.0874" calcext:value-type="float">
            <text:p>0,087</text:p>
          </table:table-cell>
          <table:table-cell table:style-name="ce55" table:formula="of:=IF(OR([.L334]=&quot;-&quot;; [.G334]=&quot;&quot;);&quot;&quot;;[.G334]*[.M334])" office:value-type="currency" office:currency="GBP" office:value="0.0874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MX-5557-05R2</text:p>
          </table:table-cell>
          <table:table-cell table:style-name="ce52" office:value-type="float" office:value="0.24" calcext:value-type="float">
            <text:p>0,240</text:p>
          </table:table-cell>
          <table:table-cell table:style-name="ce60" table:formula="of:=IF(OR([.P334]=&quot;-&quot;;[.G334]=&quot;&quot;);&quot;&quot;;[.G334]*[.Q334])" office:value-type="currency" office:currency="EUR" office:value="0.24" calcext:value-type="currency">
            <text:p>0,24 €</text:p>
          </table:table-cell>
          <table:table-cell table:style-name="ce67" table:formula="of:=IF([.G334]&lt;&gt;&quot;&quot;; IF([.L334]&lt;&gt;&quot;-&quot;; IF([.R334] &gt; [.N334]*[.$S$1];[.N334]*[.$S$1];[.R334]);[.R334]);&quot;&quot;)" office:value-type="currency" office:currency="EUR" office:value="0.104405418" calcext:value-type="currency">
            <text:p>0,104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4]&lt;&gt;&quot;&quot;;[.D334]=&quot;Not installed&quot;);&quot;&quot;;[.G334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-01-2035</text:p>
          </table:table-cell>
          <table:table-cell table:style-name="ce19" office:value-type="string" calcext:value-type="string">
            <text:p>Receptacle for X6</text:p>
          </table:table-cell>
          <table:table-cell table:style-name="ce19"/>
          <table:table-cell table:style-name="ce25" office:value-type="string" calcext:value-type="string">
            <text:p>AUX PS</text:p>
          </table:table-cell>
          <table:table-cell table:style-name="ce29" table:formula="of:=IF([.F335]=&quot;Power board&quot;; [.B335]*2;[.B335])" office:value-type="float" office:value="1" calcext:value-type="float">
            <text:p>1</text:p>
          </table:table-cell>
          <table:table-cell table:style-name="ce34" office:value-type="string" calcext:value-type="string">
            <text:p>538-22-01-2035</text:p>
          </table:table-cell>
          <table:table-cell table:style-name="ce40" office:value-type="float" office:value="0.29" calcext:value-type="float">
            <text:p>0,290</text:p>
          </table:table-cell>
          <table:table-cell table:style-name="ce40" table:formula="of:=[.I335]*[.G335]" office:value-type="float" office:value="0.29" calcext:value-type="float">
            <text:p>0,290</text:p>
          </table:table-cell>
          <table:table-cell table:style-name="ce29"/>
          <table:table-cell table:style-name="ce48" office:value-type="float" office:value="143127" calcext:value-type="float">
            <text:p>143127</text:p>
          </table:table-cell>
          <table:table-cell table:style-name="ce53" office:value-type="float" office:value="0.145" calcext:value-type="float">
            <text:p>0,145</text:p>
          </table:table-cell>
          <table:table-cell table:style-name="ce56" table:formula="of:=IF(OR([.L335]=&quot;-&quot;; [.G335]=&quot;&quot;);&quot;&quot;;[.G335]*[.M335])" office:value-type="currency" office:currency="GBP" office:value="0.145" calcext:value-type="currency">
            <text:p>£0.15</text:p>
          </table:table-cell>
          <table:table-cell table:style-name="ce25"/>
          <table:table-cell table:style-name="ce19" office:value-type="string" calcext:value-type="string">
            <text:p>MX-6471-031</text:p>
          </table:table-cell>
          <table:table-cell table:style-name="ce53" office:value-type="float" office:value="0.0504" calcext:value-type="float">
            <text:p>0,050</text:p>
          </table:table-cell>
          <table:table-cell table:style-name="ce61" table:formula="of:=IF(OR([.P335]=&quot;-&quot;;[.G335]=&quot;&quot;);&quot;&quot;;[.G335]*[.Q335])" office:value-type="currency" office:currency="EUR" office:value="0.0504" calcext:value-type="currency">
            <text:p>0,05 €</text:p>
          </table:table-cell>
          <table:table-cell table:style-name="ce67" table:formula="of:=IF([.G335]&lt;&gt;&quot;&quot;; IF([.L335]&lt;&gt;&quot;-&quot;; IF([.R335] &gt; [.N335]*[.$S$1];[.N335]*[.$S$1];[.R335]);[.R335]);&quot;&quot;)" office:value-type="currency" office:currency="EUR" office:value="0.0504" calcext:value-type="currency">
            <text:p>0,050 €</text:p>
          </table:table-cell>
          <table:table-cell table:style-name="ce6" office:value-type="string" calcext:value-type="string">
            <text:p>-</text:p>
          </table:table-cell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9-00-0078</text:p>
          </table:table-cell>
          <table:table-cell table:style-name="ce18" office:value-type="string" calcext:value-type="string">
            <text:p>Pins for X1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36]=&quot;Power board&quot;; [.B336]*2;[.B336])" office:value-type="float" office:value="6" calcext:value-type="float">
            <text:p>6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36]*[.G336]" office:value-type="float" office:value="0" calcext:value-type="float">
            <text:p>0,000</text:p>
          </table:table-cell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39-00-0078</text:p>
          </table:table-cell>
          <table:table-cell table:style-name="ce19" office:value-type="string" calcext:value-type="string">
            <text:p>Pins for X4</text:p>
          </table:table-cell>
          <table:table-cell table:style-name="ce19"/>
          <table:table-cell table:style-name="ce25" office:value-type="string" calcext:value-type="string">
            <text:p>AUX PS</text:p>
          </table:table-cell>
          <table:table-cell table:style-name="ce29" table:formula="of:=IF([.F337]=&quot;Power board&quot;; [.B337]*2;[.B337])" office:value-type="float" office:value="5" calcext:value-type="float">
            <text:p>5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37]*[.G337]" office:value-type="float" office:value="0" calcext:value-type="float">
            <text:p>0,000</text:p>
          </table:table-cell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336:.G337])" office:value-type="float" office:value="11" calcext:value-type="float">
            <text:p>11</text:p>
          </table:table-cell>
          <table:table-cell table:style-name="ce33" office:value-type="string" calcext:value-type="string">
            <text:p>538-39-00-0078</text:p>
          </table:table-cell>
          <table:table-cell table:style-name="ce39" office:value-type="float" office:value="0.112" calcext:value-type="float">
            <text:p>0,112</text:p>
          </table:table-cell>
          <table:table-cell table:style-name="ce39" table:formula="of:=[.I338]*[.G338]" office:value-type="float" office:value="1.232" calcext:value-type="float">
            <text:p>1,232</text:p>
          </table:table-cell>
          <table:table-cell table:style-name="ce28"/>
          <table:table-cell table:style-name="ce13" office:value-type="string" calcext:value-type="string">
            <text:p>9732675</text:p>
          </table:table-cell>
          <table:table-cell table:style-name="ce52" table:formula="of:=11/100" office:value-type="float" office:value="0.11" calcext:value-type="float">
            <text:p>0,110</text:p>
          </table:table-cell>
          <table:table-cell table:style-name="ce55" table:formula="of:=IF(OR([.L338]=&quot;-&quot;; [.G338]=&quot;&quot;);&quot;&quot;;[.G338]*[.M338])" office:value-type="currency" office:currency="GBP" office:value="1.21" calcext:value-type="currency">
            <text:p>£1.21</text:p>
          </table:table-cell>
          <table:table-cell table:style-name="ce24"/>
          <table:table-cell table:style-name="ce24" office:value-type="string" calcext:value-type="string">
            <text:p>MX-5556-T3L</text:p>
          </table:table-cell>
          <table:table-cell table:style-name="ce52" office:value-type="float" office:value="0.0742" calcext:value-type="float">
            <text:p>0,074</text:p>
          </table:table-cell>
          <table:table-cell table:style-name="ce60" table:formula="of:=IF(OR([.P338]=&quot;-&quot;;[.G338]=&quot;&quot;);&quot;&quot;;[.G338]*[.Q338])" office:value-type="currency" office:currency="EUR" office:value="0.8162" calcext:value-type="currency">
            <text:p>0,82 €</text:p>
          </table:table-cell>
          <table:table-cell table:style-name="ce67" table:formula="of:=IF([.G338]&lt;&gt;&quot;&quot;; IF([.L338]&lt;&gt;&quot;-&quot;; IF([.R338] &gt; [.N338]*[.$S$1];[.N338]*[.$S$1];[.R338]);[.R338]);&quot;&quot;)" office:value-type="currency" office:currency="EUR" office:value="0.8162" calcext:value-type="currency">
            <text:p>0,816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8]&lt;&gt;&quot;&quot;;[.D338]=&quot;Not installed&quot;);&quot;&quot;;[.G338])">
            <text:p/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8-50-0114</text:p>
          </table:table-cell>
          <table:table-cell table:style-name="ce18" office:value-type="string" calcext:value-type="string">
            <text:p>Pins for X6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40]=&quot;Power board&quot;; [.B340]*2;[.B340])" office:value-type="float" office:value="3" calcext:value-type="float">
            <text:p>3</text:p>
          </table:table-cell>
          <table:table-cell table:style-name="ce33" office:value-type="string" calcext:value-type="string">
            <text:p>538-08-50-0114</text:p>
          </table:table-cell>
          <table:table-cell table:style-name="ce39" office:value-type="float" office:value="0.141" calcext:value-type="float">
            <text:p>0,141</text:p>
          </table:table-cell>
          <table:table-cell table:style-name="ce39" table:formula="of:=[.I340]*[.G340]" office:value-type="float" office:value="0.423" calcext:value-type="float">
            <text:p>0,423</text:p>
          </table:table-cell>
          <table:table-cell table:style-name="ce28"/>
          <table:table-cell table:style-name="ce13" office:value-type="float" office:value="2063734" calcext:value-type="float">
            <text:p>2063734</text:p>
          </table:table-cell>
          <table:table-cell table:style-name="ce52" office:value-type="float" office:value="0.023" calcext:value-type="float">
            <text:p>0,023</text:p>
          </table:table-cell>
          <table:table-cell table:style-name="ce55" table:formula="of:=IF(OR([.L340]=&quot;-&quot;; [.G340]=&quot;&quot;);&quot;&quot;;[.G340]*[.M340])" office:value-type="currency" office:currency="GBP" office:value="0.069" calcext:value-type="currency">
            <text:p>£0.07</text:p>
          </table:table-cell>
          <table:table-cell table:style-name="ce24"/>
          <table:table-cell table:style-name="ce24" office:value-type="string" calcext:value-type="string">
            <text:p>MX-0850-0114</text:p>
          </table:table-cell>
          <table:table-cell table:style-name="ce52" office:value-type="float" office:value="0.0472" calcext:value-type="float">
            <text:p>0,047</text:p>
          </table:table-cell>
          <table:table-cell table:style-name="ce60" table:formula="of:=IF(OR([.P340]=&quot;-&quot;;[.G340]=&quot;&quot;);&quot;&quot;;[.G340]*[.Q340])" office:value-type="currency" office:currency="EUR" office:value="0.1416" calcext:value-type="currency">
            <text:p>0,14 €</text:p>
          </table:table-cell>
          <table:table-cell table:style-name="ce67" table:formula="of:=IF([.G340]&lt;&gt;&quot;&quot;; IF([.L340]&lt;&gt;&quot;-&quot;; IF([.R340] &gt; [.N340]*[.$S$1];[.N340]*[.$S$1];[.R340]);[.R340]);&quot;&quot;)" office:value-type="currency" office:currency="EUR" office:value="0.08242533" calcext:value-type="currency">
            <text:p>0,082 €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EAN WELL LRS-150-48</text:p>
          </table:table-cell>
          <table:table-cell table:style-name="ce19" office:value-type="string" calcext:value-type="string">
            <text:p>Power module 48VDC; 3.3A (adjustable to 54VDC)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41]=&quot;Power board&quot;; [.B341]*2;[.B341])" office:value-type="float" office:value="2" calcext:value-type="float">
            <text:p>2</text:p>
          </table:table-cell>
          <table:table-cell table:style-name="ce34" office:value-type="string" calcext:value-type="string">
            <text:p>709-LRS150-48</text:p>
          </table:table-cell>
          <table:table-cell table:style-name="ce40" office:value-type="float" office:value="23.98" calcext:value-type="float">
            <text:p>23,980</text:p>
          </table:table-cell>
          <table:table-cell table:style-name="ce40" table:formula="of:=[.I341]*[.G341]" office:value-type="float" office:value="47.96" calcext:value-type="float">
            <text:p>47,96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1]=&quot;-&quot;; [.G341]=&quot;&quot;);&quot;&quot;;[.G341]*[.M341])">
            <text:p/>
          </table:table-cell>
          <table:table-cell table:style-name="ce25"/>
          <table:table-cell table:style-name="ce19" office:value-type="string" calcext:value-type="string">
            <text:p>LRS-150-48</text:p>
          </table:table-cell>
          <table:table-cell table:style-name="ce53" office:value-type="float" office:value="14.82" calcext:value-type="float">
            <text:p>14,820</text:p>
          </table:table-cell>
          <table:table-cell table:style-name="ce61" table:formula="of:=IF(OR([.P341]=&quot;-&quot;;[.G341]=&quot;&quot;);&quot;&quot;;[.G341]*[.Q341])" office:value-type="currency" office:currency="EUR" office:value="29.64" calcext:value-type="currency">
            <text:p>29,64 €</text:p>
          </table:table-cell>
          <table:table-cell table:style-name="ce67" table:formula="of:=IF([.G341]&lt;&gt;&quot;&quot;; IF([.L341]&lt;&gt;&quot;-&quot;; IF([.R341] &gt; [.N341]*[.$S$1];[.N341]*[.$S$1];[.R341]);[.R341]);&quot;&quot;)" office:value-type="currency" office:currency="EUR" office:value="29.64" calcext:value-type="currency">
            <text:p>29,64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1]&lt;&gt;&quot;&quot;;[.D341]=&quot;Not installed&quot;);&quot;&quot;;[.G341])">
            <text:p/>
          </table:table-cell>
          <table:table-cell table:number-columns-repeated="100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FF-M3X40/DR124</text:p>
          </table:table-cell>
          <table:table-cell table:style-name="ce18" office:value-type="string" calcext:value-type="string">
            <text:p>40 mm metal spacer, M3 (a pair is required for dual channel)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42]=&quot;Power board&quot;; [.B342]*2;[.B342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2]*[.G342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42]=&quot;-&quot;; [.G342]=&quot;&quot;);&quot;&quot;;[.G342]*[.M342])">
            <text:p/>
          </table:table-cell>
          <table:table-cell table:style-name="ce24"/>
          <table:table-cell table:style-name="ce24" office:value-type="string" calcext:value-type="string">
            <text:p>TFF-M3X40/DR124</text:p>
          </table:table-cell>
          <table:table-cell table:style-name="ce52" office:value-type="float" office:value="0.1558" calcext:value-type="float">
            <text:p>0,156</text:p>
          </table:table-cell>
          <table:table-cell table:style-name="ce60" table:formula="of:=IF(OR([.P342]=&quot;-&quot;;[.G342]=&quot;&quot;);&quot;&quot;;[.G342]*[.Q342])" office:value-type="currency" office:currency="EUR" office:value="0.3116" calcext:value-type="currency">
            <text:p>0,31 €</text:p>
          </table:table-cell>
          <table:table-cell table:style-name="ce67" table:formula="of:=IF([.G342]&lt;&gt;&quot;&quot;; IF([.L342]&lt;&gt;&quot;-&quot;; IF([.R342] &gt; [.N342]*[.$S$1];[.N342]*[.$S$1];[.R342]);[.R342]);&quot;&quot;)" office:value-type="currency" office:currency="EUR" office:value="0.3116" calcext:value-type="currency">
            <text:p>0,312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2]&lt;&gt;&quot;&quot;;[.D342]=&quot;Not installed&quot;);&quot;&quot;;[.G342])">
            <text:p/>
          </table:table-cell>
          <table:table-cell table:number-columns-repeated="1003"/>
        </table:table-row>
        <table:table-row table:style-name="ro6">
          <table:table-cell/>
          <table:table-cell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Heatsink 70 x 120 mm</text:p>
          </table:table-cell>
          <table:table-cell table:style-name="ce19" office:value-type="string" calcext:value-type="string">
            <text:p>(Heatsink included with Varisom enclosure)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43]=&quot;Power board&quot;; [.B343]*2;[.B343])" office:value-type="float" office:value="0" calcext:value-type="float">
            <text:p>0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43]*[.G343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3]=&quot;-&quot;; [.G343]=&quot;&quot;);&quot;&quot;;[.G343]*[.M343])">
            <text:p/>
          </table:table-cell>
          <table:table-cell table:style-name="ce25"/>
          <table:table-cell table:style-name="ce19" office:value-type="string" calcext:value-type="string">
            <text:p>RAD-A4463/120</text:p>
          </table:table-cell>
          <table:table-cell table:style-name="ce53" office:value-type="float" office:value="1.34" calcext:value-type="float">
            <text:p>1,340</text:p>
          </table:table-cell>
          <table:table-cell table:style-name="ce61" table:formula="of:=IF(OR([.P343]=&quot;-&quot;;[.G343]=&quot;&quot;);&quot;&quot;;[.G343]*[.Q343])" office:value-type="currency" office:currency="EUR" office:value="0" calcext:value-type="currency">
            <text:p>0,00 €</text:p>
          </table:table-cell>
          <table:table-cell table:style-name="ce67" table:formula="of:=IF([.G343]&lt;&gt;&quot;&quot;; IF([.L343]&lt;&gt;&quot;-&quot;; IF([.R343] &gt; [.N343]*[.$S$1];[.N343]*[.$S$1];[.R343]);[.R343]);&quot;&quot;)" office:value-type="currency" office:currency="EUR" office:value="0" calcext:value-type="currency">
            <text:p>0,00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3]&lt;&gt;&quot;&quot;;[.D343]=&quot;Not installed&quot;);&quot;&quot;;[.G343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M3; 6 mm</text:p>
          </table:table-cell>
          <table:table-cell table:style-name="ce18" office:value-type="string" calcext:value-type="string">
            <text:p>Dremec 213x6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44]=&quot;Power board&quot;; [.B344]*2;[.B344])" office:value-type="float" office:value="8" calcext:value-type="float">
            <text:p>8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4]*[.G344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44]=&quot;-&quot;; [.G344]=&quot;&quot;);&quot;&quot;;[.G344]*[.M344])">
            <text:p/>
          </table:table-cell>
          <table:table-cell table:style-name="ce24"/>
          <table:table-cell table:style-name="ce24" office:value-type="string" calcext:value-type="string">
            <text:p>TFM-M3X6/DR213</text:p>
          </table:table-cell>
          <table:table-cell table:style-name="ce52" office:value-type="float" office:value="0.0891" calcext:value-type="float">
            <text:p>0,089</text:p>
          </table:table-cell>
          <table:table-cell table:style-name="ce60" table:formula="of:=IF(OR([.P344]=&quot;-&quot;;[.G344]=&quot;&quot;);&quot;&quot;;[.G344]*[.Q344])" office:value-type="currency" office:currency="EUR" office:value="0.7128" calcext:value-type="currency">
            <text:p>0,71 €</text:p>
          </table:table-cell>
          <table:table-cell table:style-name="ce67" table:formula="of:=IF([.G344]&lt;&gt;&quot;&quot;; IF([.L344]&lt;&gt;&quot;-&quot;; IF([.R344] &gt; [.N344]*[.$S$1];[.N344]*[.$S$1];[.R344]);[.R344]);&quot;&quot;)" office:value-type="currency" office:currency="EUR" office:value="0.7128" calcext:value-type="currency">
            <text:p>0,713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4]&lt;&gt;&quot;&quot;;[.D344]=&quot;Not installed&quot;);&quot;&quot;;[.G344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2V fan 60x60mm</text:p>
          </table:table-cell>
          <table:table-cell table:style-name="ce19" table:number-columns-repeated="2"/>
          <table:table-cell table:style-name="ce25" office:value-type="string" calcext:value-type="string">
            <text:p>Enclosure</text:p>
          </table:table-cell>
          <table:table-cell table:style-name="ce29" table:formula="of:=IF([.F345]=&quot;Power board&quot;; [.B345]*2;[.B345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45]*[.G345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5]=&quot;-&quot;; [.G345]=&quot;&quot;);&quot;&quot;;[.G345]*[.M345])">
            <text:p/>
          </table:table-cell>
          <table:table-cell table:style-name="ce25"/>
          <table:table-cell table:style-name="ce19" office:value-type="string" calcext:value-type="string">
            <text:p>MB60251V1-G99</text:p>
          </table:table-cell>
          <table:table-cell table:style-name="ce53" office:value-type="float" office:value="4.11" calcext:value-type="float">
            <text:p>4,110</text:p>
          </table:table-cell>
          <table:table-cell table:style-name="ce61" table:formula="of:=IF(OR([.P345]=&quot;-&quot;;[.G345]=&quot;&quot;);&quot;&quot;;[.G345]*[.Q345])" office:value-type="currency" office:currency="EUR" office:value="4.11" calcext:value-type="currency">
            <text:p>4,11 €</text:p>
          </table:table-cell>
          <table:table-cell table:style-name="ce67" table:formula="of:=IF([.G345]&lt;&gt;&quot;&quot;; IF([.L345]&lt;&gt;&quot;-&quot;; IF([.R345] &gt; [.N345]*[.$S$1];[.N345]*[.$S$1];[.R345]);[.R345]);&quot;&quot;)" office:value-type="currency" office:currency="EUR" office:value="4.11" calcext:value-type="currency">
            <text:p>4,11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5]&lt;&gt;&quot;&quot;;[.D345]=&quot;Not installed&quot;);&quot;&quot;;[.G345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</text:p>
          </table:table-cell>
          <table:table-cell table:style-name="ce18" office:value-type="string" calcext:value-type="string">
            <text:p>14 mm, M3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46]=&quot;Power board&quot;; [.B346]*2;[.B346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6]*[.G346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1466812" calcext:value-type="float">
            <text:p>1466812</text:p>
          </table:table-cell>
          <table:table-cell table:style-name="ce52" table:formula="of:=0.326" office:value-type="float" office:value="0.326" calcext:value-type="float">
            <text:p>0,326</text:p>
          </table:table-cell>
          <table:table-cell table:style-name="ce55" table:formula="of:=IF(OR([.L346]=&quot;-&quot;; [.G346]=&quot;&quot;);&quot;&quot;;[.G346]*[.M346])" office:value-type="currency" office:currency="GBP" office:value="1.304" calcext:value-type="currency">
            <text:p>£1.30</text:p>
          </table:table-cell>
          <table:table-cell table:style-name="ce24"/>
          <table:table-cell table:style-name="ce24" office:value-type="string" calcext:value-type="string">
            <text:p>B3X14/BN3320</text:p>
          </table:table-cell>
          <table:table-cell table:style-name="ce52" office:value-type="float" office:value="0.3094" calcext:value-type="float">
            <text:p>0,309</text:p>
          </table:table-cell>
          <table:table-cell table:style-name="ce60" table:formula="of:=IF(OR([.P346]=&quot;-&quot;;[.G346]=&quot;&quot;);&quot;&quot;;[.G346]*[.Q346])" office:value-type="currency" office:currency="EUR" office:value="1.2376" calcext:value-type="currency">
            <text:p>1,24 €</text:p>
          </table:table-cell>
          <table:table-cell table:style-name="ce67" table:formula="of:=IF([.G346]&lt;&gt;&quot;&quot;; IF([.L346]&lt;&gt;&quot;-&quot;; IF([.R346] &gt; [.N346]*[.$S$1];[.N346]*[.$S$1];[.R346]);[.R346]);&quot;&quot;)" office:value-type="currency" office:currency="EUR" office:value="1.2376" calcext:value-type="currency">
            <text:p>1,238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6]&lt;&gt;&quot;&quot;;[.D346]=&quot;Not installed&quot;);&quot;&quot;;[.G346])">
            <text:p/>
          </table:table-cell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churter 4304.6090</text:p>
          </table:table-cell>
          <table:table-cell table:style-name="ce19" office:value-type="string" calcext:value-type="string">
            <text:p>C14 IEC inlet, switch, 2 fuse drawer is included</text:p>
          </table:table-cell>
          <table:table-cell table:style-name="ce19"/>
          <table:table-cell table:style-name="ce25" office:value-type="string" calcext:value-type="string">
            <text:p>Enclosure</text:p>
          </table:table-cell>
          <table:table-cell table:style-name="ce29" table:formula="of:=IF([.F347]=&quot;Power board&quot;; [.B347]*2;[.B347])" office:value-type="float" office:value="1" calcext:value-type="float">
            <text:p>1</text:p>
          </table:table-cell>
          <table:table-cell table:style-name="ce34" office:value-type="string" calcext:value-type="string">
            <text:p>693-4304.6090</text:p>
          </table:table-cell>
          <table:table-cell table:style-name="ce40" office:value-type="float" office:value="9.63" calcext:value-type="float">
            <text:p>9,630</text:p>
          </table:table-cell>
          <table:table-cell table:style-name="ce40" table:formula="of:=[.I347]*[.G347]" office:value-type="float" office:value="9.63" calcext:value-type="float">
            <text:p>9,630</text:p>
          </table:table-cell>
          <table:table-cell table:style-name="ce29"/>
          <table:table-cell table:style-name="ce48" office:value-type="float" office:value="2080294" calcext:value-type="float">
            <text:p>2080294</text:p>
          </table:table-cell>
          <table:table-cell table:style-name="ce53" office:value-type="float" office:value="8.65" calcext:value-type="float">
            <text:p>8,650</text:p>
          </table:table-cell>
          <table:table-cell table:style-name="ce56" table:formula="of:=IF(OR([.L347]=&quot;-&quot;; [.G347]=&quot;&quot;);&quot;&quot;;[.G347]*[.M347])" office:value-type="currency" office:currency="GBP" office:value="8.65" calcext:value-type="currency">
            <text:p>£8.65</text:p>
          </table:table-cell>
          <table:table-cell table:style-name="ce25"/>
          <table:table-cell table:style-name="ce19" office:value-type="string" calcext:value-type="string">
            <text:p>4304.6090</text:p>
          </table:table-cell>
          <table:table-cell table:style-name="ce53" office:value-type="float" office:value="3.584" calcext:value-type="float">
            <text:p>3,584</text:p>
          </table:table-cell>
          <table:table-cell table:style-name="ce61" table:formula="of:=IF(OR([.P347]=&quot;-&quot;;[.G347]=&quot;&quot;);&quot;&quot;;[.G347]*[.Q347])" office:value-type="currency" office:currency="EUR" office:value="3.584" calcext:value-type="currency">
            <text:p>3,58 €</text:p>
          </table:table-cell>
          <table:table-cell table:style-name="ce67" table:formula="of:=IF([.G347]&lt;&gt;&quot;&quot;; IF([.L347]&lt;&gt;&quot;-&quot;; IF([.R347] &gt; [.N347]*[.$S$1];[.N347]*[.$S$1];[.R347]);[.R347]);&quot;&quot;)" office:value-type="currency" office:currency="EUR" office:value="3.584" calcext:value-type="currency">
            <text:p>3,584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7]&lt;&gt;&quot;&quot;;[.D347]=&quot;Not installed&quot;);&quot;&quot;;[.G347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rduino Due</text:p>
          </table:table-cell>
          <table:table-cell table:style-name="ce18"/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48]=&quot;Power board&quot;; [.B348]*2;[.B348])" office:value-type="float" office:value="1" calcext:value-type="float">
            <text:p>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8]*[.G348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48]=&quot;-&quot;; [.G348]=&quot;&quot;);&quot;&quot;;[.G348]*[.M348])">
            <text:p/>
          </table:table-cell>
          <table:table-cell table:style-name="ce24"/>
          <table:table-cell table:style-name="ce24" office:value-type="string" calcext:value-type="string">
            <text:p>Itead/Eckstein</text:p>
          </table:table-cell>
          <table:table-cell table:style-name="ce52" office:value-type="float" office:value="19.48" calcext:value-type="float">
            <text:p>19,480</text:p>
          </table:table-cell>
          <table:table-cell table:style-name="ce60" table:formula="of:=IF(OR([.P348]=&quot;-&quot;;[.G348]=&quot;&quot;);&quot;&quot;;[.G348]*[.Q348])" office:value-type="currency" office:currency="EUR" office:value="19.48" calcext:value-type="currency">
            <text:p>19,48 €</text:p>
          </table:table-cell>
          <table:table-cell table:style-name="ce67" table:formula="of:=IF([.G348]&lt;&gt;&quot;&quot;; IF([.L348]&lt;&gt;&quot;-&quot;; IF([.R348] &gt; [.N348]*[.$S$1];[.N348]*[.$S$1];[.R348]);[.R348]);&quot;&quot;)" office:value-type="currency" office:currency="EUR" office:value="19.48" calcext:value-type="currency">
            <text:p>19,48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8]&lt;&gt;&quot;&quot;;[.D348]=&quot;Not installed&quot;);&quot;&quot;;[.G348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.2" TFT LCD</text:p>
          </table:table-cell>
          <table:table-cell table:style-name="ce19" table:number-columns-repeated="2"/>
          <table:table-cell table:style-name="ce25" office:value-type="string" calcext:value-type="string">
            <text:p>Arduino Shield</text:p>
          </table:table-cell>
          <table:table-cell table:style-name="ce29" table:formula="of:=IF([.F349]=&quot;Power board&quot;; [.B349]*2;[.B349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49]*[.G349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9]=&quot;-&quot;; [.G349]=&quot;&quot;);&quot;&quot;;[.G349]*[.M349])">
            <text:p/>
          </table:table-cell>
          <table:table-cell table:style-name="ce25"/>
          <table:table-cell table:style-name="ce19" office:value-type="string" calcext:value-type="string">
            <text:p>Itead/Eckstein</text:p>
          </table:table-cell>
          <table:table-cell table:style-name="ce53" office:value-type="float" office:value="12.14" calcext:value-type="float">
            <text:p>12,140</text:p>
          </table:table-cell>
          <table:table-cell table:style-name="ce61" table:formula="of:=IF(OR([.P349]=&quot;-&quot;;[.G349]=&quot;&quot;);&quot;&quot;;[.G349]*[.Q349])" office:value-type="currency" office:currency="EUR" office:value="12.14" calcext:value-type="currency">
            <text:p>12,14 €</text:p>
          </table:table-cell>
          <table:table-cell table:style-name="ce67" table:formula="of:=IF([.G349]&lt;&gt;&quot;&quot;; IF([.L349]&lt;&gt;&quot;-&quot;; IF([.R349] &gt; [.N349]*[.$S$1];[.N349]*[.$S$1];[.R349]);[.R349]);&quot;&quot;)" office:value-type="currency" office:currency="EUR" office:value="12.14" calcext:value-type="currency">
            <text:p>12,14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9]&lt;&gt;&quot;&quot;;[.D349]=&quot;Not installed&quot;);&quot;&quot;;[.G349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SR-08</text:p>
          </table:table-cell>
          <table:table-cell table:style-name="ce18" office:value-type="string" calcext:value-type="string">
            <text:p>Plug; female; PIN:8 w/o terminals for Ethernet cable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0]=&quot;Power board&quot;; [.B350]*2;[.B350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0]*[.G350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0]=&quot;-&quot;; [.G350]=&quot;&quot;);&quot;&quot;;[.G350]*[.M350])">
            <text:p/>
          </table:table-cell>
          <table:table-cell table:style-name="ce24"/>
          <table:table-cell table:style-name="ce24" office:value-type="string" calcext:value-type="string">
            <text:p>NSR-08</text:p>
          </table:table-cell>
          <table:table-cell table:style-name="ce52" office:value-type="float" office:value="0.08758" calcext:value-type="float">
            <text:p>0,088</text:p>
          </table:table-cell>
          <table:table-cell table:style-name="ce60" table:formula="of:=IF(OR([.P350]=&quot;-&quot;;[.G350]=&quot;&quot;);&quot;&quot;;[.G350]*[.Q350])" office:value-type="currency" office:currency="EUR" office:value="0.17516" calcext:value-type="currency">
            <text:p>0,18 €</text:p>
          </table:table-cell>
          <table:table-cell table:style-name="ce67" table:formula="of:=IF([.G350]&lt;&gt;&quot;&quot;; IF([.L350]&lt;&gt;&quot;-&quot;; IF([.R350] &gt; [.N350]*[.$S$1];[.N350]*[.$S$1];[.R350]);[.R350]);&quot;&quot;)" office:value-type="currency" office:currency="EUR" office:value="0.17516" calcext:value-type="currency">
            <text:p>0,175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9" office:value-type="string" calcext:value-type="string">
            <text:p>Plug; female; PIN:5 w/o terminals for USB cable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1]=&quot;Power board&quot;; [.B351]*2;[.B351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1]*[.G351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1]=&quot;-&quot;; [.G351]=&quot;&quot;);&quot;&quot;;[.G351]*[.M351])">
            <text:p/>
          </table:table-cell>
          <table:table-cell table:style-name="ce25"/>
          <table:table-cell table:style-name="ce19" office:value-type="string" calcext:value-type="string">
            <text:p>NSR-05</text:p>
          </table:table-cell>
          <table:table-cell table:style-name="ce53" office:value-type="float" office:value="0.02677" calcext:value-type="float">
            <text:p>0,027</text:p>
          </table:table-cell>
          <table:table-cell table:style-name="ce61" table:formula="of:=IF(OR([.P351]=&quot;-&quot;;[.G351]=&quot;&quot;);&quot;&quot;;[.G351]*[.Q351])" office:value-type="currency" office:currency="EUR" office:value="0.02677" calcext:value-type="currency">
            <text:p>0,03 €</text:p>
          </table:table-cell>
          <table:table-cell table:style-name="ce67" table:formula="of:=IF([.G351]&lt;&gt;&quot;&quot;; IF([.L351]&lt;&gt;&quot;-&quot;; IF([.R351] &gt; [.N351]*[.$S$1];[.N351]*[.$S$1];[.R351]);[.R351]);&quot;&quot;)" office:value-type="currency" office:currency="EUR" office:value="0.02677" calcext:value-type="currency">
            <text:p>0,027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table:formula="of:=[.B350]*8+[.B351]*5" office:value-type="float" office:value="21" calcext:value-type="float">
            <text:p>21</text:p>
          </table:table-cell>
          <table:table-cell table:style-name="ce13" office:value-type="string" calcext:value-type="string">
            <text:p>NDR-T</text:p>
          </table:table-cell>
          <table:table-cell table:style-name="ce18" office:value-type="string" calcext:value-type="string">
            <text:p>Contact; female; 28÷22AWG; NSR/NDR; tinned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2]=&quot;Power board&quot;; [.B352]*2;[.B352])" office:value-type="float" office:value="21" calcext:value-type="float">
            <text:p>2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2]*[.G352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2]=&quot;-&quot;; [.G352]=&quot;&quot;);&quot;&quot;;[.G352]*[.M352])">
            <text:p/>
          </table:table-cell>
          <table:table-cell table:style-name="ce24"/>
          <table:table-cell table:style-name="ce24" office:value-type="string" calcext:value-type="string">
            <text:p>NDR-T</text:p>
          </table:table-cell>
          <table:table-cell table:style-name="ce52" office:value-type="float" office:value="0.02696" calcext:value-type="float">
            <text:p>0,027</text:p>
          </table:table-cell>
          <table:table-cell table:style-name="ce60" table:formula="of:=IF(OR([.P352]=&quot;-&quot;;[.G352]=&quot;&quot;);&quot;&quot;;[.G352]*[.Q352])" office:value-type="currency" office:currency="EUR" office:value="0.56616" calcext:value-type="currency">
            <text:p>0,57 €</text:p>
          </table:table-cell>
          <table:table-cell table:style-name="ce67" table:formula="of:=IF([.G352]&lt;&gt;&quot;&quot;; IF([.L352]&lt;&gt;&quot;-&quot;; IF([.R352] &gt; [.N352]*[.$S$1];[.N352]*[.$S$1];[.R352]);[.R352]);&quot;&quot;)" office:value-type="currency" office:currency="EUR" office:value="0.56616" calcext:value-type="currency">
            <text:p>0,566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9" office:value-type="string" calcext:value-type="string">
            <text:p>Extend binding post for PCB mounting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3]=&quot;Power board&quot;; [.B353]*2;[.B353])" office:value-type="float" office:value="9" calcext:value-type="float">
            <text:p>9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3]*[.G353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3]=&quot;-&quot;; [.G353]=&quot;&quot;);&quot;&quot;;[.G353]*[.M353])">
            <text:p/>
          </table:table-cell>
          <table:table-cell table:style-name="ce25"/>
          <table:table-cell table:style-name="ce19" office:value-type="string" calcext:value-type="string">
            <text:p>TFM-M5X8/DR218</text:p>
          </table:table-cell>
          <table:table-cell table:style-name="ce53" office:value-type="float" office:value="0.1868" calcext:value-type="float">
            <text:p>0,187</text:p>
          </table:table-cell>
          <table:table-cell table:style-name="ce61" table:formula="of:=IF(OR([.P353]=&quot;-&quot;;[.G353]=&quot;&quot;);&quot;&quot;;[.G353]*[.Q353])" office:value-type="currency" office:currency="EUR" office:value="1.6812" calcext:value-type="currency">
            <text:p>1,68 €</text:p>
          </table:table-cell>
          <table:table-cell table:style-name="ce67" table:formula="of:=IF([.G353]&lt;&gt;&quot;&quot;; IF([.L353]&lt;&gt;&quot;-&quot;; IF([.R353] &gt; [.N353]*[.$S$1];[.N353]*[.$S$1];[.R353]);[.R353]);&quot;&quot;)" office:value-type="currency" office:currency="EUR" office:value="1.6812" calcext:value-type="currency">
            <text:p>1,681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pacer sleeve; 5mm; cylindrical; brass</text:p>
          </table:table-cell>
          <table:table-cell table:style-name="ce18" office:value-type="string" calcext:value-type="string">
            <text:p>5 mm between TFT display and front panel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4]=&quot;Power board&quot;; [.B354]*2;[.B354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4]*[.G354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1733405" calcext:value-type="float">
            <text:p>1733405</text:p>
          </table:table-cell>
          <table:table-cell table:style-name="ce52" office:value-type="float" office:value="0.0652" calcext:value-type="float">
            <text:p>0,065</text:p>
          </table:table-cell>
          <table:table-cell table:style-name="ce55" table:formula="of:=IF(OR([.L354]=&quot;-&quot;; [.G354]=&quot;&quot;);&quot;&quot;;[.G354]*[.M354])" office:value-type="currency" office:currency="GBP" office:value="0.2608" calcext:value-type="currency">
            <text:p>£0.26</text:p>
          </table:table-cell>
          <table:table-cell table:style-name="ce24"/>
          <table:table-cell table:style-name="ce24" office:value-type="string" calcext:value-type="string">
            <text:p>DR316/3.2X5</text:p>
          </table:table-cell>
          <table:table-cell table:style-name="ce52" office:value-type="float" office:value="0.057" calcext:value-type="float">
            <text:p>0,057</text:p>
          </table:table-cell>
          <table:table-cell table:style-name="ce60" table:formula="of:=IF(OR([.P354]=&quot;-&quot;;[.G354]=&quot;&quot;);&quot;&quot;;[.G354]*[.Q354])" office:value-type="currency" office:currency="EUR" office:value="0.228" calcext:value-type="currency">
            <text:p>0,23 €</text:p>
          </table:table-cell>
          <table:table-cell table:style-name="ce67" table:formula="of:=IF([.G354]&lt;&gt;&quot;&quot;; IF([.L354]&lt;&gt;&quot;-&quot;; IF([.R354] &gt; [.N354]*[.$S$1];[.N354]*[.$S$1];[.R354]);[.R354]);&quot;&quot;)" office:value-type="currency" office:currency="EUR" office:value="0.228" calcext:value-type="currency">
            <text:p>0,228 €</text:p>
          </table:table-cell>
          <table:table-cell table:style-name="ce68" table:number-columns-repeated="2"/>
          <table:table-cell table:number-columns-repeated="1003"/>
        </table:table-row>
        <table:table-row table:style-name="ro7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9" office:value-type="string" calcext:value-type="string">
            <text:p>11 mm between TFT display and PCB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5]=&quot;Power board&quot;; [.B355]*2;[.B355])" office:value-type="float" office:value="4" calcext:value-type="float">
            <text:p>4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5]*[.G355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494576" calcext:value-type="float">
            <text:p>2494576</text:p>
          </table:table-cell>
          <table:table-cell table:style-name="ce53" office:value-type="float" office:value="0.238" calcext:value-type="float">
            <text:p>0,238</text:p>
          </table:table-cell>
          <table:table-cell table:style-name="ce56" table:formula="of:=IF(OR([.L355]=&quot;-&quot;; [.G355]=&quot;&quot;);&quot;&quot;;[.G355]*[.M355])" office:value-type="currency" office:currency="GBP" office:value="0.952" calcext:value-type="currency">
            <text:p>£0.95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 office:value-type="float" office:value="0.12795" calcext:value-type="float">
            <text:p>0,128</text:p>
          </table:table-cell>
          <table:table-cell table:style-name="ce61" table:formula="of:=IF(OR([.P355]=&quot;-&quot;;[.G355]=&quot;&quot;);&quot;&quot;;[.G355]*[.Q355])">
            <text:p/>
          </table:table-cell>
          <table:table-cell table:style-name="ce67" table:formula="of:=IF([.G355]&lt;&gt;&quot;&quot;; IF([.L355]&lt;&gt;&quot;-&quot;; IF([.R355] &gt; [.N355]*[.$S$1];[.N355]*[.$S$1];[.R355]);[.R355]);&quot;&quot;)" office:value-type="currency" office:currency="EUR" office:value="1.13723064" calcext:value-type="currency">
            <text:p>1,137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lastic washer; round; M3</text:p>
          </table:table-cell>
          <table:table-cell table:style-name="ce18"/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6]=&quot;Power board&quot;; [.B356]*2;[.B356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6]*[.G356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6]=&quot;-&quot;; [.G356]=&quot;&quot;);&quot;&quot;;[.G356]*[.M356])">
            <text:p/>
          </table:table-cell>
          <table:table-cell table:style-name="ce24"/>
          <table:table-cell table:style-name="ce24" office:value-type="string" calcext:value-type="string">
            <text:p>B3/BN1074</text:p>
          </table:table-cell>
          <table:table-cell table:style-name="ce52" office:value-type="float" office:value="0.0079" calcext:value-type="float">
            <text:p>0,008</text:p>
          </table:table-cell>
          <table:table-cell table:style-name="ce60" table:formula="of:=IF(OR([.P356]=&quot;-&quot;;[.G356]=&quot;&quot;);&quot;&quot;;[.G356]*[.Q356])" office:value-type="currency" office:currency="EUR" office:value="0.0316" calcext:value-type="currency">
            <text:p>0,03 €</text:p>
          </table:table-cell>
          <table:table-cell table:style-name="ce67" table:formula="of:=IF([.G356]&lt;&gt;&quot;&quot;; IF([.L356]&lt;&gt;&quot;-&quot;; IF([.R356] &gt; [.N356]*[.$S$1];[.N356]*[.$S$1];[.R356]);[.R356]);&quot;&quot;)" office:value-type="currency" office:currency="EUR" office:value="0.0316" calcext:value-type="currency">
            <text:p>0,032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2" calcext:value-type="float">
            <text:p>12</text:p>
          </table:table-cell>
          <table:table-cell table:style-name="ce14" office:value-type="string" calcext:value-type="string">
            <text:p>Light pipe for LED</text:p>
          </table:table-cell>
          <table:table-cell table:style-name="ce19" office:value-type="string" calcext:value-type="string">
            <text:p>Round; Ø3mm; Front: convex; straight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7]=&quot;Power board&quot;; [.B357]*2;[.B357])" office:value-type="float" office:value="12" calcext:value-type="float">
            <text:p>12</text:p>
          </table:table-cell>
          <table:table-cell table:style-name="ce34" office:value-type="string" calcext:value-type="string">
            <text:p>749-PLP2-500</text:p>
          </table:table-cell>
          <table:table-cell table:style-name="ce40" office:value-type="float" office:value="0.515" calcext:value-type="float">
            <text:p>0,515</text:p>
          </table:table-cell>
          <table:table-cell table:style-name="ce40" table:formula="of:=[.I357]*[.G357]" office:value-type="float" office:value="6.18" calcext:value-type="float">
            <text:p>6,180</text:p>
          </table:table-cell>
          <table:table-cell table:style-name="ce29"/>
          <table:table-cell table:style-name="ce48" office:value-type="float" office:value="2293496" calcext:value-type="float">
            <text:p>2293496</text:p>
          </table:table-cell>
          <table:table-cell table:style-name="ce53" office:value-type="float" office:value="0.362" calcext:value-type="float">
            <text:p>0,362</text:p>
          </table:table-cell>
          <table:table-cell table:style-name="ce56" table:formula="of:=IF(OR([.L357]=&quot;-&quot;; [.G357]=&quot;&quot;);&quot;&quot;;[.G357]*[.M357])" office:value-type="currency" office:currency="GBP" office:value="4.344" calcext:value-type="currency">
            <text:p>£4.34</text:p>
          </table:table-cell>
          <table:table-cell table:style-name="ce25"/>
          <table:table-cell table:style-name="ce19" office:value-type="string" calcext:value-type="string">
            <text:p>PLP2-625</text:p>
          </table:table-cell>
          <table:table-cell table:style-name="ce53" office:value-type="float" office:value="0.4903" calcext:value-type="float">
            <text:p>0,490</text:p>
          </table:table-cell>
          <table:table-cell table:style-name="ce61" table:formula="of:=IF(OR([.P357]=&quot;-&quot;;[.G357]=&quot;&quot;);&quot;&quot;;[.G357]*[.Q357])" office:value-type="currency" office:currency="EUR" office:value="5.8836" calcext:value-type="currency">
            <text:p>5,88 €</text:p>
          </table:table-cell>
          <table:table-cell table:style-name="ce67" table:formula="of:=IF([.G357]&lt;&gt;&quot;&quot;; IF([.L357]&lt;&gt;&quot;-&quot;; IF([.R357] &gt; [.N357]*[.$S$1];[.N357]*[.$S$1];[.R357]);[.R357]);&quot;&quot;)" office:value-type="currency" office:currency="EUR" office:value="5.18921208" calcext:value-type="currency">
            <text:p>5,189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30106</text:p>
          </table:table-cell>
          <table:table-cell table:style-name="ce18" office:value-type="string" calcext:value-type="string">
            <text:p>Ring terminal; M5; 1÷2.5mm2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58]=&quot;Power board&quot;; [.B358]*2;[.B358])" office:value-type="float" office:value="1" calcext:value-type="float">
            <text:p>1</text:p>
          </table:table-cell>
          <table:table-cell table:style-name="ce33" office:value-type="string" calcext:value-type="string">
            <text:p>571-130106</text:p>
          </table:table-cell>
          <table:table-cell table:style-name="ce39" office:value-type="float" office:value="0.207" calcext:value-type="float">
            <text:p>0,207</text:p>
          </table:table-cell>
          <table:table-cell table:style-name="ce39" table:formula="of:=[.I358]*[.G358]" office:value-type="float" office:value="0.207" calcext:value-type="float">
            <text:p>0,207</text:p>
          </table:table-cell>
          <table:table-cell table:style-name="ce28"/>
          <table:table-cell table:style-name="ce13" office:value-type="string" calcext:value-type="string">
            <text:p>970682</text:p>
          </table:table-cell>
          <table:table-cell table:style-name="ce52" table:formula="of:=13.53/100" office:value-type="float" office:value="0.1353" calcext:value-type="float">
            <text:p>0,135</text:p>
          </table:table-cell>
          <table:table-cell table:style-name="ce55" table:formula="of:=IF(OR([.L358]=&quot;-&quot;; [.G358]=&quot;&quot;);&quot;&quot;;[.G358]*[.M358])" office:value-type="currency" office:currency="GBP" office:value="0.1353" calcext:value-type="currency">
            <text:p>£0.14</text:p>
          </table:table-cell>
          <table:table-cell table:style-name="ce24"/>
          <table:table-cell table:style-name="ce24" office:value-type="float" office:value="130106" calcext:value-type="float">
            <text:p>130106</text:p>
          </table:table-cell>
          <table:table-cell table:style-name="ce52" office:value-type="float" office:value="0.1624" calcext:value-type="float">
            <text:p>0,162</text:p>
          </table:table-cell>
          <table:table-cell table:style-name="ce60" table:formula="of:=IF(OR([.P358]=&quot;-&quot;;[.G358]=&quot;&quot;);&quot;&quot;;[.G358]*[.Q358])" office:value-type="currency" office:currency="EUR" office:value="0.1624" calcext:value-type="currency">
            <text:p>0,16 €</text:p>
          </table:table-cell>
          <table:table-cell table:style-name="ce67" table:formula="of:=IF([.G358]&lt;&gt;&quot;&quot;; IF([.L358]&lt;&gt;&quot;-&quot;; IF([.R358] &gt; [.N358]*[.$S$1];[.N358]*[.$S$1];[.R358]);[.R358]);&quot;&quot;)" office:value-type="currency" office:currency="EUR" office:value="0.161625321" calcext:value-type="currency">
            <text:p>0,162 €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FC10300-0</text:p>
          </table:table-cell>
          <table:table-cell table:style-name="ce19" office:value-type="string" calcext:value-type="string">
            <text:p>Ribbon cable with IDC connectors, 30cm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9]=&quot;Power board&quot;; [.B359]*2;[.B359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9]*[.G359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9]=&quot;-&quot;; [.G359]=&quot;&quot;);&quot;&quot;;[.G359]*[.M359])">
            <text:p/>
          </table:table-cell>
          <table:table-cell table:style-name="ce25"/>
          <table:table-cell table:style-name="ce19" office:value-type="string" calcext:value-type="string">
            <text:p>FC10300-0</text:p>
          </table:table-cell>
          <table:table-cell table:style-name="ce53" office:value-type="float" office:value="1.04" calcext:value-type="float">
            <text:p>1,040</text:p>
          </table:table-cell>
          <table:table-cell table:style-name="ce61" table:formula="of:=IF(OR([.P359]=&quot;-&quot;;[.G359]=&quot;&quot;);&quot;&quot;;[.G359]*[.Q359])" office:value-type="currency" office:currency="EUR" office:value="1.04" calcext:value-type="currency">
            <text:p>1,04 €</text:p>
          </table:table-cell>
          <table:table-cell table:style-name="ce67" table:formula="of:=IF([.G359]&lt;&gt;&quot;&quot;; IF([.L359]&lt;&gt;&quot;-&quot;; IF([.R359] &gt; [.N359]*[.$S$1];[.N359]*[.$S$1];[.R359]);[.R359]);&quot;&quot;)" office:value-type="currency" office:currency="EUR" office:value="1.04" calcext:value-type="currency">
            <text:p>1,040 €</text:p>
          </table:table-cell>
          <table:table-cell table:style-name="ce6" office:value-type="string" calcext:value-type="string">
            <text:p>-</text:p>
          </table:table-cell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enclosure</text:p>
          </table:table-cell>
          <table:table-cell table:style-name="ce18"/>
          <table:table-cell table:style-name="ce24"/>
          <table:table-cell table:style-name="ce18" office:value-type="string" calcext:value-type="string">
            <text:p>Enclosure</text:p>
          </table:table-cell>
          <table:table-cell table:style-name="ce28" table:formula="of:=IF([.F360]=&quot;Power board&quot;; [.B360]*2;[.B360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60]=&quot;-&quot;; [.G360]=&quot;&quot;);&quot;&quot;;[.G360]*[.M360])">
            <text:p/>
          </table:table-cell>
          <table:table-cell table:style-name="ce24"/>
          <table:table-cell table:style-name="ce24" office:value-type="string" calcext:value-type="string">
            <text:p>Varisom (Qty of 10)</text:p>
          </table:table-cell>
          <table:table-cell table:style-name="ce52" office:value-type="float" office:value="43" calcext:value-type="float">
            <text:p>43,000</text:p>
          </table:table-cell>
          <table:table-cell table:style-name="ce60" table:formula="of:=IF(OR([.P360]=&quot;-&quot;;[.G360]=&quot;&quot;);&quot;&quot;;[.G360]*[.Q360])" office:value-type="currency" office:currency="EUR" office:value="43" calcext:value-type="currency">
            <text:p>43,00 €</text:p>
          </table:table-cell>
          <table:table-cell table:style-name="ce67" table:formula="of:=IF([.G360]&lt;&gt;&quot;&quot;; IF([.L360]&lt;&gt;&quot;-&quot;; IF([.R360] &gt; [.N360]*[.$S$1];[.N360]*[.$S$1];[.R360]);[.R360]);&quot;&quot;)" office:value-type="currency" office:currency="EUR" office:value="43" calcext:value-type="currency">
            <text:p>43,00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60]&lt;&gt;&quot;&quot;;[.D360]=&quot;Not installed&quot;);&quot;&quot;;[.G360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CBs</text:p>
          </table:table-cell>
          <table:table-cell table:style-name="ce19" table:number-columns-repeated="2"/>
          <table:table-cell table:style-name="ce25" office:value-type="string" calcext:value-type="string">
            <text:p>Enclosure</text:p>
          </table:table-cell>
          <table:table-cell table:style-name="ce29" table:formula="of:=IF([.F361]=&quot;Power board&quot;; [.B361]*2;[.B36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61]=&quot;-&quot;; [.G361]=&quot;&quot;);&quot;&quot;;[.G361]*[.M361])">
            <text:p/>
          </table:table-cell>
          <table:table-cell table:style-name="ce25"/>
          <table:table-cell table:style-name="ce19" office:value-type="string" calcext:value-type="string">
            <text:p>Group buy</text:p>
          </table:table-cell>
          <table:table-cell table:style-name="ce53" office:value-type="float" office:value="20" calcext:value-type="float">
            <text:p>20,000</text:p>
          </table:table-cell>
          <table:table-cell table:style-name="ce61" table:formula="of:=IF(OR([.P361]=&quot;-&quot;;[.G361]=&quot;&quot;);&quot;&quot;;[.G361]*[.Q361])" office:value-type="currency" office:currency="EUR" office:value="20" calcext:value-type="currency">
            <text:p>20,00 €</text:p>
          </table:table-cell>
          <table:table-cell table:style-name="ce67" table:formula="of:=IF([.G361]&lt;&gt;&quot;&quot;; IF([.L361]&lt;&gt;&quot;-&quot;; IF([.R361] &gt; [.N361]*[.$S$1];[.N361]*[.$S$1];[.R361]);[.R361]);&quot;&quot;)" office:value-type="currency" office:currency="EUR" office:value="20" calcext:value-type="currency">
            <text:p>20,00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61]&lt;&gt;&quot;&quot;;[.D361]=&quot;Not installed&quot;);&quot;&quot;;[.G361])">
            <text:p/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9"/>
          <table:table-cell table:style-name="ce45" table:formula="of:=SUM([.J330:.J361])" office:value-type="currency" office:currency="EUR" office:value="81.344" calcext:value-type="currency">
            <text:p>81,34 €</text:p>
          </table:table-cell>
          <table:table-cell table:number-columns-repeated="3"/>
          <table:table-cell table:style-name="ce57" table:formula="of:=SUM([.N330:.N361])" office:value-type="currency" office:currency="GBP" office:value="28.1307" calcext:value-type="currency">
            <text:p>£28.13</text:p>
          </table:table-cell>
          <table:table-cell table:number-columns-repeated="3"/>
          <table:table-cell table:style-name="ce62" table:formula="of:=SUM([.R330:.R361])" office:value-type="currency" office:currency="EUR" office:value="151.16309" calcext:value-type="currency">
            <text:p>151,16 €</text:p>
          </table:table-cell>
          <table:table-cell table:style-name="ce62" table:formula="of:=SUM([.S330:.S361])" office:value-type="currency" office:currency="EUR" office:value="151.410388789" calcext:value-type="currency">
            <text:p>151,41 €</text:p>
          </table:table-cell>
          <table:table-cell table:style-name="ce69" table:formula="of:=SUM([.T330:.T361])" office:value-type="float" office:value="0" calcext:value-type="float">
            <text:p>0</text:p>
          </table:table-cell>
          <table:table-cell table:style-name="ce69" table:formula="of:=SUM([.U330:.U36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7"/>
          <table:table-cell table:style-name="ce46" table:formula="of:=SUM([.J4:.J288])+SUM([.J330:.J361])+SUM([.J321:.J330])+SUM([.J292:.J294])" office:value-type="float" office:value="391.219" calcext:value-type="float">
            <text:p>391,22</text:p>
          </table:table-cell>
          <table:table-cell table:number-columns-repeated="7"/>
          <table:table-cell table:style-name="ce63" office:value-type="string" calcext:value-type="string">
            <text:p>TOTAL</text:p>
          </table:table-cell>
          <table:table-cell table:style-name="ce62" table:formula="of:=[.S289]+[.S295]+[.S362]" office:value-type="currency" office:currency="EUR" office:value="349.084084609" calcext:value-type="currency">
            <text:p>349,08 €</text:p>
          </table:table-cell>
          <table:table-cell table:number-columns-repeated="1005"/>
        </table:table-row>
        <table:table-row table:style-name="ro5">
          <table:table-cell table:style-name="ce3"/>
          <table:table-cell table:style-name="ce8" office:value-type="string" calcext:value-type="string" table:number-columns-spanned="16" table:number-rows-spanned="1">
            <text:p><text:s/>All prices are net prices (without VAT)</text:p>
          </table:table-cell>
          <table:covered-table-cell table:number-columns-repeated="15"/>
          <table:table-cell/>
          <table:table-cell table:style-name="ce3" table:number-columns-repeated="3"/>
          <table:table-cell table:number-columns-repeated="1003"/>
        </table:table-row>
        <table:table-row table:style-name="ro5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 table:number-columns-spanned="16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number-columns-repeated="15"/>
          <table:table-cell table:style-name="ce4" table:number-columns-repeated="2"/>
          <table:table-cell table:style-name="ce3" table:number-columns-repeated="2"/>
          <table:table-cell table:number-columns-repeated="1003"/>
        </table:table-row>
        <table:table-row table:style-name="ro5">
          <table:table-cell table:number-columns-repeated="3"/>
          <table:table-cell table:style-name="ce23"/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Initial Mouser BOM Link:</text:p>
          </table:table-cell>
          <table:table-cell table:style-name="ce9" office:value-type="string" calcext:value-type="string" table:number-columns-spanned="18" table:number-rows-spanned="1">
            <text:p><text:a xlink:href="https://www.mouser.se/ProjectManager/ProjectDetail.aspx?AccessID=a9dfaa85a4" xlink:type="simple">https://www.mouser.se/ProjectManager/ProjectDetail.aspx?AccessID=a9dfaa85a4</text:a></text:p>
          </table:table-cell>
          <table:covered-table-cell table:number-columns-repeated="3"/>
          <table:covered-table-cell table:style-name="ce36"/>
          <table:covered-table-cell table:number-columns-repeated="13"/>
          <table:table-cell table:number-columns-repeated="1003"/>
        </table:table-row>
        <table:table-row table:style-name="ro5" table:number-rows-repeated="5">
          <table:table-cell table:number-columns-repeated="3"/>
          <table:table-cell table:style-name="ce23"/>
          <table:table-cell table:number-columns-repeated="1020"/>
        </table:table-row>
        <table:table-row table:style-name="ro5" table:number-rows-repeated="104820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104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104P0"/>
    </number:currency-style>
    <number:number-style style:name="N111">
      <number:number number:decimal-places="3" loext:min-decimal-places="3" number:min-integer-digits="1"/>
    </number:number-style>
    <number:currency-style style:name="N10111" number:language="hr" number:country="HR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number:currency-style style:name="N20109" number:language="de" number:country="D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de" number:country="D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110" number:language="de" number:country="DE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2.56mm" fo:margin-right="1.18mm" style:print-page-order="ltr" style:first-page-number="1" style:scale-to="70%" style:print="charts drawings objects"/>
      <style:header-style>
        <style:header-footer-properties fo:min-height="10.34mm" fo:margin-left="0mm" fo:margin-right="0mm" fo:margin-bottom="0mm"/>
      </style:header-style>
      <style:footer-style>
        <style:header-footer-properties fo:min-height="7.23mm" fo:margin-left="0mm" fo:margin-right="0mm" fo:margin-top="0mm"/>
      </style:footer-style>
    </style:page-layout>
    <style:style style:name="M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2" style:family="text">
      <style:text-properties fo:color="#000000" fo:font-size="11pt" fo:font-style="italic" style:font-size-asian="11pt" style:font-style-asian="italic" style:font-size-complex="11pt" style:font-style-complex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17:46:10.137986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EEZ PSU H24005 BOM (r5B9, 2016-09-0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creator>Denis Kotlar</dc:creator>
    <dc:date>2016-09-24T12:02:34.095626423</dc:date>
    <meta:editing-cycles>729</meta:editing-cycles>
    <meta:editing-duration>P1DT5H2M25S</meta:editing-duration>
    <meta:document-statistic meta:table-count="1" meta:cell-count="4238" meta:object-count="0"/>
  </office:meta>
</office:document-meta>
</file>